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style:font-face style:name="Vusillus" svg:font-family="Vusillus" style:font-family-generic="roman" style:font-pitch="variable"/>
    <style:font-face style:name="Vusillus Old Face" svg:font-family="'Vusillus Old Face'" style:font-family-generic="roman" style:font-pitch="variable"/>
  </office:font-face-decls>
  <office:automatic-styles>
    <style:style style:name="P1" style:family="paragraph" style:parent-style-name="Normal" style:master-page-name="MP0">
      <style:paragraph-properties fo:margin-top="0.212cm" fo:margin-bottom="0.353cm" style:contextual-spacing="false" fo:text-align="center" style:justify-single-word="false" style:page-number="auto" fo:keep-with-next="always"/>
      <style:text-properties style:font-name="Vusillus" fo:font-size="16pt" fo:language="la" fo:country="VA"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2" style:family="paragraph" style:parent-style-name="Normal">
      <style:paragraph-properties fo:margin-top="0.212cm" fo:margin-bottom="0.353cm" style:contextual-spacing="false" fo:text-align="center" style:justify-single-word="false" fo:keep-with-next="always"/>
      <style:text-properties style:font-name="Vusillus" fo:font-size="16pt" fo:language="la" fo:country="VA"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3" style:family="paragraph" style:parent-style-name="Normal">
      <style:paragraph-properties fo:margin-top="0.212cm" fo:margin-bottom="0.353cm" style:contextual-spacing="false" fo:text-align="justify" style:justify-single-word="false" fo:orphans="2" fo:widows="2"/>
    </style:style>
    <style:style style:name="P4" style:family="paragraph" style:parent-style-name="Normal">
      <style:paragraph-properties fo:margin-left="3.2cm" fo:margin-right="2cm" fo:margin-top="0.212cm" fo:margin-bottom="0.353cm" style:contextual-spacing="false" fo:orphans="2" fo:widows="2" fo:text-indent="-1.199cm" style:auto-text-indent="false">
        <style:tab-stops/>
      </style:paragraph-properties>
    </style:style>
    <style:style style:name="P5" style:family="paragraph" style:parent-style-name="Normal">
      <style:paragraph-properties fo:margin-left="3.2cm" fo:margin-right="2cm" fo:orphans="2" fo:widows="2" fo:text-indent="-1.199cm" style:auto-text-indent="false">
        <style:tab-stops/>
      </style:paragraph-properties>
    </style:style>
    <style:style style:name="P6" style:family="paragraph" style:parent-style-name="Normal">
      <style:paragraph-properties fo:margin-left="3cm" fo:margin-right="2cm" fo:margin-top="0.212cm" fo:margin-bottom="0.353cm" style:contextual-spacing="false" fo:orphans="2" fo:widows="2" fo:text-indent="-1cm" style:auto-text-indent="false">
        <style:tab-stops/>
      </style:paragraph-properties>
    </style:style>
    <style:style style:name="P7" style:family="paragraph" style:parent-style-name="Normal">
      <style:paragraph-properties fo:margin-left="3cm" fo:margin-right="2cm" fo:orphans="2" fo:widows="2" fo:text-indent="-1cm" style:auto-text-indent="false">
        <style:tab-stops/>
      </style:paragraph-properties>
    </style:style>
    <style:style style:name="P8" style:family="paragraph" style:parent-style-name="Normal">
      <style:paragraph-properties fo:margin-left="3cm" fo:margin-right="2cm" fo:orphans="2" fo:widows="2" fo:text-indent="-1cm" style:auto-text-indent="false">
        <style:tab-stops/>
      </style:paragraph-properties>
      <style:text-properties fo:color="#1f497d" loext:opacity="100%" style:font-name="Vusillus" fo:font-size="14pt" fo:language="la" fo:country="VA" fo:font-style="italic" style:font-size-asian="14pt" style:font-style-asian="italic" style:font-name-complex="Vusillus" style:font-size-complex="14pt" style:font-style-complex="italic"/>
    </style:style>
    <style:style style:name="T1" style:family="text">
      <style:text-properties fo:color="#ff0000" loext:opacity="100%" style:text-position="super 61%" style:font-name="Vusillus" fo:font-size="14pt" fo:language="la" fo:country="VA" fo:font-weight="bold" style:font-size-asian="14pt" style:font-weight-asian="bold" style:font-name-complex="Vusillus" style:font-size-complex="14pt" style:font-weight-complex="bold"/>
    </style:style>
    <style:style style:name="T2" style:family="text">
      <style:text-properties fo:color="#1f497d" loext:opacity="100%" style:font-name="Vusillus" fo:font-size="14pt" fo:language="la" fo:country="VA" fo:font-style="italic" style:font-size-asian="14pt" style:font-style-asian="italic" style:font-name-complex="Vusillus" style:font-size-complex="14pt" style:font-style-complex="italic"/>
    </style:style>
    <style:style style:name="T3" style:family="text">
      <style:text-properties fo:color="#000000" loext:opacity="100%" style:font-name="Vusillus" fo:font-size="14pt" fo:language="la" fo:country="VA" fo:font-style="italic" style:font-size-asian="14pt" style:font-style-asian="italic" style:font-name-complex="Vusillus" style:font-size-complex="14pt" style:font-style-complex="italic"/>
    </style:style>
    <style:style style:name="T4" style:family="text">
      <style:text-properties fo:color="#000080" loext:opacity="100%" style:font-name="Vusillus" fo:font-size="14pt" fo:language="la" fo:country="VA" fo:font-style="italic" style:font-size-asian="14pt" style:font-style-asian="italic" style:font-name-complex="Vusillus" style:font-size-complex="14pt" style:font-style-complex="italic"/>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Genesis I</text:p>
        <text:p text:style-name="P3"><text:span text:style-name="Default_20_Paragraph_20_Font"><text:span text:style-name="T1">1</text:span></text:span><text:span text:style-name="Default_20_Paragraph_20_Font"><text:span text:style-name="T2"> In principio creavit Deus cælum et terram. </text:span></text:span><text:span text:style-name="Default_20_Paragraph_20_Font"><text:span text:style-name="T1">2</text:span></text:span><text:span text:style-name="Default_20_Paragraph_20_Font"><text:span text:style-name="T2"> Terra autem erat inanis et vacua, et tenebræ erant super faciem abyssi: et spiritus Dei ferebatur super aquas. </text:span></text:span><text:span text:style-name="Default_20_Paragraph_20_Font"><text:span text:style-name="T1">3</text:span></text:span><text:span text:style-name="Default_20_Paragraph_20_Font"><text:span text:style-name="T2"> Dixitque Deus: Fiat lux. Et facta est lux. </text:span></text:span><text:span text:style-name="Default_20_Paragraph_20_Font"><text:span text:style-name="T1">4</text:span></text:span><text:span text:style-name="Default_20_Paragraph_20_Font"><text:span text:style-name="T2"> Et vidit Deus lucem quod esset bona: et divisit lucem a tenebris. </text:span></text:span><text:span text:style-name="Default_20_Paragraph_20_Font"><text:span text:style-name="T1">5</text:span></text:span><text:span text:style-name="Default_20_Paragraph_20_Font"><text:span text:style-name="T2"> Appellavitque lucem Diem, et tenebras Noctem: factumque est vespere et mane, dies unus. </text:span></text:span><text:span text:style-name="Default_20_Paragraph_20_Font"><text:span text:style-name="T1">6</text:span></text:span><text:span text:style-name="Default_20_Paragraph_20_Font"><text:span text:style-name="T2"> Dixit quoque Deus: Fiat firmamentum in medio aquarum: et dividat aquas ab aquis. </text:span></text:span><text:span text:style-name="Default_20_Paragraph_20_Font"><text:span text:style-name="T1">7</text:span></text:span><text:span text:style-name="Default_20_Paragraph_20_Font"><text:span text:style-name="T2"> Et fecit Deus firmamentum, divisitque aquas, quæ erant sub firmamento, ab his, quæ erant super firmamentum. Et factum est ita. </text:span></text:span><text:span text:style-name="Default_20_Paragraph_20_Font"><text:span text:style-name="T1">8</text:span></text:span><text:span text:style-name="Default_20_Paragraph_20_Font"><text:span text:style-name="T2"> Vocavitque Deus firmamentum, Cælum: et factum est vespere et mane, dies secundus. </text:span></text:span><text:span text:style-name="Default_20_Paragraph_20_Font"><text:span text:style-name="T1">9</text:span></text:span><text:span text:style-name="Default_20_Paragraph_20_Font"><text:span text:style-name="T2"> Dixit vero Deus: Congregentur aquæ, quæ sub cælo sunt, in locum unum: et appareat arida. Et factum est ita. </text:span></text:span><text:span text:style-name="Default_20_Paragraph_20_Font"><text:span text:style-name="T1">10</text:span></text:span><text:span text:style-name="Default_20_Paragraph_20_Font"><text:span text:style-name="T2"> Et vocavit Deus aridam Terram, congregationesque aquarum appellavit Maria. Et vidit Deus quod esset bonum. </text:span></text:span><text:span text:style-name="Default_20_Paragraph_20_Font"><text:span text:style-name="T1">11</text:span></text:span><text:span text:style-name="Default_20_Paragraph_20_Font"><text:span text:style-name="T2"> Et ait: Germinet terra herbam virentem, et facientem semen, et lignum pomiferum faciens fructum juxta genus suum, cujus semen in semetipso sit super terram. Et factum est ita. </text:span></text:span><text:span text:style-name="Default_20_Paragraph_20_Font"><text:span text:style-name="T1">12</text:span></text:span><text:span text:style-name="Default_20_Paragraph_20_Font"><text:span text:style-name="T2"> Et protulit terra herbam virentem, et facientem semen juxta genus suum, lignumque faciens fructum, et habens unumquodque sementem secundum speciem suam. Et vidit Deus quod esset bonum. </text:span></text:span><text:span text:style-name="Default_20_Paragraph_20_Font"><text:span text:style-name="T1">13</text:span></text:span><text:span text:style-name="Default_20_Paragraph_20_Font"><text:span text:style-name="T2"> Et factum est vespere et mane, dies tertius. </text:span></text:span><text:span text:style-name="Default_20_Paragraph_20_Font"><text:span text:style-name="T1">14</text:span></text:span><text:span text:style-name="Default_20_Paragraph_20_Font"><text:span text:style-name="T2"> Dixit autem Deus: Fiant luminaria in firmamento cæli, et dividant diem ac noctem, et sint in signa et tempora, et dies et annos: </text:span></text:span><text:span text:style-name="Default_20_Paragraph_20_Font"><text:span text:style-name="T1">15</text:span></text:span><text:span text:style-name="Default_20_Paragraph_20_Font"><text:span text:style-name="T2"> ut luceant in firmamento cæli, et illuminent terram. Et factum est ita. </text:span></text:span><text:span text:style-name="Default_20_Paragraph_20_Font"><text:span text:style-name="T1">16</text:span></text:span><text:span text:style-name="Default_20_Paragraph_20_Font"><text:span text:style-name="T2"> Fecitque Deus duo luminaria magna: luminare majus, ut præesset diei: et luminare minus, ut præesset nocti: et stellas. </text:span></text:span><text:span text:style-name="Default_20_Paragraph_20_Font"><text:span text:style-name="T1">17</text:span></text:span><text:span text:style-name="Default_20_Paragraph_20_Font"><text:span text:style-name="T2"> Et posuit eas in firmamento cæli, ut lucerent super terram, </text:span></text:span><text:span text:style-name="Default_20_Paragraph_20_Font"><text:span text:style-name="T1">18</text:span></text:span><text:span text:style-name="Default_20_Paragraph_20_Font"><text:span text:style-name="T2"> et præessent diei ac nocti, et dividerent lucem ac tenebras. Et vidit Deus quod esset bonum. </text:span></text:span><text:span text:style-name="Default_20_Paragraph_20_Font"><text:span text:style-name="T1">19</text:span></text:span><text:span text:style-name="Default_20_Paragraph_20_Font"><text:span text:style-name="T2"> Et factum est vespere et mane, dies quartus. </text:span></text:span><text:span text:style-name="Default_20_Paragraph_20_Font"><text:span text:style-name="T1">20</text:span></text:span><text:span text:style-name="Default_20_Paragraph_20_Font"><text:span text:style-name="T2"> Dixit etiam Deus: Producant aquæ reptile animæ viventis, et volatile super terram sub firmamento cæli. </text:span></text:span><text:span text:style-name="Default_20_Paragraph_20_Font"><text:span text:style-name="T1">21</text:span></text:span><text:span text:style-name="Default_20_Paragraph_20_Font"><text:span text:style-name="T2"> Creavitque Deus cete grandia, et omnem animam viventem atque motabilem, quam produxerant aquæ in species suas, et omne volatile secundum genus suum. Et vidit Deus quod esset bonum. </text:span></text:span><text:span text:style-name="Default_20_Paragraph_20_Font"><text:span text:style-name="T1">22</text:span></text:span><text:span text:style-name="Default_20_Paragraph_20_Font"><text:span text:style-name="T2"> Benedixitque eis, dicens: Crescite, et multiplicamini, et replete aquas maris: avesque multiplicentur super terram. </text:span></text:span><text:span text:style-name="Default_20_Paragraph_20_Font"><text:span text:style-name="T1">23</text:span></text:span><text:span text:style-name="Default_20_Paragraph_20_Font"><text:span text:style-name="T2"> Et factum est vespere et mane, dies quintus. </text:span></text:span><text:span text:style-name="Default_20_Paragraph_20_Font"><text:span text:style-name="T1">24</text:span></text:span><text:span text:style-name="Default_20_Paragraph_20_Font"><text:span text:style-name="T2"> Dixit quoque Deus: Producat terra animam viventem in genere suo, jumenta, et reptilia, et bestias terræ secundum species suas. Factumque est ita. </text:span></text:span><text:span text:style-name="Default_20_Paragraph_20_Font"><text:span text:style-name="T1">25</text:span></text:span><text:span text:style-name="Default_20_Paragraph_20_Font"><text:span text:style-name="T2"> Et fecit Deus bestias terræ juxta species suas, et jumenta, et omne reptile terræ in genere suo.</text:span></text:span></text:p>
        <text:p text:style-name="P3"><text:span text:style-name="Default_20_Paragraph_20_Font"><text:span text:style-name="T2">Et vidit Deus quod esset bonum, </text:span></text:span><text:span text:style-name="Default_20_Paragraph_20_Font"><text:span text:style-name="T1">26</text:span></text:span><text:span text:style-name="Default_20_Paragraph_20_Font"><text:span text:style-name="T2"> et ait: Faciamus hominem ad imaginem et similitudinem nostram: et præsit piscibus maris, et volatilibus cæli, et bestiis, universæque terræ, omnique reptili, quod movetur in terra. </text:span></text:span><text:span text:style-name="Default_20_Paragraph_20_Font"><text:span text:style-name="T1">27</text:span></text:span><text:span text:style-name="Default_20_Paragraph_20_Font"><text:span text:style-name="T2"> Et creavit Deus hominem ad imaginem suam: ad imaginem Dei creavit illum, masculum et feminam creavit eos. </text:span></text:span><text:span text:style-name="Default_20_Paragraph_20_Font"><text:span text:style-name="T1">28</text:span></text:span><text:span text:style-name="Default_20_Paragraph_20_Font"><text:span text:style-name="T2"> Benedixitque illis Deus, et ait: Crescite et multiplicamini, et replete terram, et subjicite eam, et dominamini piscibus maris, et volatilibus cæli, et universis animantibus, quæ </text:span></text:span><text:soft-page-break/><text:span text:style-name="Default_20_Paragraph_20_Font"><text:span text:style-name="T2">moventur super terram. </text:span></text:span><text:span text:style-name="Default_20_Paragraph_20_Font"><text:span text:style-name="T1">29</text:span></text:span><text:span text:style-name="Default_20_Paragraph_20_Font"><text:span text:style-name="T2"> Dixitque Deus: Ecce dedi vobis omnem herbam afferentem semen super terram, et universa ligna quæ habent in semetipsis sementem generis sui, ut sint vobis in escam: </text:span></text:span><text:span text:style-name="Default_20_Paragraph_20_Font"><text:span text:style-name="T1">30</text:span></text:span><text:span text:style-name="Default_20_Paragraph_20_Font"><text:span text:style-name="T2"> et cunctis animantibus terræ, omnique volucri cæli, et universis quæ moventur in terra, et in quibus est anima vivens, ut habeant ad vescendum. Et factum est ita. </text:span></text:span><text:span text:style-name="Default_20_Paragraph_20_Font"><text:span text:style-name="T1">31</text:span></text:span><text:span text:style-name="Default_20_Paragraph_20_Font"><text:span text:style-name="T2"> Viditque Deus cuncta quæ fecerat, et erant valde bona. Et factum est vespere et mane, dies sextus. </text:span></text:span></text:p>
      </text:section>
      <text:section text:style-name="Sect1" text:name="Sect2">
        <text:p text:style-name="P2">Genesis II</text:p>
        <text:p text:style-name="P3"><text:span text:style-name="Default_20_Paragraph_20_Font"><text:span text:style-name="T1">1</text:span></text:span><text:span text:style-name="Default_20_Paragraph_20_Font"><text:span text:style-name="T2"> Igitur perfecti sunt cæli et terra, et omnis ornatus eorum. </text:span></text:span><text:span text:style-name="Default_20_Paragraph_20_Font"><text:span text:style-name="T1">2</text:span></text:span><text:span text:style-name="Default_20_Paragraph_20_Font"><text:span text:style-name="T2"> Complevitque Deus die septimo opus suum quod fecerat: et requievit die septimo ab universo opere quod patrarat. </text:span></text:span><text:span text:style-name="Default_20_Paragraph_20_Font"><text:span text:style-name="T1">3</text:span></text:span><text:span text:style-name="Default_20_Paragraph_20_Font"><text:span text:style-name="T2"> Et benedixit diei septimo, et sanctificavit illum, quia in ipso cessaverat ab omni opere suo quod creavit Deus ut faceret.</text:span></text:span></text:p>
        <text:p text:style-name="P3"><text:span text:style-name="Default_20_Paragraph_20_Font"><text:span text:style-name="T1">4</text:span></text:span><text:span text:style-name="Default_20_Paragraph_20_Font"><text:span text:style-name="T2"> Istæ sunt generationes cæli et terræ, quando creata sunt, in die quo fecit Dominus Deus cælum et terram, </text:span></text:span><text:span text:style-name="Default_20_Paragraph_20_Font"><text:span text:style-name="T1">5</text:span></text:span><text:span text:style-name="Default_20_Paragraph_20_Font"><text:span text:style-name="T2"> et omne virgultum agri antequam orietur in terra, omnemque herbam regionis priusquam germinaret: non enim pluerat Dominus Deus super terram, et homo non erat qui operaretur terram: </text:span></text:span><text:span text:style-name="Default_20_Paragraph_20_Font"><text:span text:style-name="T1">6</text:span></text:span><text:span text:style-name="Default_20_Paragraph_20_Font"><text:span text:style-name="T2"> sed fons ascendebat e terra, irrigans universam superficiem terræ. </text:span></text:span><text:span text:style-name="Default_20_Paragraph_20_Font"><text:span text:style-name="T1">7</text:span></text:span><text:span text:style-name="Default_20_Paragraph_20_Font"><text:span text:style-name="T2"> Formavit igitur Dominus Deus hominem de limo terræ, et inspiravit in faciem ejus spiraculum vitæ, et factus est homo in animam viventem. </text:span></text:span><text:span text:style-name="Default_20_Paragraph_20_Font"><text:span text:style-name="T1">8</text:span></text:span><text:span text:style-name="Default_20_Paragraph_20_Font"><text:span text:style-name="T2"> Plantaverat autem Dominus Deus paradisum voluptatis a principio, in quo posuit hominem quem formaverat. </text:span></text:span><text:span text:style-name="Default_20_Paragraph_20_Font"><text:span text:style-name="T1">9</text:span></text:span><text:span text:style-name="Default_20_Paragraph_20_Font"><text:span text:style-name="T2"> Produxitque Dominus Deus de humo omne lignum pulchrum visu, et ad vescendum suave lignum etiam vitæ in medio paradisi, lignumque scientiæ boni et mali. </text:span></text:span><text:span text:style-name="Default_20_Paragraph_20_Font"><text:span text:style-name="T1">10</text:span></text:span><text:span text:style-name="Default_20_Paragraph_20_Font"><text:span text:style-name="T2"> Et fluvius egrediebatur de loco voluptatis ad irrigandum paradisum, qui inde dividitur in quatuor capita. </text:span></text:span><text:span text:style-name="Default_20_Paragraph_20_Font"><text:span text:style-name="T1">11</text:span></text:span><text:span text:style-name="Default_20_Paragraph_20_Font"><text:span text:style-name="T2"> Nomen uni Phison: ipse est qui circuit omnem terram Hevilath, ubi nascitur aurum: </text:span></text:span><text:span text:style-name="Default_20_Paragraph_20_Font"><text:span text:style-name="T1">12</text:span></text:span><text:span text:style-name="Default_20_Paragraph_20_Font"><text:span text:style-name="T2"> et aurum terræ illius optimum est; ibi invenitur bdellium, et lapis onychinus. </text:span></text:span><text:span text:style-name="Default_20_Paragraph_20_Font"><text:span text:style-name="T1">13</text:span></text:span><text:span text:style-name="Default_20_Paragraph_20_Font"><text:span text:style-name="T2"> Et nomen fluvii secundi Gehon; ipse est qui circumit omnem terram Æthiopiæ. </text:span></text:span><text:span text:style-name="Default_20_Paragraph_20_Font"><text:span text:style-name="T1">14</text:span></text:span><text:span text:style-name="Default_20_Paragraph_20_Font"><text:span text:style-name="T2"> Nomen vero fluminis tertii, Tigris: ipse vadit contra Assyrios. Fluvius autem quartus, ipse est Euphrates. </text:span></text:span><text:span text:style-name="Default_20_Paragraph_20_Font"><text:span text:style-name="T1">15</text:span></text:span><text:span text:style-name="Default_20_Paragraph_20_Font"><text:span text:style-name="T2"> Tulit ergo Dominus Deus hominem, et posuit eum in paradiso voluptatis, ut operaretur, et custodiret illum: </text:span></text:span><text:span text:style-name="Default_20_Paragraph_20_Font"><text:span text:style-name="T1">16</text:span></text:span><text:span text:style-name="Default_20_Paragraph_20_Font"><text:span text:style-name="T2"> præcepitque ei, dicens: Ex omni ligno paradisi comede; </text:span></text:span><text:span text:style-name="Default_20_Paragraph_20_Font"><text:span text:style-name="T1">17</text:span></text:span><text:span text:style-name="Default_20_Paragraph_20_Font"><text:span text:style-name="T2"> de ligno autem scientiæ boni et mali ne comedas: in quocumque enim die comederis ex eo, morte morieris. </text:span></text:span><text:span text:style-name="Default_20_Paragraph_20_Font"><text:span text:style-name="T1">18</text:span></text:span><text:span text:style-name="Default_20_Paragraph_20_Font"><text:span text:style-name="T2"> Dixit quoque Dominus Deus: Non est bonum esse hominem solum: faciamus ei adjutorium simile sibi. </text:span></text:span><text:span text:style-name="Default_20_Paragraph_20_Font"><text:span text:style-name="T1">19</text:span></text:span><text:span text:style-name="Default_20_Paragraph_20_Font"><text:span text:style-name="T2"> Formatis igitur Dominus Deus de humo cunctis animantibus terræ, et universis volatilibus cæli, adduxit ea ad Adam, ut videret quid vocaret ea: omne enim quod vocavit Adam animæ viventis, ipsum est nomen ejus. </text:span></text:span><text:span text:style-name="Default_20_Paragraph_20_Font"><text:span text:style-name="T1">20</text:span></text:span><text:span text:style-name="Default_20_Paragraph_20_Font"><text:span text:style-name="T2"> Appellavitque Adam nominibus suis cuncta animantia, et universa volatilia cæli, et omnes bestias terræ: Adæ vero non inveniebatur adjutor similis ejus. </text:span></text:span><text:span text:style-name="Default_20_Paragraph_20_Font"><text:span text:style-name="T1">21</text:span></text:span><text:span text:style-name="Default_20_Paragraph_20_Font"><text:span text:style-name="T2"> Immisit ergo Dominus Deus soporem in Adam: cumque obdormisset, tulit unam de costis ejus, et replevit carnem pro ea. </text:span></text:span><text:span text:style-name="Default_20_Paragraph_20_Font"><text:span text:style-name="T1">22</text:span></text:span><text:span text:style-name="Default_20_Paragraph_20_Font"><text:span text:style-name="T2"> Et ædificavit Dominus Deus costam, quam tulerat de Adam, in mulierem: et adduxit eam ad Adam. </text:span></text:span><text:span text:style-name="Default_20_Paragraph_20_Font"><text:span text:style-name="T1">23</text:span></text:span><text:span text:style-name="Default_20_Paragraph_20_Font"><text:span text:style-name="T2"> Dixitque Adam: Hoc nunc os ex ossibus meis, et caro de carne mea: </text:span></text:span><text:soft-page-break/><text:span text:style-name="Default_20_Paragraph_20_Font"><text:span text:style-name="T2">hæc vocabitur Virago, quoniam de viro sumpta est. </text:span></text:span><text:span text:style-name="Default_20_Paragraph_20_Font"><text:span text:style-name="T1">24</text:span></text:span><text:span text:style-name="Default_20_Paragraph_20_Font"><text:span text:style-name="T2"> Quam ob rem relinquet homo patrem suum, et matrem, et adhærebit uxori suæ: et erunt duo in carne una. </text:span></text:span><text:span text:style-name="Default_20_Paragraph_20_Font"><text:span text:style-name="T1">25</text:span></text:span><text:span text:style-name="Default_20_Paragraph_20_Font"><text:span text:style-name="T2"> Erat autem uterque nudus, Adam scilicet et uxor ejus: et non erubescebant. </text:span></text:span></text:p>
      </text:section>
      <text:section text:style-name="Sect1" text:name="Sect3">
        <text:p text:style-name="P2">Genesis III</text:p>
        <text:p text:style-name="P3"><text:span text:style-name="Default_20_Paragraph_20_Font"><text:span text:style-name="T1">1</text:span></text:span><text:span text:style-name="Default_20_Paragraph_20_Font"><text:span text:style-name="T2"> Sed et serpens erat callidior cunctis animantibus terræ quæ fecerat Dominus Deus. Qui dixit ad mulierem: Cur præcepit vobis Deus ut non comederetis de omni ligno paradisi </text:span></text:span><text:span text:style-name="Default_20_Paragraph_20_Font"><text:span text:style-name="T1">2</text:span></text:span><text:span text:style-name="Default_20_Paragraph_20_Font"><text:span text:style-name="T2"> Cui respondit mulier: De fructu lignorum, quæ sunt in paradiso, vescimur: </text:span></text:span><text:span text:style-name="Default_20_Paragraph_20_Font"><text:span text:style-name="T1">3</text:span></text:span><text:span text:style-name="Default_20_Paragraph_20_Font"><text:span text:style-name="T2"> de fructu vero ligni quod est in medio paradisi, præcepit nobis Deus ne comederemus, et ne tangeremus illud, ne forte moriamur. </text:span></text:span><text:span text:style-name="Default_20_Paragraph_20_Font"><text:span text:style-name="T1">4</text:span></text:span><text:span text:style-name="Default_20_Paragraph_20_Font"><text:span text:style-name="T2"> Dixit autem serpens ad mulierem: Nequaquam morte moriemini. </text:span></text:span><text:span text:style-name="Default_20_Paragraph_20_Font"><text:span text:style-name="T1">5</text:span></text:span><text:span text:style-name="Default_20_Paragraph_20_Font"><text:span text:style-name="T2"> Scit enim Deus quod in quocumque die comederitis ex eo, aperientur oculi vestri, et eritis sicut dii, scientes bonum et malum. </text:span></text:span><text:span text:style-name="Default_20_Paragraph_20_Font"><text:span text:style-name="T1">6</text:span></text:span><text:span text:style-name="Default_20_Paragraph_20_Font"><text:span text:style-name="T2"> Vidit igitur mulier quod bonum esset lignum ad vescendum, et pulchrum oculis, aspectuque delectabile: et tulit de fructu illius, et comedit: deditque viro suo, qui comedit. </text:span></text:span><text:span text:style-name="Default_20_Paragraph_20_Font"><text:span text:style-name="T1">7</text:span></text:span><text:span text:style-name="Default_20_Paragraph_20_Font"><text:span text:style-name="T2"> Et aperti sunt oculi amborum; cumque cognovissent se esse nudos, consuerunt folia ficus, et fecerunt sibi perizomata. </text:span></text:span><text:span text:style-name="Default_20_Paragraph_20_Font"><text:span text:style-name="T1">8</text:span></text:span><text:span text:style-name="Default_20_Paragraph_20_Font"><text:span text:style-name="T2"> Et cum audissent vocem Domini Dei deambulantis in paradiso ad auram post meridiem, abscondit se Adam et uxor ejus a facie Domini Dei in medio ligni paradisi. </text:span></text:span><text:span text:style-name="Default_20_Paragraph_20_Font"><text:span text:style-name="T1">9</text:span></text:span><text:span text:style-name="Default_20_Paragraph_20_Font"><text:span text:style-name="T2"> Vocavitque Dominus Deus Adam, et dixit ei: Ubi es </text:span></text:span><text:span text:style-name="Default_20_Paragraph_20_Font"><text:span text:style-name="T1">10</text:span></text:span><text:span text:style-name="Default_20_Paragraph_20_Font"><text:span text:style-name="T2"> Qui ait: Vocem tuam audivi in paradiso, et timui, eo quod nudus essem, et abscondi me. </text:span></text:span><text:span text:style-name="Default_20_Paragraph_20_Font"><text:span text:style-name="T1">11</text:span></text:span><text:span text:style-name="Default_20_Paragraph_20_Font"><text:span text:style-name="T2"> Cui dixit: Quis enim indicavit tibi quod nudus esses, nisi quod ex ligno de quo præceperam tibi ne comederes, comedisti </text:span></text:span><text:span text:style-name="Default_20_Paragraph_20_Font"><text:span text:style-name="T1">12</text:span></text:span><text:span text:style-name="Default_20_Paragraph_20_Font"><text:span text:style-name="T2"> Dixitque Adam: Mulier, quam dedisti mihi sociam, dedit mihi de ligno, et comedi. </text:span></text:span><text:span text:style-name="Default_20_Paragraph_20_Font"><text:span text:style-name="T1">13</text:span></text:span><text:span text:style-name="Default_20_Paragraph_20_Font"><text:span text:style-name="T2"> Et dixit Dominus Deus ad mulierem: Quare hoc fecisti Quæ respondit: Serpens decepit me, et comedi.</text:span></text:span></text:p>
        <text:p text:style-name="P3"><text:span text:style-name="Default_20_Paragraph_20_Font"><text:span text:style-name="T1">14</text:span></text:span><text:span text:style-name="Default_20_Paragraph_20_Font"><text:span text:style-name="T2"> Et ait Dominus Deus ad serpentem: </text:span></text:span></text:p>
        <text:p text:style-name="P4"><text:span text:style-name="Default_20_Paragraph_20_Font"><text:span text:style-name="T3"><text:s/><text:tab/></text:span></text:span><text:span text:style-name="Default_20_Paragraph_20_Font"><text:span text:style-name="T2">Quia fecisti hoc,<text:line-break/>maledictus es inter omnia animantia, et bestias terræ:<text:line-break/>super pectus tuum gradieris, et terram comedes cunctis diebus vitæ tuæ.</text:span></text:span></text:p>
        <text:p text:style-name="P5"><text:span text:style-name="Default_20_Paragraph_20_Font"><text:span text:style-name="T1">15</text:span></text:span><text:span text:style-name="Default_20_Paragraph_20_Font"><text:span text:style-name="T2"> <text:tab/>Inimicitias ponam inter te et mulierem,<text:line-break/>et semen tuum et semen illius:<text:line-break/>ipsa conteret caput tuum,<text:line-break/>et tu insidiaberis calcaneo ejus.</text:span></text:span></text:p>
        <text:p text:style-name="P3"><text:soft-page-break/><text:span text:style-name="Default_20_Paragraph_20_Font"><text:span text:style-name="T1">16</text:span></text:span><text:span text:style-name="Default_20_Paragraph_20_Font"><text:span text:style-name="T2"> Mulieri quoque dixit: Multiplicabo ærumnas tuas, et conceptus tuos: in dolore paries filios, et sub viri potestate eris, et ipse dominabitur tui. </text:span></text:span><text:span text:style-name="Default_20_Paragraph_20_Font"><text:span text:style-name="T1">17</text:span></text:span><text:span text:style-name="Default_20_Paragraph_20_Font"><text:span text:style-name="T2"> Adæ vero dixit: Quia audisti vocem uxoris tuæ, et comedisti de ligno, ex quo præceperam tibi ne comederes, maledicta terra in opere tuo: in laboribus comedes ex ea cunctis diebus vitæ tuæ. </text:span></text:span><text:span text:style-name="Default_20_Paragraph_20_Font"><text:span text:style-name="T1">18</text:span></text:span><text:span text:style-name="Default_20_Paragraph_20_Font"><text:span text:style-name="T2"> Spinas et tribulos germinabit tibi, et comedes herbam terræ. </text:span></text:span><text:span text:style-name="Default_20_Paragraph_20_Font"><text:span text:style-name="T1">19</text:span></text:span><text:span text:style-name="Default_20_Paragraph_20_Font"><text:span text:style-name="T2"> In sudore vultus tui vesceris pane, donec revertaris in terram de qua sumptus es: quia pulvis es et in pulverem reverteris. </text:span></text:span><text:span text:style-name="Default_20_Paragraph_20_Font"><text:span text:style-name="T1">20</text:span></text:span><text:span text:style-name="Default_20_Paragraph_20_Font"><text:span text:style-name="T2"> Et vocavit Adam nomen uxoris suæ, Heva: eo quod mater esset cunctorum viventium. </text:span></text:span><text:span text:style-name="Default_20_Paragraph_20_Font"><text:span text:style-name="T1">21</text:span></text:span><text:span text:style-name="Default_20_Paragraph_20_Font"><text:span text:style-name="T2"> Fecit quoque Dominus Deus Adæ et uxori ejus tunicas pelliceas, et induit eos: </text:span></text:span><text:span text:style-name="Default_20_Paragraph_20_Font"><text:span text:style-name="T1">22</text:span></text:span><text:span text:style-name="Default_20_Paragraph_20_Font"><text:span text:style-name="T2"> et ait: Ecce Adam quasi unus ex nobis factus est, sciens bonum et malum: nunc ergo ne forte mittat manum suam, et sumat etiam de ligno vitæ, et comedat, et vivat in æternum. </text:span></text:span><text:span text:style-name="Default_20_Paragraph_20_Font"><text:span text:style-name="T1">23</text:span></text:span><text:span text:style-name="Default_20_Paragraph_20_Font"><text:span text:style-name="T2"> Et emisit eum Dominus Deus de paradiso voluptatis, ut operaretur terram de qua sumptus est. </text:span></text:span><text:span text:style-name="Default_20_Paragraph_20_Font"><text:span text:style-name="T1">24</text:span></text:span><text:span text:style-name="Default_20_Paragraph_20_Font"><text:span text:style-name="T2"> Ejecitque Adam: et collocavit ante paradisum voluptatis cherubim, et flammeum gladium, atque versatilem, ad custodiendam viam ligni vitæ. </text:span></text:span></text:p>
      </text:section>
      <text:section text:style-name="Sect1" text:name="Sect4">
        <text:p text:style-name="P2">Genesis IV</text:p>
        <text:p text:style-name="P3"><text:span text:style-name="Default_20_Paragraph_20_Font"><text:span text:style-name="T1">1</text:span></text:span><text:span text:style-name="Default_20_Paragraph_20_Font"><text:span text:style-name="T2"> Adam vero cognovit uxorem suam Hevam, quæ concepit et peperit Cain, dicens: Possedi hominem per Deum. </text:span></text:span><text:span text:style-name="Default_20_Paragraph_20_Font"><text:span text:style-name="T1">2</text:span></text:span><text:span text:style-name="Default_20_Paragraph_20_Font"><text:span text:style-name="T2"> Rursumque peperit fratrem ejus Abel. Fuit autem Abel pastor ovium, et Cain agricola. </text:span></text:span><text:span text:style-name="Default_20_Paragraph_20_Font"><text:span text:style-name="T1">3</text:span></text:span><text:span text:style-name="Default_20_Paragraph_20_Font"><text:span text:style-name="T2"> Factum est autem post multos dies ut offerret Cain de fructibus terræ munera Domino. </text:span></text:span><text:span text:style-name="Default_20_Paragraph_20_Font"><text:span text:style-name="T1">4</text:span></text:span><text:span text:style-name="Default_20_Paragraph_20_Font"><text:span text:style-name="T2"> Abel quoque obtulit de primogenitis gregis sui, et de adipibus eorum: et respexit Dominus ad Abel, et ad munera ejus. </text:span></text:span><text:span text:style-name="Default_20_Paragraph_20_Font"><text:span text:style-name="T1">5</text:span></text:span><text:span text:style-name="Default_20_Paragraph_20_Font"><text:span text:style-name="T2"> Ad Cain vero, et ad munera illius non respexit: iratusque est Cain vehementer, et concidit vultus ejus. </text:span></text:span><text:span text:style-name="Default_20_Paragraph_20_Font"><text:span text:style-name="T1">6</text:span></text:span><text:span text:style-name="Default_20_Paragraph_20_Font"><text:span text:style-name="T2"> Dixitque Dominus ad eum: Quare iratus es et cur concidit facies tua </text:span></text:span><text:span text:style-name="Default_20_Paragraph_20_Font"><text:span text:style-name="T1">7</text:span></text:span><text:span text:style-name="Default_20_Paragraph_20_Font"><text:span text:style-name="T2"> nonne si bene egeris, recipies: sin autem male, statim in foribus peccatum aderit sed sub te erit appetitus ejus, et tu dominaberis illius. </text:span></text:span><text:span text:style-name="Default_20_Paragraph_20_Font"><text:span text:style-name="T1">8</text:span></text:span><text:span text:style-name="Default_20_Paragraph_20_Font"><text:span text:style-name="T2"> Dixitque Cain ad Abel fratrem suum: Egrediamur foras. Cumque essent in agro, consurrexit Cain adversus fratrem suum Abel, et interfecit eum. </text:span></text:span><text:span text:style-name="Default_20_Paragraph_20_Font"><text:span text:style-name="T1">9</text:span></text:span><text:span text:style-name="Default_20_Paragraph_20_Font"><text:span text:style-name="T2"> Et ait Dominus ad Cain: Ubi est Abel frater tuus Qui respondit: Nescio: num custos fratris mei sum ego </text:span></text:span><text:span text:style-name="Default_20_Paragraph_20_Font"><text:span text:style-name="T1">10</text:span></text:span><text:span text:style-name="Default_20_Paragraph_20_Font"><text:span text:style-name="T2"> Dixitque ad eum: Quid fecisti vox sanguinis fratris tui clamat ad me de terra. </text:span></text:span><text:span text:style-name="Default_20_Paragraph_20_Font"><text:span text:style-name="T1">11</text:span></text:span><text:span text:style-name="Default_20_Paragraph_20_Font"><text:span text:style-name="T2"> Nunc igitur maledictus eris super terram, quæ aperuit os suum, et suscepit sanguinem fratris tui de manu tua. </text:span></text:span><text:span text:style-name="Default_20_Paragraph_20_Font"><text:span text:style-name="T1">12</text:span></text:span><text:span text:style-name="Default_20_Paragraph_20_Font"><text:span text:style-name="T2"> Cum operatus fueris eam, non dabit tibi fructus suos: vagus et profugus eris super terram. </text:span></text:span><text:span text:style-name="Default_20_Paragraph_20_Font"><text:span text:style-name="T1">13</text:span></text:span><text:span text:style-name="Default_20_Paragraph_20_Font"><text:span text:style-name="T2"> Dixitque Cain ad Dominum: Major est iniquitas mea, quam ut veniam merear. </text:span></text:span><text:span text:style-name="Default_20_Paragraph_20_Font"><text:span text:style-name="T1">14</text:span></text:span><text:span text:style-name="Default_20_Paragraph_20_Font"><text:span text:style-name="T2"> Ecce ejicis me hodie a facie terræ, et a facie tua abscondar, et ero vagus et profugus in terra: omnis igitur qui invenerit me, occidet me. </text:span></text:span><text:span text:style-name="Default_20_Paragraph_20_Font"><text:span text:style-name="T1">15</text:span></text:span><text:span text:style-name="Default_20_Paragraph_20_Font"><text:span text:style-name="T2"> Dixitque ei Dominus: Nequaquam ita fiet: sed omnis qui occiderit Cain, septuplum punietur. Posuitque Dominus Cain signum, ut non interficeret eum omnis qui invenisset eum. </text:span></text:span><text:span text:style-name="Default_20_Paragraph_20_Font"><text:span text:style-name="T1">16</text:span></text:span><text:span text:style-name="Default_20_Paragraph_20_Font"><text:span text:style-name="T2"> Egressusque Cain a facie Domini, habitavit profugus in terra ad orientalem plagam Eden.</text:span></text:span></text:p>
        <text:p text:style-name="P3"><text:span text:style-name="Default_20_Paragraph_20_Font"><text:span text:style-name="T1">17</text:span></text:span><text:span text:style-name="Default_20_Paragraph_20_Font"><text:span text:style-name="T2"> Cognovit autem Cain uxorem suam, quæ concepit, et peperit Henoch: et ædificavit civitatem, vocavitque nomen ejus ex nomine filii sui, Henoch. </text:span></text:span><text:span text:style-name="Default_20_Paragraph_20_Font"><text:span text:style-name="T1">18</text:span></text:span><text:span text:style-name="Default_20_Paragraph_20_Font"><text:span text:style-name="T2"> Porro Henoch genuit Irad, et Irad genuit Maviaël, et Maviaël genuit Mathusaël, et Mathusaël genuit </text:span></text:span><text:soft-page-break/><text:span text:style-name="Default_20_Paragraph_20_Font"><text:span text:style-name="T2">Lamech. </text:span></text:span><text:span text:style-name="Default_20_Paragraph_20_Font"><text:span text:style-name="T1">19</text:span></text:span><text:span text:style-name="Default_20_Paragraph_20_Font"><text:span text:style-name="T2"> Qui accepit duas uxores, nomen uni Ada, et nomen alteri Sella. </text:span></text:span><text:span text:style-name="Default_20_Paragraph_20_Font"><text:span text:style-name="T1">20</text:span></text:span><text:span text:style-name="Default_20_Paragraph_20_Font"><text:span text:style-name="T2"> Genuitque Ada Jabel, qui fuit pater habitantium in tentoriis, atque pastorum. </text:span></text:span><text:span text:style-name="Default_20_Paragraph_20_Font"><text:span text:style-name="T1">21</text:span></text:span><text:span text:style-name="Default_20_Paragraph_20_Font"><text:span text:style-name="T2"> Et nomen fratris ejus Jubal: ipse fuit pater canentium cithara et organo. </text:span></text:span><text:span text:style-name="Default_20_Paragraph_20_Font"><text:span text:style-name="T1">22</text:span></text:span><text:span text:style-name="Default_20_Paragraph_20_Font"><text:span text:style-name="T2"> Sella quoque genuit Tubalcain, qui fuit malleator et faber in cuncta opera æris et ferri. Soror vero Tubalcain, Noëma. </text:span></text:span><text:span text:style-name="Default_20_Paragraph_20_Font"><text:span text:style-name="T1">23</text:span></text:span><text:span text:style-name="Default_20_Paragraph_20_Font"><text:span text:style-name="T2"> Dixitque Lamech uxoribus suis Adæ et Sellæ:</text:span></text:span></text:p>
        <text:p text:style-name="P6"><text:span text:style-name="Default_20_Paragraph_20_Font"><text:span text:style-name="T4"><text:s/><text:tab/></text:span></text:span><text:span text:style-name="Default_20_Paragraph_20_Font"><text:span text:style-name="T2">Audite vocem meam, uxores Lamech;<text:line-break/>auscultate sermonem meum:<text:line-break/>quoniam occidi virum in vulnus meum,<text:line-break/>et adolescentulum in livorem meum.</text:span></text:span></text:p>
        <text:p text:style-name="P7"><text:span text:style-name="Default_20_Paragraph_20_Font"><text:span text:style-name="T1">24</text:span></text:span><text:span text:style-name="Default_20_Paragraph_20_Font"><text:span text:style-name="T2"> <text:tab/>Septuplum ultio dabitur de Cain:<text:line-break/>de Lamech vero septuagies septies.</text:span></text:span></text:p>
        <text:p text:style-name="P3"><text:span text:style-name="Default_20_Paragraph_20_Font"><text:span text:style-name="T1">25</text:span></text:span><text:span text:style-name="Default_20_Paragraph_20_Font"><text:span text:style-name="T2"> Cognovit quoque adhuc Adam uxorem suam: et peperit filium, vocavitque nomen ejus Seth, dicens: Posuit mihi Deus semen aliud pro Abel, quem occidit Cain. </text:span></text:span><text:span text:style-name="Default_20_Paragraph_20_Font"><text:span text:style-name="T1">26</text:span></text:span><text:span text:style-name="Default_20_Paragraph_20_Font"><text:span text:style-name="T2"> Sed et Seth natus est filius, quem vocavit Enos: iste cœpit invocare nomen Domini. </text:span></text:span></text:p>
      </text:section>
      <text:section text:style-name="Sect1" text:name="Sect5">
        <text:p text:style-name="P2">Genesis V</text:p>
        <text:p text:style-name="P3"><text:span text:style-name="Default_20_Paragraph_20_Font"><text:span text:style-name="T1">1</text:span></text:span><text:span text:style-name="Default_20_Paragraph_20_Font"><text:span text:style-name="T2"> Hic est liber generationis Adam. In die qua creavit Deus hominem, ad similitudinem Dei fecit illum. </text:span></text:span><text:span text:style-name="Default_20_Paragraph_20_Font"><text:span text:style-name="T1">2</text:span></text:span><text:span text:style-name="Default_20_Paragraph_20_Font"><text:span text:style-name="T2"> Masculum et feminam creavit eos, et benedixit illis: et vocavit nomen eorum Adam, in die quo creati sunt. </text:span></text:span><text:span text:style-name="Default_20_Paragraph_20_Font"><text:span text:style-name="T1">3</text:span></text:span><text:span text:style-name="Default_20_Paragraph_20_Font"><text:span text:style-name="T2"> Vixit autem Adam centum triginta annis: et genuit ad imaginem et similitudinem suam, vocavitque nomen ejus Seth. </text:span></text:span><text:span text:style-name="Default_20_Paragraph_20_Font"><text:span text:style-name="T1">4</text:span></text:span><text:span text:style-name="Default_20_Paragraph_20_Font"><text:span text:style-name="T2"> Et facti sunt dies Adam, postquam genuit Seth, octingenti anni: genuitque filios et filias. </text:span></text:span><text:span text:style-name="Default_20_Paragraph_20_Font"><text:span text:style-name="T1">5</text:span></text:span><text:span text:style-name="Default_20_Paragraph_20_Font"><text:span text:style-name="T2"> Et factum est omne tempus quod vixit Adam, anni nongenti triginta, et mortuus est. </text:span></text:span><text:span text:style-name="Default_20_Paragraph_20_Font"><text:span text:style-name="T1">6</text:span></text:span><text:span text:style-name="Default_20_Paragraph_20_Font"><text:span text:style-name="T2"> Vixit quoque Seth centum quinque annis, et genuit Enos. </text:span></text:span><text:span text:style-name="Default_20_Paragraph_20_Font"><text:span text:style-name="T1">7</text:span></text:span><text:span text:style-name="Default_20_Paragraph_20_Font"><text:span text:style-name="T2"> Vixitque Seth, postquam genuit Enos, octingentis septem annis, genuitque filios et filias. </text:span></text:span><text:span text:style-name="Default_20_Paragraph_20_Font"><text:span text:style-name="T1">8</text:span></text:span><text:span text:style-name="Default_20_Paragraph_20_Font"><text:span text:style-name="T2"> Et facti sunt omnes dies Seth nongentorum duodecim annorum, et mortuus est. </text:span></text:span><text:span text:style-name="Default_20_Paragraph_20_Font"><text:span text:style-name="T1">9</text:span></text:span><text:span text:style-name="Default_20_Paragraph_20_Font"><text:span text:style-name="T2"> Vixit vero Enos nonaginta annis, et genuit Cainan. </text:span></text:span><text:span text:style-name="Default_20_Paragraph_20_Font"><text:span text:style-name="T1">10</text:span></text:span><text:span text:style-name="Default_20_Paragraph_20_Font"><text:span text:style-name="T2"> Post cujus ortum vixit octingentis quindecim annis, et genuit filios et filias. </text:span></text:span><text:span text:style-name="Default_20_Paragraph_20_Font"><text:span text:style-name="T1">11</text:span></text:span><text:span text:style-name="Default_20_Paragraph_20_Font"><text:span text:style-name="T2"> Factique sunt omnes dies Enos nongenti quinque anni, et mortuus est. </text:span></text:span><text:span text:style-name="Default_20_Paragraph_20_Font"><text:span text:style-name="T1">12</text:span></text:span><text:span text:style-name="Default_20_Paragraph_20_Font"><text:span text:style-name="T2"> Vixit quoque Cainan septuaginta annis, et genuit Malaleel. </text:span></text:span><text:span text:style-name="Default_20_Paragraph_20_Font"><text:span text:style-name="T1">13</text:span></text:span><text:span text:style-name="Default_20_Paragraph_20_Font"><text:span text:style-name="T2"> Et vixit Cainan, postquam genuit Malaleel, octingentis quadraginta annis, genuitque filios et filias. </text:span></text:span><text:span text:style-name="Default_20_Paragraph_20_Font"><text:span text:style-name="T1">14</text:span></text:span><text:span text:style-name="Default_20_Paragraph_20_Font"><text:span text:style-name="T2"> Et facti sunt omnes dies Cainan nongenti decem anni, et mortuus est. </text:span></text:span><text:span text:style-name="Default_20_Paragraph_20_Font"><text:span text:style-name="T1">15</text:span></text:span><text:span text:style-name="Default_20_Paragraph_20_Font"><text:span text:style-name="T2"> Vixit autem Malaleel sexaginta quinque annis, et genuit Jared. </text:span></text:span><text:span text:style-name="Default_20_Paragraph_20_Font"><text:span text:style-name="T1">16</text:span></text:span><text:span text:style-name="Default_20_Paragraph_20_Font"><text:span text:style-name="T2"> Et vixit Malaleel, postquam genuit Jared, octingentis triginta annis, et genuit filios et filias. </text:span></text:span><text:span text:style-name="Default_20_Paragraph_20_Font"><text:span text:style-name="T1">17</text:span></text:span><text:span text:style-name="Default_20_Paragraph_20_Font"><text:span text:style-name="T2"> Et facti sunt omnes dies Malaleel octingenti nonaginta quinque anni, et mortuus est. </text:span></text:span><text:span text:style-name="Default_20_Paragraph_20_Font"><text:span text:style-name="T1">18</text:span></text:span><text:span text:style-name="Default_20_Paragraph_20_Font"><text:span text:style-name="T2"> Vixitque Jared centum sexaginta duobus annis, et genuit Henoch. </text:span></text:span><text:span text:style-name="Default_20_Paragraph_20_Font"><text:span text:style-name="T1">19</text:span></text:span><text:span text:style-name="Default_20_Paragraph_20_Font"><text:span text:style-name="T2"> Et vixit Jared, postquam </text:span></text:span><text:soft-page-break/><text:span text:style-name="Default_20_Paragraph_20_Font"><text:span text:style-name="T2">genuit Henoch, octingentis annis, et genuit filios et filias. </text:span></text:span><text:span text:style-name="Default_20_Paragraph_20_Font"><text:span text:style-name="T1">20</text:span></text:span><text:span text:style-name="Default_20_Paragraph_20_Font"><text:span text:style-name="T2"> Et facti sunt omnes dies Jared nongenti sexaginta duo anni, et mortuus est. </text:span></text:span><text:span text:style-name="Default_20_Paragraph_20_Font"><text:span text:style-name="T1">21</text:span></text:span><text:span text:style-name="Default_20_Paragraph_20_Font"><text:span text:style-name="T2"> Porro Henoch vixit sexaginta quinque annis, et genuit Mathusalam. </text:span></text:span><text:span text:style-name="Default_20_Paragraph_20_Font"><text:span text:style-name="T1">22</text:span></text:span><text:span text:style-name="Default_20_Paragraph_20_Font"><text:span text:style-name="T2"> Et ambulavit Henoch cum Deo: et vixit, postquam genuit Mathusalam, trecentis annis, et genuit filios et filias. </text:span></text:span><text:span text:style-name="Default_20_Paragraph_20_Font"><text:span text:style-name="T1">23</text:span></text:span><text:span text:style-name="Default_20_Paragraph_20_Font"><text:span text:style-name="T2"> Et facti sunt omnes dies Henoch trecenti sexaginta quinque anni. </text:span></text:span><text:span text:style-name="Default_20_Paragraph_20_Font"><text:span text:style-name="T1">24</text:span></text:span><text:span text:style-name="Default_20_Paragraph_20_Font"><text:span text:style-name="T2"> Ambulavitque cum Deo, et non apparuit: quia tulit eum Deus. </text:span></text:span><text:span text:style-name="Default_20_Paragraph_20_Font"><text:span text:style-name="T1">25</text:span></text:span><text:span text:style-name="Default_20_Paragraph_20_Font"><text:span text:style-name="T2"> Vixit quoque Mathusala centum octoginta septem annis, et genuit Lamech. </text:span></text:span><text:span text:style-name="Default_20_Paragraph_20_Font"><text:span text:style-name="T1">26</text:span></text:span><text:span text:style-name="Default_20_Paragraph_20_Font"><text:span text:style-name="T2"> Et vixit Mathusala, postquam genuit Lamech, septingentis octoginta duobus annis, et genuit filios et filias. </text:span></text:span><text:span text:style-name="Default_20_Paragraph_20_Font"><text:span text:style-name="T1">27</text:span></text:span><text:span text:style-name="Default_20_Paragraph_20_Font"><text:span text:style-name="T2"> Et facti sunt omnes dies Mathusala nongenti sexaginta novem anni, et mortuus est. </text:span></text:span><text:span text:style-name="Default_20_Paragraph_20_Font"><text:span text:style-name="T1">28</text:span></text:span><text:span text:style-name="Default_20_Paragraph_20_Font"><text:span text:style-name="T2"> Vixit autem Lamech centum octoginta duobus annis, et genuit filium: </text:span></text:span><text:span text:style-name="Default_20_Paragraph_20_Font"><text:span text:style-name="T1">29</text:span></text:span><text:span text:style-name="Default_20_Paragraph_20_Font"><text:span text:style-name="T2"> vocavitque nomen ejus Noë, dicens: Iste consolabitur nos ab operibus et laboribus manuum nostrarum in terra, cui maledixit Dominus. </text:span></text:span><text:span text:style-name="Default_20_Paragraph_20_Font"><text:span text:style-name="T1">30</text:span></text:span><text:span text:style-name="Default_20_Paragraph_20_Font"><text:span text:style-name="T2"> Vixitque Lamech, postquam genuit Noë, quingentis nonaginta quinque annis, et genuit filios et filias. </text:span></text:span><text:span text:style-name="Default_20_Paragraph_20_Font"><text:span text:style-name="T1">31</text:span></text:span><text:span text:style-name="Default_20_Paragraph_20_Font"><text:span text:style-name="T2"> Et facti sunt omnes dies Lamech septingenti septuaginta septem anni, et mortuus est. Noë vero cum quingentorum esset annorum, genuit Sem, Cham et Japheth. </text:span></text:span></text:p>
      </text:section>
      <text:section text:style-name="Sect1" text:name="Sect6">
        <text:p text:style-name="P2">Genesis VI</text:p>
        <text:p text:style-name="P3"><text:span text:style-name="Default_20_Paragraph_20_Font"><text:span text:style-name="T1">1</text:span></text:span><text:span text:style-name="Default_20_Paragraph_20_Font"><text:span text:style-name="T2"> Cumque cœpissent homines multiplicari super terram, et filias procreassent, </text:span></text:span><text:span text:style-name="Default_20_Paragraph_20_Font"><text:span text:style-name="T1">2</text:span></text:span><text:span text:style-name="Default_20_Paragraph_20_Font"><text:span text:style-name="T2"> videntes filii Dei filias hominum quod essent pulchræ, acceperunt sibi uxores ex omnibus, quas elegerant. </text:span></text:span><text:span text:style-name="Default_20_Paragraph_20_Font"><text:span text:style-name="T1">3</text:span></text:span><text:span text:style-name="Default_20_Paragraph_20_Font"><text:span text:style-name="T2"> Dixitque Deus: Non permanebit spiritus meus in homine in æternum, quia caro est: eruntque dies illius centum viginti annorum. </text:span></text:span><text:span text:style-name="Default_20_Paragraph_20_Font"><text:span text:style-name="T1">4</text:span></text:span><text:span text:style-name="Default_20_Paragraph_20_Font"><text:span text:style-name="T2"> Gigantes autem erant super terram in diebus illis: postquam enim ingressi sunt filii Dei ad filias hominum, illæque genuerunt, isti sunt potentes a sæculo viri famosi. </text:span></text:span><text:span text:style-name="Default_20_Paragraph_20_Font"><text:span text:style-name="T1">5</text:span></text:span><text:span text:style-name="Default_20_Paragraph_20_Font"><text:span text:style-name="T2"> Videns autem Deus quod multa malitia hominum esset in terra, et cuncta cogitatio cordis intenta esset ad malum omni tempore, </text:span></text:span><text:span text:style-name="Default_20_Paragraph_20_Font"><text:span text:style-name="T1">6</text:span></text:span><text:span text:style-name="Default_20_Paragraph_20_Font"><text:span text:style-name="T2"> pœnituit eum quod hominum fecisset in terra. Et tactus dolore cordis intrinsecus, </text:span></text:span><text:span text:style-name="Default_20_Paragraph_20_Font"><text:span text:style-name="T1">7</text:span></text:span><text:span text:style-name="Default_20_Paragraph_20_Font"><text:span text:style-name="T2"> Delebo, inquit, hominem, quem creavi, a facie terræ, ab homine usque ad animantia, a reptili usque ad volucres cæli: pœnitet enim me fecisse eos.</text:span></text:span></text:p>
        <text:p text:style-name="P3"><text:span text:style-name="Default_20_Paragraph_20_Font"><text:span text:style-name="T1">8</text:span></text:span><text:span text:style-name="Default_20_Paragraph_20_Font"><text:span text:style-name="T2"> Noë vero invenit gratiam coram Domino. </text:span></text:span><text:span text:style-name="Default_20_Paragraph_20_Font"><text:span text:style-name="T1">9</text:span></text:span><text:span text:style-name="Default_20_Paragraph_20_Font"><text:span text:style-name="T2"> Hæ sunt generationes Noë: Noë vir justus atque perfectus fuit in generationibus suis; cum Deo ambulavit. </text:span></text:span><text:span text:style-name="Default_20_Paragraph_20_Font"><text:span text:style-name="T1">10</text:span></text:span><text:span text:style-name="Default_20_Paragraph_20_Font"><text:span text:style-name="T2"> Et genuit tres filios, Sem, Cham et Japheth. </text:span></text:span><text:span text:style-name="Default_20_Paragraph_20_Font"><text:span text:style-name="T1">11</text:span></text:span><text:span text:style-name="Default_20_Paragraph_20_Font"><text:span text:style-name="T2"> Corrupta est autem terra coram Deo, et repleta est iniquitate. </text:span></text:span><text:span text:style-name="Default_20_Paragraph_20_Font"><text:span text:style-name="T1">12</text:span></text:span><text:span text:style-name="Default_20_Paragraph_20_Font"><text:span text:style-name="T2"> Cumque vidisset Deus terram esse corruptam (omnis quippe caro corruperat viam suam super terram), </text:span></text:span><text:span text:style-name="Default_20_Paragraph_20_Font"><text:span text:style-name="T1">13</text:span></text:span><text:span text:style-name="Default_20_Paragraph_20_Font"><text:span text:style-name="T2"> dixit ad Noë: Finis universæ carnis venit coram me: repleta est terra iniquitate a facie eorum, et ego disperdam eos cum terra. </text:span></text:span><text:span text:style-name="Default_20_Paragraph_20_Font"><text:span text:style-name="T1">14</text:span></text:span><text:span text:style-name="Default_20_Paragraph_20_Font"><text:span text:style-name="T2"> Fac tibi arcam de lignis lævigatis; mansiunculas in arca facies, et bitumine linies intrinsecus et extrinsecus. </text:span></text:span><text:span text:style-name="Default_20_Paragraph_20_Font"><text:span text:style-name="T1">15</text:span></text:span><text:span text:style-name="Default_20_Paragraph_20_Font"><text:span text:style-name="T2"> Et sic facies eam: trecentorum cubitorum erit longitudo arcæ, quinquaginta cubitorum latitudo, et triginta cubitorum altitudo illius. </text:span></text:span><text:span text:style-name="Default_20_Paragraph_20_Font"><text:span text:style-name="T1">16</text:span></text:span><text:span text:style-name="Default_20_Paragraph_20_Font"><text:span text:style-name="T2"> Fenestram in arca facies, et in cubito consummabis summitatem ejus: ostium autem arcæ pones ex latere; deorsum, cœnacula et tristega facies in ea.</text:span></text:span></text:p>
        <text:p text:style-name="P3"><text:soft-page-break/><text:span text:style-name="Default_20_Paragraph_20_Font"><text:span text:style-name="T1">17</text:span></text:span><text:span text:style-name="Default_20_Paragraph_20_Font"><text:span text:style-name="T2"> Ecce ego adducam aquas diluvii super terram, ut interficiam omnem carnem, in qua spiritus vitæ est subter cælum: universa quæ in terra sunt, consumentur. </text:span></text:span><text:span text:style-name="Default_20_Paragraph_20_Font"><text:span text:style-name="T1">18</text:span></text:span><text:span text:style-name="Default_20_Paragraph_20_Font"><text:span text:style-name="T2"> Ponamque fœdus meum tecum: et ingredieris arcam tu et filii tui, uxor tua, et uxores filiorum tuorum tecum. </text:span></text:span><text:span text:style-name="Default_20_Paragraph_20_Font"><text:span text:style-name="T1">19</text:span></text:span><text:span text:style-name="Default_20_Paragraph_20_Font"><text:span text:style-name="T2"> Et ex cunctis animantibus universæ carnis bina induces in arcam, ut vivant tecum: masculini sexus et feminini. </text:span></text:span><text:span text:style-name="Default_20_Paragraph_20_Font"><text:span text:style-name="T1">20</text:span></text:span><text:span text:style-name="Default_20_Paragraph_20_Font"><text:span text:style-name="T2"> De volucribus juxta genus suum, et de jumentis in genere suo, et ex omni reptili terræ secundum genus suum: bina de omnibus ingredientur tecum, ut possint vivere. </text:span></text:span><text:span text:style-name="Default_20_Paragraph_20_Font"><text:span text:style-name="T1">21</text:span></text:span><text:span text:style-name="Default_20_Paragraph_20_Font"><text:span text:style-name="T2"> Tolles igitur tecum ex omnibus escis, quæ mandi possunt, et comportabis apud te: et erunt tam tibi, quam illis in cibum. </text:span></text:span><text:span text:style-name="Default_20_Paragraph_20_Font"><text:span text:style-name="T1">22</text:span></text:span><text:span text:style-name="Default_20_Paragraph_20_Font"><text:span text:style-name="T2"> Fecit igitur Noë omnia quæ præceperat illi Deus. </text:span></text:span></text:p>
      </text:section>
      <text:section text:style-name="Sect1" text:name="Sect7">
        <text:p text:style-name="P2">Genesis VII</text:p>
        <text:p text:style-name="P3"><text:span text:style-name="Default_20_Paragraph_20_Font"><text:span text:style-name="T1">1</text:span></text:span><text:span text:style-name="Default_20_Paragraph_20_Font"><text:span text:style-name="T2"> Dixitque Dominus ad eum: Ingredere tu et omnis domus tua in arcam: te enim vidi justum coram me in generatione hac. </text:span></text:span><text:span text:style-name="Default_20_Paragraph_20_Font"><text:span text:style-name="T1">2</text:span></text:span><text:span text:style-name="Default_20_Paragraph_20_Font"><text:span text:style-name="T2"> Ex omnibus animantibus mundis tolle septena et septena, masculum et feminam: de animantibus vero immundis duo et duo, masculum et feminam. </text:span></text:span><text:span text:style-name="Default_20_Paragraph_20_Font"><text:span text:style-name="T1">3</text:span></text:span><text:span text:style-name="Default_20_Paragraph_20_Font"><text:span text:style-name="T2"> Sed et de volatilibus cæli septena et septena, masculum et feminam: ut salvetur semen super faciem universæ terræ. </text:span></text:span><text:span text:style-name="Default_20_Paragraph_20_Font"><text:span text:style-name="T1">4</text:span></text:span><text:span text:style-name="Default_20_Paragraph_20_Font"><text:span text:style-name="T2"> Adhuc enim, et post dies septem ego pluam super terram quadraginta diebus et quadraginta noctibus: et delebo omnem substantiam, quam feci, de superficie terræ. </text:span></text:span><text:span text:style-name="Default_20_Paragraph_20_Font"><text:span text:style-name="T1">5</text:span></text:span><text:span text:style-name="Default_20_Paragraph_20_Font"><text:span text:style-name="T2"> Fecit ergo Noë omnia quæ mandaverat ei Dominus. </text:span></text:span><text:span text:style-name="Default_20_Paragraph_20_Font"><text:span text:style-name="T1">6</text:span></text:span><text:span text:style-name="Default_20_Paragraph_20_Font"><text:span text:style-name="T2"> Eratque sexcentorum annorum quando diluvii aquæ inundaverunt super terram. </text:span></text:span><text:span text:style-name="Default_20_Paragraph_20_Font"><text:span text:style-name="T1">7</text:span></text:span><text:span text:style-name="Default_20_Paragraph_20_Font"><text:span text:style-name="T2"> Et ingressus est Noë et filii ejus, uxor ejus et uxores filiorum ejus cum eo in arcam propter aquas diluvii. </text:span></text:span><text:span text:style-name="Default_20_Paragraph_20_Font"><text:span text:style-name="T1">8</text:span></text:span><text:span text:style-name="Default_20_Paragraph_20_Font"><text:span text:style-name="T2"> De animantibus quoque mundis et immundis, et de volucribus, et ex omni quod movetur super terram, </text:span></text:span><text:span text:style-name="Default_20_Paragraph_20_Font"><text:span text:style-name="T1">9</text:span></text:span><text:span text:style-name="Default_20_Paragraph_20_Font"><text:span text:style-name="T2"> duo et duo ingressa sunt ad Noë in arcam, masculus et femina, sicut præceperat Dominus Noë. </text:span></text:span><text:span text:style-name="Default_20_Paragraph_20_Font"><text:span text:style-name="T1">10</text:span></text:span><text:span text:style-name="Default_20_Paragraph_20_Font"><text:span text:style-name="T2"> Cumque transissent septem dies, aquæ diluvii inundaverunt super terram. </text:span></text:span><text:span text:style-name="Default_20_Paragraph_20_Font"><text:span text:style-name="T1">11</text:span></text:span><text:span text:style-name="Default_20_Paragraph_20_Font"><text:span text:style-name="T2"> Anno sexcentesimo vitæ Noë, mense secundo, septimodecimo die mensis, rupti sunt omnes fontes abyssi magnæ, et cataractæ cæli apertæ sunt: </text:span></text:span><text:span text:style-name="Default_20_Paragraph_20_Font"><text:span text:style-name="T1">12</text:span></text:span><text:span text:style-name="Default_20_Paragraph_20_Font"><text:span text:style-name="T2"> et facta est pluvia super terram quadraginta diebus et quadraginta noctibus. </text:span></text:span><text:span text:style-name="Default_20_Paragraph_20_Font"><text:span text:style-name="T1">13</text:span></text:span><text:span text:style-name="Default_20_Paragraph_20_Font"><text:span text:style-name="T2"> In articulo diei illius ingressus est Noë, et Sem, et Cham, et Japheth filii ejus; uxor illius, et tres uxores filiorum ejus cum eis in arcam: </text:span></text:span><text:span text:style-name="Default_20_Paragraph_20_Font"><text:span text:style-name="T1">14</text:span></text:span><text:span text:style-name="Default_20_Paragraph_20_Font"><text:span text:style-name="T2"> ipsi et omne animal secundum genus suum, universaque jumenta in genere suo, et omne quod movetur super terram in genere suo, cunctumque volatile secundum genus suum, universæ aves, omnesque volucres, </text:span></text:span><text:span text:style-name="Default_20_Paragraph_20_Font"><text:span text:style-name="T1">15</text:span></text:span><text:span text:style-name="Default_20_Paragraph_20_Font"><text:span text:style-name="T2"> ingressæ sunt ad Noë in arcam, bina et bina ex omni carne, in qua erat spiritus vitæ. </text:span></text:span><text:span text:style-name="Default_20_Paragraph_20_Font"><text:span text:style-name="T1">16</text:span></text:span><text:span text:style-name="Default_20_Paragraph_20_Font"><text:span text:style-name="T2"> Et quæ ingressa sunt, masculus et femina ex omni carne introierunt, sicut præceperat ei Deus: et inclusit eum Dominus deforis.</text:span></text:span></text:p>
        <text:p text:style-name="P3"><text:span text:style-name="Default_20_Paragraph_20_Font"><text:span text:style-name="T1">17</text:span></text:span><text:span text:style-name="Default_20_Paragraph_20_Font"><text:span text:style-name="T2"> Factumque est diluvium quadraginta diebus super terram: et multiplicatæ sunt aquæ, et elevaverunt arcam in sublime a terra. </text:span></text:span><text:span text:style-name="Default_20_Paragraph_20_Font"><text:span text:style-name="T1">18</text:span></text:span><text:span text:style-name="Default_20_Paragraph_20_Font"><text:span text:style-name="T2"> Vehementer enim inundaverunt, et omnia repleverunt in superficie terræ: porro arca ferebatur super aquas. </text:span></text:span><text:span text:style-name="Default_20_Paragraph_20_Font"><text:span text:style-name="T1">19</text:span></text:span><text:span text:style-name="Default_20_Paragraph_20_Font"><text:span text:style-name="T2"> Et aquæ prævaluerunt nimis super terram: opertique sunt omnes montes excelsi sub universo cælo. </text:span></text:span><text:span text:style-name="Default_20_Paragraph_20_Font"><text:span text:style-name="T1">20</text:span></text:span><text:span text:style-name="Default_20_Paragraph_20_Font"><text:span text:style-name="T2"> Quindecim cubitis altior fuit aqua super montes, quos operuerat. </text:span></text:span><text:span text:style-name="Default_20_Paragraph_20_Font"><text:span text:style-name="T1">21</text:span></text:span><text:span text:style-name="Default_20_Paragraph_20_Font"><text:span text:style-name="T2"> Consumptaque est omnis caro quæ movebatur super terram, volucrum, animantium, bestiarum, </text:span></text:span><text:soft-page-break/><text:span text:style-name="Default_20_Paragraph_20_Font"><text:span text:style-name="T2">omniumque reptilium, quæ reptant super terram: universi homines, </text:span></text:span><text:span text:style-name="Default_20_Paragraph_20_Font"><text:span text:style-name="T1">22</text:span></text:span><text:span text:style-name="Default_20_Paragraph_20_Font"><text:span text:style-name="T2"> et cuncta, in quibus spiraculum vitæ est in terra, mortua sunt. </text:span></text:span><text:span text:style-name="Default_20_Paragraph_20_Font"><text:span text:style-name="T1">23</text:span></text:span><text:span text:style-name="Default_20_Paragraph_20_Font"><text:span text:style-name="T2"> Et delevit omnem substantiam quæ erat super terram, ab homine usque ad pecus, tam reptile quam volucres cæli: et deleta sunt de terra. Remansit autem solus Noë, et qui cum eo erant in arca. </text:span></text:span><text:span text:style-name="Default_20_Paragraph_20_Font"><text:span text:style-name="T1">24</text:span></text:span><text:span text:style-name="Default_20_Paragraph_20_Font"><text:span text:style-name="T2"> Obtinueruntque aquæ terram centum quinquaginta diebus. </text:span></text:span></text:p>
      </text:section>
      <text:section text:style-name="Sect1" text:name="Sect8">
        <text:p text:style-name="P2">Genesis VIII</text:p>
        <text:p text:style-name="P3"><text:span text:style-name="Default_20_Paragraph_20_Font"><text:span text:style-name="T1">1</text:span></text:span><text:span text:style-name="Default_20_Paragraph_20_Font"><text:span text:style-name="T2"> Recordatus autem Deus Noë, cunctorumque animantium, et omnium jumentorum, quæ erant cum eo in arca, adduxit spiritum super terram, et imminutæ sunt aquæ. </text:span></text:span><text:span text:style-name="Default_20_Paragraph_20_Font"><text:span text:style-name="T1">2</text:span></text:span><text:span text:style-name="Default_20_Paragraph_20_Font"><text:span text:style-name="T2"> Et clausi sunt fontes abyssi, et cataractæ cæli: et prohibitæ sunt pluviæ de cælo. </text:span></text:span><text:span text:style-name="Default_20_Paragraph_20_Font"><text:span text:style-name="T1">3</text:span></text:span><text:span text:style-name="Default_20_Paragraph_20_Font"><text:span text:style-name="T2"> Reversæque sunt aquæ de terra euntes et redeuntes: et cœperunt minui post centum quinquaginta dies. </text:span></text:span><text:span text:style-name="Default_20_Paragraph_20_Font"><text:span text:style-name="T1">4</text:span></text:span><text:span text:style-name="Default_20_Paragraph_20_Font"><text:span text:style-name="T2"> Requievitque arca mense septimo, vigesimo septimo die mensis, super montes Armeniæ. </text:span></text:span><text:span text:style-name="Default_20_Paragraph_20_Font"><text:span text:style-name="T1">5</text:span></text:span><text:span text:style-name="Default_20_Paragraph_20_Font"><text:span text:style-name="T2"> At vero aquæ ibant et decrescebant usque ad decimum mensem: decimo enim mense, primo die mensis, apparuerunt cacumina montium. </text:span></text:span><text:span text:style-name="Default_20_Paragraph_20_Font"><text:span text:style-name="T1">6</text:span></text:span><text:span text:style-name="Default_20_Paragraph_20_Font"><text:span text:style-name="T2"> Cumque transissent quadraginta dies, aperiens Noë fenestram arcæ, quam fecerat, dimisit corvum, </text:span></text:span><text:span text:style-name="Default_20_Paragraph_20_Font"><text:span text:style-name="T1">7</text:span></text:span><text:span text:style-name="Default_20_Paragraph_20_Font"><text:span text:style-name="T2"> qui egrediebatur, et non revertebatur, donec siccarentur aquæ super terram. </text:span></text:span><text:span text:style-name="Default_20_Paragraph_20_Font"><text:span text:style-name="T1">8</text:span></text:span><text:span text:style-name="Default_20_Paragraph_20_Font"><text:span text:style-name="T2"> Emisit quoque columbam post eum, ut videret si jam cessassent aquæ super faciem terræ. </text:span></text:span><text:span text:style-name="Default_20_Paragraph_20_Font"><text:span text:style-name="T1">9</text:span></text:span><text:span text:style-name="Default_20_Paragraph_20_Font"><text:span text:style-name="T2"> Quæ cum non invenisset ubi requiesceret pes ejus, reversa est ad eum in arcam: aquæ enim erant super universam terram: extenditque manum, et apprehensam intulit in arcam. </text:span></text:span><text:span text:style-name="Default_20_Paragraph_20_Font"><text:span text:style-name="T1">10</text:span></text:span><text:span text:style-name="Default_20_Paragraph_20_Font"><text:span text:style-name="T2"> Expectatis autem ultra septem diebus aliis, rursum dimisit columbam ex arca. </text:span></text:span><text:span text:style-name="Default_20_Paragraph_20_Font"><text:span text:style-name="T1">11</text:span></text:span><text:span text:style-name="Default_20_Paragraph_20_Font"><text:span text:style-name="T2"> At illa venit ad eum ad vesperam, portans ramum olivæ virentibus foliis in ore suo: intellexit ergo Noë quod cessassent aquæ super terram. </text:span></text:span><text:span text:style-name="Default_20_Paragraph_20_Font"><text:span text:style-name="T1">12</text:span></text:span><text:span text:style-name="Default_20_Paragraph_20_Font"><text:span text:style-name="T2"> Expectavitque nihilominus septem alios dies: et emisit columbam, quæ non est reversa ultra ad eum. </text:span></text:span><text:span text:style-name="Default_20_Paragraph_20_Font"><text:span text:style-name="T1">13</text:span></text:span><text:span text:style-name="Default_20_Paragraph_20_Font"><text:span text:style-name="T2"> Igitur sexcentesimo primo anno, primo mense, prima die mensis, imminutæ sunt aquæ super terram: et aperiens Noë tectum arcæ, aspexit, viditque quod exsiccata esset superficies terræ. </text:span></text:span><text:span text:style-name="Default_20_Paragraph_20_Font"><text:span text:style-name="T1">14</text:span></text:span><text:span text:style-name="Default_20_Paragraph_20_Font"><text:span text:style-name="T2"> Mense secundo, septimo et vigesimo die mensis arefacta est terra.</text:span></text:span></text:p>
        <text:p text:style-name="P3"><text:span text:style-name="Default_20_Paragraph_20_Font"><text:span text:style-name="T1">15</text:span></text:span><text:span text:style-name="Default_20_Paragraph_20_Font"><text:span text:style-name="T2"> Locutus est autem Deus ad Noë, dicens: </text:span></text:span><text:span text:style-name="Default_20_Paragraph_20_Font"><text:span text:style-name="T1">16</text:span></text:span><text:span text:style-name="Default_20_Paragraph_20_Font"><text:span text:style-name="T2"> Egredere de arca, tu et uxor tua, filii tui et uxores filiorum tuorum tecum. </text:span></text:span><text:span text:style-name="Default_20_Paragraph_20_Font"><text:span text:style-name="T1">17</text:span></text:span><text:span text:style-name="Default_20_Paragraph_20_Font"><text:span text:style-name="T2"> Cuncta animantia, quæ sunt apud te, ex omni carne, tam in volatilibus quam in bestiis et universis reptilibus, quæ reptant super terram, educ tecum, et ingredimini super terram: crescite et multiplicamini super eam. </text:span></text:span><text:span text:style-name="Default_20_Paragraph_20_Font"><text:span text:style-name="T1">18</text:span></text:span><text:span text:style-name="Default_20_Paragraph_20_Font"><text:span text:style-name="T2"> Egressus est ergo Noë, et filii ejus: uxor illius, et uxores filiorum ejus cum eo. </text:span></text:span><text:span text:style-name="Default_20_Paragraph_20_Font"><text:span text:style-name="T1">19</text:span></text:span><text:span text:style-name="Default_20_Paragraph_20_Font"><text:span text:style-name="T2"> Sed et omnia animantia, jumenta, et reptilia quæ reptant super terram, secundum genus suum, egressa sunt de arca. </text:span></text:span><text:span text:style-name="Default_20_Paragraph_20_Font"><text:span text:style-name="T1">20</text:span></text:span><text:span text:style-name="Default_20_Paragraph_20_Font"><text:span text:style-name="T2"> Ædificavit autem Noë altare Domino: et tollens de cunctis pecoribus et volucribus mundis, obtulit holocausta super altare. </text:span></text:span><text:span text:style-name="Default_20_Paragraph_20_Font"><text:span text:style-name="T1">21</text:span></text:span><text:span text:style-name="Default_20_Paragraph_20_Font"><text:span text:style-name="T2"> Odoratusque est Dominus odorem suavitatis, et ait: Nequaquam ultra maledicam terræ propter homines: sensus enim et cogitatio humani cordis in malum prona sunt ab adolescentia sua: non igitur ultra percutiam omnem </text:span></text:span><text:soft-page-break/><text:span text:style-name="Default_20_Paragraph_20_Font"><text:span text:style-name="T2">animam viventem sicut feci. </text:span></text:span><text:span text:style-name="Default_20_Paragraph_20_Font"><text:span text:style-name="T1">22</text:span></text:span><text:span text:style-name="Default_20_Paragraph_20_Font"><text:span text:style-name="T2"> Cunctis diebus terræ, sementis et messis, frigus et æstus, æstas et hiems, nox et dies non requiescent. </text:span></text:span></text:p>
      </text:section>
      <text:section text:style-name="Sect1" text:name="Sect9">
        <text:p text:style-name="P2">Genesis IX</text:p>
        <text:p text:style-name="P3"><text:span text:style-name="Default_20_Paragraph_20_Font"><text:span text:style-name="T1">1</text:span></text:span><text:span text:style-name="Default_20_Paragraph_20_Font"><text:span text:style-name="T2"> Benedixitque Deus Noë et filiis ejus. Et dixit ad eos: Crescite, et multiplicamini, et replete terram. </text:span></text:span><text:span text:style-name="Default_20_Paragraph_20_Font"><text:span text:style-name="T1">2</text:span></text:span><text:span text:style-name="Default_20_Paragraph_20_Font"><text:span text:style-name="T2"> Et terror vester ac tremor sit super cuncta animalia terræ, et super omnes volucres cæli, cum universis quæ moventur super terram: omnes pisces maris manui vestræ traditi sunt. </text:span></text:span><text:span text:style-name="Default_20_Paragraph_20_Font"><text:span text:style-name="T1">3</text:span></text:span><text:span text:style-name="Default_20_Paragraph_20_Font"><text:span text:style-name="T2"> Et omne, quod movetur et vivit, erit vobis in cibum: quasi olera virentia tradidi vobis omnia. </text:span></text:span><text:span text:style-name="Default_20_Paragraph_20_Font"><text:span text:style-name="T1">4</text:span></text:span><text:span text:style-name="Default_20_Paragraph_20_Font"><text:span text:style-name="T2"> Excepto, quod carnem cum sanguine non comedetis. </text:span></text:span><text:span text:style-name="Default_20_Paragraph_20_Font"><text:span text:style-name="T1">5</text:span></text:span><text:span text:style-name="Default_20_Paragraph_20_Font"><text:span text:style-name="T2"> Sanguinem enim animarum vestrarum requiram de manu cunctarum bestiarum: et de manu hominis, de manu viri, et fratris ejus requiram animam hominis. </text:span></text:span><text:span text:style-name="Default_20_Paragraph_20_Font"><text:span text:style-name="T1">6</text:span></text:span><text:span text:style-name="Default_20_Paragraph_20_Font"><text:span text:style-name="T2"> Quicumque effuderit humanum sanguinem, fundetur sanguis illius: ad imaginem quippe Dei factus est homo. </text:span></text:span><text:span text:style-name="Default_20_Paragraph_20_Font"><text:span text:style-name="T1">7</text:span></text:span><text:span text:style-name="Default_20_Paragraph_20_Font"><text:span text:style-name="T2"> Vos autem crescite et multiplicamini, et ingredimini super terram, et implete eam.</text:span></text:span></text:p>
        <text:p text:style-name="P3"><text:span text:style-name="Default_20_Paragraph_20_Font"><text:span text:style-name="T1">8</text:span></text:span><text:span text:style-name="Default_20_Paragraph_20_Font"><text:span text:style-name="T2"> Hæc quoque dixit Deus ad Noë, et ad filios ejus cum eo: </text:span></text:span><text:span text:style-name="Default_20_Paragraph_20_Font"><text:span text:style-name="T1">9</text:span></text:span><text:span text:style-name="Default_20_Paragraph_20_Font"><text:span text:style-name="T2"> Ecce ego statuam pactum meum vobiscum, et cum semine vestro post vos: </text:span></text:span><text:span text:style-name="Default_20_Paragraph_20_Font"><text:span text:style-name="T1">10</text:span></text:span><text:span text:style-name="Default_20_Paragraph_20_Font"><text:span text:style-name="T2"> et ad omnem animam viventem, quæ est vobiscum, tam in volucribus quam in jumentis et pecudibus terræ cunctis, quæ egressa sunt de arca, et universis bestiis terræ. </text:span></text:span><text:span text:style-name="Default_20_Paragraph_20_Font"><text:span text:style-name="T1">11</text:span></text:span><text:span text:style-name="Default_20_Paragraph_20_Font"><text:span text:style-name="T2"> Statuam pactum meum vobiscum, et nequaquam ultra interficietur omnis caro aquis diluvii, neque erit deinceps diluvium dissipans terram. </text:span></text:span><text:span text:style-name="Default_20_Paragraph_20_Font"><text:span text:style-name="T1">12</text:span></text:span><text:span text:style-name="Default_20_Paragraph_20_Font"><text:span text:style-name="T2"> Dixitque Deus: Hoc signum fœderis quod do inter me et vos, et ad omnem animam viventem, quæ est vobiscum in generationes sempiternas: </text:span></text:span><text:span text:style-name="Default_20_Paragraph_20_Font"><text:span text:style-name="T1">13</text:span></text:span><text:span text:style-name="Default_20_Paragraph_20_Font"><text:span text:style-name="T2"> arcum meum ponam in nubibus, et erit signum fœderis inter me et inter terram. </text:span></text:span><text:span text:style-name="Default_20_Paragraph_20_Font"><text:span text:style-name="T1">14</text:span></text:span><text:span text:style-name="Default_20_Paragraph_20_Font"><text:span text:style-name="T2"> Cumque obduxero nubibus cælum, apparebit arcus meus in nubibus: </text:span></text:span><text:span text:style-name="Default_20_Paragraph_20_Font"><text:span text:style-name="T1">15</text:span></text:span><text:span text:style-name="Default_20_Paragraph_20_Font"><text:span text:style-name="T2"> et recordabor fœderis mei vobiscum, et cum omni anima vivente quæ carnem vegetat: et non erunt ultra aquæ diluvii ad delendum universam carnem. </text:span></text:span><text:span text:style-name="Default_20_Paragraph_20_Font"><text:span text:style-name="T1">16</text:span></text:span><text:span text:style-name="Default_20_Paragraph_20_Font"><text:span text:style-name="T2"> Eritque arcus in nubibus, et videbo illum, et recordabor fœderis sempiterni quod pactum est inter Deum et omnem animam viventem universæ carnis quæ est super terram. </text:span></text:span><text:span text:style-name="Default_20_Paragraph_20_Font"><text:span text:style-name="T1">17</text:span></text:span><text:span text:style-name="Default_20_Paragraph_20_Font"><text:span text:style-name="T2"> Dixitque Deus ad Noë: Hoc erit signum fœderis, quod constitui inter me et omnem carnem super terram.</text:span></text:span></text:p>
        <text:p text:style-name="P3"><text:span text:style-name="Default_20_Paragraph_20_Font"><text:span text:style-name="T1">18</text:span></text:span><text:span text:style-name="Default_20_Paragraph_20_Font"><text:span text:style-name="T2"> Erant ergo filii Noë, qui egressi sunt de arca, Sem, Cham et Japheth: porro Cham ipse est pater Chanaan. </text:span></text:span><text:span text:style-name="Default_20_Paragraph_20_Font"><text:span text:style-name="T1">19</text:span></text:span><text:span text:style-name="Default_20_Paragraph_20_Font"><text:span text:style-name="T2"> Tres isti filii sunt Noë: et ab his disseminatum est omne genus hominum super universam terram. </text:span></text:span><text:span text:style-name="Default_20_Paragraph_20_Font"><text:span text:style-name="T1">20</text:span></text:span><text:span text:style-name="Default_20_Paragraph_20_Font"><text:span text:style-name="T2"> Cœpitque Noë vir agricola exercere terram, et plantavit vineam. </text:span></text:span><text:span text:style-name="Default_20_Paragraph_20_Font"><text:span text:style-name="T1">21</text:span></text:span><text:span text:style-name="Default_20_Paragraph_20_Font"><text:span text:style-name="T2"> Bibensque vinum inebriatus est, et nudatus in tabernaculo suo. </text:span></text:span><text:span text:style-name="Default_20_Paragraph_20_Font"><text:span text:style-name="T1">22</text:span></text:span><text:span text:style-name="Default_20_Paragraph_20_Font"><text:span text:style-name="T2"> Quod cum vidisset Cham, pater Chanaan, verenda scilicet patris sui esse nudata, nuntiavit duobus fratribus suis foras. </text:span></text:span><text:span text:style-name="Default_20_Paragraph_20_Font"><text:span text:style-name="T1">23</text:span></text:span><text:span text:style-name="Default_20_Paragraph_20_Font"><text:span text:style-name="T2"> At vero Sem et Japheth pallium </text:span></text:span><text:soft-page-break/><text:span text:style-name="Default_20_Paragraph_20_Font"><text:span text:style-name="T2">imposuerunt humeris suis, et incedentes retrorsum, operuerunt verenda patris sui: faciesque eorum aversæ erant, et patris virilia non viderunt. </text:span></text:span><text:span text:style-name="Default_20_Paragraph_20_Font"><text:span text:style-name="T1">24</text:span></text:span><text:span text:style-name="Default_20_Paragraph_20_Font"><text:span text:style-name="T2"> Evigilans autem Noë ex vino, cum didicisset quæ fecerat ei filius suus minor, </text:span></text:span><text:span text:style-name="Default_20_Paragraph_20_Font"><text:span text:style-name="T1">25</text:span></text:span><text:span text:style-name="Default_20_Paragraph_20_Font"><text:span text:style-name="T2"> ait:</text:span></text:span></text:p>
        <text:p text:style-name="P6"><text:span text:style-name="Default_20_Paragraph_20_Font"><text:span text:style-name="T4"><text:s/><text:tab/></text:span></text:span><text:span text:style-name="Default_20_Paragraph_20_Font"><text:span text:style-name="T2">Maledictus Chanaan,<text:line-break/>servus servorum erit fratribus suis.</text:span></text:span></text:p>
        <text:p text:style-name="P7"><text:span text:style-name="Default_20_Paragraph_20_Font"><text:span text:style-name="T1">26</text:span></text:span><text:span text:style-name="Default_20_Paragraph_20_Font"><text:span text:style-name="T2"> <text:tab/>Dixitque: </text:span></text:span></text:p>
        <text:p text:style-name="P8"><text:s/><text:tab/>Benedictus Dominus Deus Sem,<text:line-break/>sit Chanaan servus ejus.</text:p>
        <text:p text:style-name="P7"><text:span text:style-name="Default_20_Paragraph_20_Font"><text:span text:style-name="T1">27</text:span></text:span><text:span text:style-name="Default_20_Paragraph_20_Font"><text:span text:style-name="T2"> <text:tab/>Dilatet Deus Japheth, et habitet in tabernaculis Sem,<text:line-break/>sitque Chanaan servus ejus.</text:span></text:span></text:p>
        <text:p text:style-name="P3"><text:span text:style-name="Default_20_Paragraph_20_Font"><text:span text:style-name="T1">28</text:span></text:span><text:span text:style-name="Default_20_Paragraph_20_Font"><text:span text:style-name="T2"> Vixit autem Noë post diluvium trecentis quinquaginta annis. </text:span></text:span><text:span text:style-name="Default_20_Paragraph_20_Font"><text:span text:style-name="T1">29</text:span></text:span><text:span text:style-name="Default_20_Paragraph_20_Font"><text:span text:style-name="T2"> Et impleti sunt omnes dies ejus nongentorum quinquaginta annorum: et mortuus est. </text:span></text:span></text:p>
      </text:section>
      <text:section text:style-name="Sect1" text:name="Sect10">
        <text:p text:style-name="P2">Genesis X</text:p>
        <text:p text:style-name="P3"><text:span text:style-name="Default_20_Paragraph_20_Font"><text:span text:style-name="T1">1</text:span></text:span><text:span text:style-name="Default_20_Paragraph_20_Font"><text:span text:style-name="T2"> Hæ sunt generationes filiorum Noë, Sem, Cham et Japheth: natique sunt eis filii post diluvium. </text:span></text:span><text:span text:style-name="Default_20_Paragraph_20_Font"><text:span text:style-name="T1">2</text:span></text:span><text:span text:style-name="Default_20_Paragraph_20_Font"><text:span text:style-name="T2"> Filii Japheth: Gomer, et Magog, et Madai, et Javan, et Thubal, et Mosoch, et Thiras. </text:span></text:span><text:span text:style-name="Default_20_Paragraph_20_Font"><text:span text:style-name="T1">3</text:span></text:span><text:span text:style-name="Default_20_Paragraph_20_Font"><text:span text:style-name="T2"> Porro filii Gomer: Ascenez et Riphath et Thogorma. </text:span></text:span><text:span text:style-name="Default_20_Paragraph_20_Font"><text:span text:style-name="T1">4</text:span></text:span><text:span text:style-name="Default_20_Paragraph_20_Font"><text:span text:style-name="T2"> Filii autem Javan: Elisa et Tharsis, Cetthim et Dodanim. </text:span></text:span><text:span text:style-name="Default_20_Paragraph_20_Font"><text:span text:style-name="T1">5</text:span></text:span><text:span text:style-name="Default_20_Paragraph_20_Font"><text:span text:style-name="T2"> Ab his divisæ sunt insulæ gentium in regionibus suis, unusquisque secundum linguam suam et familias suas in nationibus suis.</text:span></text:span></text:p>
        <text:p text:style-name="P3"><text:span text:style-name="Default_20_Paragraph_20_Font"><text:span text:style-name="T1">6</text:span></text:span><text:span text:style-name="Default_20_Paragraph_20_Font"><text:span text:style-name="T2"> Filii autem Cham: Chus, et Mesraim, et Phuth, et Chanaan. </text:span></text:span><text:span text:style-name="Default_20_Paragraph_20_Font"><text:span text:style-name="T1">7</text:span></text:span><text:span text:style-name="Default_20_Paragraph_20_Font"><text:span text:style-name="T2"> Filii Chus: Saba, et Hevila, et Sabatha, et Regma, et Sabatacha. Filii Regma: Saba et Dadan. </text:span></text:span><text:span text:style-name="Default_20_Paragraph_20_Font"><text:span text:style-name="T1">8</text:span></text:span><text:span text:style-name="Default_20_Paragraph_20_Font"><text:span text:style-name="T2"> Porro Chus genuit Nemrod: ipse cœpit esse potens in terra, </text:span></text:span><text:span text:style-name="Default_20_Paragraph_20_Font"><text:span text:style-name="T1">9</text:span></text:span><text:span text:style-name="Default_20_Paragraph_20_Font"><text:span text:style-name="T2"> et erat robustus venator coram Domino. Ob hoc exivit proverbium: Quasi Nemrod robustus venator coram Domino. </text:span></text:span><text:span text:style-name="Default_20_Paragraph_20_Font"><text:span text:style-name="T1">10</text:span></text:span><text:span text:style-name="Default_20_Paragraph_20_Font"><text:span text:style-name="T2"> Fuit autem principium regni ejus Babylon, et Arach et Achad, et Chalanne, in terra Sennaar. </text:span></text:span><text:span text:style-name="Default_20_Paragraph_20_Font"><text:span text:style-name="T1">11</text:span></text:span><text:span text:style-name="Default_20_Paragraph_20_Font"><text:span text:style-name="T2"> De terra illa egressus est Assur, et ædificavit Niniven, et plateas civitatis, et Chale. </text:span></text:span><text:span text:style-name="Default_20_Paragraph_20_Font"><text:span text:style-name="T1">12</text:span></text:span><text:span text:style-name="Default_20_Paragraph_20_Font"><text:span text:style-name="T2"> Resen quoque inter Niniven et Chale: hæc est civitas magna. </text:span></text:span><text:span text:style-name="Default_20_Paragraph_20_Font"><text:span text:style-name="T1">13</text:span></text:span><text:span text:style-name="Default_20_Paragraph_20_Font"><text:span text:style-name="T2"> At vero Mesraim genuit Ludim, et Anamim et Laabim, Nephthuim, </text:span></text:span><text:span text:style-name="Default_20_Paragraph_20_Font"><text:span text:style-name="T1">14</text:span></text:span><text:span text:style-name="Default_20_Paragraph_20_Font"><text:span text:style-name="T2"> et Phetrusim, et Chasluim: de quibus egressi sunt Philisthiim et Caphtorim. </text:span></text:span><text:span text:style-name="Default_20_Paragraph_20_Font"><text:span text:style-name="T1">15</text:span></text:span><text:span text:style-name="Default_20_Paragraph_20_Font"><text:span text:style-name="T2"> Chanaan autem genuit Sidonem primogenitum suum. Hethæum, </text:span></text:span><text:span text:style-name="Default_20_Paragraph_20_Font"><text:span text:style-name="T1">16</text:span></text:span><text:span text:style-name="Default_20_Paragraph_20_Font"><text:span text:style-name="T2"> et Jebusæum, et Amorrhæum, Gergesæum, </text:span></text:span><text:span text:style-name="Default_20_Paragraph_20_Font"><text:span text:style-name="T1">17</text:span></text:span><text:span text:style-name="Default_20_Paragraph_20_Font"><text:span text:style-name="T2"> Hevæum, et Aracæum: Sinæum, </text:span></text:span><text:span text:style-name="Default_20_Paragraph_20_Font"><text:span text:style-name="T1">18</text:span></text:span><text:span text:style-name="Default_20_Paragraph_20_Font"><text:span text:style-name="T2"> et Aradium, Samaræum, et Amathæum: et post hæc disseminati sunt populi Chananæorum. </text:span></text:span><text:span text:style-name="Default_20_Paragraph_20_Font"><text:span text:style-name="T1">19</text:span></text:span><text:span text:style-name="Default_20_Paragraph_20_Font"><text:span text:style-name="T2"> Factique sunt termini </text:span></text:span><text:soft-page-break/><text:span text:style-name="Default_20_Paragraph_20_Font"><text:span text:style-name="T2">Chanaan venientibus a Sidone Geraram usque Gazam, donec ingrediaris Sodomam et Gomorrham, et Adamam, et Seboim usque Lesa. </text:span></text:span><text:span text:style-name="Default_20_Paragraph_20_Font"><text:span text:style-name="T1">20</text:span></text:span><text:span text:style-name="Default_20_Paragraph_20_Font"><text:span text:style-name="T2"> Hi sunt filii Cham in cognationibus, et linguis, et generationibus, terrisque et gentibus suis.</text:span></text:span></text:p>
        <text:p text:style-name="P3"><text:span text:style-name="Default_20_Paragraph_20_Font"><text:span text:style-name="T1">21</text:span></text:span><text:span text:style-name="Default_20_Paragraph_20_Font"><text:span text:style-name="T2"> De Sem quoque nati sunt, patre omnium filiorum Heber, fratre Japheth majore. </text:span></text:span><text:span text:style-name="Default_20_Paragraph_20_Font"><text:span text:style-name="T1">22</text:span></text:span><text:span text:style-name="Default_20_Paragraph_20_Font"><text:span text:style-name="T2"> Filii Sem: Ælam, et Assur, et Arphaxad, et Lud, et Aram. </text:span></text:span><text:span text:style-name="Default_20_Paragraph_20_Font"><text:span text:style-name="T1">23</text:span></text:span><text:span text:style-name="Default_20_Paragraph_20_Font"><text:span text:style-name="T2"> Filii Aram: Us, et Hul, et Gether, et Mes. </text:span></text:span><text:span text:style-name="Default_20_Paragraph_20_Font"><text:span text:style-name="T1">24</text:span></text:span><text:span text:style-name="Default_20_Paragraph_20_Font"><text:span text:style-name="T2"> At vero Arphaxad genuit Sale, de quo ortus est Heber. </text:span></text:span><text:span text:style-name="Default_20_Paragraph_20_Font"><text:span text:style-name="T1">25</text:span></text:span><text:span text:style-name="Default_20_Paragraph_20_Font"><text:span text:style-name="T2"> Natique sunt Heber filii duo: nomen uni Phaleg, eo quod in diebus ejus divisa sit terra: et nomen fratris ejus Jectan. </text:span></text:span><text:span text:style-name="Default_20_Paragraph_20_Font"><text:span text:style-name="T1">26</text:span></text:span><text:span text:style-name="Default_20_Paragraph_20_Font"><text:span text:style-name="T2"> Qui Jectan genuit Elmodad, et Saleph, et Asarmoth, Jare, </text:span></text:span><text:span text:style-name="Default_20_Paragraph_20_Font"><text:span text:style-name="T1">27</text:span></text:span><text:span text:style-name="Default_20_Paragraph_20_Font"><text:span text:style-name="T2"> et Aduram, et Uzal, et Decla, </text:span></text:span><text:span text:style-name="Default_20_Paragraph_20_Font"><text:span text:style-name="T1">28</text:span></text:span><text:span text:style-name="Default_20_Paragraph_20_Font"><text:span text:style-name="T2"> et Ebal, et Abimaël, Saba, </text:span></text:span><text:span text:style-name="Default_20_Paragraph_20_Font"><text:span text:style-name="T1">29</text:span></text:span><text:span text:style-name="Default_20_Paragraph_20_Font"><text:span text:style-name="T2"> et Ophir, et Hevila, et Jobab: omnes isti, filii Jectan. </text:span></text:span><text:span text:style-name="Default_20_Paragraph_20_Font"><text:span text:style-name="T1">30</text:span></text:span><text:span text:style-name="Default_20_Paragraph_20_Font"><text:span text:style-name="T2"> Et facta est habitatio eorum de Messa pergentibus usque Sephar montem orientalem. </text:span></text:span><text:span text:style-name="Default_20_Paragraph_20_Font"><text:span text:style-name="T1">31</text:span></text:span><text:span text:style-name="Default_20_Paragraph_20_Font"><text:span text:style-name="T2"> Isti filii Sem secundum cognationes, et linguas, et regiones in gentibus suis. </text:span></text:span><text:span text:style-name="Default_20_Paragraph_20_Font"><text:span text:style-name="T1">32</text:span></text:span><text:span text:style-name="Default_20_Paragraph_20_Font"><text:span text:style-name="T2"> Hæ familiæ Noë juxta populos et nationes suas. Ab his divisæ sunt gentes in terra post diluvium. </text:span></text:span></text:p>
      </text:section>
      <text:section text:style-name="Sect1" text:name="Sect11">
        <text:p text:style-name="P2">Genesis XI</text:p>
        <text:p text:style-name="P3"><text:span text:style-name="Default_20_Paragraph_20_Font"><text:span text:style-name="T1">1</text:span></text:span><text:span text:style-name="Default_20_Paragraph_20_Font"><text:span text:style-name="T2"> Erat autem terra labii unius, et sermonum eorumdem. </text:span></text:span><text:span text:style-name="Default_20_Paragraph_20_Font"><text:span text:style-name="T1">2</text:span></text:span><text:span text:style-name="Default_20_Paragraph_20_Font"><text:span text:style-name="T2"> Cumque proficiscerentur de oriente, invenerunt campum in terra Senaar, et habitaverunt in eo. </text:span></text:span><text:span text:style-name="Default_20_Paragraph_20_Font"><text:span text:style-name="T1">3</text:span></text:span><text:span text:style-name="Default_20_Paragraph_20_Font"><text:span text:style-name="T2"> Dixitque alter ad proximum suum: Venite, faciamus lateres, et coquamus eos igni. Habueruntque lateres pro saxis, et bitumen pro cæmento: </text:span></text:span><text:span text:style-name="Default_20_Paragraph_20_Font"><text:span text:style-name="T1">4</text:span></text:span><text:span text:style-name="Default_20_Paragraph_20_Font"><text:span text:style-name="T2"> et dixerunt: Venite, faciamus nobis civitatem et turrim, cujus culmen pertingat ad cælum: et celebremus nomen nostrum antequam dividamur in universas terras. </text:span></text:span><text:span text:style-name="Default_20_Paragraph_20_Font"><text:span text:style-name="T1">5</text:span></text:span><text:span text:style-name="Default_20_Paragraph_20_Font"><text:span text:style-name="T2"> Descendit autem Dominus ut videret civitatem et turrim, quam ædificabant filii Adam, </text:span></text:span><text:span text:style-name="Default_20_Paragraph_20_Font"><text:span text:style-name="T1">6</text:span></text:span><text:span text:style-name="Default_20_Paragraph_20_Font"><text:span text:style-name="T2"> et dixit: Ecce, unus est populus, et unum labium omnibus: cœperuntque hoc facere, nec desistent a cogitationibus suis, donec eas opere compleant. </text:span></text:span><text:span text:style-name="Default_20_Paragraph_20_Font"><text:span text:style-name="T1">7</text:span></text:span><text:span text:style-name="Default_20_Paragraph_20_Font"><text:span text:style-name="T2"> Venite igitur, descendamus, et confundamus ibi linguam eorum, ut non audiat unusquisque vocem proximi sui. </text:span></text:span><text:span text:style-name="Default_20_Paragraph_20_Font"><text:span text:style-name="T1">8</text:span></text:span><text:span text:style-name="Default_20_Paragraph_20_Font"><text:span text:style-name="T2"> Atque ita divisit eos Dominus ex illo loco in universas terras, et cessaverunt ædificare civitatem. </text:span></text:span><text:span text:style-name="Default_20_Paragraph_20_Font"><text:span text:style-name="T1">9</text:span></text:span><text:span text:style-name="Default_20_Paragraph_20_Font"><text:span text:style-name="T2"> Et idcirco vocatum est nomen ejus Babel, quia ibi confusum est labium universæ terræ: et inde dispersit eos Dominus super faciem cunctarum regionum.</text:span></text:span></text:p>
        <text:p text:style-name="P3"><text:span text:style-name="Default_20_Paragraph_20_Font"><text:span text:style-name="T1">10</text:span></text:span><text:span text:style-name="Default_20_Paragraph_20_Font"><text:span text:style-name="T2"> Hæ sunt generationes Sem: Sem erat centum annorum quando genuit Arphaxad, biennio post diluvium. </text:span></text:span><text:span text:style-name="Default_20_Paragraph_20_Font"><text:span text:style-name="T1">11</text:span></text:span><text:span text:style-name="Default_20_Paragraph_20_Font"><text:span text:style-name="T2"> Vixitque Sem, postquam genuit Arphaxad, quingentis annis: et genuit filios et filias. </text:span></text:span><text:span text:style-name="Default_20_Paragraph_20_Font"><text:span text:style-name="T1">12</text:span></text:span><text:span text:style-name="Default_20_Paragraph_20_Font"><text:span text:style-name="T2"> Porro Arphaxad vixit triginta quinque annis, et genuit Sale. </text:span></text:span><text:span text:style-name="Default_20_Paragraph_20_Font"><text:span text:style-name="T1">13</text:span></text:span><text:span text:style-name="Default_20_Paragraph_20_Font"><text:span text:style-name="T2"> Vixitque Arphaxad, postquam genuit Sale, trecentis tribus annis: et genuit filios et filias. </text:span></text:span><text:span text:style-name="Default_20_Paragraph_20_Font"><text:span text:style-name="T1">14</text:span></text:span><text:span text:style-name="Default_20_Paragraph_20_Font"><text:span text:style-name="T2"> Sale quoque vixit triginta annis, et genuit Heber. </text:span></text:span><text:span text:style-name="Default_20_Paragraph_20_Font"><text:span text:style-name="T1">15</text:span></text:span><text:span text:style-name="Default_20_Paragraph_20_Font"><text:span text:style-name="T2"> Vixitque Sale, postquam genuit Heber, quadringentis tribus annis: et genuit filios et filias. </text:span></text:span><text:span text:style-name="Default_20_Paragraph_20_Font"><text:span text:style-name="T1">16</text:span></text:span><text:span text:style-name="Default_20_Paragraph_20_Font"><text:span text:style-name="T2"> Vixit autem Heber triginta quatuor annis, et genuit Phaleg. </text:span></text:span><text:span text:style-name="Default_20_Paragraph_20_Font"><text:span text:style-name="T1">17</text:span></text:span><text:span text:style-name="Default_20_Paragraph_20_Font"><text:span text:style-name="T2"> Et vixit Heber postquam genuit Phaleg, quadringentis triginta annis: et genuit filios et filias. </text:span></text:span><text:span text:style-name="Default_20_Paragraph_20_Font"><text:span text:style-name="T1">18</text:span></text:span><text:span text:style-name="Default_20_Paragraph_20_Font"><text:span text:style-name="T2"> Vixit quoque Phaleg triginta annis, et genuit Reu. </text:span></text:span><text:span text:style-name="Default_20_Paragraph_20_Font"><text:span text:style-name="T1">19</text:span></text:span><text:span text:style-name="Default_20_Paragraph_20_Font"><text:span text:style-name="T2"> Vixitque Phaleg, postquam genuit Reu, ducentis </text:span></text:span><text:soft-page-break/><text:span text:style-name="Default_20_Paragraph_20_Font"><text:span text:style-name="T2">novem annis: et genuit filios et filias. </text:span></text:span><text:span text:style-name="Default_20_Paragraph_20_Font"><text:span text:style-name="T1">20</text:span></text:span><text:span text:style-name="Default_20_Paragraph_20_Font"><text:span text:style-name="T2"> Vixit autem Reu triginta duobus annis, et genuit Sarug. </text:span></text:span><text:span text:style-name="Default_20_Paragraph_20_Font"><text:span text:style-name="T1">21</text:span></text:span><text:span text:style-name="Default_20_Paragraph_20_Font"><text:span text:style-name="T2"> Vixit quoque Reu, postquam genuit Sarug, ducentis septem annis: et genuit filios et filias. </text:span></text:span><text:span text:style-name="Default_20_Paragraph_20_Font"><text:span text:style-name="T1">22</text:span></text:span><text:span text:style-name="Default_20_Paragraph_20_Font"><text:span text:style-name="T2"> Vixit vero Sarug triginta annis, et genuit Nachor. </text:span></text:span><text:span text:style-name="Default_20_Paragraph_20_Font"><text:span text:style-name="T1">23</text:span></text:span><text:span text:style-name="Default_20_Paragraph_20_Font"><text:span text:style-name="T2"> Vixitque Sarug, postquam genuit Nachor, ducentis annis: et genuit filios et filias. </text:span></text:span><text:span text:style-name="Default_20_Paragraph_20_Font"><text:span text:style-name="T1">24</text:span></text:span><text:span text:style-name="Default_20_Paragraph_20_Font"><text:span text:style-name="T2"> Vixit autem Nachor viginti novem annis, et genuit Thare. </text:span></text:span><text:span text:style-name="Default_20_Paragraph_20_Font"><text:span text:style-name="T1">25</text:span></text:span><text:span text:style-name="Default_20_Paragraph_20_Font"><text:span text:style-name="T2"> Vixitque Nachor, postquam genuit Thare, centum decem et novem annis: et genuit filios et filias. </text:span></text:span><text:span text:style-name="Default_20_Paragraph_20_Font"><text:span text:style-name="T1">26</text:span></text:span><text:span text:style-name="Default_20_Paragraph_20_Font"><text:span text:style-name="T2"> Vixitque Thare septuaginta annis, et genuit Abram, et Nachor, et Aran.</text:span></text:span></text:p>
        <text:p text:style-name="P3"><text:span text:style-name="Default_20_Paragraph_20_Font"><text:span text:style-name="T1">27</text:span></text:span><text:span text:style-name="Default_20_Paragraph_20_Font"><text:span text:style-name="T2"> Hæ sunt autem generationes Thare: Thare genuit Abram, Nachor et Aran. Porro Aran genuit Lot. </text:span></text:span><text:span text:style-name="Default_20_Paragraph_20_Font"><text:span text:style-name="T1">28</text:span></text:span><text:span text:style-name="Default_20_Paragraph_20_Font"><text:span text:style-name="T2"> Mortuusque est Aran ante Thare patrem suum, in terra nativitatis suæ, in Ur Chaldæorum. </text:span></text:span><text:span text:style-name="Default_20_Paragraph_20_Font"><text:span text:style-name="T1">29</text:span></text:span><text:span text:style-name="Default_20_Paragraph_20_Font"><text:span text:style-name="T2"> Duxerunt autem Abram et Nachor uxores: nomen uxoris Abram, Sarai: et nomen uxoris Nachor, Melcha filia Aran, patris Melchæ, et patris Jeschæ. </text:span></text:span><text:span text:style-name="Default_20_Paragraph_20_Font"><text:span text:style-name="T1">30</text:span></text:span><text:span text:style-name="Default_20_Paragraph_20_Font"><text:span text:style-name="T2"> Erat autem Sarai sterilis, nec habebat liberos. </text:span></text:span><text:span text:style-name="Default_20_Paragraph_20_Font"><text:span text:style-name="T1">31</text:span></text:span><text:span text:style-name="Default_20_Paragraph_20_Font"><text:span text:style-name="T2"> Tulit itaque Thare Abram filium suum, et Lot filium Aran, filium filii sui, et Sarai nurum suam, uxorem Abram filii sui, et eduxit eos de Ur Chaldæorum, ut irent in terram Chanaan: veneruntque usque Haran, et habitaverunt ibi. </text:span></text:span><text:span text:style-name="Default_20_Paragraph_20_Font"><text:span text:style-name="T1">32</text:span></text:span><text:span text:style-name="Default_20_Paragraph_20_Font"><text:span text:style-name="T2"> Et facti sunt dies Thare ducentorum quinque annorum, et mortuus est in Haran. </text:span></text:span></text:p>
      </text:section>
      <text:section text:style-name="Sect1" text:name="Sect12">
        <text:p text:style-name="P2">Genesis XII</text:p>
        <text:p text:style-name="P3"><text:span text:style-name="Default_20_Paragraph_20_Font"><text:span text:style-name="T1">1</text:span></text:span><text:span text:style-name="Default_20_Paragraph_20_Font"><text:span text:style-name="T2"> Dixit autem Dominus ad Abram: Egredere de terra tua, et de cognatione tua, et de domo patris tui, et veni in terram quam monstrabo tibi. </text:span></text:span><text:span text:style-name="Default_20_Paragraph_20_Font"><text:span text:style-name="T1">2</text:span></text:span><text:span text:style-name="Default_20_Paragraph_20_Font"><text:span text:style-name="T2"> Faciamque te in gentem magnam, et benedicam tibi, et magnificabo nomen tuum, erisque benedictus. </text:span></text:span><text:span text:style-name="Default_20_Paragraph_20_Font"><text:span text:style-name="T1">3</text:span></text:span><text:span text:style-name="Default_20_Paragraph_20_Font"><text:span text:style-name="T2"> Benedicam benedicentibus tibi, et maledicam maledicentibus tibi, atque in te benedicentur universæ cognationes terræ. </text:span></text:span><text:span text:style-name="Default_20_Paragraph_20_Font"><text:span text:style-name="T1">4</text:span></text:span><text:span text:style-name="Default_20_Paragraph_20_Font"><text:span text:style-name="T2"> Egressus est itaque Abram sicut præceperat ei Dominus, et ivit cum eo Lot: septuaginta quinque annorum erat Abram cum egrederetur de Haran. </text:span></text:span><text:span text:style-name="Default_20_Paragraph_20_Font"><text:span text:style-name="T1">5</text:span></text:span><text:span text:style-name="Default_20_Paragraph_20_Font"><text:span text:style-name="T2"> Tulitque Sarai uxorem suam, et Lot filium fratris sui, universamque substantiam quam possederant, et animas quas fecerant in Haran: et egressi sunt ut irent in terram Chanaan. Cumque venissent in eam, </text:span></text:span><text:span text:style-name="Default_20_Paragraph_20_Font"><text:span text:style-name="T1">6</text:span></text:span><text:span text:style-name="Default_20_Paragraph_20_Font"><text:span text:style-name="T2"> pertransivit Abram terram usque ad locum Sichem, usque ad convallem illustrem: Chananæus autem tunc erat in terra. </text:span></text:span><text:span text:style-name="Default_20_Paragraph_20_Font"><text:span text:style-name="T1">7</text:span></text:span><text:span text:style-name="Default_20_Paragraph_20_Font"><text:span text:style-name="T2"> Apparuit autem Dominus Abram, et dixit ei: Semini tuo dabo terram hanc. Qui ædificavit ibi altare Domino, qui apparuerat ei. </text:span></text:span><text:span text:style-name="Default_20_Paragraph_20_Font"><text:span text:style-name="T1">8</text:span></text:span><text:span text:style-name="Default_20_Paragraph_20_Font"><text:span text:style-name="T2"> Et inde transgrediens ad montem, qui erat contra orientem Bethel, tetendit ibi tabernaculum suum, ab occidente habens Bethel, et ab oriente Hai: ædificavit quoque ibi altare Domino, et invocavit nomen ejus. </text:span></text:span><text:span text:style-name="Default_20_Paragraph_20_Font"><text:span text:style-name="T1">9</text:span></text:span><text:span text:style-name="Default_20_Paragraph_20_Font"><text:span text:style-name="T2"> Perrexitque Abram vadens, et ultra progrediens ad meridiem.</text:span></text:span></text:p>
        <text:p text:style-name="P3"><text:span text:style-name="Default_20_Paragraph_20_Font"><text:span text:style-name="T1">10</text:span></text:span><text:span text:style-name="Default_20_Paragraph_20_Font"><text:span text:style-name="T2"> Facta est autem fames in terra: descenditque Abram in Ægyptum, ut peregrinaretur ibi: prævaluerat enim fames in terra. </text:span></text:span><text:span text:style-name="Default_20_Paragraph_20_Font"><text:span text:style-name="T1">11</text:span></text:span><text:span text:style-name="Default_20_Paragraph_20_Font"><text:span text:style-name="T2"> Cumque prope esset ut ingrederetur Ægyptum, dixit Sarai uxori suæ: Novi quod pulchra sis mulier: </text:span></text:span><text:span text:style-name="Default_20_Paragraph_20_Font"><text:span text:style-name="T1">12</text:span></text:span><text:span text:style-name="Default_20_Paragraph_20_Font"><text:span text:style-name="T2"> et quod cum viderint te Ægyptii, dicturi sunt: Uxor ipsius est: et interficient me, et te reservabunt. </text:span></text:span><text:span text:style-name="Default_20_Paragraph_20_Font"><text:span text:style-name="T1">13</text:span></text:span><text:span text:style-name="Default_20_Paragraph_20_Font"><text:span text:style-name="T2"> Dic ergo, obsecro te, quod soror mea sis: ut bene sit </text:span></text:span><text:soft-page-break/><text:span text:style-name="Default_20_Paragraph_20_Font"><text:span text:style-name="T2">mihi propter te, et vivat anima mea ob gratiam tui. </text:span></text:span><text:span text:style-name="Default_20_Paragraph_20_Font"><text:span text:style-name="T1">14</text:span></text:span><text:span text:style-name="Default_20_Paragraph_20_Font"><text:span text:style-name="T2"> Cum itaque ingressus esset Abram Ægyptum, viderunt Ægyptii mulierem quod esset pulchra nimis. </text:span></text:span><text:span text:style-name="Default_20_Paragraph_20_Font"><text:span text:style-name="T1">15</text:span></text:span><text:span text:style-name="Default_20_Paragraph_20_Font"><text:span text:style-name="T2"> Et nuntiaverunt principes Pharaoni, et laudaverunt eam apud illum: et sublata est mulier in domum Pharaonis. </text:span></text:span><text:span text:style-name="Default_20_Paragraph_20_Font"><text:span text:style-name="T1">16</text:span></text:span><text:span text:style-name="Default_20_Paragraph_20_Font"><text:span text:style-name="T2"> Abram vero bene usi sunt propter illam: fueruntque ei oves et boves et asini, et servi et famulæ, et asinæ et cameli. </text:span></text:span><text:span text:style-name="Default_20_Paragraph_20_Font"><text:span text:style-name="T1">17</text:span></text:span><text:span text:style-name="Default_20_Paragraph_20_Font"><text:span text:style-name="T2"> Flagellavit autem Dominus Pharaonem plagis maximis, et domum ejus, propter Sarai uxorem Abram. </text:span></text:span><text:span text:style-name="Default_20_Paragraph_20_Font"><text:span text:style-name="T1">18</text:span></text:span><text:span text:style-name="Default_20_Paragraph_20_Font"><text:span text:style-name="T2"> Vocavitque Pharao Abram, et dixit ei: Quidnam est hoc quod fecisti mihi quare non indicasti quod uxor tua esset </text:span></text:span><text:span text:style-name="Default_20_Paragraph_20_Font"><text:span text:style-name="T1">19</text:span></text:span><text:span text:style-name="Default_20_Paragraph_20_Font"><text:span text:style-name="T2"> quam ob causam dixisti esse sororem tuam, ut tollerem eam mihi in uxorem Nunc igitur ecce conjux tua, accipe eam, et vade. </text:span></text:span><text:span text:style-name="Default_20_Paragraph_20_Font"><text:span text:style-name="T1">20</text:span></text:span><text:span text:style-name="Default_20_Paragraph_20_Font"><text:span text:style-name="T2"> Præcepitque Pharao super Abram viris: et deduxerunt eum, et uxorem illius, et omnia quæ habebat. </text:span></text:span></text:p>
      </text:section>
      <text:section text:style-name="Sect1" text:name="Sect13">
        <text:p text:style-name="P2">Genesis XIII</text:p>
        <text:p text:style-name="P3"><text:span text:style-name="Default_20_Paragraph_20_Font"><text:span text:style-name="T1">1</text:span></text:span><text:span text:style-name="Default_20_Paragraph_20_Font"><text:span text:style-name="T2"> Ascendit ergo Abram de Ægypto, ipse et uxor ejus, et omnia quæ habebat, et Lot cum eo, ad australem plagam. </text:span></text:span><text:span text:style-name="Default_20_Paragraph_20_Font"><text:span text:style-name="T1">2</text:span></text:span><text:span text:style-name="Default_20_Paragraph_20_Font"><text:span text:style-name="T2"> Erat autem dives valde in possessione auri et argenti. </text:span></text:span><text:span text:style-name="Default_20_Paragraph_20_Font"><text:span text:style-name="T1">3</text:span></text:span><text:span text:style-name="Default_20_Paragraph_20_Font"><text:span text:style-name="T2"> Reversusque est per iter, quo venerat, a meridie in Bethel, usque ad locum ubi prius fixerat tabernaculum inter Bethel et Hai, </text:span></text:span><text:span text:style-name="Default_20_Paragraph_20_Font"><text:span text:style-name="T1">4</text:span></text:span><text:span text:style-name="Default_20_Paragraph_20_Font"><text:span text:style-name="T2"> in loco altaris quod fecerat prius: et invocavit ibi nomen Domini. </text:span></text:span><text:span text:style-name="Default_20_Paragraph_20_Font"><text:span text:style-name="T1">5</text:span></text:span><text:span text:style-name="Default_20_Paragraph_20_Font"><text:span text:style-name="T2"> Sed et Lot qui erat cum Abram, fuerunt greges ovium, et armenta, et tabernacula. </text:span></text:span><text:span text:style-name="Default_20_Paragraph_20_Font"><text:span text:style-name="T1">6</text:span></text:span><text:span text:style-name="Default_20_Paragraph_20_Font"><text:span text:style-name="T2"> Nec poterat eos capere terra, ut habitarent simul: erat quippe substantia eorum multa, et nequibant habitare communiter. </text:span></text:span><text:span text:style-name="Default_20_Paragraph_20_Font"><text:span text:style-name="T1">7</text:span></text:span><text:span text:style-name="Default_20_Paragraph_20_Font"><text:span text:style-name="T2"> Unde et facta est rixa inter pastores gregum Abram et Lot. Eo autem tempore Chananæus et Pherezæus habitabant in terra illa. </text:span></text:span><text:span text:style-name="Default_20_Paragraph_20_Font"><text:span text:style-name="T1">8</text:span></text:span><text:span text:style-name="Default_20_Paragraph_20_Font"><text:span text:style-name="T2"> Dixit ergo Abram ad Lot: Ne quæso sit jurgium inter me et te, et inter pastores meos et pastores tuos: fratres enim sumus. </text:span></text:span><text:span text:style-name="Default_20_Paragraph_20_Font"><text:span text:style-name="T1">9</text:span></text:span><text:span text:style-name="Default_20_Paragraph_20_Font"><text:span text:style-name="T2"> Ecce universa terra coram te est: recede a me, obsecro: si ad sinistram ieris, ego dexteram tenebo: si tu dexteram elegeris, ego ad sinistram pergam. </text:span></text:span><text:span text:style-name="Default_20_Paragraph_20_Font"><text:span text:style-name="T1">10</text:span></text:span><text:span text:style-name="Default_20_Paragraph_20_Font"><text:span text:style-name="T2"> Elevatis itaque Lot oculis, vidit omnem circa regionem Jordanis, quæ universa irrigabatur antequam subverteret Dominus Sodomam et Gomorrham, sicut paradisus Domini, et sicut Ægyptus venientibus in Segor. </text:span></text:span><text:span text:style-name="Default_20_Paragraph_20_Font"><text:span text:style-name="T1">11</text:span></text:span><text:span text:style-name="Default_20_Paragraph_20_Font"><text:span text:style-name="T2"> Elegitque sibi Lot regionem circa Jordanem, et recessit ab oriente: divisique sunt alterutrum a fratre suo. </text:span></text:span><text:span text:style-name="Default_20_Paragraph_20_Font"><text:span text:style-name="T1">12</text:span></text:span><text:span text:style-name="Default_20_Paragraph_20_Font"><text:span text:style-name="T2"> Abram habitavit in terra Chanaan; Lot vero moratus est in oppidis, quæ erant circa Jordanem, et habitavit in Sodomis. </text:span></text:span><text:span text:style-name="Default_20_Paragraph_20_Font"><text:span text:style-name="T1">13</text:span></text:span><text:span text:style-name="Default_20_Paragraph_20_Font"><text:span text:style-name="T2"> Homines autem Sodomitæ pessimi erant, et peccatores coram Domino nimis.</text:span></text:span></text:p>
        <text:p text:style-name="P3"><text:span text:style-name="Default_20_Paragraph_20_Font"><text:span text:style-name="T1">14</text:span></text:span><text:span text:style-name="Default_20_Paragraph_20_Font"><text:span text:style-name="T2"> Dixitque Dominus ad Abram, postquam divisus est ab eo Lot: Leva oculos tuos et vide a loco, in quo nunc es, ad aquilonem et meridiem, ad orientem et occidentem. </text:span></text:span><text:span text:style-name="Default_20_Paragraph_20_Font"><text:span text:style-name="T1">15</text:span></text:span><text:span text:style-name="Default_20_Paragraph_20_Font"><text:span text:style-name="T2"> Omnem terram, quam conspicis, tibi dabo, et semini tuo usque in sempiternum. </text:span></text:span><text:span text:style-name="Default_20_Paragraph_20_Font"><text:span text:style-name="T1">16</text:span></text:span><text:span text:style-name="Default_20_Paragraph_20_Font"><text:span text:style-name="T2"> Faciamque semen tuum sicut pulverem terræ: si quis potest hominum numerare pulverem terræ, semen quoque tuum numerare poterit. </text:span></text:span><text:span text:style-name="Default_20_Paragraph_20_Font"><text:span text:style-name="T1">17</text:span></text:span><text:span text:style-name="Default_20_Paragraph_20_Font"><text:span text:style-name="T2"> Surge, et perambula terram in longitudine et in latitudine sua: quia tibi daturus sum eam. </text:span></text:span><text:span text:style-name="Default_20_Paragraph_20_Font"><text:span text:style-name="T1">18</text:span></text:span><text:span text:style-name="Default_20_Paragraph_20_Font"><text:span text:style-name="T2"> Movens igitur tabernaculum suum Abram, venit, et habitavit juxta convallem Mambre, quæ est in Hebron: ædificavitque ibi altare Domino. </text:span></text:span></text:p>
      </text:section>
      <text:section text:style-name="Sect1" text:name="Sect14">
        <text:p text:style-name="P2"><text:soft-page-break/>Genesis XIV</text:p>
        <text:p text:style-name="P3"><text:span text:style-name="Default_20_Paragraph_20_Font"><text:span text:style-name="T1">1</text:span></text:span><text:span text:style-name="Default_20_Paragraph_20_Font"><text:span text:style-name="T2"> Factum est autem in illo tempore, ut Amraphel rex Senaar, et Arioch rex Ponti, et Chodorlahomor rex Elamitarum, et Thadal rex gentium </text:span></text:span><text:span text:style-name="Default_20_Paragraph_20_Font"><text:span text:style-name="T1">2</text:span></text:span><text:span text:style-name="Default_20_Paragraph_20_Font"><text:span text:style-name="T2"> inirent bellum contra Bara regem Sodomorum, et contra Bersa regem Gomorrhæ, et contra Sennaab regem Adamæ, et contra Semeber regem Seboim, contraque regem Balæ, ipsa est Segor. </text:span></text:span><text:span text:style-name="Default_20_Paragraph_20_Font"><text:span text:style-name="T1">3</text:span></text:span><text:span text:style-name="Default_20_Paragraph_20_Font"><text:span text:style-name="T2"> Omnes hi convenerunt in vallem Silvestrem, quæ nunc est mare salis. </text:span></text:span><text:span text:style-name="Default_20_Paragraph_20_Font"><text:span text:style-name="T1">4</text:span></text:span><text:span text:style-name="Default_20_Paragraph_20_Font"><text:span text:style-name="T2"> Duodecim enim annis servierunt Chodorlahomor, et tertiodecimo anno recesserunt ab eo. </text:span></text:span><text:span text:style-name="Default_20_Paragraph_20_Font"><text:span text:style-name="T1">5</text:span></text:span><text:span text:style-name="Default_20_Paragraph_20_Font"><text:span text:style-name="T2"> Igitur quartodecimo anno venit Chodorlahomor, et reges qui erant cum eo: percusseruntque Raphaim in Astarothcarnaim, et Zuzim cum eis, et Emim in Save Cariathaim, </text:span></text:span><text:span text:style-name="Default_20_Paragraph_20_Font"><text:span text:style-name="T1">6</text:span></text:span><text:span text:style-name="Default_20_Paragraph_20_Font"><text:span text:style-name="T2"> et Chorræos in montibus Seir, usque ad Campestria Pharan, quæ est in solitudine. </text:span></text:span><text:span text:style-name="Default_20_Paragraph_20_Font"><text:span text:style-name="T1">7</text:span></text:span><text:span text:style-name="Default_20_Paragraph_20_Font"><text:span text:style-name="T2"> Reversique sunt, et venerunt ad fontem Misphat, ipsa est Cades: et percusserunt omnem regionem Amalecitarum, et Amorrhæum, qui habitabat in Asasonthamar. </text:span></text:span><text:span text:style-name="Default_20_Paragraph_20_Font"><text:span text:style-name="T1">8</text:span></text:span><text:span text:style-name="Default_20_Paragraph_20_Font"><text:span text:style-name="T2"> Et egressi sunt rex Sodomorum, et rex Gomorrhæ, rexque Adamæ, et rex Seboim, necnon et rex Balæ, quæ est Segor: et direxerunt aciem contra eos in valle Silvestri: </text:span></text:span><text:span text:style-name="Default_20_Paragraph_20_Font"><text:span text:style-name="T1">9</text:span></text:span><text:span text:style-name="Default_20_Paragraph_20_Font"><text:span text:style-name="T2"> scilicet adversus Chodorlahomor regem Elamitarum, et Thadal regem Gentium, et Amraphel regem Sennaar, et Arioch regem Ponti: quatuor reges adversus quinque. </text:span></text:span><text:span text:style-name="Default_20_Paragraph_20_Font"><text:span text:style-name="T1">10</text:span></text:span><text:span text:style-name="Default_20_Paragraph_20_Font"><text:span text:style-name="T2"> Vallis autem Silvestris habebat puteos multos bituminis. Itaque rex Sodomorum, et Gomorrhæ, terga verterunt, cecideruntque ibi: et qui remanserant, fugerunt ad montem. </text:span></text:span><text:span text:style-name="Default_20_Paragraph_20_Font"><text:span text:style-name="T1">11</text:span></text:span><text:span text:style-name="Default_20_Paragraph_20_Font"><text:span text:style-name="T2"> Tulerunt autem omnem substantiam Sodomorum et Gomorrhæ, et universa quæ ad cibum pertinent, et abierunt: </text:span></text:span><text:span text:style-name="Default_20_Paragraph_20_Font"><text:span text:style-name="T1">12</text:span></text:span><text:span text:style-name="Default_20_Paragraph_20_Font"><text:span text:style-name="T2"> necnon et Lot, et substantiam ejus, filium fratris Abram, qui habitabat in Sodomis.</text:span></text:span></text:p>
        <text:p text:style-name="P3"><text:span text:style-name="Default_20_Paragraph_20_Font"><text:span text:style-name="T1">13</text:span></text:span><text:span text:style-name="Default_20_Paragraph_20_Font"><text:span text:style-name="T2"> Et ecce unus, qui evaserat, nuntiavit Abram Hebræo, qui habitabat in convalle Mambre Amorrhæi, fratris Escol, et fratris Aner: hi enim pepigerant fœdus cum Abram. </text:span></text:span><text:span text:style-name="Default_20_Paragraph_20_Font"><text:span text:style-name="T1">14</text:span></text:span><text:span text:style-name="Default_20_Paragraph_20_Font"><text:span text:style-name="T2"> Quod cum audisset Abram, captum videlicet Lot fratrem suum, numeravit expeditos vernaculos suos trecentos decem et octo: et persecutus est usque Dan. </text:span></text:span><text:span text:style-name="Default_20_Paragraph_20_Font"><text:span text:style-name="T1">15</text:span></text:span><text:span text:style-name="Default_20_Paragraph_20_Font"><text:span text:style-name="T2"> Et divisis sociis, irruit super eos nocte: percussitque eos, et persecutus est eos usque Hoba, quæ est ad lævam Damasci. </text:span></text:span><text:span text:style-name="Default_20_Paragraph_20_Font"><text:span text:style-name="T1">16</text:span></text:span><text:span text:style-name="Default_20_Paragraph_20_Font"><text:span text:style-name="T2"> Reduxitque omnem substantiam, et Lot fratrem suum cum substantia illius, mulieres quoque et populum. </text:span></text:span><text:span text:style-name="Default_20_Paragraph_20_Font"><text:span text:style-name="T1">17</text:span></text:span><text:span text:style-name="Default_20_Paragraph_20_Font"><text:span text:style-name="T2"> Egressus est autem rex Sodomorum in occursum ejus postquam reversus est a cæde Chodorlahomor, et regum qui cum eo erant in valle Save, quæ est vallis regis.</text:span></text:span></text:p>
        <text:p text:style-name="P3"><text:span text:style-name="Default_20_Paragraph_20_Font"><text:span text:style-name="T1">18</text:span></text:span><text:span text:style-name="Default_20_Paragraph_20_Font"><text:span text:style-name="T2"> At vero Melchisedech rex Salem, proferens panem et vinum, erat enim sacerdos Dei altissimi, </text:span></text:span><text:span text:style-name="Default_20_Paragraph_20_Font"><text:span text:style-name="T1">19</text:span></text:span><text:span text:style-name="Default_20_Paragraph_20_Font"><text:span text:style-name="T2"> benedixit ei, et ait: Benedictus Abram Deo excelso, qui creavit cælum et terram: </text:span></text:span><text:span text:style-name="Default_20_Paragraph_20_Font"><text:span text:style-name="T1">20</text:span></text:span><text:span text:style-name="Default_20_Paragraph_20_Font"><text:span text:style-name="T2"> et benedictus Deus excelsus, quo protegente, hostes in manibus tuis sunt. Et dedit ei decimas ex omnibus. </text:span></text:span><text:span text:style-name="Default_20_Paragraph_20_Font"><text:span text:style-name="T1">21</text:span></text:span><text:span text:style-name="Default_20_Paragraph_20_Font"><text:span text:style-name="T2"> Dixit autem rex Sodomorum ad Abram: Da mihi animas, cetera tolle tibi. </text:span></text:span><text:span text:style-name="Default_20_Paragraph_20_Font"><text:span text:style-name="T1">22</text:span></text:span><text:span text:style-name="Default_20_Paragraph_20_Font"><text:span text:style-name="T2"> Qui respondit ei: Levo manum meam ad Dominum Deum excelsum possessorem cæli et terræ, </text:span></text:span><text:span text:style-name="Default_20_Paragraph_20_Font"><text:span text:style-name="T1">23</text:span></text:span><text:span text:style-name="Default_20_Paragraph_20_Font"><text:span text:style-name="T2"> quod a filo subtegminis usque ad corigiam caligæ, non accipiam ex omnibus quæ tua sunt, ne dicas: Ego ditavi Abram: </text:span></text:span><text:span text:style-name="Default_20_Paragraph_20_Font"><text:span text:style-name="T1">24</text:span></text:span><text:span text:style-name="Default_20_Paragraph_20_Font"><text:span text:style-name="T2"> exceptis his, quæ comederunt juvenes, et partibus virorum, qui venerunt mecum, Aner, Escol et Mambre: isti accipient partes suas. </text:span></text:span></text:p>
      </text:section>
      <text:section text:style-name="Sect1" text:name="Sect15">
        <text:p text:style-name="P2"><text:soft-page-break/>Genesis XV</text:p>
        <text:p text:style-name="P3"><text:span text:style-name="Default_20_Paragraph_20_Font"><text:span text:style-name="T1">1</text:span></text:span><text:span text:style-name="Default_20_Paragraph_20_Font"><text:span text:style-name="T2"> His itaque transactis, factus est sermo Domini ad Abram per visionem dicens: Noli timere, Abram: ego protector tuus sum, et merces tua magna nimis. </text:span></text:span><text:span text:style-name="Default_20_Paragraph_20_Font"><text:span text:style-name="T1">2</text:span></text:span><text:span text:style-name="Default_20_Paragraph_20_Font"><text:span text:style-name="T2"> Dixitque Abram: Domine Deus, quid dabis mihi ego vadam absque liberis, et filius procuratoris domus meæ iste Damascus Eliezer. </text:span></text:span><text:span text:style-name="Default_20_Paragraph_20_Font"><text:span text:style-name="T1">3</text:span></text:span><text:span text:style-name="Default_20_Paragraph_20_Font"><text:span text:style-name="T2"> Addiditque Abram: Mihi autem non dedisti semen, et ecce vernaculus meus, hæres meus erit. </text:span></text:span><text:span text:style-name="Default_20_Paragraph_20_Font"><text:span text:style-name="T1">4</text:span></text:span><text:span text:style-name="Default_20_Paragraph_20_Font"><text:span text:style-name="T2"> Statimque sermo Domini factus est ad eum, dicens: Non erit hic hæres tuus, sed qui egredietur de utero tuo, ipsum habebis hæredem. </text:span></text:span><text:span text:style-name="Default_20_Paragraph_20_Font"><text:span text:style-name="T1">5</text:span></text:span><text:span text:style-name="Default_20_Paragraph_20_Font"><text:span text:style-name="T2"> Eduxitque eum foras, et ait illi: Suscipe cælum, et numera stellas, si potes. Et dixit ei: Sic erit semen tuum. </text:span></text:span><text:span text:style-name="Default_20_Paragraph_20_Font"><text:span text:style-name="T1">6</text:span></text:span><text:span text:style-name="Default_20_Paragraph_20_Font"><text:span text:style-name="T2"> Credidit Abram Deo, et reputatum est illi ad justitiam. </text:span></text:span><text:span text:style-name="Default_20_Paragraph_20_Font"><text:span text:style-name="T1">7</text:span></text:span><text:span text:style-name="Default_20_Paragraph_20_Font"><text:span text:style-name="T2"> Dixitque ad eum: Ego Dominus qui eduxi te de Ur Chaldæorum ut darem tibi terram istam, et possideres eam. </text:span></text:span><text:span text:style-name="Default_20_Paragraph_20_Font"><text:span text:style-name="T1">8</text:span></text:span><text:span text:style-name="Default_20_Paragraph_20_Font"><text:span text:style-name="T2"> At ille ait: Domine Deus, unde scire possum quod possessurus sim eam </text:span></text:span><text:span text:style-name="Default_20_Paragraph_20_Font"><text:span text:style-name="T1">9</text:span></text:span><text:span text:style-name="Default_20_Paragraph_20_Font"><text:span text:style-name="T2"> Et respondens Dominus: Sume, inquit, mihi vaccam triennem, et capram trimam, et arietem annorum trium, turturem quoque et columbam. </text:span></text:span><text:span text:style-name="Default_20_Paragraph_20_Font"><text:span text:style-name="T1">10</text:span></text:span><text:span text:style-name="Default_20_Paragraph_20_Font"><text:span text:style-name="T2"> Qui tollens universa hæc, divisit ea per medium, et utrasque partes contra se altrinsecus posuit; aves autem non divisit. </text:span></text:span><text:span text:style-name="Default_20_Paragraph_20_Font"><text:span text:style-name="T1">11</text:span></text:span><text:span text:style-name="Default_20_Paragraph_20_Font"><text:span text:style-name="T2"> Descenderuntque volucres super cadavera, et abigebat eas Abram. </text:span></text:span><text:span text:style-name="Default_20_Paragraph_20_Font"><text:span text:style-name="T1">12</text:span></text:span><text:span text:style-name="Default_20_Paragraph_20_Font"><text:span text:style-name="T2"> Cumque sol occumberet, sopor irruit super Abram, et horror magnus et tenebrosus invasit eum. </text:span></text:span><text:span text:style-name="Default_20_Paragraph_20_Font"><text:span text:style-name="T1">13</text:span></text:span><text:span text:style-name="Default_20_Paragraph_20_Font"><text:span text:style-name="T2"> Dictumque est ad eum: Scito prænoscens quod peregrinum futurum sit semen tuum in terra non sua, et subjicient eos servituti, et affligent quadringentis annis. </text:span></text:span><text:span text:style-name="Default_20_Paragraph_20_Font"><text:span text:style-name="T1">14</text:span></text:span><text:span text:style-name="Default_20_Paragraph_20_Font"><text:span text:style-name="T2"> Verumtamen gentem, cui servituri sunt, ego judicabo: et post hæc egredientur cum magna substantia. </text:span></text:span><text:span text:style-name="Default_20_Paragraph_20_Font"><text:span text:style-name="T1">15</text:span></text:span><text:span text:style-name="Default_20_Paragraph_20_Font"><text:span text:style-name="T2"> Tu autem ibis ad patres tuos in pace, sepultus in senectute bona. </text:span></text:span><text:span text:style-name="Default_20_Paragraph_20_Font"><text:span text:style-name="T1">16</text:span></text:span><text:span text:style-name="Default_20_Paragraph_20_Font"><text:span text:style-name="T2"> Generatione autem quarta revertentur huc: necdum enim completæ sunt iniquitates Amorrhæorum usque ad præsens tempus. </text:span></text:span><text:span text:style-name="Default_20_Paragraph_20_Font"><text:span text:style-name="T1">17</text:span></text:span><text:span text:style-name="Default_20_Paragraph_20_Font"><text:span text:style-name="T2"> Cum ergo occubuisset sol, facta est caligo tenebrosa, et apparuit clibanus fumans, et lampas ignis transiens inter divisiones illas. </text:span></text:span><text:span text:style-name="Default_20_Paragraph_20_Font"><text:span text:style-name="T1">18</text:span></text:span><text:span text:style-name="Default_20_Paragraph_20_Font"><text:span text:style-name="T2"> In illo die pepigit Dominus fœdus cum Abram, dicens: Semini tuo dabo terram hanc a fluvio Ægypti usque ad fluvium magnum Euphraten, </text:span></text:span><text:span text:style-name="Default_20_Paragraph_20_Font"><text:span text:style-name="T1">19</text:span></text:span><text:span text:style-name="Default_20_Paragraph_20_Font"><text:span text:style-name="T2"> Cinæos, et Cenezæos, Cedmonæos, </text:span></text:span><text:span text:style-name="Default_20_Paragraph_20_Font"><text:span text:style-name="T1">20</text:span></text:span><text:span text:style-name="Default_20_Paragraph_20_Font"><text:span text:style-name="T2"> et Hethæos, et Pherezæos, Raphaim quoque, </text:span></text:span><text:span text:style-name="Default_20_Paragraph_20_Font"><text:span text:style-name="T1">21</text:span></text:span><text:span text:style-name="Default_20_Paragraph_20_Font"><text:span text:style-name="T2"> et Amorrhæos, et Chananæos, et Gergesæos, et Jebusæos. </text:span></text:span></text:p>
      </text:section>
      <text:section text:style-name="Sect1" text:name="Sect16">
        <text:p text:style-name="P2">Genesis XVI</text:p>
        <text:p text:style-name="P3"><text:span text:style-name="Default_20_Paragraph_20_Font"><text:span text:style-name="T1">1</text:span></text:span><text:span text:style-name="Default_20_Paragraph_20_Font"><text:span text:style-name="T2"> Igitur Sarai, uxor Abram, non genuerat liberos: sed habens ancillam ægyptiam nomine Agar, </text:span></text:span><text:span text:style-name="Default_20_Paragraph_20_Font"><text:span text:style-name="T1">2</text:span></text:span><text:span text:style-name="Default_20_Paragraph_20_Font"><text:span text:style-name="T2"> dixit marito suo: Ecce, conclusit me Dominus, ne parerem. Ingredere ad ancillam meam, si forte saltem ex illa suscipiam filios. Cumque ille acquiesceret deprecanti, </text:span></text:span><text:span text:style-name="Default_20_Paragraph_20_Font"><text:span text:style-name="T1">3</text:span></text:span><text:span text:style-name="Default_20_Paragraph_20_Font"><text:span text:style-name="T2"> tulit Agar ægyptiam ancillam suam post annos decem quam habitare cœperant in terra Chanaan: et dedit eam viro suo uxorem. </text:span></text:span><text:span text:style-name="Default_20_Paragraph_20_Font"><text:span text:style-name="T1">4</text:span></text:span><text:span text:style-name="Default_20_Paragraph_20_Font"><text:span text:style-name="T2"> Qui ingressus est ad eam. At illa concepisse se videns, despexit dominam suam. </text:span></text:span><text:span text:style-name="Default_20_Paragraph_20_Font"><text:span text:style-name="T1">5</text:span></text:span><text:span text:style-name="Default_20_Paragraph_20_Font"><text:span text:style-name="T2"> Dixitque Sarai ad Abram: Inique agis contra me: ego dedi ancillam meam in sinum tuum, quæ videns quod conceperit, despectui me habet: judicet Dominus inter me et te. </text:span></text:span><text:span text:style-name="Default_20_Paragraph_20_Font"><text:span text:style-name="T1">6</text:span></text:span><text:span text:style-name="Default_20_Paragraph_20_Font"><text:span text:style-name="T2"> Cui respondens Abram: Ecce, ait, ancilla tua in manu tua est, utere ea ut libet. Affligente igitur eam Sarai, fugam iniit. </text:span></text:span><text:span text:style-name="Default_20_Paragraph_20_Font"><text:span text:style-name="T1">7</text:span></text:span><text:span text:style-name="Default_20_Paragraph_20_Font"><text:span text:style-name="T2"> Cumque </text:span></text:span><text:soft-page-break/><text:span text:style-name="Default_20_Paragraph_20_Font"><text:span text:style-name="T2">invenisset eam angelus Domini juxta fontem aquæ in solitudine, qui est in via Sur in deserto, </text:span></text:span><text:span text:style-name="Default_20_Paragraph_20_Font"><text:span text:style-name="T1">8</text:span></text:span><text:span text:style-name="Default_20_Paragraph_20_Font"><text:span text:style-name="T2"> dixit ad illam: Agar ancilla Sarai, unde venis et quo vadis Quæ respondit: A facie Sarai dominæ meæ ego fugio. </text:span></text:span><text:span text:style-name="Default_20_Paragraph_20_Font"><text:span text:style-name="T1">9</text:span></text:span><text:span text:style-name="Default_20_Paragraph_20_Font"><text:span text:style-name="T2"> Dixitque ei angelus Domini: Revertere ad dominam tuam, et humiliare sub manu illius. </text:span></text:span><text:span text:style-name="Default_20_Paragraph_20_Font"><text:span text:style-name="T1">10</text:span></text:span><text:span text:style-name="Default_20_Paragraph_20_Font"><text:span text:style-name="T2"> Et rursum: Multiplicans, inquit, multiplicabo semen tuum, et non numerabitur præ multitudine. </text:span></text:span><text:span text:style-name="Default_20_Paragraph_20_Font"><text:span text:style-name="T1">11</text:span></text:span><text:span text:style-name="Default_20_Paragraph_20_Font"><text:span text:style-name="T2"> Ac deinceps: Ecce, ait, concepisti, et paries filium: vocabisque nomen ejus Ismaël, eo quod audierit Dominus afflictionem tuam. </text:span></text:span><text:span text:style-name="Default_20_Paragraph_20_Font"><text:span text:style-name="T1">12</text:span></text:span><text:span text:style-name="Default_20_Paragraph_20_Font"><text:span text:style-name="T2"> Hic erit ferus homo: manus ejus contra omnes, et manus omnium contra eum: et e regione universorum fratrum suorum figet tabernacula. </text:span></text:span><text:span text:style-name="Default_20_Paragraph_20_Font"><text:span text:style-name="T1">13</text:span></text:span><text:span text:style-name="Default_20_Paragraph_20_Font"><text:span text:style-name="T2"> Vocavit autem nomen Domini qui loquebatur ad eam: Tu Deus qui vidisti me. Dixit enim: Profecto hic vidi posteriora videntis me. </text:span></text:span><text:span text:style-name="Default_20_Paragraph_20_Font"><text:span text:style-name="T1">14</text:span></text:span><text:span text:style-name="Default_20_Paragraph_20_Font"><text:span text:style-name="T2"> Propterea appellavit puteum illum Puteum viventis et videntis me. Ipse est inter Cades et Barad. </text:span></text:span><text:span text:style-name="Default_20_Paragraph_20_Font"><text:span text:style-name="T1">15</text:span></text:span><text:span text:style-name="Default_20_Paragraph_20_Font"><text:span text:style-name="T2"> Peperitque Agar Abræ filium: qui vocavit nomen ejus Ismaël. </text:span></text:span><text:span text:style-name="Default_20_Paragraph_20_Font"><text:span text:style-name="T1">16</text:span></text:span><text:span text:style-name="Default_20_Paragraph_20_Font"><text:span text:style-name="T2"> Octoginta et sex annorum erat Abram quando peperit ei Agar Ismaëlem. </text:span></text:span></text:p>
      </text:section>
      <text:section text:style-name="Sect1" text:name="Sect17">
        <text:p text:style-name="P2">Genesis XVII</text:p>
        <text:p text:style-name="P3"><text:span text:style-name="Default_20_Paragraph_20_Font"><text:span text:style-name="T1">1</text:span></text:span><text:span text:style-name="Default_20_Paragraph_20_Font"><text:span text:style-name="T2"> Postquam vero nonaginta et novem annorum esse cœperat, apparuit ei Dominus, dixitque ad eum: Ego Deus omnipotens: ambula coram me, et esto perfectus. </text:span></text:span><text:span text:style-name="Default_20_Paragraph_20_Font"><text:span text:style-name="T1">2</text:span></text:span><text:span text:style-name="Default_20_Paragraph_20_Font"><text:span text:style-name="T2"> Ponamque fœdus meum inter me et te, et multiplicabo te vehementer nimis. </text:span></text:span><text:span text:style-name="Default_20_Paragraph_20_Font"><text:span text:style-name="T1">3</text:span></text:span><text:span text:style-name="Default_20_Paragraph_20_Font"><text:span text:style-name="T2"> Cecidit Abram pronus in faciem. </text:span></text:span><text:span text:style-name="Default_20_Paragraph_20_Font"><text:span text:style-name="T1">4</text:span></text:span><text:span text:style-name="Default_20_Paragraph_20_Font"><text:span text:style-name="T2"> Dixitque ei Deus: Ego sum, et pactum meum tecum, erisque pater multarum gentium. </text:span></text:span><text:span text:style-name="Default_20_Paragraph_20_Font"><text:span text:style-name="T1">5</text:span></text:span><text:span text:style-name="Default_20_Paragraph_20_Font"><text:span text:style-name="T2"> Nec ultra vocabitur nomen tuum Abram, sed appellaberis Abraham: quia patrem multarum gentium constitui te. </text:span></text:span><text:span text:style-name="Default_20_Paragraph_20_Font"><text:span text:style-name="T1">6</text:span></text:span><text:span text:style-name="Default_20_Paragraph_20_Font"><text:span text:style-name="T2"> Faciamque te crescere vehementissime, et ponam te in gentibus, regesque ex te egredientur. </text:span></text:span><text:span text:style-name="Default_20_Paragraph_20_Font"><text:span text:style-name="T1">7</text:span></text:span><text:span text:style-name="Default_20_Paragraph_20_Font"><text:span text:style-name="T2"> Et statuam pactum meum inter me et te, et inter semen tuum post te in generationibus suis, fœdere sempiterno: ut sim Deus tuus, et seminis tui post te. </text:span></text:span><text:span text:style-name="Default_20_Paragraph_20_Font"><text:span text:style-name="T1">8</text:span></text:span><text:span text:style-name="Default_20_Paragraph_20_Font"><text:span text:style-name="T2"> Daboque tibi et semini tuo terram peregrinationis tuæ, omnem terram Chanaan in possessionem æternam, eroque Deus eorum.</text:span></text:span></text:p>
        <text:p text:style-name="P3"><text:span text:style-name="Default_20_Paragraph_20_Font"><text:span text:style-name="T1">9</text:span></text:span><text:span text:style-name="Default_20_Paragraph_20_Font"><text:span text:style-name="T2"> Dixit iterum Deus ad Abraham: Et tu ergo custodies pactum meum, et semen tuum post te in generationibus suis. </text:span></text:span><text:span text:style-name="Default_20_Paragraph_20_Font"><text:span text:style-name="T1">10</text:span></text:span><text:span text:style-name="Default_20_Paragraph_20_Font"><text:span text:style-name="T2"> Hoc est pactum meum quod observabitis inter me et vos, et semen tuum post te: circumcidetur ex vobis omne masculinum: </text:span></text:span><text:span text:style-name="Default_20_Paragraph_20_Font"><text:span text:style-name="T1">11</text:span></text:span><text:span text:style-name="Default_20_Paragraph_20_Font"><text:span text:style-name="T2"> et circumcidetis carnem præputii vestri, ut sit in signum fœderis inter me et vos. </text:span></text:span><text:span text:style-name="Default_20_Paragraph_20_Font"><text:span text:style-name="T1">12</text:span></text:span><text:span text:style-name="Default_20_Paragraph_20_Font"><text:span text:style-name="T2"> Infans octo dierum circumcidetur in vobis, omne masculinum in generationibus vestris: tam vernaculus, quam emptitius circumcidetur, et quicumque non fuerit de stirpe vestra: </text:span></text:span><text:span text:style-name="Default_20_Paragraph_20_Font"><text:span text:style-name="T1">13</text:span></text:span><text:span text:style-name="Default_20_Paragraph_20_Font"><text:span text:style-name="T2"> eritque pactum meum in carne vestra in fœdus æternum. </text:span></text:span><text:span text:style-name="Default_20_Paragraph_20_Font"><text:span text:style-name="T1">14</text:span></text:span><text:span text:style-name="Default_20_Paragraph_20_Font"><text:span text:style-name="T2"> Masculus, cujus præputii caro circumcisa non fuerit, delebitur anima illa de populo suo: quia pactum meum irritum fecit.</text:span></text:span></text:p>
        <text:p text:style-name="P3"><text:span text:style-name="Default_20_Paragraph_20_Font"><text:span text:style-name="T1">15</text:span></text:span><text:span text:style-name="Default_20_Paragraph_20_Font"><text:span text:style-name="T2"> Dixit quoque Deus ad Abraham: Sarai uxorem tuam non vocabis Sarai, sed Saram. </text:span></text:span><text:span text:style-name="Default_20_Paragraph_20_Font"><text:span text:style-name="T1">16</text:span></text:span><text:span text:style-name="Default_20_Paragraph_20_Font"><text:span text:style-name="T2"> Et benedicam ei, et ex illa dabo tibi filium cui benedicturus sum: eritque in nationes, et reges populorum orientur ex eo. </text:span></text:span><text:span text:style-name="Default_20_Paragraph_20_Font"><text:span text:style-name="T1">17</text:span></text:span><text:span text:style-name="Default_20_Paragraph_20_Font"><text:span text:style-name="T2"> Cecidit Abraham in faciem suam, et risit, </text:span></text:span><text:soft-page-break/><text:span text:style-name="Default_20_Paragraph_20_Font"><text:span text:style-name="T2">dicens in corde suo: Putasne centenario nascetur filius et Sara nonagenaria pariet </text:span></text:span><text:span text:style-name="Default_20_Paragraph_20_Font"><text:span text:style-name="T1">18</text:span></text:span><text:span text:style-name="Default_20_Paragraph_20_Font"><text:span text:style-name="T2"> Dixitque ad Deum: Utinam Ismaël vivat coram te. </text:span></text:span><text:span text:style-name="Default_20_Paragraph_20_Font"><text:span text:style-name="T1">19</text:span></text:span><text:span text:style-name="Default_20_Paragraph_20_Font"><text:span text:style-name="T2"> Et ait Deus ad Abraham: Sara uxor tua pariet tibi filium, vocabisque nomen ejus Isaac, et constituam pactum meum illi in fœdus sempiternum, et semini ejus post eum. </text:span></text:span><text:span text:style-name="Default_20_Paragraph_20_Font"><text:span text:style-name="T1">20</text:span></text:span><text:span text:style-name="Default_20_Paragraph_20_Font"><text:span text:style-name="T2"> Super Ismaël quoque exaudivi te: ecce, benedicam ei, et augebo, et multiplicabo eum valde: duodecim duces generabit, et faciam illum in gentem magnam. </text:span></text:span><text:span text:style-name="Default_20_Paragraph_20_Font"><text:span text:style-name="T1">21</text:span></text:span><text:span text:style-name="Default_20_Paragraph_20_Font"><text:span text:style-name="T2"> Pactum vero meum statuam ad Isaac, quem pariet tibi Sara tempore isto in anno altero. </text:span></text:span><text:span text:style-name="Default_20_Paragraph_20_Font"><text:span text:style-name="T1">22</text:span></text:span><text:span text:style-name="Default_20_Paragraph_20_Font"><text:span text:style-name="T2"> Cumque finitus esset sermo loquentis cum eo, ascendit Deus ab Abraham.</text:span></text:span></text:p>
        <text:p text:style-name="P3"><text:span text:style-name="Default_20_Paragraph_20_Font"><text:span text:style-name="T1">23</text:span></text:span><text:span text:style-name="Default_20_Paragraph_20_Font"><text:span text:style-name="T2"> Tulit autem Abraham Ismaël filium suum, et omnes vernaculos domus suæ, universosque quos emerat, cunctos mares ex omnibus viris domus suæ: et circumcidit carnem præputii eorum statim in ipsa die, sicut præceperat ei Deus. </text:span></text:span><text:span text:style-name="Default_20_Paragraph_20_Font"><text:span text:style-name="T1">24</text:span></text:span><text:span text:style-name="Default_20_Paragraph_20_Font"><text:span text:style-name="T2"> Abraham nonaginta et novem erat annorum quando circumcidit carnem præputii sui. </text:span></text:span><text:span text:style-name="Default_20_Paragraph_20_Font"><text:span text:style-name="T1">25</text:span></text:span><text:span text:style-name="Default_20_Paragraph_20_Font"><text:span text:style-name="T2"> Et Ismaël filius tredecim annos impleverat tempore circumcisionis suæ. </text:span></text:span><text:span text:style-name="Default_20_Paragraph_20_Font"><text:span text:style-name="T1">26</text:span></text:span><text:span text:style-name="Default_20_Paragraph_20_Font"><text:span text:style-name="T2"> Eadem die circumcisus est Abraham et Ismaël filius ejus: </text:span></text:span><text:span text:style-name="Default_20_Paragraph_20_Font"><text:span text:style-name="T1">27</text:span></text:span><text:span text:style-name="Default_20_Paragraph_20_Font"><text:span text:style-name="T2"> et omnes viri domus illius, tam vernaculi, quam emptitii et alienigenæ pariter circumcisi sunt. </text:span></text:span></text:p>
      </text:section>
      <text:section text:style-name="Sect1" text:name="Sect18">
        <text:p text:style-name="P2">Genesis XVIII</text:p>
        <text:p text:style-name="P3"><text:span text:style-name="Default_20_Paragraph_20_Font"><text:span text:style-name="T1">1</text:span></text:span><text:span text:style-name="Default_20_Paragraph_20_Font"><text:span text:style-name="T2"> Apparuit autem ei Dominus in convalle Mambre sedenti in ostio tabernaculi sui in ipso fervore diei. </text:span></text:span><text:span text:style-name="Default_20_Paragraph_20_Font"><text:span text:style-name="T1">2</text:span></text:span><text:span text:style-name="Default_20_Paragraph_20_Font"><text:span text:style-name="T2"> Cumque elevasset oculos, apparuerunt ei tres viri stantes prope eum: quos cum vidisset, cucurrit in occursum eorum de ostio tabernaculi, et adoravit in terram. </text:span></text:span><text:span text:style-name="Default_20_Paragraph_20_Font"><text:span text:style-name="T1">3</text:span></text:span><text:span text:style-name="Default_20_Paragraph_20_Font"><text:span text:style-name="T2"> Et dixit: Domine, si inveni gratiam in oculis tuis, ne transeas servum tuum: </text:span></text:span><text:span text:style-name="Default_20_Paragraph_20_Font"><text:span text:style-name="T1">4</text:span></text:span><text:span text:style-name="Default_20_Paragraph_20_Font"><text:span text:style-name="T2"> sed afferam pauxillum aquæ, et lavate pedes vestros, et requiescite sub arbore. </text:span></text:span><text:span text:style-name="Default_20_Paragraph_20_Font"><text:span text:style-name="T1">5</text:span></text:span><text:span text:style-name="Default_20_Paragraph_20_Font"><text:span text:style-name="T2"> Ponamque buccellam panis, et confortate cor vestrum: postea transibitis: idcirco enim declinastis ad servum vestrum. Qui dixerunt: Fac ut locutus es. </text:span></text:span><text:span text:style-name="Default_20_Paragraph_20_Font"><text:span text:style-name="T1">6</text:span></text:span><text:span text:style-name="Default_20_Paragraph_20_Font"><text:span text:style-name="T2"> Festinavit Abraham in tabernaculum ad Saram, dixitque ei: Accelera, tria sata similæ commisce, et fac subcinericios panes. </text:span></text:span><text:span text:style-name="Default_20_Paragraph_20_Font"><text:span text:style-name="T1">7</text:span></text:span><text:span text:style-name="Default_20_Paragraph_20_Font"><text:span text:style-name="T2"> Ipse vero ad armentum cucurrit, et tulit inde vitulum tenerrimum et optimum, deditque puero: qui festinavit et coxit illum. </text:span></text:span><text:span text:style-name="Default_20_Paragraph_20_Font"><text:span text:style-name="T1">8</text:span></text:span><text:span text:style-name="Default_20_Paragraph_20_Font"><text:span text:style-name="T2"> Tulit quoque butyrum et lac, et vitulum quem coxerat, et posuit coram eis: ipse vero stabat juxta eos sub arbore.</text:span></text:span></text:p>
        <text:p text:style-name="P3"><text:span text:style-name="Default_20_Paragraph_20_Font"><text:span text:style-name="T1">9</text:span></text:span><text:span text:style-name="Default_20_Paragraph_20_Font"><text:span text:style-name="T2"> Cumque comedissent, dixerunt ad eum: Ubi est Sara uxor tua Ille respondit: Ecce in tabernaculo est. </text:span></text:span><text:span text:style-name="Default_20_Paragraph_20_Font"><text:span text:style-name="T1">10</text:span></text:span><text:span text:style-name="Default_20_Paragraph_20_Font"><text:span text:style-name="T2"> Cui dixit: Revertens veniam ad te tempore isto, vita comite, et habebit filium Sara uxor tua. Quo audito, Sara risit post ostium tabernaculi. </text:span></text:span><text:span text:style-name="Default_20_Paragraph_20_Font"><text:span text:style-name="T1">11</text:span></text:span><text:span text:style-name="Default_20_Paragraph_20_Font"><text:span text:style-name="T2"> Erant autem ambo senes, provectæque ætatis, et desierant Saræ fieri muliebria. </text:span></text:span><text:span text:style-name="Default_20_Paragraph_20_Font"><text:span text:style-name="T1">12</text:span></text:span><text:span text:style-name="Default_20_Paragraph_20_Font"><text:span text:style-name="T2"> Quæ risit occulte dicens: Postquam consenui, et dominus meus vetulus est, voluptati operam dabo </text:span></text:span><text:span text:style-name="Default_20_Paragraph_20_Font"><text:span text:style-name="T1">13</text:span></text:span><text:span text:style-name="Default_20_Paragraph_20_Font"><text:span text:style-name="T2"> Dixit autem Dominus ad Abraham: Quare risit Sara, dicens: Num vere paritura sum anus </text:span></text:span><text:span text:style-name="Default_20_Paragraph_20_Font"><text:span text:style-name="T1">14</text:span></text:span><text:span text:style-name="Default_20_Paragraph_20_Font"><text:span text:style-name="T2"> Numquid Deo quidquam est difficile juxta condictum revertar ad te hoc eodem tempore, vita comite, et habebit Sara filium. </text:span></text:span><text:span text:style-name="Default_20_Paragraph_20_Font"><text:span text:style-name="T1">15</text:span></text:span><text:span text:style-name="Default_20_Paragraph_20_Font"><text:span text:style-name="T2"> Negabit Sara, dicens: Non risi, timore perterrita. Dominus autem: Non est, inquit, ita: sed risisti.</text:span></text:span></text:p>
        <text:p text:style-name="P3"><text:soft-page-break/><text:span text:style-name="Default_20_Paragraph_20_Font"><text:span text:style-name="T1">16</text:span></text:span><text:span text:style-name="Default_20_Paragraph_20_Font"><text:span text:style-name="T2"> Cum ergo surrexissent inde viri, direxerunt oculos contra Sodomam: et Abraham simul gradiebatur, deducens eos. </text:span></text:span><text:span text:style-name="Default_20_Paragraph_20_Font"><text:span text:style-name="T1">17</text:span></text:span><text:span text:style-name="Default_20_Paragraph_20_Font"><text:span text:style-name="T2"> Dixitque Dominus: Num celare potero Abraham quæ gesturus sum: </text:span></text:span><text:span text:style-name="Default_20_Paragraph_20_Font"><text:span text:style-name="T1">18</text:span></text:span><text:span text:style-name="Default_20_Paragraph_20_Font"><text:span text:style-name="T2"> cum futurus sit in gentem magnam, ac robustissimam, et benedicendæ sint in illo omnes nationes terræ </text:span></text:span><text:span text:style-name="Default_20_Paragraph_20_Font"><text:span text:style-name="T1">19</text:span></text:span><text:span text:style-name="Default_20_Paragraph_20_Font"><text:span text:style-name="T2"> Scio enim quod præcepturus sit filiis suis, et domui suæ post se ut custodiant viam Domini, et faciant judicium et justitiam: ut adducat Dominus propter Abraham omnia quæ locutus est ad eum. </text:span></text:span><text:span text:style-name="Default_20_Paragraph_20_Font"><text:span text:style-name="T1">20</text:span></text:span><text:span text:style-name="Default_20_Paragraph_20_Font"><text:span text:style-name="T2"> Dixit itaque Dominus: Clamor Sodomorum et Gomorrhæ multiplicatus est, et peccatum eorum aggravatum est nimis. </text:span></text:span><text:span text:style-name="Default_20_Paragraph_20_Font"><text:span text:style-name="T1">21</text:span></text:span><text:span text:style-name="Default_20_Paragraph_20_Font"><text:span text:style-name="T2"> Descendam, et videbo utrum clamorem qui venit ad me, opere compleverint; an non est ita, ut sciam. </text:span></text:span><text:span text:style-name="Default_20_Paragraph_20_Font"><text:span text:style-name="T1">22</text:span></text:span><text:span text:style-name="Default_20_Paragraph_20_Font"><text:span text:style-name="T2"> Converteruntque se inde, et abierunt Sodomam: Abraham vero adhuc stabat coram Domino. </text:span></text:span><text:span text:style-name="Default_20_Paragraph_20_Font"><text:span text:style-name="T1">23</text:span></text:span><text:span text:style-name="Default_20_Paragraph_20_Font"><text:span text:style-name="T2"> Et appropinquans ait: Numquid perdes justum cum impio </text:span></text:span><text:span text:style-name="Default_20_Paragraph_20_Font"><text:span text:style-name="T1">24</text:span></text:span><text:span text:style-name="Default_20_Paragraph_20_Font"><text:span text:style-name="T2"> si fuerint quinquaginta justi in civitate, peribunt simul et non parces loco illi propter quinquaginta justos, si fuerint in eo </text:span></text:span><text:span text:style-name="Default_20_Paragraph_20_Font"><text:span text:style-name="T1">25</text:span></text:span><text:span text:style-name="Default_20_Paragraph_20_Font"><text:span text:style-name="T2"> Absit a te ut rem hanc facias, et occidas justum cum impio, fiatque justus sicut impius, non est hoc tuum: qui judicas omnem terram, nequaquam facies judicium hoc. </text:span></text:span><text:span text:style-name="Default_20_Paragraph_20_Font"><text:span text:style-name="T1">26</text:span></text:span><text:span text:style-name="Default_20_Paragraph_20_Font"><text:span text:style-name="T2"> Dixitque Dominus ad eum: Si invenero Sodomis quinquaginta justos in medio civitatis, dimittam omni loco propter eos. </text:span></text:span><text:span text:style-name="Default_20_Paragraph_20_Font"><text:span text:style-name="T1">27</text:span></text:span><text:span text:style-name="Default_20_Paragraph_20_Font"><text:span text:style-name="T2"> Respondensque Abraham, ait: Quia semel cœpi, loquar ad Dominum meum, cum sim pulvis et cinis. </text:span></text:span><text:span text:style-name="Default_20_Paragraph_20_Font"><text:span text:style-name="T1">28</text:span></text:span><text:span text:style-name="Default_20_Paragraph_20_Font"><text:span text:style-name="T2"> Quid si minus quinquaginta justis quinque fuerint delebis, propter quadraginta quinque, universam urbem Et ait: Non delebo, si invenero ibi quadraginta quinque. </text:span></text:span><text:span text:style-name="Default_20_Paragraph_20_Font"><text:span text:style-name="T1">29</text:span></text:span><text:span text:style-name="Default_20_Paragraph_20_Font"><text:span text:style-name="T2"> Rursumque locutus est ad eum: Sin autem quadraginta ibi inventi fuerint, quid facies Ait: Non percutiam propter quadraginta. </text:span></text:span><text:span text:style-name="Default_20_Paragraph_20_Font"><text:span text:style-name="T1">30</text:span></text:span><text:span text:style-name="Default_20_Paragraph_20_Font"><text:span text:style-name="T2"> Ne quæso, inquit, indigneris, Domine, si loquar: quid si ibi inventi fuerint triginta Respondit: Non faciam, si invenero ibi triginta. </text:span></text:span><text:span text:style-name="Default_20_Paragraph_20_Font"><text:span text:style-name="T1">31</text:span></text:span><text:span text:style-name="Default_20_Paragraph_20_Font"><text:span text:style-name="T2"> Quia semel, ait, cœpi loquar ad Dominum meum: quid si ibi inventi fuerint viginti Ait: Non interficiam propter viginti. </text:span></text:span><text:span text:style-name="Default_20_Paragraph_20_Font"><text:span text:style-name="T1">32</text:span></text:span><text:span text:style-name="Default_20_Paragraph_20_Font"><text:span text:style-name="T2"> Obsecro, inquit, ne irascaris, Domine, si loquar adhuc semel: quid si inventi fuerint ibi decem Et dixit: Non delebo propter decem. </text:span></text:span><text:span text:style-name="Default_20_Paragraph_20_Font"><text:span text:style-name="T1">33</text:span></text:span><text:span text:style-name="Default_20_Paragraph_20_Font"><text:span text:style-name="T2"> Abiitque Dominus, postquam cessavit loqui ad Abraham: et ille reversus est in locum suum. </text:span></text:span></text:p>
      </text:section>
      <text:section text:style-name="Sect1" text:name="Sect19">
        <text:p text:style-name="P2">Genesis XIX</text:p>
        <text:p text:style-name="P3"><text:span text:style-name="Default_20_Paragraph_20_Font"><text:span text:style-name="T1">1</text:span></text:span><text:span text:style-name="Default_20_Paragraph_20_Font"><text:span text:style-name="T2"> Veneruntque duo angeli Sodomam vespere, et sedente Lot in foribus civitatis. Qui cum vidisset eos, surrexit, et ivit obviam eis: adoravitque pronus in terram, </text:span></text:span><text:span text:style-name="Default_20_Paragraph_20_Font"><text:span text:style-name="T1">2</text:span></text:span><text:span text:style-name="Default_20_Paragraph_20_Font"><text:span text:style-name="T2"> et dixit: Obsecro, domini, declinate in domum pueri vestri, et manete ibi: lavate pedes vestros, et mane proficiscemini in viam vestram. Qui dixerunt: Minime, sed in platea manebimus. </text:span></text:span><text:span text:style-name="Default_20_Paragraph_20_Font"><text:span text:style-name="T1">3</text:span></text:span><text:span text:style-name="Default_20_Paragraph_20_Font"><text:span text:style-name="T2"> Compulit illos oppido ut diverterent ad eum: ingressisque domum illius fecit convivium, et coxit azyma, et comederunt. </text:span></text:span><text:span text:style-name="Default_20_Paragraph_20_Font"><text:span text:style-name="T1">4</text:span></text:span><text:span text:style-name="Default_20_Paragraph_20_Font"><text:span text:style-name="T2"> Prius autem quam irent cubitum, viri civitatis vallaverunt domum a puero usque ad senem, omnis populus simul. </text:span></text:span><text:span text:style-name="Default_20_Paragraph_20_Font"><text:span text:style-name="T1">5</text:span></text:span><text:span text:style-name="Default_20_Paragraph_20_Font"><text:span text:style-name="T2"> Vocaveruntque Lot, et dixerunt ei: Ubi sunt viri qui introierunt ad te nocte educ illos huc, ut cognoscamus eos. </text:span></text:span><text:span text:style-name="Default_20_Paragraph_20_Font"><text:span text:style-name="T1">6</text:span></text:span><text:span text:style-name="Default_20_Paragraph_20_Font"><text:span text:style-name="T2"> Egressus ad eos Lot, post tergum occludens ostium, ait: </text:span></text:span><text:span text:style-name="Default_20_Paragraph_20_Font"><text:span text:style-name="T1">7</text:span></text:span><text:span text:style-name="Default_20_Paragraph_20_Font"><text:span text:style-name="T2"> Nolite, quæso, fratres mei, nolite malum hoc facere. </text:span></text:span><text:span text:style-name="Default_20_Paragraph_20_Font"><text:span text:style-name="T1">8</text:span></text:span><text:span text:style-name="Default_20_Paragraph_20_Font"><text:span text:style-name="T2"> Habeo duas filias, quæ necdum cognoverunt virum: educam eas ad vos, et abutimini eis sicut vobis placuerit, dummodo viris istis nihil mali faciatis, quia ingressi sunt sub umbra culminis mei. </text:span></text:span><text:span text:style-name="Default_20_Paragraph_20_Font"><text:span text:style-name="T1">9</text:span></text:span><text:span text:style-name="Default_20_Paragraph_20_Font"><text:span text:style-name="T2"> At illi dixerunt: Recede illuc. Et rursus: Ingressus es, inquiunt, ut advena; numquid ut judices te ergo ipsum magis quam hos affligemus. Vimque </text:span></text:span><text:soft-page-break/><text:span text:style-name="Default_20_Paragraph_20_Font"><text:span text:style-name="T2">faciebant Lot vehementissime: jamque prope erat ut effringerent fores. </text:span></text:span><text:span text:style-name="Default_20_Paragraph_20_Font"><text:span text:style-name="T1">10</text:span></text:span><text:span text:style-name="Default_20_Paragraph_20_Font"><text:span text:style-name="T2"> Et ecce miserunt manum viri, et introduxerunt ad se Lot, clauseruntque ostium: </text:span></text:span><text:span text:style-name="Default_20_Paragraph_20_Font"><text:span text:style-name="T1">11</text:span></text:span><text:span text:style-name="Default_20_Paragraph_20_Font"><text:span text:style-name="T2"> et eos, qui foris erant, percusserunt cæcitate a minimo usque ad maximum, ita ut ostium invenire non possent. </text:span></text:span><text:span text:style-name="Default_20_Paragraph_20_Font"><text:span text:style-name="T1">12</text:span></text:span><text:span text:style-name="Default_20_Paragraph_20_Font"><text:span text:style-name="T2"> Dixerunt autem ad Lot: Habes hic quempiam tuorum generum, aut filios, aut filias, omnes, qui tui sunt, educ de urbe hac: </text:span></text:span><text:span text:style-name="Default_20_Paragraph_20_Font"><text:span text:style-name="T1">13</text:span></text:span><text:span text:style-name="Default_20_Paragraph_20_Font"><text:span text:style-name="T2"> delebimus enim locum istum, eo quod increverit clamor eorum coram Domino, qui misit nos ut perdamus illos. </text:span></text:span><text:span text:style-name="Default_20_Paragraph_20_Font"><text:span text:style-name="T1">14</text:span></text:span><text:span text:style-name="Default_20_Paragraph_20_Font"><text:span text:style-name="T2"> Egressus itaque Lot, locutus est ad generos suos qui accepturi erant filias ejus, et dixit: Surgite, egredimini de loco isto: quia delebit Dominus civitatem hanc. Et visus est eis quasi ludens loqui.</text:span></text:span></text:p>
        <text:p text:style-name="P3"><text:span text:style-name="Default_20_Paragraph_20_Font"><text:span text:style-name="T1">15</text:span></text:span><text:span text:style-name="Default_20_Paragraph_20_Font"><text:span text:style-name="T2"> Cumque esset mane, cogebant eum angeli, dicentes: Surge, tolle uxorem tuam, et duas filias quas habes: ne et tu pariter pereas in scelere civitatis. </text:span></text:span><text:span text:style-name="Default_20_Paragraph_20_Font"><text:span text:style-name="T1">16</text:span></text:span><text:span text:style-name="Default_20_Paragraph_20_Font"><text:span text:style-name="T2"> Dissimulante illo, apprehenderunt manum ejus, et manum uxoris, ac duarum filiarum ejus, eo quod parceret Dominus illi. </text:span></text:span><text:span text:style-name="Default_20_Paragraph_20_Font"><text:span text:style-name="T1">17</text:span></text:span><text:span text:style-name="Default_20_Paragraph_20_Font"><text:span text:style-name="T2"> Eduxeruntque eum, et posuerunt extra civitatem: ibique locuti sunt ad eum, dicentes: Salva animam tuam: noli respicere post tergum, nec stes in omni circa regione: sed in monte salvum te fac, ne et tu simul pereas. </text:span></text:span><text:span text:style-name="Default_20_Paragraph_20_Font"><text:span text:style-name="T1">18</text:span></text:span><text:span text:style-name="Default_20_Paragraph_20_Font"><text:span text:style-name="T2"> Dixitque Lot ad eos: Quæso, domine mi, </text:span></text:span><text:span text:style-name="Default_20_Paragraph_20_Font"><text:span text:style-name="T1">19</text:span></text:span><text:span text:style-name="Default_20_Paragraph_20_Font"><text:span text:style-name="T2"> quia invenit servus tuus gratiam coram te, et magnificasti misericordiam tuam quam fecisti mecum, ut salvares animam meam, nec possum in monte salvari, ne forte apprehendat me malum, et moriar: </text:span></text:span><text:span text:style-name="Default_20_Paragraph_20_Font"><text:span text:style-name="T1">20</text:span></text:span><text:span text:style-name="Default_20_Paragraph_20_Font"><text:span text:style-name="T2"> est civitas hæc juxta, ad quam possum fugere, parva, et salvabor in ea: numquid non modica est, et vivet anima mea </text:span></text:span><text:span text:style-name="Default_20_Paragraph_20_Font"><text:span text:style-name="T1">21</text:span></text:span><text:span text:style-name="Default_20_Paragraph_20_Font"><text:span text:style-name="T2"> Dixitque ad eum: Ecce etiam in hoc suscepi preces tuas, ut non subvertam urbem pro qua locutus es. </text:span></text:span><text:span text:style-name="Default_20_Paragraph_20_Font"><text:span text:style-name="T1">22</text:span></text:span><text:span text:style-name="Default_20_Paragraph_20_Font"><text:span text:style-name="T2"> Festina, et salvare ibi: quia non potero facere quidquam donec ingrediaris illuc. Idcirco vocatum est nomen urbis illius Segor. </text:span></text:span><text:span text:style-name="Default_20_Paragraph_20_Font"><text:span text:style-name="T1">23</text:span></text:span><text:span text:style-name="Default_20_Paragraph_20_Font"><text:span text:style-name="T2"> Sol egressus est super terram, et Lot ingressus est Segor. </text:span></text:span><text:span text:style-name="Default_20_Paragraph_20_Font"><text:span text:style-name="T1">24</text:span></text:span><text:span text:style-name="Default_20_Paragraph_20_Font"><text:span text:style-name="T2"> Igitur Dominus pluit super Sodomam et Gomorrham sulphur et ignem a Domino de cælo: </text:span></text:span><text:span text:style-name="Default_20_Paragraph_20_Font"><text:span text:style-name="T1">25</text:span></text:span><text:span text:style-name="Default_20_Paragraph_20_Font"><text:span text:style-name="T2"> et subvertit civitates has, et omnem circa regionem, universos habitatores urbium, et cuncta terræ virentia. </text:span></text:span><text:span text:style-name="Default_20_Paragraph_20_Font"><text:span text:style-name="T1">26</text:span></text:span><text:span text:style-name="Default_20_Paragraph_20_Font"><text:span text:style-name="T2"> Respiciensque uxor ejus post se, versa est in statuam salis. </text:span></text:span><text:span text:style-name="Default_20_Paragraph_20_Font"><text:span text:style-name="T1">27</text:span></text:span><text:span text:style-name="Default_20_Paragraph_20_Font"><text:span text:style-name="T2"> Abraham autem consurgens mane, ubi steterat prius cum Domino, </text:span></text:span><text:span text:style-name="Default_20_Paragraph_20_Font"><text:span text:style-name="T1">28</text:span></text:span><text:span text:style-name="Default_20_Paragraph_20_Font"><text:span text:style-name="T2"> intuitus est Sodomam et Gomorrham, et universam terram regionis illius: viditque ascendentem favillam de terra quasi fornacis fumum. </text:span></text:span><text:span text:style-name="Default_20_Paragraph_20_Font"><text:span text:style-name="T1">29</text:span></text:span><text:span text:style-name="Default_20_Paragraph_20_Font"><text:span text:style-name="T2"> Cum enim subverteret Deus civitates regionis illius, recordatus Abrahæ, liberavit Lot de subversione urbium in quibus habitaverat.</text:span></text:span></text:p>
        <text:p text:style-name="P3"><text:span text:style-name="Default_20_Paragraph_20_Font"><text:span text:style-name="T1">30</text:span></text:span><text:span text:style-name="Default_20_Paragraph_20_Font"><text:span text:style-name="T2"> Ascenditque Lot de Segor, et mansit in monte, duæ quoque filiæ ejus cum eo (timuerat enim manere in Segor) et mansit in spelunca ipse, et duæ filiæ ejus cum eo. </text:span></text:span><text:span text:style-name="Default_20_Paragraph_20_Font"><text:span text:style-name="T1">31</text:span></text:span><text:span text:style-name="Default_20_Paragraph_20_Font"><text:span text:style-name="T2"> Dixitque major ad minorem: Pater noster senex est, et nullus virorum remansit in terra, qui possit ingredi ad nos juxta morem universæ terræ. </text:span></text:span><text:span text:style-name="Default_20_Paragraph_20_Font"><text:span text:style-name="T1">32</text:span></text:span><text:span text:style-name="Default_20_Paragraph_20_Font"><text:span text:style-name="T2"> Veni, inebriemus eum vino, dormiamusque cum eo, ut servare possimus ex patre nostro semen. </text:span></text:span><text:span text:style-name="Default_20_Paragraph_20_Font"><text:span text:style-name="T1">33</text:span></text:span><text:span text:style-name="Default_20_Paragraph_20_Font"><text:span text:style-name="T2"> Dederunt itaque patri suo bibere vinum nocte illa. Et ingressa est major, dormivitque cum patre; at ille non sensit, nec quando accubuit filia, nec quando surrexit. </text:span></text:span><text:span text:style-name="Default_20_Paragraph_20_Font"><text:span text:style-name="T1">34</text:span></text:span><text:span text:style-name="Default_20_Paragraph_20_Font"><text:span text:style-name="T2"> Altera quoque die dixit major ad minorem: Ecce dormivi heri cum patre meo, demus ei bibere vinum etiam hac nocte, et dormies cum eo, ut salvemus semen de patre nostro. </text:span></text:span><text:span text:style-name="Default_20_Paragraph_20_Font"><text:span text:style-name="T1">35</text:span></text:span><text:span text:style-name="Default_20_Paragraph_20_Font"><text:span text:style-name="T2"> Dederunt etiam et illa nocte patri suo bibere vinum, ingressaque minor filia, dormivit cum eo: et ne tunc quidem sensit quando concubuerit, vel quando illa surrexerit. </text:span></text:span><text:span text:style-name="Default_20_Paragraph_20_Font"><text:span text:style-name="T1">36</text:span></text:span><text:span text:style-name="Default_20_Paragraph_20_Font"><text:span text:style-name="T2"> Conceperunt ergo duæ filiæ Lot de patre suo. </text:span></text:span><text:span text:style-name="Default_20_Paragraph_20_Font"><text:span text:style-name="T1">37</text:span></text:span><text:span text:style-name="Default_20_Paragraph_20_Font"><text:span text:style-name="T2"> Peperitque major filium, et vocavit </text:span></text:span><text:soft-page-break/><text:span text:style-name="Default_20_Paragraph_20_Font"><text:span text:style-name="T2">nomen ejus Moab: ipse est pater Moabitarum usque in præsentem diem. </text:span></text:span><text:span text:style-name="Default_20_Paragraph_20_Font"><text:span text:style-name="T1">38</text:span></text:span><text:span text:style-name="Default_20_Paragraph_20_Font"><text:span text:style-name="T2"> Minor quoque peperit filium, et vocavit nomen ejus Ammon, id est, Filius populi mei: ipse est pater Ammonitarum usque hodie. </text:span></text:span></text:p>
      </text:section>
      <text:section text:style-name="Sect1" text:name="Sect20">
        <text:p text:style-name="P2">Genesis XX</text:p>
        <text:p text:style-name="P3"><text:span text:style-name="Default_20_Paragraph_20_Font"><text:span text:style-name="T1">1</text:span></text:span><text:span text:style-name="Default_20_Paragraph_20_Font"><text:span text:style-name="T2"> Profectus inde Abraham in terram australem, habitavit inter Cades et Sur: et peregrinatus est in Geraris. </text:span></text:span><text:span text:style-name="Default_20_Paragraph_20_Font"><text:span text:style-name="T1">2</text:span></text:span><text:span text:style-name="Default_20_Paragraph_20_Font"><text:span text:style-name="T2"> Dixitque de Sara uxore suo: Soror mea est. Misit ergo Abimelech rex Geraræ, et tulit eam. </text:span></text:span><text:span text:style-name="Default_20_Paragraph_20_Font"><text:span text:style-name="T1">3</text:span></text:span><text:span text:style-name="Default_20_Paragraph_20_Font"><text:span text:style-name="T2"> Venit autem Deus ad Abimelech per somnium nocte, et ait illi: En morieris propter mulierem quam tulisti: habet enim virum. </text:span></text:span><text:span text:style-name="Default_20_Paragraph_20_Font"><text:span text:style-name="T1">4</text:span></text:span><text:span text:style-name="Default_20_Paragraph_20_Font"><text:span text:style-name="T2"> Abimelech vero non tetigerat eam, et ait: Domine, num gentem ignorantem et justam interficies </text:span></text:span><text:span text:style-name="Default_20_Paragraph_20_Font"><text:span text:style-name="T1">5</text:span></text:span><text:span text:style-name="Default_20_Paragraph_20_Font"><text:span text:style-name="T2"> nonne ipse dixit mihi: Soror mea est: et ipsa ait: Frater meus est In simplicitate cordis mei, et munditia manuum mearum feci hoc. </text:span></text:span><text:span text:style-name="Default_20_Paragraph_20_Font"><text:span text:style-name="T1">6</text:span></text:span><text:span text:style-name="Default_20_Paragraph_20_Font"><text:span text:style-name="T2"> Dixitque ad eum Deus: Et ego scio quod simplici corde feceris: et ideo custodivi te ne peccares in me, et non dimisi ut tangeres eam. </text:span></text:span><text:span text:style-name="Default_20_Paragraph_20_Font"><text:span text:style-name="T1">7</text:span></text:span><text:span text:style-name="Default_20_Paragraph_20_Font"><text:span text:style-name="T2"> Nunc ergo redde viro suo uxorem, quia propheta est: et orabit pro te, et vives: si autem nolueris reddere, scito quod morte morieris tu, et omnia quæ tua sunt. </text:span></text:span><text:span text:style-name="Default_20_Paragraph_20_Font"><text:span text:style-name="T1">8</text:span></text:span><text:span text:style-name="Default_20_Paragraph_20_Font"><text:span text:style-name="T2"> Statimque de nocte consurgens Abimelech, vocavit omnes servos suos: et locutus est universa verba hæc in auribus eorum, timueruntque omnes viri valde. </text:span></text:span><text:span text:style-name="Default_20_Paragraph_20_Font"><text:span text:style-name="T1">9</text:span></text:span><text:span text:style-name="Default_20_Paragraph_20_Font"><text:span text:style-name="T2"> Vocavit autem Abimelech etiam Abraham, et dixit ei: Quid fecisti nobis quid peccavimus in te, quia induxisti super me et super regnum meum peccatum grande quæ non debuisti facere, fecisti nobis. </text:span></text:span><text:span text:style-name="Default_20_Paragraph_20_Font"><text:span text:style-name="T1">10</text:span></text:span><text:span text:style-name="Default_20_Paragraph_20_Font"><text:span text:style-name="T2"> Rursumque expostulans, ait: Quid vidisti, ut hoc faceres </text:span></text:span><text:span text:style-name="Default_20_Paragraph_20_Font"><text:span text:style-name="T1">11</text:span></text:span><text:span text:style-name="Default_20_Paragraph_20_Font"><text:span text:style-name="T2"> Respondit Abraham: Cogitavi mecum, dicens: Forsitan non est timor Dei in loco isto: et interficient me propter uxorem meam: </text:span></text:span><text:span text:style-name="Default_20_Paragraph_20_Font"><text:span text:style-name="T1">12</text:span></text:span><text:span text:style-name="Default_20_Paragraph_20_Font"><text:span text:style-name="T2"> alias autem et vere soror mea est, filia patris mei, et non filia matris meæ, et duxi eam in uxorem. </text:span></text:span><text:span text:style-name="Default_20_Paragraph_20_Font"><text:span text:style-name="T1">13</text:span></text:span><text:span text:style-name="Default_20_Paragraph_20_Font"><text:span text:style-name="T2"> Postquam autem eduxit me Deus de domo patris mei, dixi ad eam: Hanc misericordiam facies mecum: in omni loco, ad quem ingrediemur, dices quod frater tuus sim. </text:span></text:span><text:span text:style-name="Default_20_Paragraph_20_Font"><text:span text:style-name="T1">14</text:span></text:span><text:span text:style-name="Default_20_Paragraph_20_Font"><text:span text:style-name="T2"> Tulit igitur Abimelech oves et boves, et servos et ancillas, et dedit Abraham: reddiditque illi Saram uxorem suam, </text:span></text:span><text:span text:style-name="Default_20_Paragraph_20_Font"><text:span text:style-name="T1">15</text:span></text:span><text:span text:style-name="Default_20_Paragraph_20_Font"><text:span text:style-name="T2"> et ait: Terra coram vobis est, ubicumque tibi placuerit habita. </text:span></text:span><text:span text:style-name="Default_20_Paragraph_20_Font"><text:span text:style-name="T1">16</text:span></text:span><text:span text:style-name="Default_20_Paragraph_20_Font"><text:span text:style-name="T2"> Saræ autem dixit: Ecce mille argenteos dedi fratri tuo, hoc erit tibi in velamen oculorum ad omnes qui tecum sunt, et quocumque perrexeris: mementoque te deprehensam. </text:span></text:span><text:span text:style-name="Default_20_Paragraph_20_Font"><text:span text:style-name="T1">17</text:span></text:span><text:span text:style-name="Default_20_Paragraph_20_Font"><text:span text:style-name="T2"> Orante autem Abraham, sanavit Deus Abimelech et uxorem, ancillasque ejus, et pepererunt: </text:span></text:span><text:span text:style-name="Default_20_Paragraph_20_Font"><text:span text:style-name="T1">18</text:span></text:span><text:span text:style-name="Default_20_Paragraph_20_Font"><text:span text:style-name="T2"> concluserat enim Dominus omnem vulvam domus Abimelech propter Saram uxorem Abrahæ. </text:span></text:span></text:p>
      </text:section>
      <text:section text:style-name="Sect1" text:name="Sect21">
        <text:p text:style-name="P2">Genesis XXI</text:p>
        <text:p text:style-name="P3"><text:span text:style-name="Default_20_Paragraph_20_Font"><text:span text:style-name="T1">1</text:span></text:span><text:span text:style-name="Default_20_Paragraph_20_Font"><text:span text:style-name="T2"> Visitavit autem Dominus Saram, sicut promiserat: et implevit quæ locutus est. </text:span></text:span><text:span text:style-name="Default_20_Paragraph_20_Font"><text:span text:style-name="T1">2</text:span></text:span><text:span text:style-name="Default_20_Paragraph_20_Font"><text:span text:style-name="T2"> Concepitque et peperit filium in senectute sua, tempore quo prædixerat ei Deus. </text:span></text:span><text:span text:style-name="Default_20_Paragraph_20_Font"><text:span text:style-name="T1">3</text:span></text:span><text:span text:style-name="Default_20_Paragraph_20_Font"><text:span text:style-name="T2"> Vocavitque Abraham nomen filii sui, quem genuit ei Sara, Isaac: </text:span></text:span><text:span text:style-name="Default_20_Paragraph_20_Font"><text:span text:style-name="T1">4</text:span></text:span><text:span text:style-name="Default_20_Paragraph_20_Font"><text:span text:style-name="T2"> et circumcidit eum octavo die, sicut præceperat ei Deus, </text:span></text:span><text:span text:style-name="Default_20_Paragraph_20_Font"><text:span text:style-name="T1">5</text:span></text:span><text:span text:style-name="Default_20_Paragraph_20_Font"><text:span text:style-name="T2"> cum centum esset annorum: hac quippe ætate patris, natus est Isaac. </text:span></text:span><text:span text:style-name="Default_20_Paragraph_20_Font"><text:span text:style-name="T1">6</text:span></text:span><text:span text:style-name="Default_20_Paragraph_20_Font"><text:span text:style-name="T2"> Dixitque Sara: Risum fecit </text:span></text:span><text:soft-page-break/><text:span text:style-name="Default_20_Paragraph_20_Font"><text:span text:style-name="T2">mihi Deus: quicumque audierit, corridebit mihi. </text:span></text:span><text:span text:style-name="Default_20_Paragraph_20_Font"><text:span text:style-name="T1">7</text:span></text:span><text:span text:style-name="Default_20_Paragraph_20_Font"><text:span text:style-name="T2"> Rursumque ait: Quis auditurus crederet Abraham quod Sara lactaret filium, quem peperit et jam seni </text:span></text:span><text:span text:style-name="Default_20_Paragraph_20_Font"><text:span text:style-name="T1">8</text:span></text:span><text:span text:style-name="Default_20_Paragraph_20_Font"><text:span text:style-name="T2"> Crevit igitur puer, et ablactatus est: fecitque Abraham grande convivium in die ablactationis ejus.</text:span></text:span></text:p>
        <text:p text:style-name="P3"><text:span text:style-name="Default_20_Paragraph_20_Font"><text:span text:style-name="T1">9</text:span></text:span><text:span text:style-name="Default_20_Paragraph_20_Font"><text:span text:style-name="T2"> Cumque vidisset Sara filium Agar Ægyptiæ ludentem cum Isaac filio suo, dixit ad Abraham: </text:span></text:span><text:span text:style-name="Default_20_Paragraph_20_Font"><text:span text:style-name="T1">10</text:span></text:span><text:span text:style-name="Default_20_Paragraph_20_Font"><text:span text:style-name="T2"> Ejice ancillam hanc, et filium ejus: non enim erit hæres filius ancillæ cum filio meo Isaac. </text:span></text:span><text:span text:style-name="Default_20_Paragraph_20_Font"><text:span text:style-name="T1">11</text:span></text:span><text:span text:style-name="Default_20_Paragraph_20_Font"><text:span text:style-name="T2"> Dure accepit hoc Abraham pro filio suo. </text:span></text:span><text:span text:style-name="Default_20_Paragraph_20_Font"><text:span text:style-name="T1">12</text:span></text:span><text:span text:style-name="Default_20_Paragraph_20_Font"><text:span text:style-name="T2"> Cui dixit Deus: Non tibi videatur asperum super puero, et super ancilla tua: omnia quæ dixerit tibi Sara, audi vocem ejus: quia in Isaac vocabitur tibi semen. </text:span></text:span><text:span text:style-name="Default_20_Paragraph_20_Font"><text:span text:style-name="T1">13</text:span></text:span><text:span text:style-name="Default_20_Paragraph_20_Font"><text:span text:style-name="T2"> Sed et filium ancillæ faciam in gentem magnam, quia semen tuum est. </text:span></text:span><text:span text:style-name="Default_20_Paragraph_20_Font"><text:span text:style-name="T1">14</text:span></text:span><text:span text:style-name="Default_20_Paragraph_20_Font"><text:span text:style-name="T2"> Surrexit itaque Abraham mane, et tollens panem et utrem aquæ, imposuit scapulæ ejus, tradiditque puerum, et dimisit eam. Quæ cum abiisset, errabat in solitudine Bersabee. </text:span></text:span><text:span text:style-name="Default_20_Paragraph_20_Font"><text:span text:style-name="T1">15</text:span></text:span><text:span text:style-name="Default_20_Paragraph_20_Font"><text:span text:style-name="T2"> Cumque consumpta esset aqua in utre, abjecit puerum subter unam arborum, quæ ibi erant. </text:span></text:span><text:span text:style-name="Default_20_Paragraph_20_Font"><text:span text:style-name="T1">16</text:span></text:span><text:span text:style-name="Default_20_Paragraph_20_Font"><text:span text:style-name="T2"> Et abiit, seditque e regione procul quantum potest arcus jacere: dixit enim: Non videbo morientem puerum: et sedens contra, levavit vocem suam et flevit. </text:span></text:span><text:span text:style-name="Default_20_Paragraph_20_Font"><text:span text:style-name="T1">17</text:span></text:span><text:span text:style-name="Default_20_Paragraph_20_Font"><text:span text:style-name="T2"> Exaudivit autem Deus vocem pueri: vocavitque angelus Dei Agar de cælo, dicens: Quid agis Agar noli timere: exaudivit enim Deus vocem pueri de loco in quo est. </text:span></text:span><text:span text:style-name="Default_20_Paragraph_20_Font"><text:span text:style-name="T1">18</text:span></text:span><text:span text:style-name="Default_20_Paragraph_20_Font"><text:span text:style-name="T2"> Surge, tolle puerum, et tene manum illius: quia in gentem magnam faciam eum. </text:span></text:span><text:span text:style-name="Default_20_Paragraph_20_Font"><text:span text:style-name="T1">19</text:span></text:span><text:span text:style-name="Default_20_Paragraph_20_Font"><text:span text:style-name="T2"> Aperuitque oculos ejus Deus: quæ videns puteum aquæ, abiit, et implevit utrem, deditque puero bibere. </text:span></text:span><text:span text:style-name="Default_20_Paragraph_20_Font"><text:span text:style-name="T1">20</text:span></text:span><text:span text:style-name="Default_20_Paragraph_20_Font"><text:span text:style-name="T2"> Et fuit cum eo: qui crevit, et moratus est in solitudine, factusque est juvenis sagittarius. </text:span></text:span><text:span text:style-name="Default_20_Paragraph_20_Font"><text:span text:style-name="T1">21</text:span></text:span><text:span text:style-name="Default_20_Paragraph_20_Font"><text:span text:style-name="T2"> Habitavitque in deserto Pharan, et accepit illi mater sua uxorem de terra Ægypti.</text:span></text:span></text:p>
        <text:p text:style-name="P3"><text:span text:style-name="Default_20_Paragraph_20_Font"><text:span text:style-name="T1">22</text:span></text:span><text:span text:style-name="Default_20_Paragraph_20_Font"><text:span text:style-name="T2"> Eodem tempore dixit Abimelech, et Phicol princeps exercitus ejus, ad Abraham: Deus tecum est in universis quæ agis. </text:span></text:span><text:span text:style-name="Default_20_Paragraph_20_Font"><text:span text:style-name="T1">23</text:span></text:span><text:span text:style-name="Default_20_Paragraph_20_Font"><text:span text:style-name="T2"> Jura ergo per Deum, ne noceas mihi, et posteris meis, stirpique meæ: sed juxta misericordiam, quam feci tibi, facies mihi, et terræ in qua versatus es advena. </text:span></text:span><text:span text:style-name="Default_20_Paragraph_20_Font"><text:span text:style-name="T1">24</text:span></text:span><text:span text:style-name="Default_20_Paragraph_20_Font"><text:span text:style-name="T2"> Dixitque Abraham: Ego jurabo. </text:span></text:span><text:span text:style-name="Default_20_Paragraph_20_Font"><text:span text:style-name="T1">25</text:span></text:span><text:span text:style-name="Default_20_Paragraph_20_Font"><text:span text:style-name="T2"> Et increpavit Abimelech propter puteum aquæ quem vi abstulerunt servi ejus. </text:span></text:span><text:span text:style-name="Default_20_Paragraph_20_Font"><text:span text:style-name="T1">26</text:span></text:span><text:span text:style-name="Default_20_Paragraph_20_Font"><text:span text:style-name="T2"> Responditque Abimelech: Nescivi quis fecerit hanc rem: sed et tu non indicasti mihi, et ego non audivi præter hodie. </text:span></text:span><text:span text:style-name="Default_20_Paragraph_20_Font"><text:span text:style-name="T1">27</text:span></text:span><text:span text:style-name="Default_20_Paragraph_20_Font"><text:span text:style-name="T2"> Tulit itaque Abraham oves et boves, et dedit Abimelech: percusseruntque ambo fœdus. </text:span></text:span><text:span text:style-name="Default_20_Paragraph_20_Font"><text:span text:style-name="T1">28</text:span></text:span><text:span text:style-name="Default_20_Paragraph_20_Font"><text:span text:style-name="T2"> Et statuit Abraham septem agnas gregis seorsum. </text:span></text:span><text:span text:style-name="Default_20_Paragraph_20_Font"><text:span text:style-name="T1">29</text:span></text:span><text:span text:style-name="Default_20_Paragraph_20_Font"><text:span text:style-name="T2"> Cui dixit Abimelech: Quid sibi volunt septem agnæ istæ, quas stare fecisti seorsum </text:span></text:span><text:span text:style-name="Default_20_Paragraph_20_Font"><text:span text:style-name="T1">30</text:span></text:span><text:span text:style-name="Default_20_Paragraph_20_Font"><text:span text:style-name="T2"> At ille: Septem, inquit, agnas accipies de manu mea: ut sint mihi in testimonium, quoniam ego fodi puteum istum. </text:span></text:span><text:span text:style-name="Default_20_Paragraph_20_Font"><text:span text:style-name="T1">31</text:span></text:span><text:span text:style-name="Default_20_Paragraph_20_Font"><text:span text:style-name="T2"> Idcirco vocatus est locus ille Bersabee: quia ibi uterque juravit. </text:span></text:span><text:span text:style-name="Default_20_Paragraph_20_Font"><text:span text:style-name="T1">32</text:span></text:span><text:span text:style-name="Default_20_Paragraph_20_Font"><text:span text:style-name="T2"> Et inierunt fœdus pro puteo juramenti. </text:span></text:span><text:span text:style-name="Default_20_Paragraph_20_Font"><text:span text:style-name="T1">33</text:span></text:span><text:span text:style-name="Default_20_Paragraph_20_Font"><text:span text:style-name="T2"> Surrexit autem Abimelech, et Phicol princeps exercitus ejus, reversique sunt in terram Palæstinorum. Abraham vero plantavit nemus in Bersabee, et invocavit ibi nomen Domini Dei æterni. </text:span></text:span><text:span text:style-name="Default_20_Paragraph_20_Font"><text:span text:style-name="T1">34</text:span></text:span><text:span text:style-name="Default_20_Paragraph_20_Font"><text:span text:style-name="T2"> Et fuit colonus terræ Palæstinorum diebus multis. </text:span></text:span></text:p>
      </text:section>
      <text:section text:style-name="Sect1" text:name="Sect22">
        <text:p text:style-name="P2"><text:soft-page-break/>Genesis XXII</text:p>
        <text:p text:style-name="P3"><text:span text:style-name="Default_20_Paragraph_20_Font"><text:span text:style-name="T1">1</text:span></text:span><text:span text:style-name="Default_20_Paragraph_20_Font"><text:span text:style-name="T2"> Quæ postquam gesta sunt, tentavit Deus Abraham, et dixit ad eum: Abraham, Abraham. At ille respondit: Adsum. </text:span></text:span><text:span text:style-name="Default_20_Paragraph_20_Font"><text:span text:style-name="T1">2</text:span></text:span><text:span text:style-name="Default_20_Paragraph_20_Font"><text:span text:style-name="T2"> Ait illi: Tolle filium tuum unigenitum, quem diligis, Isaac, et vade in terram visionis, atque ibi offeres eum in holocaustum super unum montium quem monstravero tibi. </text:span></text:span><text:span text:style-name="Default_20_Paragraph_20_Font"><text:span text:style-name="T1">3</text:span></text:span><text:span text:style-name="Default_20_Paragraph_20_Font"><text:span text:style-name="T2"> Igitur Abraham de nocte consurgens, stravit asinum suum, ducens secum duos juvenes, et Isaac filium suum: cumque concidisset ligna in holocaustum, abiit ad locum quem præceperat ei Deus. </text:span></text:span><text:span text:style-name="Default_20_Paragraph_20_Font"><text:span text:style-name="T1">4</text:span></text:span><text:span text:style-name="Default_20_Paragraph_20_Font"><text:span text:style-name="T2"> Die autem tertio, elevatis oculis, vidit locum procul: </text:span></text:span><text:span text:style-name="Default_20_Paragraph_20_Font"><text:span text:style-name="T1">5</text:span></text:span><text:span text:style-name="Default_20_Paragraph_20_Font"><text:span text:style-name="T2"> dixitque ad pueros suos: Expectate hic cum asino: ego et puer illuc usque properantes, postquam adoraverimus, revertemur ad vos. </text:span></text:span><text:span text:style-name="Default_20_Paragraph_20_Font"><text:span text:style-name="T1">6</text:span></text:span><text:span text:style-name="Default_20_Paragraph_20_Font"><text:span text:style-name="T2"> Tulit quoque ligna holocausti, et imposuit super Isaac filium suum: ipse vero portabat in manibus ignem et gladium. Cumque duo pergerent simul, </text:span></text:span><text:span text:style-name="Default_20_Paragraph_20_Font"><text:span text:style-name="T1">7</text:span></text:span><text:span text:style-name="Default_20_Paragraph_20_Font"><text:span text:style-name="T2"> dixit Isaac patri suo: Pater mi. At ille respondit: Quid vis, fili Ecce, inquit, ignis et ligna: ubi est victima holocausti </text:span></text:span><text:span text:style-name="Default_20_Paragraph_20_Font"><text:span text:style-name="T1">8</text:span></text:span><text:span text:style-name="Default_20_Paragraph_20_Font"><text:span text:style-name="T2"> Dixit autem Abraham: Deus providebit sibi victimam holocausti, fili mi. Pergebant ergo pariter. </text:span></text:span><text:span text:style-name="Default_20_Paragraph_20_Font"><text:span text:style-name="T1">9</text:span></text:span><text:span text:style-name="Default_20_Paragraph_20_Font"><text:span text:style-name="T2"> Et venerunt ad locum quem ostenderat ei Deus, in quo ædificavit altare, et desuper ligna composuit; cumque alligasset Isaac filium suum, posuit eum in altare super struem lignorum. </text:span></text:span><text:span text:style-name="Default_20_Paragraph_20_Font"><text:span text:style-name="T1">10</text:span></text:span><text:span text:style-name="Default_20_Paragraph_20_Font"><text:span text:style-name="T2"> Extenditque manum, et arripuit gladium, ut immolaret filium suum. </text:span></text:span><text:span text:style-name="Default_20_Paragraph_20_Font"><text:span text:style-name="T1">11</text:span></text:span><text:span text:style-name="Default_20_Paragraph_20_Font"><text:span text:style-name="T2"> Et ecce angelus Domini de cælo clamavit, dicens: Abraham, Abraham. Qui respondit: Adsum. </text:span></text:span><text:span text:style-name="Default_20_Paragraph_20_Font"><text:span text:style-name="T1">12</text:span></text:span><text:span text:style-name="Default_20_Paragraph_20_Font"><text:span text:style-name="T2"> Dixitque ei: Non extendas manum tuam super puerum, neque facias illi quidquam: nunc cognovi quod times Deum, et non pepercisti unigenito filio tuo propter me. </text:span></text:span><text:span text:style-name="Default_20_Paragraph_20_Font"><text:span text:style-name="T1">13</text:span></text:span><text:span text:style-name="Default_20_Paragraph_20_Font"><text:span text:style-name="T2"> Levavit Abraham oculos suos, viditque post tergum arietem inter vepres hærentem cornibus, quem assumens obtulit holocaustum pro filio. </text:span></text:span><text:span text:style-name="Default_20_Paragraph_20_Font"><text:span text:style-name="T1">14</text:span></text:span><text:span text:style-name="Default_20_Paragraph_20_Font"><text:span text:style-name="T2"> Appellavitque nomen loci illius, Dominus videt. Unde usque hodie dicitur: In monte Dominus videbit.</text:span></text:span></text:p>
        <text:p text:style-name="P3"><text:span text:style-name="Default_20_Paragraph_20_Font"><text:span text:style-name="T1">15</text:span></text:span><text:span text:style-name="Default_20_Paragraph_20_Font"><text:span text:style-name="T2"> Vocavit autem angelus Domini Abraham secundo de cælo, dicens: </text:span></text:span><text:span text:style-name="Default_20_Paragraph_20_Font"><text:span text:style-name="T1">16</text:span></text:span><text:span text:style-name="Default_20_Paragraph_20_Font"><text:span text:style-name="T2"> Per memetipsum juravi, dicit Dominus: quia fecisti hanc rem, et non pepercisti filio tuo unigenito propter me: </text:span></text:span><text:span text:style-name="Default_20_Paragraph_20_Font"><text:span text:style-name="T1">17</text:span></text:span><text:span text:style-name="Default_20_Paragraph_20_Font"><text:span text:style-name="T2"> benedicam tibi, et multiplicabo semen tuum sicut stellas cæli, et velut arenam quæ est in littore maris: possidebit semen tuum portas inimicorum suorum, </text:span></text:span><text:span text:style-name="Default_20_Paragraph_20_Font"><text:span text:style-name="T1">18</text:span></text:span><text:span text:style-name="Default_20_Paragraph_20_Font"><text:span text:style-name="T2"> et benedicentur in semine tuo omnes gentes terræ, quia obedisti voci meæ. </text:span></text:span><text:span text:style-name="Default_20_Paragraph_20_Font"><text:span text:style-name="T1">19</text:span></text:span><text:span text:style-name="Default_20_Paragraph_20_Font"><text:span text:style-name="T2"> Reversus est Abraham ad pueros suos, abieruntque Bersabee simul, et habitavit ibi.</text:span></text:span></text:p>
        <text:p text:style-name="P3"><text:span text:style-name="Default_20_Paragraph_20_Font"><text:span text:style-name="T1">20</text:span></text:span><text:span text:style-name="Default_20_Paragraph_20_Font"><text:span text:style-name="T2"> His ita gestis, nuntiatum est Abrahæ quod Melcha quoque genuisset filios Nachor fratri suo: </text:span></text:span><text:span text:style-name="Default_20_Paragraph_20_Font"><text:span text:style-name="T1">21</text:span></text:span><text:span text:style-name="Default_20_Paragraph_20_Font"><text:span text:style-name="T2"> Hus primogenitum, et Buz fratrem ejus, et Camuel patrem Syrorum, </text:span></text:span><text:span text:style-name="Default_20_Paragraph_20_Font"><text:span text:style-name="T1">22</text:span></text:span><text:span text:style-name="Default_20_Paragraph_20_Font"><text:span text:style-name="T2"> et Cased, et Azau, Pheldas quoque et Jedlaph, </text:span></text:span><text:span text:style-name="Default_20_Paragraph_20_Font"><text:span text:style-name="T1">23</text:span></text:span><text:span text:style-name="Default_20_Paragraph_20_Font"><text:span text:style-name="T2"> ac Bathuel, de quo nata est Rebecca: octo istos genuit Melcha, Nachor fratri Abrahæ. </text:span></text:span><text:span text:style-name="Default_20_Paragraph_20_Font"><text:span text:style-name="T1">24</text:span></text:span><text:span text:style-name="Default_20_Paragraph_20_Font"><text:span text:style-name="T2"> Concubina vero illius, nomine Roma, peperit Tabee, et Gaham, et Thahas, et Maacha. </text:span></text:span></text:p>
      </text:section>
      <text:section text:style-name="Sect1" text:name="Sect23">
        <text:p text:style-name="P2"><text:soft-page-break/>Genesis XXIII</text:p>
        <text:p text:style-name="P3"><text:span text:style-name="Default_20_Paragraph_20_Font"><text:span text:style-name="T1">1</text:span></text:span><text:span text:style-name="Default_20_Paragraph_20_Font"><text:span text:style-name="T2"> Vixit autem Sara centum viginti septem annis. </text:span></text:span><text:span text:style-name="Default_20_Paragraph_20_Font"><text:span text:style-name="T1">2</text:span></text:span><text:span text:style-name="Default_20_Paragraph_20_Font"><text:span text:style-name="T2"> Et mortua est in civitate Arbee, quæ est Hebron, in terra Chanaan: venitque Abraham ut plangeret et fleret eam. </text:span></text:span><text:span text:style-name="Default_20_Paragraph_20_Font"><text:span text:style-name="T1">3</text:span></text:span><text:span text:style-name="Default_20_Paragraph_20_Font"><text:span text:style-name="T2"> Cumque surrexisset ab officio funeris, locutus est ad filios Heth, dicens: </text:span></text:span><text:span text:style-name="Default_20_Paragraph_20_Font"><text:span text:style-name="T1">4</text:span></text:span><text:span text:style-name="Default_20_Paragraph_20_Font"><text:span text:style-name="T2"> Advena sum et peregrinus apud vos: date mihi jus sepulchri vobiscum, ut sepeliam mortuum meum. </text:span></text:span><text:span text:style-name="Default_20_Paragraph_20_Font"><text:span text:style-name="T1">5</text:span></text:span><text:span text:style-name="Default_20_Paragraph_20_Font"><text:span text:style-name="T2"> Responderunt filii Heth, dicentes: </text:span></text:span><text:span text:style-name="Default_20_Paragraph_20_Font"><text:span text:style-name="T1">6</text:span></text:span><text:span text:style-name="Default_20_Paragraph_20_Font"><text:span text:style-name="T2"> Audi nos, domine: princeps Dei es apud nos: in electis sepulchris nostris sepeli mortuum tuum, nullusque te prohibere poterit quin in monumento ejus sepelias mortuum tuum. </text:span></text:span><text:span text:style-name="Default_20_Paragraph_20_Font"><text:span text:style-name="T1">7</text:span></text:span><text:span text:style-name="Default_20_Paragraph_20_Font"><text:span text:style-name="T2"> Surrexit Abraham, et adoravit populum terræ, filios videlicet Heth: </text:span></text:span><text:span text:style-name="Default_20_Paragraph_20_Font"><text:span text:style-name="T1">8</text:span></text:span><text:span text:style-name="Default_20_Paragraph_20_Font"><text:span text:style-name="T2"> dixitque ad eos: Si placet animæ vestræ ut sepeliam mortuum meum, audite me, et intercedite pro me apud Ephron filium Seor: </text:span></text:span><text:span text:style-name="Default_20_Paragraph_20_Font"><text:span text:style-name="T1">9</text:span></text:span><text:span text:style-name="Default_20_Paragraph_20_Font"><text:span text:style-name="T2"> ut det mihi speluncam duplicem, quam habet in extrema parte agri sui: pecunia digna tradat eam mihi coram vobis in possessionem sepulchri. </text:span></text:span><text:span text:style-name="Default_20_Paragraph_20_Font"><text:span text:style-name="T1">10</text:span></text:span><text:span text:style-name="Default_20_Paragraph_20_Font"><text:span text:style-name="T2"> Habitabat autem Ephron in medio filiorum Heth. Responditque Ephron ad Abraham, cunctis audientibus qui ingrediebantur portam civitatis illius, dicens: </text:span></text:span><text:span text:style-name="Default_20_Paragraph_20_Font"><text:span text:style-name="T1">11</text:span></text:span><text:span text:style-name="Default_20_Paragraph_20_Font"><text:span text:style-name="T2"> Nequaquam ita fiat, domine mi, sed tu magis ausculta quod loquor. Agrum trado tibi, et speluncam quæ in eo est, præsentibus filiis populi mei; sepeli mortuum tuum. </text:span></text:span><text:span text:style-name="Default_20_Paragraph_20_Font"><text:span text:style-name="T1">12</text:span></text:span><text:span text:style-name="Default_20_Paragraph_20_Font"><text:span text:style-name="T2"> Adoravit Abraham coram populo terræ. </text:span></text:span><text:span text:style-name="Default_20_Paragraph_20_Font"><text:span text:style-name="T1">13</text:span></text:span><text:span text:style-name="Default_20_Paragraph_20_Font"><text:span text:style-name="T2"> Et locutus est ad Ephron circumstante plebe: Quæso ut audias me: dabo pecuniam pro agro: suscipe eam, et sic sepeliam mortuum meum in eo. </text:span></text:span><text:span text:style-name="Default_20_Paragraph_20_Font"><text:span text:style-name="T1">14</text:span></text:span><text:span text:style-name="Default_20_Paragraph_20_Font"><text:span text:style-name="T2"> Responditque Ephron: </text:span></text:span><text:span text:style-name="Default_20_Paragraph_20_Font"><text:span text:style-name="T1">15</text:span></text:span><text:span text:style-name="Default_20_Paragraph_20_Font"><text:span text:style-name="T2"> Domine mi, audi me: terra, quam postulas, quadringentis siclis argenti valet: istud est pretium inter me et te: sed quantum est hoc sepeli mortuum tuum. </text:span></text:span><text:span text:style-name="Default_20_Paragraph_20_Font"><text:span text:style-name="T1">16</text:span></text:span><text:span text:style-name="Default_20_Paragraph_20_Font"><text:span text:style-name="T2"> Quod cum audisset Abraham, appendit pecuniam, quam Ephron postulaverat, audientibus filiis Heth, quadringentos siclos argenti probatæ monetæ publicæ. </text:span></text:span><text:span text:style-name="Default_20_Paragraph_20_Font"><text:span text:style-name="T1">17</text:span></text:span><text:span text:style-name="Default_20_Paragraph_20_Font"><text:span text:style-name="T2"> Confirmatusque est ager quondam Ephronis, in quo erat spelunca duplex, respiciens Mambre, tam ipse, quam spelunca, et omnes arbores ejus in cunctis terminis ejus per circuitum, </text:span></text:span><text:span text:style-name="Default_20_Paragraph_20_Font"><text:span text:style-name="T1">18</text:span></text:span><text:span text:style-name="Default_20_Paragraph_20_Font"><text:span text:style-name="T2"> Abrahæ in possessionem, videntibus filiis Heth, et cunctis qui intrabant portam civitatis illius. </text:span></text:span><text:span text:style-name="Default_20_Paragraph_20_Font"><text:span text:style-name="T1">19</text:span></text:span><text:span text:style-name="Default_20_Paragraph_20_Font"><text:span text:style-name="T2"> Atque ita sepelivit Abraham Saram uxorem suam in spelunca agri duplici, quæ respiciebat Mambre. Hæc est Hebron in terra Chanaan. </text:span></text:span><text:span text:style-name="Default_20_Paragraph_20_Font"><text:span text:style-name="T1">20</text:span></text:span><text:span text:style-name="Default_20_Paragraph_20_Font"><text:span text:style-name="T2"> Et confirmatus est ager, et antrum quod erat in eo, Abrahæ in possessionem monumenti a filiis Heth. </text:span></text:span></text:p>
      </text:section>
      <text:section text:style-name="Sect1" text:name="Sect24">
        <text:p text:style-name="P2">Genesis XXIV</text:p>
        <text:p text:style-name="P3"><text:span text:style-name="Default_20_Paragraph_20_Font"><text:span text:style-name="T1">1</text:span></text:span><text:span text:style-name="Default_20_Paragraph_20_Font"><text:span text:style-name="T2"> Erat autem Abraham senex, dierumque multorum: et Dominus in cunctis benedixerat ei. </text:span></text:span><text:span text:style-name="Default_20_Paragraph_20_Font"><text:span text:style-name="T1">2</text:span></text:span><text:span text:style-name="Default_20_Paragraph_20_Font"><text:span text:style-name="T2"> Dixitque ad servum seniorem domus suæ, qui præerat omnibus quæ habebat: Pone manum tuam subter femur meum, </text:span></text:span><text:span text:style-name="Default_20_Paragraph_20_Font"><text:span text:style-name="T1">3</text:span></text:span><text:span text:style-name="Default_20_Paragraph_20_Font"><text:span text:style-name="T2"> ut adjurem te per Dominum Deum cæli et terræ, ut non accipias uxorem filio meo de filiabus Chananæorum, inter quos habito: </text:span></text:span><text:span text:style-name="Default_20_Paragraph_20_Font"><text:span text:style-name="T1">4</text:span></text:span><text:span text:style-name="Default_20_Paragraph_20_Font"><text:span text:style-name="T2"> sed ad terram et cognationem meam proficiscaris et inde accipias uxorem filio meo Isaac. </text:span></text:span><text:span text:style-name="Default_20_Paragraph_20_Font"><text:span text:style-name="T1">5</text:span></text:span><text:span text:style-name="Default_20_Paragraph_20_Font"><text:span text:style-name="T2"> Respondit servus: Si noluerit mulier venire mecum in terram hanc, numquid reducere debeo filium tuum ad locum, de quo egressus es </text:span></text:span><text:span text:style-name="Default_20_Paragraph_20_Font"><text:span text:style-name="T1">6</text:span></text:span><text:span text:style-name="Default_20_Paragraph_20_Font"><text:span text:style-name="T2"> Dixitque Abraham: Cave nequando reducas filium meum illuc. </text:span></text:span><text:span text:style-name="Default_20_Paragraph_20_Font"><text:span text:style-name="T1">7</text:span></text:span><text:span text:style-name="Default_20_Paragraph_20_Font"><text:span text:style-name="T2"> Dominus Deus cæli, qui tulit me de domo patris mei, et de terra nativitatis meæ, qui locutus est mihi, et juravit mihi, dicens: Semini tuo dabo </text:span></text:span><text:soft-page-break/><text:span text:style-name="Default_20_Paragraph_20_Font"><text:span text:style-name="T2">terram hanc: ipse mittet angelum suum coram te, et accipies inde uxorem filio meo: </text:span></text:span><text:span text:style-name="Default_20_Paragraph_20_Font"><text:span text:style-name="T1">8</text:span></text:span><text:span text:style-name="Default_20_Paragraph_20_Font"><text:span text:style-name="T2"> sin autem mulier noluerit sequi te, non teneberis juramento: filium meum tantum ne reducas illuc. </text:span></text:span><text:span text:style-name="Default_20_Paragraph_20_Font"><text:span text:style-name="T1">9</text:span></text:span><text:span text:style-name="Default_20_Paragraph_20_Font"><text:span text:style-name="T2"> Posuit ergo servus manum sub femore Abraham domini sui, et juravit illi super sermone hoc. </text:span></text:span><text:span text:style-name="Default_20_Paragraph_20_Font"><text:span text:style-name="T1">10</text:span></text:span><text:span text:style-name="Default_20_Paragraph_20_Font"><text:span text:style-name="T2"> Tulitque decem camelos de grege domini sui, et abiit, ex omnibus bonis ejus portans secum, profectusque perrexit in Mesopotamiam ad urbem Nachor. </text:span></text:span><text:span text:style-name="Default_20_Paragraph_20_Font"><text:span text:style-name="T1">11</text:span></text:span><text:span text:style-name="Default_20_Paragraph_20_Font"><text:span text:style-name="T2"> Cumque camelos fecisset accumbere extra oppidum juxta puteum aquæ vespere, tempore quo solent mulieres egredi ad hauriendam aquam, dixit: </text:span></text:span><text:span text:style-name="Default_20_Paragraph_20_Font"><text:span text:style-name="T1">12</text:span></text:span><text:span text:style-name="Default_20_Paragraph_20_Font"><text:span text:style-name="T2"> Domine Deus domini mei Abraham, occurre, obsecro, mihi hodie, et fac misericordiam cum domino meo Abraham. </text:span></text:span><text:span text:style-name="Default_20_Paragraph_20_Font"><text:span text:style-name="T1">13</text:span></text:span><text:span text:style-name="Default_20_Paragraph_20_Font"><text:span text:style-name="T2"> Ecce ego sto prope fontem aquæ, et filiæ habitatorum hujus civitatis egredientur ad hauriendam aquam. </text:span></text:span><text:span text:style-name="Default_20_Paragraph_20_Font"><text:span text:style-name="T1">14</text:span></text:span><text:span text:style-name="Default_20_Paragraph_20_Font"><text:span text:style-name="T2"> Igitur puella, cui ego dixero: Inclina hydriam tuam ut bibam: et illa responderit: Bibe, quin et camelis tuis dabo potum: ipsa est quam præparasti servo tuo Isaac: et per hoc intelligam quod feceris misericordiam cum domino meo. </text:span></text:span><text:span text:style-name="Default_20_Paragraph_20_Font"><text:span text:style-name="T1">15</text:span></text:span><text:span text:style-name="Default_20_Paragraph_20_Font"><text:span text:style-name="T2"> Necdum intra se verba compleverat, et ecce Rebecca egrediebatur, filia Bathuel, filii Melchæ uxoris Nachor fratris Abraham, habens hydriam in scapula sua: </text:span></text:span><text:span text:style-name="Default_20_Paragraph_20_Font"><text:span text:style-name="T1">16</text:span></text:span><text:span text:style-name="Default_20_Paragraph_20_Font"><text:span text:style-name="T2"> puella decora nimis, virgoque pulcherrima, et incognita viro: descenderat autem ad fontem, et impleverat hydriam, ac revertebatur. </text:span></text:span><text:span text:style-name="Default_20_Paragraph_20_Font"><text:span text:style-name="T1">17</text:span></text:span><text:span text:style-name="Default_20_Paragraph_20_Font"><text:span text:style-name="T2"> Occurritque ei servus, et ait: Pauxillum aquæ mihi ad bibendum præbe de hydria tua. </text:span></text:span><text:span text:style-name="Default_20_Paragraph_20_Font"><text:span text:style-name="T1">18</text:span></text:span><text:span text:style-name="Default_20_Paragraph_20_Font"><text:span text:style-name="T2"> Quæ respondit: Bibe, domine mi: celeriterque deposuit hydriam super ulnam suam, et dedit ei potum. </text:span></text:span><text:span text:style-name="Default_20_Paragraph_20_Font"><text:span text:style-name="T1">19</text:span></text:span><text:span text:style-name="Default_20_Paragraph_20_Font"><text:span text:style-name="T2"> Cumque ille bibisset, adjecit: Quin et camelis tuis hauriam aquam, donec cuncti bibant. </text:span></text:span><text:span text:style-name="Default_20_Paragraph_20_Font"><text:span text:style-name="T1">20</text:span></text:span><text:span text:style-name="Default_20_Paragraph_20_Font"><text:span text:style-name="T2"> Effundensque hydriam in canalibus, recurrit ad puteum ut hauriret aquam: et haustam omnibus camelis dedit. </text:span></text:span><text:span text:style-name="Default_20_Paragraph_20_Font"><text:span text:style-name="T1">21</text:span></text:span><text:span text:style-name="Default_20_Paragraph_20_Font"><text:span text:style-name="T2"> Ipse autem contemplabatur eam tacitus, scire volens utrum prosperum iter suum fecisset Dominus, an non. </text:span></text:span><text:span text:style-name="Default_20_Paragraph_20_Font"><text:span text:style-name="T1">22</text:span></text:span><text:span text:style-name="Default_20_Paragraph_20_Font"><text:span text:style-name="T2"> Postquam autem biberunt cameli, protulit vir inaures aureas, appendentes siclos duos, et armillas totidem pondo siclorum decem. </text:span></text:span><text:span text:style-name="Default_20_Paragraph_20_Font"><text:span text:style-name="T1">23</text:span></text:span><text:span text:style-name="Default_20_Paragraph_20_Font"><text:span text:style-name="T2"> Dixitque ad eam: Cujus es filia indica mihi, est in domo patris tui locus ad manendum </text:span></text:span><text:span text:style-name="Default_20_Paragraph_20_Font"><text:span text:style-name="T1">24</text:span></text:span><text:span text:style-name="Default_20_Paragraph_20_Font"><text:span text:style-name="T2"> Quæ respondit: Filia sum Bathuelis, filii Melchæ, quem peperit ipsi Nachor. </text:span></text:span><text:span text:style-name="Default_20_Paragraph_20_Font"><text:span text:style-name="T1">25</text:span></text:span><text:span text:style-name="Default_20_Paragraph_20_Font"><text:span text:style-name="T2"> Et addidit, dicens: Palearum quoque et fœni plurimum est apud nos, et locus spatiosus ad manendum. </text:span></text:span><text:span text:style-name="Default_20_Paragraph_20_Font"><text:span text:style-name="T1">26</text:span></text:span><text:span text:style-name="Default_20_Paragraph_20_Font"><text:span text:style-name="T2"> Inclinavit se homo, et adoravit Dominum, </text:span></text:span><text:span text:style-name="Default_20_Paragraph_20_Font"><text:span text:style-name="T1">27</text:span></text:span><text:span text:style-name="Default_20_Paragraph_20_Font"><text:span text:style-name="T2"> dicens: Benedictus Dominus Deus domini mei Abraham, qui non abstulit misericordiam et veritatem suam a domino meo, et recto itinere me perduxit in domum fratris domini mei.</text:span></text:span></text:p>
        <text:p text:style-name="P3"><text:span text:style-name="Default_20_Paragraph_20_Font"><text:span text:style-name="T1">28</text:span></text:span><text:span text:style-name="Default_20_Paragraph_20_Font"><text:span text:style-name="T2"> Cucurrit itaque puella, et nuntiavit in domum matris suæ omnia quæ audierat. </text:span></text:span><text:span text:style-name="Default_20_Paragraph_20_Font"><text:span text:style-name="T1">29</text:span></text:span><text:span text:style-name="Default_20_Paragraph_20_Font"><text:span text:style-name="T2"> Habebat autem Rebecca fratrem nomine Laban, qui festinus egressus est ad hominem, ubi erat fons. </text:span></text:span><text:span text:style-name="Default_20_Paragraph_20_Font"><text:span text:style-name="T1">30</text:span></text:span><text:span text:style-name="Default_20_Paragraph_20_Font"><text:span text:style-name="T2"> Cumque vidisset inaures et armillas in manibus sororis suæ, et audisset cuncta verba referentis: Hæc locutus est mihi homo: venit ad virum qui stabat juxta camelos, et prope fontem aquæ: </text:span></text:span><text:span text:style-name="Default_20_Paragraph_20_Font"><text:span text:style-name="T1">31</text:span></text:span><text:span text:style-name="Default_20_Paragraph_20_Font"><text:span text:style-name="T2"> dixitque ad eum: Ingredere, benedicte Domini: cur foris stas præparavi domum, et locum camelis. </text:span></text:span><text:span text:style-name="Default_20_Paragraph_20_Font"><text:span text:style-name="T1">32</text:span></text:span><text:span text:style-name="Default_20_Paragraph_20_Font"><text:span text:style-name="T2"> Et introduxit eum in hospitium: ac destravit camelos, deditque paleas et fœnum, et aquam ad lavandos pedes ejus, et virorum qui venerant cum eo. </text:span></text:span><text:span text:style-name="Default_20_Paragraph_20_Font"><text:span text:style-name="T1">33</text:span></text:span><text:span text:style-name="Default_20_Paragraph_20_Font"><text:span text:style-name="T2"> Et appositus est in conspectu ejus panis. Qui ait: Non comedam, donec loquar sermones meos. Respondit ei: Loquere. </text:span></text:span><text:span text:style-name="Default_20_Paragraph_20_Font"><text:span text:style-name="T1">34</text:span></text:span><text:span text:style-name="Default_20_Paragraph_20_Font"><text:span text:style-name="T2"> At ille: Servus, inquit, Abraham sum: </text:span></text:span><text:span text:style-name="Default_20_Paragraph_20_Font"><text:span text:style-name="T1">35</text:span></text:span><text:span text:style-name="Default_20_Paragraph_20_Font"><text:span text:style-name="T2"> et Dominus benedixit domino meo valde, magnificatusque est: et dedit ei oves et boves, argentum et aurum, servos et ancillas, camelos et asinos. </text:span></text:span><text:span text:style-name="Default_20_Paragraph_20_Font"><text:span text:style-name="T1">36</text:span></text:span><text:span text:style-name="Default_20_Paragraph_20_Font"><text:span text:style-name="T2"> Et peperit Sara uxor domini mei filium domino meo in senectute sua, deditque illi omnia quæ habuerat. </text:span></text:span><text:span text:style-name="Default_20_Paragraph_20_Font"><text:span text:style-name="T1">37</text:span></text:span><text:span text:style-name="Default_20_Paragraph_20_Font"><text:span text:style-name="T2"> Et adjuravit me dominus meus, dicens: Non accipies uxorem filio meo de filiabus Chananæorum, in </text:span></text:span><text:soft-page-break/><text:span text:style-name="Default_20_Paragraph_20_Font"><text:span text:style-name="T2">quorum terra habito: </text:span></text:span><text:span text:style-name="Default_20_Paragraph_20_Font"><text:span text:style-name="T1">38</text:span></text:span><text:span text:style-name="Default_20_Paragraph_20_Font"><text:span text:style-name="T2"> sed ad domum patris mei perges, et de cognatione mea accipies uxorem filio meo. </text:span></text:span><text:span text:style-name="Default_20_Paragraph_20_Font"><text:span text:style-name="T1">39</text:span></text:span><text:span text:style-name="Default_20_Paragraph_20_Font"><text:span text:style-name="T2"> Ego vero respondi domino meo: Quid si noluerit venire mecum mulier </text:span></text:span><text:span text:style-name="Default_20_Paragraph_20_Font"><text:span text:style-name="T1">40</text:span></text:span><text:span text:style-name="Default_20_Paragraph_20_Font"><text:span text:style-name="T2"> Dominus, ait, in cujus conspectu ambulo, mittet angelum suum tecum, et diriget viam tuam: accipiesque uxorem filio meo de cognatione mea, et de domo patris mei. </text:span></text:span><text:span text:style-name="Default_20_Paragraph_20_Font"><text:span text:style-name="T1">41</text:span></text:span><text:span text:style-name="Default_20_Paragraph_20_Font"><text:span text:style-name="T2"> Innocens eris a maledictione mea, cum veneris ad propinquos meos, et non dederint tibi. </text:span></text:span><text:span text:style-name="Default_20_Paragraph_20_Font"><text:span text:style-name="T1">42</text:span></text:span><text:span text:style-name="Default_20_Paragraph_20_Font"><text:span text:style-name="T2"> Veni ergo hodie ad fontem aquæ, et dixi: Domine Deus domini mei Abraham, si direxisti viam meam, in qua nunc ambulo, </text:span></text:span><text:span text:style-name="Default_20_Paragraph_20_Font"><text:span text:style-name="T1">43</text:span></text:span><text:span text:style-name="Default_20_Paragraph_20_Font"><text:span text:style-name="T2"> ecce sto juxta fontem aquæ, et virgo, quæ egredietur ad hauriendam aquam, audierit a me: Da mihi pauxillum aquæ ad bibendum ex hydria tua: </text:span></text:span><text:span text:style-name="Default_20_Paragraph_20_Font"><text:span text:style-name="T1">44</text:span></text:span><text:span text:style-name="Default_20_Paragraph_20_Font"><text:span text:style-name="T2"> et dixerit mihi: Et tu bibe, et camelis tuis hauriam: ipsa est mulier, quam præparavit Dominus filio domini mei. </text:span></text:span><text:span text:style-name="Default_20_Paragraph_20_Font"><text:span text:style-name="T1">45</text:span></text:span><text:span text:style-name="Default_20_Paragraph_20_Font"><text:span text:style-name="T2"> Dumque hæc tacitus mecum volverem, apparuit Rebecca veniens cum hydria, quam portabat in scapula: descenditque ad fontem, et hausit aquam. Et aio ad eam: Da mihi paululum bibere. </text:span></text:span><text:span text:style-name="Default_20_Paragraph_20_Font"><text:span text:style-name="T1">46</text:span></text:span><text:span text:style-name="Default_20_Paragraph_20_Font"><text:span text:style-name="T2"> Quæ festinans deposuit hydriam de humero, et dixit mihi: Et tu bibe, et camelis tuis tribuam potum. Bibi, et adaquavit camelos. </text:span></text:span><text:span text:style-name="Default_20_Paragraph_20_Font"><text:span text:style-name="T1">47</text:span></text:span><text:span text:style-name="Default_20_Paragraph_20_Font"><text:span text:style-name="T2"> Interrogavique eam, et dixi: Cujus es filia Quæ respondit: Filia Bathuelis sum, filii Nachor, quem peperit ei Melcha. Suspendi itaque inaures ad ornandam faciem ejus, et armillas posui in manibus ejus. </text:span></text:span><text:span text:style-name="Default_20_Paragraph_20_Font"><text:span text:style-name="T1">48</text:span></text:span><text:span text:style-name="Default_20_Paragraph_20_Font"><text:span text:style-name="T2"> Pronusque adoravi Dominum, benedicens Domino Deo domini mei Abraham, qui perduxit me recto itinere, ut sumerem filiam fratris domini mei filio ejus. </text:span></text:span><text:span text:style-name="Default_20_Paragraph_20_Font"><text:span text:style-name="T1">49</text:span></text:span><text:span text:style-name="Default_20_Paragraph_20_Font"><text:span text:style-name="T2"> Quam ob rem si facitis misericordiam et veritatem cum domino meo, indicate mihi: sin autem aliud placet, et hoc dicite mihi, ut vadam ad dextram, sive ad sinistram.</text:span></text:span></text:p>
        <text:p text:style-name="P3"><text:span text:style-name="Default_20_Paragraph_20_Font"><text:span text:style-name="T1">50</text:span></text:span><text:span text:style-name="Default_20_Paragraph_20_Font"><text:span text:style-name="T2"> Responderuntque Laban et Bathuel: A Domino egressus est sermo: non possumus extra placitum ejus quidquam aliud loqui tecum. </text:span></text:span><text:span text:style-name="Default_20_Paragraph_20_Font"><text:span text:style-name="T1">51</text:span></text:span><text:span text:style-name="Default_20_Paragraph_20_Font"><text:span text:style-name="T2"> En Rebecca coram te est, tolle eam, et proficiscere, et sit uxor filii domini tui, sicut locutus est Dominus. </text:span></text:span><text:span text:style-name="Default_20_Paragraph_20_Font"><text:span text:style-name="T1">52</text:span></text:span><text:span text:style-name="Default_20_Paragraph_20_Font"><text:span text:style-name="T2"> Quod cum audisset puer Abraham, procidens adoravit in terram Dominum. </text:span></text:span><text:span text:style-name="Default_20_Paragraph_20_Font"><text:span text:style-name="T1">53</text:span></text:span><text:span text:style-name="Default_20_Paragraph_20_Font"><text:span text:style-name="T2"> Prolatisque vasis argenteis, et aureis, ac vestibus, dedit ea Rebecca pro munere: fratribus quoque ejus et matri dona obtulit. </text:span></text:span><text:span text:style-name="Default_20_Paragraph_20_Font"><text:span text:style-name="T1">54</text:span></text:span><text:span text:style-name="Default_20_Paragraph_20_Font"><text:span text:style-name="T2"> Inito convivio, vescentes pariter et bibentes manserunt ibi. Surgens autem mane, locutus est puer: Dimitte me, ut vadam ad dominum meum. </text:span></text:span><text:span text:style-name="Default_20_Paragraph_20_Font"><text:span text:style-name="T1">55</text:span></text:span><text:span text:style-name="Default_20_Paragraph_20_Font"><text:span text:style-name="T2"> Responderuntque fratres ejus et mater: Maneat puella saltem decem dies apud nos, et postea proficiscetur. </text:span></text:span><text:span text:style-name="Default_20_Paragraph_20_Font"><text:span text:style-name="T1">56</text:span></text:span><text:span text:style-name="Default_20_Paragraph_20_Font"><text:span text:style-name="T2"> Nolite, ait, me retinere, quia Dominus direxit viam meam: dimittite me ut pergam ad dominum meum. </text:span></text:span><text:span text:style-name="Default_20_Paragraph_20_Font"><text:span text:style-name="T1">57</text:span></text:span><text:span text:style-name="Default_20_Paragraph_20_Font"><text:span text:style-name="T2"> Et dixerunt: Vocemus puellam, et quæramus ipsius voluntatem. </text:span></text:span><text:span text:style-name="Default_20_Paragraph_20_Font"><text:span text:style-name="T1">58</text:span></text:span><text:span text:style-name="Default_20_Paragraph_20_Font"><text:span text:style-name="T2"> Cumque vocata venisset, sciscitati sunt: Vis ire cum homine isto Quæ ait: Vadam. </text:span></text:span><text:span text:style-name="Default_20_Paragraph_20_Font"><text:span text:style-name="T1">59</text:span></text:span><text:span text:style-name="Default_20_Paragraph_20_Font"><text:span text:style-name="T2"> Dimiserunt ergo eam, et nutricem illius, servumque Abraham, et comites ejus, </text:span></text:span><text:span text:style-name="Default_20_Paragraph_20_Font"><text:span text:style-name="T1">60</text:span></text:span><text:span text:style-name="Default_20_Paragraph_20_Font"><text:span text:style-name="T2"> imprecantes prospera sorori suæ, atque dicentes: Soror nostra es, crescas in mille millia, et possideat semen tuum portas inimicorum suorum. </text:span></text:span><text:span text:style-name="Default_20_Paragraph_20_Font"><text:span text:style-name="T1">61</text:span></text:span><text:span text:style-name="Default_20_Paragraph_20_Font"><text:span text:style-name="T2"> Igitur Rebecca et puellæ illius, ascensis camelis, secutæ sunt virum: qui festinus revertebatur ad dominum suum. </text:span></text:span><text:span text:style-name="Default_20_Paragraph_20_Font"><text:span text:style-name="T1">62</text:span></text:span><text:span text:style-name="Default_20_Paragraph_20_Font"><text:span text:style-name="T2"> Eo autem tempore deambulabat Isaac per viam quæ ducit ad puteum, cujus nomen est Viventis et videntis: habitabat enim in terra australi: </text:span></text:span><text:span text:style-name="Default_20_Paragraph_20_Font"><text:span text:style-name="T1">63</text:span></text:span><text:span text:style-name="Default_20_Paragraph_20_Font"><text:span text:style-name="T2"> et egressus fuerat ad meditandum in agro, inclinata jam die: cumque elevasset oculos, vidit camelos venientes procul. </text:span></text:span><text:span text:style-name="Default_20_Paragraph_20_Font"><text:span text:style-name="T1">64</text:span></text:span><text:span text:style-name="Default_20_Paragraph_20_Font"><text:span text:style-name="T2"> Rebecca quoque, conspecto Isaac, descendit de camelo, </text:span></text:span><text:span text:style-name="Default_20_Paragraph_20_Font"><text:span text:style-name="T1">65</text:span></text:span><text:span text:style-name="Default_20_Paragraph_20_Font"><text:span text:style-name="T2"> et ait ad puerum: Quis est ille homo qui venit per agrum in occursum nobis Dixitque ei: Ipse est dominus meus. At illa tollens cito pallium, operuit se. </text:span></text:span><text:span text:style-name="Default_20_Paragraph_20_Font"><text:span text:style-name="T1">66</text:span></text:span><text:span text:style-name="Default_20_Paragraph_20_Font"><text:span text:style-name="T2"> Servus </text:span></text:span><text:soft-page-break/><text:span text:style-name="Default_20_Paragraph_20_Font"><text:span text:style-name="T2">autem cuncta, quæ gesserat, narravit Isaac. </text:span></text:span><text:span text:style-name="Default_20_Paragraph_20_Font"><text:span text:style-name="T1">67</text:span></text:span><text:span text:style-name="Default_20_Paragraph_20_Font"><text:span text:style-name="T2"> Qui introduxit eam in tabernaculum Saræ matris suæ, et accepit eam uxorem: et in tantum dilexit eam, ut dolorem, qui ex morte matris ejus acciderat, temperaret. </text:span></text:span></text:p>
      </text:section>
      <text:section text:style-name="Sect1" text:name="Sect25">
        <text:p text:style-name="P2">Genesis XXV</text:p>
        <text:p text:style-name="P3"><text:span text:style-name="Default_20_Paragraph_20_Font"><text:span text:style-name="T1">1</text:span></text:span><text:span text:style-name="Default_20_Paragraph_20_Font"><text:span text:style-name="T2"> Abraham vero aliam duxit uxorem nomine Ceturam: </text:span></text:span><text:span text:style-name="Default_20_Paragraph_20_Font"><text:span text:style-name="T1">2</text:span></text:span><text:span text:style-name="Default_20_Paragraph_20_Font"><text:span text:style-name="T2"> quæ peperit ei Zamran et Jecsan, et Madam, et Madian, et Jesboc, et Sue. </text:span></text:span><text:span text:style-name="Default_20_Paragraph_20_Font"><text:span text:style-name="T1">3</text:span></text:span><text:span text:style-name="Default_20_Paragraph_20_Font"><text:span text:style-name="T2"> Jecsan quoque genuit Saba et Dadan. Filii Dadan fuerunt Assurim, et Latusim, et Loomin. </text:span></text:span><text:span text:style-name="Default_20_Paragraph_20_Font"><text:span text:style-name="T1">4</text:span></text:span><text:span text:style-name="Default_20_Paragraph_20_Font"><text:span text:style-name="T2"> At vero ex Madian ortus est Epha, et Opher, et Henoch, et Abida, et Eldaa: omnes hi filii Ceturæ. </text:span></text:span><text:span text:style-name="Default_20_Paragraph_20_Font"><text:span text:style-name="T1">5</text:span></text:span><text:span text:style-name="Default_20_Paragraph_20_Font"><text:span text:style-name="T2"> Deditque Abraham cuncta quæ possederat, Isaac: </text:span></text:span><text:span text:style-name="Default_20_Paragraph_20_Font"><text:span text:style-name="T1">6</text:span></text:span><text:span text:style-name="Default_20_Paragraph_20_Font"><text:span text:style-name="T2"> filiis autem concubinarum largitus est munera, et separavit eos ab Isaac filio suo, dum adhuc ipse viveret, ad plagam orientalem. </text:span></text:span><text:span text:style-name="Default_20_Paragraph_20_Font"><text:span text:style-name="T1">7</text:span></text:span><text:span text:style-name="Default_20_Paragraph_20_Font"><text:span text:style-name="T2"> Fuerunt autem dies vitæ Abrahæ, centum septuaginta quinque anni. </text:span></text:span><text:span text:style-name="Default_20_Paragraph_20_Font"><text:span text:style-name="T1">8</text:span></text:span><text:span text:style-name="Default_20_Paragraph_20_Font"><text:span text:style-name="T2"> Et deficiens mortuus est in senectute bona, provectæque ætatis et plenus dierum: congregatusque est ad populum suum. </text:span></text:span><text:span text:style-name="Default_20_Paragraph_20_Font"><text:span text:style-name="T1">9</text:span></text:span><text:span text:style-name="Default_20_Paragraph_20_Font"><text:span text:style-name="T2"> Et sepelierunt eum Isaac et Ismaël filii sui in spelunca duplici, quæ sita est in agro Ephron filii Seor Hethæi, e regione Mambre, </text:span></text:span><text:span text:style-name="Default_20_Paragraph_20_Font"><text:span text:style-name="T1">10</text:span></text:span><text:span text:style-name="Default_20_Paragraph_20_Font"><text:span text:style-name="T2"> quem emerat a filiis Heth: ibi sepultus est ipse, et Sara uxor ejus. </text:span></text:span><text:span text:style-name="Default_20_Paragraph_20_Font"><text:span text:style-name="T1">11</text:span></text:span><text:span text:style-name="Default_20_Paragraph_20_Font"><text:span text:style-name="T2"> Et post obitum illius benedixit Deus Isaac filio ejus, qui habitabat juxta puteum nomine Viventis et videntis.</text:span></text:span></text:p>
        <text:p text:style-name="P3"><text:span text:style-name="Default_20_Paragraph_20_Font"><text:span text:style-name="T1">12</text:span></text:span><text:span text:style-name="Default_20_Paragraph_20_Font"><text:span text:style-name="T2"> Hæ sunt generationes Ismaël filii Abrahæ, quem peperit ei Agar Ægyptia, famula Saræ: et </text:span></text:span><text:span text:style-name="Default_20_Paragraph_20_Font"><text:span text:style-name="T1">13</text:span></text:span><text:span text:style-name="Default_20_Paragraph_20_Font"><text:span text:style-name="T2"> hæc nomina filiorum ejus in vocabulis et generationibus suis. Primogenitus Ismaëlis Nabaioth, deinde Cedar, et Adbeel, et Mabsam, </text:span></text:span><text:span text:style-name="Default_20_Paragraph_20_Font"><text:span text:style-name="T1">14</text:span></text:span><text:span text:style-name="Default_20_Paragraph_20_Font"><text:span text:style-name="T2"> Masma quoque, et Duma, et Massa, </text:span></text:span><text:span text:style-name="Default_20_Paragraph_20_Font"><text:span text:style-name="T1">15</text:span></text:span><text:span text:style-name="Default_20_Paragraph_20_Font"><text:span text:style-name="T2"> Hadar, et Thema, et Jethur, et Naphis, et Cedma. </text:span></text:span><text:span text:style-name="Default_20_Paragraph_20_Font"><text:span text:style-name="T1">16</text:span></text:span><text:span text:style-name="Default_20_Paragraph_20_Font"><text:span text:style-name="T2"> Isti sunt filii Ismaëlis: et hæc nomina per castella et oppida eorum, duodecim principes tribuum suarum. </text:span></text:span><text:span text:style-name="Default_20_Paragraph_20_Font"><text:span text:style-name="T1">17</text:span></text:span><text:span text:style-name="Default_20_Paragraph_20_Font"><text:span text:style-name="T2"> Et facti sunt anni vitæ Ismaëlis centum triginta septem, deficiensque mortuus est, et appositus ad populum suum. </text:span></text:span><text:span text:style-name="Default_20_Paragraph_20_Font"><text:span text:style-name="T1">18</text:span></text:span><text:span text:style-name="Default_20_Paragraph_20_Font"><text:span text:style-name="T2"> Habitavit autem ab Hevila usque Sur, quæ respicit Ægyptum introëuntibus Assyrios; coram cunctis fratribus suis obiit.</text:span></text:span></text:p>
        <text:p text:style-name="P3"><text:span text:style-name="Default_20_Paragraph_20_Font"><text:span text:style-name="T1">19</text:span></text:span><text:span text:style-name="Default_20_Paragraph_20_Font"><text:span text:style-name="T2"> Hæ quoque sunt generationes Isaac filii Abraham: Abraham genuit Isaac: </text:span></text:span><text:span text:style-name="Default_20_Paragraph_20_Font"><text:span text:style-name="T1">20</text:span></text:span><text:span text:style-name="Default_20_Paragraph_20_Font"><text:span text:style-name="T2"> qui cum quadraginta esset annorum, duxit uxorem Rebeccam filiam Bathuelis Syri de Mesopotamia, sororem Laban. </text:span></text:span><text:span text:style-name="Default_20_Paragraph_20_Font"><text:span text:style-name="T1">21</text:span></text:span><text:span text:style-name="Default_20_Paragraph_20_Font"><text:span text:style-name="T2"> Deprecatusque est Isaac Dominum pro uxore sua, eo quod esset sterilis: qui exaudivit eum, et dedit conceptum Rebeccæ. </text:span></text:span><text:span text:style-name="Default_20_Paragraph_20_Font"><text:span text:style-name="T1">22</text:span></text:span><text:span text:style-name="Default_20_Paragraph_20_Font"><text:span text:style-name="T2"> Sed collidebantur in utero ejus parvuli; quæ ait: Si sic mihi futurum erat, quid necesse fuit concipere perrexitque ut consuleret Dominum. </text:span></text:span><text:span text:style-name="Default_20_Paragraph_20_Font"><text:span text:style-name="T1">23</text:span></text:span><text:span text:style-name="Default_20_Paragraph_20_Font"><text:span text:style-name="T2"> Qui respondens ait:</text:span></text:span></text:p>
        <text:p text:style-name="P6"><text:span text:style-name="Default_20_Paragraph_20_Font"><text:span text:style-name="T4"><text:s/><text:tab/></text:span></text:span><text:span text:style-name="Default_20_Paragraph_20_Font"><text:span text:style-name="T2">Duæ gentes sunt in utero tuo,<text:line-break/>et duo populi ex ventre tuo dividentur,<text:line-break/></text:span></text:span><text:soft-page-break/><text:span text:style-name="Default_20_Paragraph_20_Font"><text:span text:style-name="T2">populusque populum superabit,<text:line-break/>et major serviet minori</text:span></text:span></text:p>
        <text:p text:style-name="P3"><text:span text:style-name="Default_20_Paragraph_20_Font"><text:span text:style-name="T1">24</text:span></text:span><text:span text:style-name="Default_20_Paragraph_20_Font"><text:span text:style-name="T2"> Jam tempus pariendi advenerat, et ecce gemini in utero ejus reperti sunt. </text:span></text:span><text:span text:style-name="Default_20_Paragraph_20_Font"><text:span text:style-name="T1">25</text:span></text:span><text:span text:style-name="Default_20_Paragraph_20_Font"><text:span text:style-name="T2"> Qui prior egressus est, rufus erat, et totus in morem pellis hispidus: vocatumque est nomen ejus Esau. Protinus alter egrediens, plantam fratris tenebat manu: et idcirco appellavit eum Jacob. </text:span></text:span><text:span text:style-name="Default_20_Paragraph_20_Font"><text:span text:style-name="T1">26</text:span></text:span><text:span text:style-name="Default_20_Paragraph_20_Font"><text:span text:style-name="T2"> Sexagenarius erat Isaac quando nati sunt ei parvuli. </text:span></text:span><text:span text:style-name="Default_20_Paragraph_20_Font"><text:span text:style-name="T1">27</text:span></text:span><text:span text:style-name="Default_20_Paragraph_20_Font"><text:span text:style-name="T2"> Quibus adultis, factus est Esau vir gnarus venandi, et homo agricola: Jacob autem vir simplex habitabat in tabernaculis. </text:span></text:span><text:span text:style-name="Default_20_Paragraph_20_Font"><text:span text:style-name="T1">28</text:span></text:span><text:span text:style-name="Default_20_Paragraph_20_Font"><text:span text:style-name="T2"> Isaac amabat Esau, eo quod de venationibus illius vesceretur: et Rebecca diligebat Jacob. </text:span></text:span><text:span text:style-name="Default_20_Paragraph_20_Font"><text:span text:style-name="T1">29</text:span></text:span><text:span text:style-name="Default_20_Paragraph_20_Font"><text:span text:style-name="T2"> Coxit autem Jacob pulmentum: ad quem cum venisset Esau de agro lassus, </text:span></text:span><text:span text:style-name="Default_20_Paragraph_20_Font"><text:span text:style-name="T1">30</text:span></text:span><text:span text:style-name="Default_20_Paragraph_20_Font"><text:span text:style-name="T2"> ait: Da mihi de coctione hac rufa, quia oppido lassus sum. Quam ob causam vocatum est nomen ejus Edom. </text:span></text:span><text:span text:style-name="Default_20_Paragraph_20_Font"><text:span text:style-name="T1">31</text:span></text:span><text:span text:style-name="Default_20_Paragraph_20_Font"><text:span text:style-name="T2"> Cui dixit Jacob: Vende mihi primogenita tua. </text:span></text:span><text:span text:style-name="Default_20_Paragraph_20_Font"><text:span text:style-name="T1">32</text:span></text:span><text:span text:style-name="Default_20_Paragraph_20_Font"><text:span text:style-name="T2"> Ille respondit: En morior, quid mihi proderunt primogenita </text:span></text:span><text:span text:style-name="Default_20_Paragraph_20_Font"><text:span text:style-name="T1">33</text:span></text:span><text:span text:style-name="Default_20_Paragraph_20_Font"><text:span text:style-name="T2"> Ait Jacob: Jura ergo mihi. Juravit ei Esau et vendidit primogenita. </text:span></text:span><text:span text:style-name="Default_20_Paragraph_20_Font"><text:span text:style-name="T1">34</text:span></text:span><text:span text:style-name="Default_20_Paragraph_20_Font"><text:span text:style-name="T2"> Et sic, accepto pane et lentis edulio, comedit et bibit, et abiit, parvipendens quod primogenita vendidisset. </text:span></text:span></text:p>
      </text:section>
      <text:section text:style-name="Sect1" text:name="Sect26">
        <text:p text:style-name="P2">Genesis XXVI</text:p>
        <text:p text:style-name="P3"><text:span text:style-name="Default_20_Paragraph_20_Font"><text:span text:style-name="T1">1</text:span></text:span><text:span text:style-name="Default_20_Paragraph_20_Font"><text:span text:style-name="T2"> Orta autem fame super terram post eam sterilitatem, quæ acciderat in diebus Abraham, abiit Isaac ad Abimelech regem Palæstinorum in Gerara. </text:span></text:span><text:span text:style-name="Default_20_Paragraph_20_Font"><text:span text:style-name="T1">2</text:span></text:span><text:span text:style-name="Default_20_Paragraph_20_Font"><text:span text:style-name="T2"> Apparuitque ei Dominus, et ait: Ne descendas in Ægyptum, sed quiesce in terra quam dixero tibi, </text:span></text:span><text:span text:style-name="Default_20_Paragraph_20_Font"><text:span text:style-name="T1">3</text:span></text:span><text:span text:style-name="Default_20_Paragraph_20_Font"><text:span text:style-name="T2"> et peregrinare in ea: eroque tecum, et benedicam tibi: tibi enim et semini tuo dabo universas regiones has, complens juramentum quod spopondi Abraham patri tuo. </text:span></text:span><text:span text:style-name="Default_20_Paragraph_20_Font"><text:span text:style-name="T1">4</text:span></text:span><text:span text:style-name="Default_20_Paragraph_20_Font"><text:span text:style-name="T2"> Et multiplicabo semen tuum sicut stellas cæli: daboque posteris tuis universas regiones has: et benedicentur in semine tuo omnes gentes terræ, </text:span></text:span><text:span text:style-name="Default_20_Paragraph_20_Font"><text:span text:style-name="T1">5</text:span></text:span><text:span text:style-name="Default_20_Paragraph_20_Font"><text:span text:style-name="T2"> eo quod obedierit Abraham voci meæ, et custodierit præcepta et mandata mea, et cæremonias legesque servaverit. </text:span></text:span><text:span text:style-name="Default_20_Paragraph_20_Font"><text:span text:style-name="T1">6</text:span></text:span><text:span text:style-name="Default_20_Paragraph_20_Font"><text:span text:style-name="T2"> Mansit itaque Isaac in Geraris.</text:span></text:span></text:p>
        <text:p text:style-name="P3"><text:span text:style-name="Default_20_Paragraph_20_Font"><text:span text:style-name="T1">7</text:span></text:span><text:span text:style-name="Default_20_Paragraph_20_Font"><text:span text:style-name="T2"> Qui cum interrogaretur a viris loci illius super uxore sua, respondit: Soror mea est: timuerat enim confiteri quod sibi esset sociata conjugio, reputans ne forte interficerent eum propter illius pulchritudinem. </text:span></text:span><text:span text:style-name="Default_20_Paragraph_20_Font"><text:span text:style-name="T1">8</text:span></text:span><text:span text:style-name="Default_20_Paragraph_20_Font"><text:span text:style-name="T2"> Cumque pertransissent dies plurimi, et ibidem moraretur, prospiciens Abimelech rex Palæstinorum per fenestram, vidit eum jocantem cum Rebecca uxore sua. </text:span></text:span><text:span text:style-name="Default_20_Paragraph_20_Font"><text:span text:style-name="T1">9</text:span></text:span><text:span text:style-name="Default_20_Paragraph_20_Font"><text:span text:style-name="T2"> Et accersito eo, ait: Perspicuum est quod uxor tua sit: cur mentitus es eam sororem tuam esse Respondit: Timui ne morerer propter eam. </text:span></text:span><text:span text:style-name="Default_20_Paragraph_20_Font"><text:span text:style-name="T1">10</text:span></text:span><text:span text:style-name="Default_20_Paragraph_20_Font"><text:span text:style-name="T2"> Dixitque Abimelech: Quare imposuisti nobis potuit coire quispiam de populo cum uxore tua, et induxeras super nos grande peccatum. Præcepitque omni populo, dicens: </text:span></text:span><text:span text:style-name="Default_20_Paragraph_20_Font"><text:span text:style-name="T1">11</text:span></text:span><text:span text:style-name="Default_20_Paragraph_20_Font"><text:span text:style-name="T2"> Qui tetigerit hominis hujus uxorem, morte morietur.</text:span></text:span></text:p>
        <text:p text:style-name="P3"><text:soft-page-break/><text:span text:style-name="Default_20_Paragraph_20_Font"><text:span text:style-name="T1">12</text:span></text:span><text:span text:style-name="Default_20_Paragraph_20_Font"><text:span text:style-name="T2"> Sevit autem Isaac in terra illa, et invenit in ipso anno centuplum: benedixitque ei Dominus. </text:span></text:span><text:span text:style-name="Default_20_Paragraph_20_Font"><text:span text:style-name="T1">13</text:span></text:span><text:span text:style-name="Default_20_Paragraph_20_Font"><text:span text:style-name="T2"> Et locupletatus est homo, et ibat proficiens atque succrescens, donec magnus vehementer effectus est: </text:span></text:span><text:span text:style-name="Default_20_Paragraph_20_Font"><text:span text:style-name="T1">14</text:span></text:span><text:span text:style-name="Default_20_Paragraph_20_Font"><text:span text:style-name="T2"> habuit quoque possessiones ovium et armentorum, et familiæ plurimum. Ob hoc invidentes ei Palæstini, </text:span></text:span><text:span text:style-name="Default_20_Paragraph_20_Font"><text:span text:style-name="T1">15</text:span></text:span><text:span text:style-name="Default_20_Paragraph_20_Font"><text:span text:style-name="T2"> omnes puteos, quos foderant servi patris illius Abraham, illo tempore obstruxerunt, implentes humo: </text:span></text:span><text:span text:style-name="Default_20_Paragraph_20_Font"><text:span text:style-name="T1">16</text:span></text:span><text:span text:style-name="Default_20_Paragraph_20_Font"><text:span text:style-name="T2"> in tantum, ut ipse Abimelech diceret ad Isaac: Recede a nobis, quoniam potentior nobis factus es valde. </text:span></text:span><text:span text:style-name="Default_20_Paragraph_20_Font"><text:span text:style-name="T1">17</text:span></text:span><text:span text:style-name="Default_20_Paragraph_20_Font"><text:span text:style-name="T2"> Et ille discedens, ut veniret ad torrentem Geraræ, habitaretque ibi, </text:span></text:span><text:span text:style-name="Default_20_Paragraph_20_Font"><text:span text:style-name="T1">18</text:span></text:span><text:span text:style-name="Default_20_Paragraph_20_Font"><text:span text:style-name="T2"> rursum fodit alios puteos, quos foderant servi patris sui Abraham, et quos, illo mortuo, olim obstruxerant Philisthiim: appellavitque eos eisdem nominibus quibus ante pater vocaverat. </text:span></text:span><text:span text:style-name="Default_20_Paragraph_20_Font"><text:span text:style-name="T1">19</text:span></text:span><text:span text:style-name="Default_20_Paragraph_20_Font"><text:span text:style-name="T2"> Foderuntque in torrente, et repererunt aquam vivam. </text:span></text:span><text:span text:style-name="Default_20_Paragraph_20_Font"><text:span text:style-name="T1">20</text:span></text:span><text:span text:style-name="Default_20_Paragraph_20_Font"><text:span text:style-name="T2"> Sed et ibi jurgium fuit pastorum Geraræ adversus pastores Isaac, dicentium: Nostra est aqua, quam ob rem nomen putei ex eo, quod acciderat, vocavit Calumniam. </text:span></text:span><text:span text:style-name="Default_20_Paragraph_20_Font"><text:span text:style-name="T1">21</text:span></text:span><text:span text:style-name="Default_20_Paragraph_20_Font"><text:span text:style-name="T2"> Foderunt autem et alium: et pro illo quoque rixati sunt, appellavitque eum Inimicitias. </text:span></text:span><text:span text:style-name="Default_20_Paragraph_20_Font"><text:span text:style-name="T1">22</text:span></text:span><text:span text:style-name="Default_20_Paragraph_20_Font"><text:span text:style-name="T2"> Profectus inde fodit alium puteum, pro quo non contenderunt: itaque vocavit nomen ejus Latitudo, dicens: Nunc dilatavit nos Dominus, et fecit crescere super terram.</text:span></text:span></text:p>
        <text:p text:style-name="P3"><text:span text:style-name="Default_20_Paragraph_20_Font"><text:span text:style-name="T1">23</text:span></text:span><text:span text:style-name="Default_20_Paragraph_20_Font"><text:span text:style-name="T2"> Ascendit autem ex illo loco in Bersabee, </text:span></text:span><text:span text:style-name="Default_20_Paragraph_20_Font"><text:span text:style-name="T1">24</text:span></text:span><text:span text:style-name="Default_20_Paragraph_20_Font"><text:span text:style-name="T2"> ubi apparuit ei Dominus in ipsa nocte, dicens: Ego sum Deus Abraham patris tui: noli timere, quia ego tecum sum: benedicam tibi, et multiplicabo semen tuum propter servum meum Abraham. </text:span></text:span><text:span text:style-name="Default_20_Paragraph_20_Font"><text:span text:style-name="T1">25</text:span></text:span><text:span text:style-name="Default_20_Paragraph_20_Font"><text:span text:style-name="T2"> Itaque ædificavit ibi altare: et invocato nomine Domini, extendit tabernaculum, præcepitque servis suis ut foderunt puteum. </text:span></text:span><text:span text:style-name="Default_20_Paragraph_20_Font"><text:span text:style-name="T1">26</text:span></text:span><text:span text:style-name="Default_20_Paragraph_20_Font"><text:span text:style-name="T2"> Ad quem locum cum venissent de Geraris Abimelech, et Ochozath amicus illius, et Phico, dux militum, </text:span></text:span><text:span text:style-name="Default_20_Paragraph_20_Font"><text:span text:style-name="T1">27</text:span></text:span><text:span text:style-name="Default_20_Paragraph_20_Font"><text:span text:style-name="T2"> locutus est eis Isaac: Quid venistis ad me, hominem quem odistis, et expulistis a vobis </text:span></text:span><text:span text:style-name="Default_20_Paragraph_20_Font"><text:span text:style-name="T1">28</text:span></text:span><text:span text:style-name="Default_20_Paragraph_20_Font"><text:span text:style-name="T2"> Qui responderunt: Vidimus tecum esse Dominum, et idcirco nos diximus: Sit juramentum inter nos, et ineamus fœdus, </text:span></text:span><text:span text:style-name="Default_20_Paragraph_20_Font"><text:span text:style-name="T1">29</text:span></text:span><text:span text:style-name="Default_20_Paragraph_20_Font"><text:span text:style-name="T2"> ut non facias nobis quidquam mali, sicut et nos nihil tuorum attigimus, nec fecimus quod te læderet: sed cum pace dimisimus auctum benedictione Domini. </text:span></text:span><text:span text:style-name="Default_20_Paragraph_20_Font"><text:span text:style-name="T1">30</text:span></text:span><text:span text:style-name="Default_20_Paragraph_20_Font"><text:span text:style-name="T2"> Fecit ergo eis convivium, et post cibum et potum </text:span></text:span><text:span text:style-name="Default_20_Paragraph_20_Font"><text:span text:style-name="T1">31</text:span></text:span><text:span text:style-name="Default_20_Paragraph_20_Font"><text:span text:style-name="T2"> surgentes mane, juraverunt sibi mutuo: dimisitque eos Isaac pacifice in locum suum. </text:span></text:span><text:span text:style-name="Default_20_Paragraph_20_Font"><text:span text:style-name="T1">32</text:span></text:span><text:span text:style-name="Default_20_Paragraph_20_Font"><text:span text:style-name="T2"> Ecce autem venerunt in ipso die servi Isaac annuntiantes ei de puteo, quem foderant, atque dicentes: Invenimus aquam. </text:span></text:span><text:span text:style-name="Default_20_Paragraph_20_Font"><text:span text:style-name="T1">33</text:span></text:span><text:span text:style-name="Default_20_Paragraph_20_Font"><text:span text:style-name="T2"> Unde appellavit eum Abundantiam: et nomen urbi impositum est Bersabee, usque in præsentem diem. </text:span></text:span><text:span text:style-name="Default_20_Paragraph_20_Font"><text:span text:style-name="T1">34</text:span></text:span><text:span text:style-name="Default_20_Paragraph_20_Font"><text:span text:style-name="T2"> Esau vero quadragenarius duxit uxores, Judith filiam Beeri Hethæi, et Basemath filiam Elon ejusdem loci: </text:span></text:span><text:span text:style-name="Default_20_Paragraph_20_Font"><text:span text:style-name="T1">35</text:span></text:span><text:span text:style-name="Default_20_Paragraph_20_Font"><text:span text:style-name="T2"> quæ ambæ offenderant animum Isaac et Rebeccæ. </text:span></text:span></text:p>
      </text:section>
      <text:section text:style-name="Sect1" text:name="Sect27">
        <text:p text:style-name="P2">Genesis XXVII</text:p>
        <text:p text:style-name="P3"><text:span text:style-name="Default_20_Paragraph_20_Font"><text:span text:style-name="T1">1</text:span></text:span><text:span text:style-name="Default_20_Paragraph_20_Font"><text:span text:style-name="T2"> Senuit autem Isaac, et caligaverunt oculi ejus, et videre non poterat: vocavitque Esau filium suum majorem, et dixit ei: Fili mi Cui respondit: Adsum. </text:span></text:span><text:span text:style-name="Default_20_Paragraph_20_Font"><text:span text:style-name="T1">2</text:span></text:span><text:span text:style-name="Default_20_Paragraph_20_Font"><text:span text:style-name="T2"> Cui pater: Vides, inquit, quod senuerim, et ignorem diem mortis meæ. </text:span></text:span><text:span text:style-name="Default_20_Paragraph_20_Font"><text:span text:style-name="T1">3</text:span></text:span><text:span text:style-name="Default_20_Paragraph_20_Font"><text:span text:style-name="T2"> Sume arma tua, pharetram, et arcum, et egredere foras: cumque venatu aliquid apprehenderis, </text:span></text:span><text:span text:style-name="Default_20_Paragraph_20_Font"><text:span text:style-name="T1">4</text:span></text:span><text:span text:style-name="Default_20_Paragraph_20_Font"><text:span text:style-name="T2"> fac mihi inde pulmentum sicut velle me nosti, et affer ut comedam: et benedicat tibi anima mea antequam moriar. </text:span></text:span><text:span text:style-name="Default_20_Paragraph_20_Font"><text:span text:style-name="T1">5</text:span></text:span><text:span text:style-name="Default_20_Paragraph_20_Font"><text:span text:style-name="T2"> Quod cum audisset Rebecca, et ille abiisset in agrum ut jussionem </text:span></text:span><text:soft-page-break/><text:span text:style-name="Default_20_Paragraph_20_Font"><text:span text:style-name="T2">patris impleret, </text:span></text:span><text:span text:style-name="Default_20_Paragraph_20_Font"><text:span text:style-name="T1">6</text:span></text:span><text:span text:style-name="Default_20_Paragraph_20_Font"><text:span text:style-name="T2"> dixit filio suo Jacob: Audivi patrem tuum loquentem cum Esau fratre tuo, et dicentem ei: </text:span></text:span><text:span text:style-name="Default_20_Paragraph_20_Font"><text:span text:style-name="T1">7</text:span></text:span><text:span text:style-name="Default_20_Paragraph_20_Font"><text:span text:style-name="T2"> Affer mihi de venatione tua, et fac cibos ut comedam, et benedicam tibi coram Domino antequam moriar. </text:span></text:span><text:span text:style-name="Default_20_Paragraph_20_Font"><text:span text:style-name="T1">8</text:span></text:span><text:span text:style-name="Default_20_Paragraph_20_Font"><text:span text:style-name="T2"> Nunc ergo, fili mi, acquiesce consiliis meis: </text:span></text:span><text:span text:style-name="Default_20_Paragraph_20_Font"><text:span text:style-name="T1">9</text:span></text:span><text:span text:style-name="Default_20_Paragraph_20_Font"><text:span text:style-name="T2"> et pergens ad gregem, affer mihi duos hædos optimos, ut faciam ex eis escas patri tuo, quibus libenter vescitur: </text:span></text:span><text:span text:style-name="Default_20_Paragraph_20_Font"><text:span text:style-name="T1">10</text:span></text:span><text:span text:style-name="Default_20_Paragraph_20_Font"><text:span text:style-name="T2"> quas cum intuleris, et comederit, benedicat tibi priusquam moriatur. </text:span></text:span><text:span text:style-name="Default_20_Paragraph_20_Font"><text:span text:style-name="T1">11</text:span></text:span><text:span text:style-name="Default_20_Paragraph_20_Font"><text:span text:style-name="T2"> Cui ille respondit: Nosti quod Esau frater meus homo pilosus sit, et ego lenis: </text:span></text:span><text:span text:style-name="Default_20_Paragraph_20_Font"><text:span text:style-name="T1">12</text:span></text:span><text:span text:style-name="Default_20_Paragraph_20_Font"><text:span text:style-name="T2"> si attrectaverit me pater meus, et senserit, timeo ne putet me sibi voluisse illudere, et inducam super me maledictionem pro benedictione. </text:span></text:span><text:span text:style-name="Default_20_Paragraph_20_Font"><text:span text:style-name="T1">13</text:span></text:span><text:span text:style-name="Default_20_Paragraph_20_Font"><text:span text:style-name="T2"> Ad quem mater: In me sit, ait, ista maledictio, fili mi: tantum audi vocem meam, et pergens, affer quæ dixi. </text:span></text:span><text:span text:style-name="Default_20_Paragraph_20_Font"><text:span text:style-name="T1">14</text:span></text:span><text:span text:style-name="Default_20_Paragraph_20_Font"><text:span text:style-name="T2"> Abiit, et attulit, deditque matri. Paravit illa cibos, sicut velle noverat patrem illius. </text:span></text:span><text:span text:style-name="Default_20_Paragraph_20_Font"><text:span text:style-name="T1">15</text:span></text:span><text:span text:style-name="Default_20_Paragraph_20_Font"><text:span text:style-name="T2"> Et vestibus Esau valde bonis, quas apud se habebat domi, induit eum: </text:span></text:span><text:span text:style-name="Default_20_Paragraph_20_Font"><text:span text:style-name="T1">16</text:span></text:span><text:span text:style-name="Default_20_Paragraph_20_Font"><text:span text:style-name="T2"> pelliculasque hædorum circumdedit manibus, et colli nuda protexit: </text:span></text:span><text:span text:style-name="Default_20_Paragraph_20_Font"><text:span text:style-name="T1">17</text:span></text:span><text:span text:style-name="Default_20_Paragraph_20_Font"><text:span text:style-name="T2"> deditque pulmentum, et panes, quos coxerat, tradidit. </text:span></text:span><text:span text:style-name="Default_20_Paragraph_20_Font"><text:span text:style-name="T1">18</text:span></text:span><text:span text:style-name="Default_20_Paragraph_20_Font"><text:span text:style-name="T2"> Quibus illatis, dixit: Pater mi At ille respondit: Audio. Quis es tu, fili mi </text:span></text:span><text:span text:style-name="Default_20_Paragraph_20_Font"><text:span text:style-name="T1">19</text:span></text:span><text:span text:style-name="Default_20_Paragraph_20_Font"><text:span text:style-name="T2"> Dixitque Jacob: Ego sum primogenitus tuus Esau: feci sicut præcepisti mihi: surge, sede, et comede de venatione mea, ut benedicat mihi anima tua. </text:span></text:span><text:span text:style-name="Default_20_Paragraph_20_Font"><text:span text:style-name="T1">20</text:span></text:span><text:span text:style-name="Default_20_Paragraph_20_Font"><text:span text:style-name="T2"> Rursumque Isaac ad filium suum: Quomodo, inquit, tam cito invenire potuisti, fili mi Qui respondit: Voluntas Dei fuit ut cito occurreret mihi quod volebam. </text:span></text:span><text:span text:style-name="Default_20_Paragraph_20_Font"><text:span text:style-name="T1">21</text:span></text:span><text:span text:style-name="Default_20_Paragraph_20_Font"><text:span text:style-name="T2"> Dixitque Isaac: Accede huc, ut tangam te, fili mi, et probem utrum tu sis filius meus Esau, an non. </text:span></text:span><text:span text:style-name="Default_20_Paragraph_20_Font"><text:span text:style-name="T1">22</text:span></text:span><text:span text:style-name="Default_20_Paragraph_20_Font"><text:span text:style-name="T2"> Accessit ille ad patrem, et palpato eo, dixit Isaac: Vox quidem, vox Jacob est: sed manus, manus sunt Esau. </text:span></text:span><text:span text:style-name="Default_20_Paragraph_20_Font"><text:span text:style-name="T1">23</text:span></text:span><text:span text:style-name="Default_20_Paragraph_20_Font"><text:span text:style-name="T2"> Et non cognovit eum, quia pilosæ manus similitudinem majoris expresserant. Benedicens ergo illi, </text:span></text:span><text:span text:style-name="Default_20_Paragraph_20_Font"><text:span text:style-name="T1">24</text:span></text:span><text:span text:style-name="Default_20_Paragraph_20_Font"><text:span text:style-name="T2"> ait: Tu es filius meus Esau Respondit: Ego sum. </text:span></text:span><text:span text:style-name="Default_20_Paragraph_20_Font"><text:span text:style-name="T1">25</text:span></text:span><text:span text:style-name="Default_20_Paragraph_20_Font"><text:span text:style-name="T2"> At ille: Affer mihi, inquit, cibos de venatione tua, fili mi, ut benedicat tibi anima mea. Quos cum oblatos comedisset, obtulit ei etiam vinum. Quo hausto, </text:span></text:span><text:span text:style-name="Default_20_Paragraph_20_Font"><text:span text:style-name="T1">26</text:span></text:span><text:span text:style-name="Default_20_Paragraph_20_Font"><text:span text:style-name="T2"> dixit ad eum: Accede ad me, et da mihi osculum, fili mi. </text:span></text:span><text:span text:style-name="Default_20_Paragraph_20_Font"><text:span text:style-name="T1">27</text:span></text:span><text:span text:style-name="Default_20_Paragraph_20_Font"><text:span text:style-name="T2"> Accessit, et osculatus est eum. Statimque ut sensit vestimentorum illius fragrantiam, benedicens illi, ait:</text:span></text:span></text:p>
        <text:p text:style-name="P6"><text:span text:style-name="Default_20_Paragraph_20_Font"><text:span text:style-name="T4"><text:s/><text:tab/></text:span></text:span><text:span text:style-name="Default_20_Paragraph_20_Font"><text:span text:style-name="T2">Ecce odor filii mei<text:line-break/>sicut odor agri pleni,<text:line-break/>cui benedixit Dominus.</text:span></text:span></text:p>
        <text:p text:style-name="P7"><text:span text:style-name="Default_20_Paragraph_20_Font"><text:span text:style-name="T1">28</text:span></text:span><text:span text:style-name="Default_20_Paragraph_20_Font"><text:span text:style-name="T2"> <text:tab/>Det tibi Deus de rore cæli<text:line-break/>et de pinguedine terræ<text:line-break/>abundantiam frumenti et vini.</text:span></text:span></text:p>
        <text:p text:style-name="P7"><text:span text:style-name="Default_20_Paragraph_20_Font"><text:span text:style-name="T1">29</text:span></text:span><text:span text:style-name="Default_20_Paragraph_20_Font"><text:span text:style-name="T2"> <text:tab/>Et serviant tibi populi,<text:line-break/>et adorent te tribus:<text:line-break/>esto dominus fratrum tuorum,<text:line-break/>et incurventur ante te filii matris tuæ:<text:line-break/></text:span></text:span><text:soft-page-break/><text:span text:style-name="Default_20_Paragraph_20_Font"><text:span text:style-name="T2">qui maledixerit tibi, sit ille maledictus,<text:line-break/>et qui benedixerit tibi, benedictionibus repleatur.</text:span></text:span></text:p>
        <text:p text:style-name="P3"><text:span text:style-name="Default_20_Paragraph_20_Font"><text:span text:style-name="T1">30</text:span></text:span><text:span text:style-name="Default_20_Paragraph_20_Font"><text:span text:style-name="T2"> Vix Isaac sermonem impleverat, et egresso Jacob foras, venit Esau, </text:span></text:span><text:span text:style-name="Default_20_Paragraph_20_Font"><text:span text:style-name="T1">31</text:span></text:span><text:span text:style-name="Default_20_Paragraph_20_Font"><text:span text:style-name="T2"> coctosque de venatione cibos intulit patri, dicens: Surge, pater mi, et comede de venatione filii tui, ut benedicat mihi anima tua. </text:span></text:span><text:span text:style-name="Default_20_Paragraph_20_Font"><text:span text:style-name="T1">32</text:span></text:span><text:span text:style-name="Default_20_Paragraph_20_Font"><text:span text:style-name="T2"> Dixitque illi Isaac: Quis enim es tu Qui respondit: Ego sum filius tuus primogenitus Esau. </text:span></text:span><text:span text:style-name="Default_20_Paragraph_20_Font"><text:span text:style-name="T1">33</text:span></text:span><text:span text:style-name="Default_20_Paragraph_20_Font"><text:span text:style-name="T2"> Expavit Isaac stupore vehementi: et ultra quam credi potest admirans, ait: Quis igitur ille est qui dudum captam venationem attulit mihi, et comedi ex omnibus priusquam tu venires; benedixique ei, et erit benedictus </text:span></text:span><text:span text:style-name="Default_20_Paragraph_20_Font"><text:span text:style-name="T1">34</text:span></text:span><text:span text:style-name="Default_20_Paragraph_20_Font"><text:span text:style-name="T2"> Auditis Esau sermonibus patris, irrugiit clamore magno: et consternatus, ait: Benedic etiam et mihi, pater mi. </text:span></text:span><text:span text:style-name="Default_20_Paragraph_20_Font"><text:span text:style-name="T1">35</text:span></text:span><text:span text:style-name="Default_20_Paragraph_20_Font"><text:span text:style-name="T2"> Qui ait: Venit germanus tuus fraudulenter, et accepit benedictionem tuam. </text:span></text:span><text:span text:style-name="Default_20_Paragraph_20_Font"><text:span text:style-name="T1">36</text:span></text:span><text:span text:style-name="Default_20_Paragraph_20_Font"><text:span text:style-name="T2"> At ille subjunxit: Juste vocatum est nomen ejus Jacob: supplantavit enim me en altera vice: primogenita mea ante tulit, et nunc secundo surripuit benedictionem meam. Rursumque ad patrem: Numquid non reservasti, ait, et mihi benedictionem </text:span></text:span><text:span text:style-name="Default_20_Paragraph_20_Font"><text:span text:style-name="T1">37</text:span></text:span><text:span text:style-name="Default_20_Paragraph_20_Font"><text:span text:style-name="T2"> Respondit Isaac: Dominum tuum illum constitui, et omnes fratres ejus servituti illius subjugavi; frumento et vino stabilivi eum: et tibi post hæc, fili mi, ultra quid faciam </text:span></text:span><text:span text:style-name="Default_20_Paragraph_20_Font"><text:span text:style-name="T1">38</text:span></text:span><text:span text:style-name="Default_20_Paragraph_20_Font"><text:span text:style-name="T2"> Cui Esau: Num unam, inquit, tantum benedictionem habes, pater mihi quoque obsecro ut benedicas. Cumque ejulatu magno fleret, </text:span></text:span><text:span text:style-name="Default_20_Paragraph_20_Font"><text:span text:style-name="T1">39</text:span></text:span><text:span text:style-name="Default_20_Paragraph_20_Font"><text:span text:style-name="T2"> motus Isaac, dixit ad eum:</text:span></text:span></text:p>
        <text:p text:style-name="P6"><text:span text:style-name="Default_20_Paragraph_20_Font"><text:span text:style-name="T2"><text:s/><text:tab/>In pinguedine terræ,<text:line-break/>et in rore cæli desuper, </text:span></text:span><text:span text:style-name="Default_20_Paragraph_20_Font"><text:span text:style-name="T1">40</text:span></text:span><text:span text:style-name="Default_20_Paragraph_20_Font"><text:span text:style-name="T2"> erit benedictio tua.<text:line-break/>Vives in gladio, et fratri tuo servies:<text:line-break/>tempusque veniet, cum excutias et solvas jugum ejus de cervicibus tuis.</text:span></text:span></text:p>
        <text:p text:style-name="P3"><text:span text:style-name="Default_20_Paragraph_20_Font"><text:span text:style-name="T1">41</text:span></text:span><text:span text:style-name="Default_20_Paragraph_20_Font"><text:span text:style-name="T2"> Oderat ergo semper Esau Jacob pro benedictione qua benedixerat ei pater: dixitque in corde suo: Venient dies luctus patris mei, et occidam Jacob fratrem meum. </text:span></text:span><text:span text:style-name="Default_20_Paragraph_20_Font"><text:span text:style-name="T1">42</text:span></text:span><text:span text:style-name="Default_20_Paragraph_20_Font"><text:span text:style-name="T2"> Nuntiata sunt hæc Rebeccæ: quæ mittens et vocans Jacob filium suum, dixit ad eum: Ecce Esau frater tuus minatur ut occidat te. </text:span></text:span><text:span text:style-name="Default_20_Paragraph_20_Font"><text:span text:style-name="T1">43</text:span></text:span><text:span text:style-name="Default_20_Paragraph_20_Font"><text:span text:style-name="T2"> Nunc ergo, fili mi, audi vocem meam, et consurgens fuge ad Laban fratrem meum in Haran: </text:span></text:span><text:span text:style-name="Default_20_Paragraph_20_Font"><text:span text:style-name="T1">44</text:span></text:span><text:span text:style-name="Default_20_Paragraph_20_Font"><text:span text:style-name="T2"> habitabisque cum eo dies paucos, donec requiescat furor fratris tui, </text:span></text:span><text:span text:style-name="Default_20_Paragraph_20_Font"><text:span text:style-name="T1">45</text:span></text:span><text:span text:style-name="Default_20_Paragraph_20_Font"><text:span text:style-name="T2"> et cesset indignatio ejus, obliviscaturque eorum quæ fecisti in eum: postea mittam, et adducam te inde huc: cur utroque orbabor filio in uno die? </text:span></text:span><text:span text:style-name="Default_20_Paragraph_20_Font"><text:span text:style-name="T1">46</text:span></text:span><text:span text:style-name="Default_20_Paragraph_20_Font"><text:span text:style-name="T2"> Dixitque Rebecca ad Isaac: Tædet me vitæ meæ propter filias Heth: si acceperit Jacob uxorem de stirpe hujus terræ, nolo vivere. </text:span></text:span></text:p>
      </text:section>
      <text:section text:style-name="Sect1" text:name="Sect28">
        <text:p text:style-name="P2"><text:soft-page-break/>Genesis XXVIII</text:p>
        <text:p text:style-name="P3"><text:span text:style-name="Default_20_Paragraph_20_Font"><text:span text:style-name="T1">1</text:span></text:span><text:span text:style-name="Default_20_Paragraph_20_Font"><text:span text:style-name="T2"> Vocavit itaque Isaac Jacob, et benedixit eum, præcepitque ei dicens: Noli accipere conjugem de genere Chanaan: </text:span></text:span><text:span text:style-name="Default_20_Paragraph_20_Font"><text:span text:style-name="T1">2</text:span></text:span><text:span text:style-name="Default_20_Paragraph_20_Font"><text:span text:style-name="T2"> sed vade, et proficiscere in Mesopotamiam Syriæ, ad domum Bathuel patris matris tuæ, et accipe tibi inde uxorem de filiabus Laban avunculi tui. </text:span></text:span><text:span text:style-name="Default_20_Paragraph_20_Font"><text:span text:style-name="T1">3</text:span></text:span><text:span text:style-name="Default_20_Paragraph_20_Font"><text:span text:style-name="T2"> Deus autem omnipotens benedicat tibi, et crescere te faciat, atque multiplicet, ut sis in turbas populorum. </text:span></text:span><text:span text:style-name="Default_20_Paragraph_20_Font"><text:span text:style-name="T1">4</text:span></text:span><text:span text:style-name="Default_20_Paragraph_20_Font"><text:span text:style-name="T2"> Et det tibi benedictiones Abrahæ, et semini tuo post te: ut possideas terram peregrinationis tuæ, quam pollicitus est avo tuo. </text:span></text:span><text:span text:style-name="Default_20_Paragraph_20_Font"><text:span text:style-name="T1">5</text:span></text:span><text:span text:style-name="Default_20_Paragraph_20_Font"><text:span text:style-name="T2"> Cumque dimisisset eum Isaac, profectus venit in Mesopotamiam Syriæ ad Laban filium Bathuel Syri, fratrem Rebeccæ matris suæ. </text:span></text:span><text:span text:style-name="Default_20_Paragraph_20_Font"><text:span text:style-name="T1">6</text:span></text:span><text:span text:style-name="Default_20_Paragraph_20_Font"><text:span text:style-name="T2"> Videns autem Esau quod benedixisset pater suus Jacob, et misisset eum in Mesopotamiam Syriæ, ut inde uxorem duceret; et quod post benedictionem præcepisset ei, dicens: Non accipies uxorem de filiabus Chanaan: </text:span></text:span><text:span text:style-name="Default_20_Paragraph_20_Font"><text:span text:style-name="T1">7</text:span></text:span><text:span text:style-name="Default_20_Paragraph_20_Font"><text:span text:style-name="T2"> quodque obediens Jacob parentibus suis isset in Syriam: </text:span></text:span><text:span text:style-name="Default_20_Paragraph_20_Font"><text:span text:style-name="T1">8</text:span></text:span><text:span text:style-name="Default_20_Paragraph_20_Font"><text:span text:style-name="T2"> probans quoque quod non libenter aspiceret filias Chanaan pater suus: </text:span></text:span><text:span text:style-name="Default_20_Paragraph_20_Font"><text:span text:style-name="T1">9</text:span></text:span><text:span text:style-name="Default_20_Paragraph_20_Font"><text:span text:style-name="T2"> ivit ad Ismaëlem, et duxit uxorem absque iis, quas prius habebat, Maheleth filiam Ismaël filii Abraham, sororem Nabaioth.</text:span></text:span></text:p>
        <text:p text:style-name="P3"><text:span text:style-name="Default_20_Paragraph_20_Font"><text:span text:style-name="T1">10</text:span></text:span><text:span text:style-name="Default_20_Paragraph_20_Font"><text:span text:style-name="T2"> Igitur egressus Jacob de Bersabee, pergebat Haran. </text:span></text:span><text:span text:style-name="Default_20_Paragraph_20_Font"><text:span text:style-name="T1">11</text:span></text:span><text:span text:style-name="Default_20_Paragraph_20_Font"><text:span text:style-name="T2"> Cumque venisset ad quemdam locum, et vellet in eo requiescere post solis occubitum, tulit de lapidibus qui jacebant, et supponens capiti suo, dormivit in eodem loco. </text:span></text:span><text:span text:style-name="Default_20_Paragraph_20_Font"><text:span text:style-name="T1">12</text:span></text:span><text:span text:style-name="Default_20_Paragraph_20_Font"><text:span text:style-name="T2"> Viditque in somnis scalam stantem super terram, et cacumen illius tangens cælum: angelos quoque Dei ascendentes et descendentes per eam, </text:span></text:span><text:span text:style-name="Default_20_Paragraph_20_Font"><text:span text:style-name="T1">13</text:span></text:span><text:span text:style-name="Default_20_Paragraph_20_Font"><text:span text:style-name="T2"> et Dominum innixum scalæ dicentem sibi: Ego sum Dominus Deus Abraham patris tui, et Deus Isaac: terram, in qua dormis, tibi dabo et semini tuo. </text:span></text:span><text:span text:style-name="Default_20_Paragraph_20_Font"><text:span text:style-name="T1">14</text:span></text:span><text:span text:style-name="Default_20_Paragraph_20_Font"><text:span text:style-name="T2"> Eritque semen tuum quasi pulvis terræ: dilataberis ad occidentem, et orientem, et septentrionem, et meridiem: et benedicentur in te et in semine tuo cunctæ tribus terræ. </text:span></text:span><text:span text:style-name="Default_20_Paragraph_20_Font"><text:span text:style-name="T1">15</text:span></text:span><text:span text:style-name="Default_20_Paragraph_20_Font"><text:span text:style-name="T2"> Et ero custos tuus quocumque perrexeris, et reducam te in terram hanc: nec dimittam nisi complevero universa quæ dixi. </text:span></text:span><text:span text:style-name="Default_20_Paragraph_20_Font"><text:span text:style-name="T1">16</text:span></text:span><text:span text:style-name="Default_20_Paragraph_20_Font"><text:span text:style-name="T2"> Cumque evigilasset Jacob de somno, ait: Vere Dominus est in loco isto, et ego nesciebam. </text:span></text:span><text:span text:style-name="Default_20_Paragraph_20_Font"><text:span text:style-name="T1">17</text:span></text:span><text:span text:style-name="Default_20_Paragraph_20_Font"><text:span text:style-name="T2"> Pavensque, Quam terribilis est, inquit, locus iste! non est hic aliud nisi domus Dei, et porta cæli. </text:span></text:span><text:span text:style-name="Default_20_Paragraph_20_Font"><text:span text:style-name="T1">18</text:span></text:span><text:span text:style-name="Default_20_Paragraph_20_Font"><text:span text:style-name="T2"> Surgens ergo Jacob mane, tulit lapidem quem supposuerat capiti suo, et erexit in titulum, fundens oleum desuper. </text:span></text:span><text:span text:style-name="Default_20_Paragraph_20_Font"><text:span text:style-name="T1">19</text:span></text:span><text:span text:style-name="Default_20_Paragraph_20_Font"><text:span text:style-name="T2"> Appellavitque nomen urbis Bethel, quæ prius Luza vocabatur. </text:span></text:span><text:span text:style-name="Default_20_Paragraph_20_Font"><text:span text:style-name="T1">20</text:span></text:span><text:span text:style-name="Default_20_Paragraph_20_Font"><text:span text:style-name="T2"> Vovit etiam votum, dicens: Si fuerit Deus mecum, et custodierit me in via, per quam ego ambulo, et dederit mihi panem ad vescendum, et vestimentum ad induendum, </text:span></text:span><text:span text:style-name="Default_20_Paragraph_20_Font"><text:span text:style-name="T1">21</text:span></text:span><text:span text:style-name="Default_20_Paragraph_20_Font"><text:span text:style-name="T2"> reversusque fuero prospere ad domum patris mei: erit mihi Dominus in Deum, </text:span></text:span><text:span text:style-name="Default_20_Paragraph_20_Font"><text:span text:style-name="T1">22</text:span></text:span><text:span text:style-name="Default_20_Paragraph_20_Font"><text:span text:style-name="T2"> et lapis iste, quem erexi in titulum, vocabitur Domus Dei: cunctorumque quæ dederis mihi, decimas offeram tibi. </text:span></text:span></text:p>
      </text:section>
      <text:section text:style-name="Sect1" text:name="Sect29">
        <text:p text:style-name="P2"><text:soft-page-break/>Genesis XXIX</text:p>
        <text:p text:style-name="P3"><text:span text:style-name="Default_20_Paragraph_20_Font"><text:span text:style-name="T1">1</text:span></text:span><text:span text:style-name="Default_20_Paragraph_20_Font"><text:span text:style-name="T2"> Profectus ergo Jacob venit in terram orientalem. </text:span></text:span><text:span text:style-name="Default_20_Paragraph_20_Font"><text:span text:style-name="T1">2</text:span></text:span><text:span text:style-name="Default_20_Paragraph_20_Font"><text:span text:style-name="T2"> Et vidit puteum in agro, tres quoque greges ovium accubantes juxta eum: nam ex illo adaquabantur pecora, et os ejus grandi lapide claudebatur. </text:span></text:span><text:span text:style-name="Default_20_Paragraph_20_Font"><text:span text:style-name="T1">3</text:span></text:span><text:span text:style-name="Default_20_Paragraph_20_Font"><text:span text:style-name="T2"> Morisque erat ut cunctis ovibus congregatis devolverent lapidem, et refectis gregibus rursum super os putei ponerent. </text:span></text:span><text:span text:style-name="Default_20_Paragraph_20_Font"><text:span text:style-name="T1">4</text:span></text:span><text:span text:style-name="Default_20_Paragraph_20_Font"><text:span text:style-name="T2"> Dixitque ad pastores: Fratres, unde estis Qui responderunt: De Haran. </text:span></text:span><text:span text:style-name="Default_20_Paragraph_20_Font"><text:span text:style-name="T1">5</text:span></text:span><text:span text:style-name="Default_20_Paragraph_20_Font"><text:span text:style-name="T2"> Quos interrogans, Numquid, ait, nostis Laban filium Nachor Dixerunt: Novimus. </text:span></text:span><text:span text:style-name="Default_20_Paragraph_20_Font"><text:span text:style-name="T1">6</text:span></text:span><text:span text:style-name="Default_20_Paragraph_20_Font"><text:span text:style-name="T2"> Sanusne est inquit. Valet, inquiunt: et ecce Rachel filia ejus venit cum grege suo. </text:span></text:span><text:span text:style-name="Default_20_Paragraph_20_Font"><text:span text:style-name="T1">7</text:span></text:span><text:span text:style-name="Default_20_Paragraph_20_Font"><text:span text:style-name="T2"> Dixitque Jacob: Adhuc multum diei superest, nec est tempus ut reducantur ad caulas greges: date ante potum ovibus, et sic eas ad pastum reducite. </text:span></text:span><text:span text:style-name="Default_20_Paragraph_20_Font"><text:span text:style-name="T1">8</text:span></text:span><text:span text:style-name="Default_20_Paragraph_20_Font"><text:span text:style-name="T2"> Qui responderunt: Non possumus, donec omnia pecora congregentur, et amoveamus lapidem de ore putei, ut adaquemus greges. </text:span></text:span><text:span text:style-name="Default_20_Paragraph_20_Font"><text:span text:style-name="T1">9</text:span></text:span><text:span text:style-name="Default_20_Paragraph_20_Font"><text:span text:style-name="T2"> Adhuc loquebantur, et ecce Rachel veniebat cum ovibus patris sui: nam gregem ipsa pascebat. </text:span></text:span><text:span text:style-name="Default_20_Paragraph_20_Font"><text:span text:style-name="T1">10</text:span></text:span><text:span text:style-name="Default_20_Paragraph_20_Font"><text:span text:style-name="T2"> Quam cum vidisset Jacob, et sciret consobrinam suam, ovesque Laban avunculi sui, amovit lapidem quo puteus claudebatur. </text:span></text:span><text:span text:style-name="Default_20_Paragraph_20_Font"><text:span text:style-name="T1">11</text:span></text:span><text:span text:style-name="Default_20_Paragraph_20_Font"><text:span text:style-name="T2"> Et adaquato grege, osculatus est eam: et elevata voce flevit, </text:span></text:span><text:span text:style-name="Default_20_Paragraph_20_Font"><text:span text:style-name="T1">12</text:span></text:span><text:span text:style-name="Default_20_Paragraph_20_Font"><text:span text:style-name="T2"> et indicavit ei quod frater esset patris sui, et filius Rebeccæ: at illa festinans nuntiavit patri suo. </text:span></text:span><text:span text:style-name="Default_20_Paragraph_20_Font"><text:span text:style-name="T1">13</text:span></text:span><text:span text:style-name="Default_20_Paragraph_20_Font"><text:span text:style-name="T2"> Qui cum audisset venisse Jacob filium sororis suæ, cucurrit obviam ei: complexusque eum, et in oscula ruens, duxit in domum suam. Auditis autem causis itineris, </text:span></text:span><text:span text:style-name="Default_20_Paragraph_20_Font"><text:span text:style-name="T1">14</text:span></text:span><text:span text:style-name="Default_20_Paragraph_20_Font"><text:span text:style-name="T2"> respondit: Os meum es, et caro mea. Et postquam impleti sunt dies mensis unius, </text:span></text:span><text:span text:style-name="Default_20_Paragraph_20_Font"><text:span text:style-name="T1">15</text:span></text:span><text:span text:style-name="Default_20_Paragraph_20_Font"><text:span text:style-name="T2"> dixit ei: Num quia frater meus es, gratis servies mihi dic quid mercedis accipias.</text:span></text:span></text:p>
        <text:p text:style-name="P3"><text:span text:style-name="Default_20_Paragraph_20_Font"><text:span text:style-name="T1">16</text:span></text:span><text:span text:style-name="Default_20_Paragraph_20_Font"><text:span text:style-name="T2"> Habebat vero duas filias: nomen majoris Lia, minor vero appellabatur Rachel. </text:span></text:span><text:span text:style-name="Default_20_Paragraph_20_Font"><text:span text:style-name="T1">17</text:span></text:span><text:span text:style-name="Default_20_Paragraph_20_Font"><text:span text:style-name="T2"> Sed Lia lippis erat oculis: Rachel decora facie, et venusto aspectu. </text:span></text:span><text:span text:style-name="Default_20_Paragraph_20_Font"><text:span text:style-name="T1">18</text:span></text:span><text:span text:style-name="Default_20_Paragraph_20_Font"><text:span text:style-name="T2"> Quam diligens Jacob, ait: Serviam tibi pro Rachel filia tua minore, septem annis. </text:span></text:span><text:span text:style-name="Default_20_Paragraph_20_Font"><text:span text:style-name="T1">19</text:span></text:span><text:span text:style-name="Default_20_Paragraph_20_Font"><text:span text:style-name="T2"> Respondit Laban: Melius est ut tibi eam dem quam alteri viro: mane apud me. </text:span></text:span><text:span text:style-name="Default_20_Paragraph_20_Font"><text:span text:style-name="T1">20</text:span></text:span><text:span text:style-name="Default_20_Paragraph_20_Font"><text:span text:style-name="T2"> Servivit ergo Jacob pro Rachel septem annis: et videbantur illi pauci dies præ amoris magnitudine. </text:span></text:span><text:span text:style-name="Default_20_Paragraph_20_Font"><text:span text:style-name="T1">21</text:span></text:span><text:span text:style-name="Default_20_Paragraph_20_Font"><text:span text:style-name="T2"> Dixitque ad Laban: Da mihi uxorem meam: quia jam tempus impletum est, ut ingrediar ad illam. </text:span></text:span><text:span text:style-name="Default_20_Paragraph_20_Font"><text:span text:style-name="T1">22</text:span></text:span><text:span text:style-name="Default_20_Paragraph_20_Font"><text:span text:style-name="T2"> Qui vocatis multis amicorum turbis ad convivium, fecit nuptias. </text:span></text:span><text:span text:style-name="Default_20_Paragraph_20_Font"><text:span text:style-name="T1">23</text:span></text:span><text:span text:style-name="Default_20_Paragraph_20_Font"><text:span text:style-name="T2"> Et vespere Liam filiam suam introduxit ad eum, </text:span></text:span><text:span text:style-name="Default_20_Paragraph_20_Font"><text:span text:style-name="T1">24</text:span></text:span><text:span text:style-name="Default_20_Paragraph_20_Font"><text:span text:style-name="T2"> dans ancillam filiæ, Zelpham nomine. Ad quam cum ex more Jacob fuisset ingressus, facto mane vidit Liam: </text:span></text:span><text:span text:style-name="Default_20_Paragraph_20_Font"><text:span text:style-name="T1">25</text:span></text:span><text:span text:style-name="Default_20_Paragraph_20_Font"><text:span text:style-name="T2"> et dixit ad socerum suum: Quid est quod facere voluisti nonne pro Rachel servivi tibi quare imposuisti mihi </text:span></text:span><text:span text:style-name="Default_20_Paragraph_20_Font"><text:span text:style-name="T1">26</text:span></text:span><text:span text:style-name="Default_20_Paragraph_20_Font"><text:span text:style-name="T2"> Respondit Laban: Non est in loco nostro consuetudinis, ut minores ante tradamus ad nuptias. </text:span></text:span><text:span text:style-name="Default_20_Paragraph_20_Font"><text:span text:style-name="T1">27</text:span></text:span><text:span text:style-name="Default_20_Paragraph_20_Font"><text:span text:style-name="T2"> Imple hebdomadam dierum hujus copulæ: et hanc quoque dabo tibi pro opere quo serviturus es mihi septem annis aliis. </text:span></text:span><text:span text:style-name="Default_20_Paragraph_20_Font"><text:span text:style-name="T1">28</text:span></text:span><text:span text:style-name="Default_20_Paragraph_20_Font"><text:span text:style-name="T2"> Acquievit placito: et hebdomada transacta, Rachel duxit uxorem: </text:span></text:span><text:span text:style-name="Default_20_Paragraph_20_Font"><text:span text:style-name="T1">29</text:span></text:span><text:span text:style-name="Default_20_Paragraph_20_Font"><text:span text:style-name="T2"> cui pater servam Balam tradiderat. </text:span></text:span><text:span text:style-name="Default_20_Paragraph_20_Font"><text:span text:style-name="T1">30</text:span></text:span><text:span text:style-name="Default_20_Paragraph_20_Font"><text:span text:style-name="T2"> Tandemque potitus optatis nuptiis, amorem sequentis priori prætulit, serviens apud eum septem annis aliis.</text:span></text:span></text:p>
        <text:p text:style-name="P3"><text:soft-page-break/><text:span text:style-name="Default_20_Paragraph_20_Font"><text:span text:style-name="T1">31</text:span></text:span><text:span text:style-name="Default_20_Paragraph_20_Font"><text:span text:style-name="T2"> Videns autem Dominus quod despiceret Liam, aperuit vulvam ejus, sorore sterili permanente. </text:span></text:span><text:span text:style-name="Default_20_Paragraph_20_Font"><text:span text:style-name="T1">32</text:span></text:span><text:span text:style-name="Default_20_Paragraph_20_Font"><text:span text:style-name="T2"> Quæ conceptum genuit filium, vocavitque nomen ejus Ruben, dicens: Vidit Dominus humilitatem meam: nunc amabit me vir meus. </text:span></text:span><text:span text:style-name="Default_20_Paragraph_20_Font"><text:span text:style-name="T1">33</text:span></text:span><text:span text:style-name="Default_20_Paragraph_20_Font"><text:span text:style-name="T2"> Rursumque concepit et peperit filium, et ait: Quoniam audivit me Dominus haberi contemptui, dedit etiam istum mihi; vocavitque nomen ejus Simeon. </text:span></text:span><text:span text:style-name="Default_20_Paragraph_20_Font"><text:span text:style-name="T1">34</text:span></text:span><text:span text:style-name="Default_20_Paragraph_20_Font"><text:span text:style-name="T2"> Concepitque tertio, et genuit alium filium: dixitque: Nunc quoque copulabitur mihi maritus meus: eo quod pepererim ei tres filios: et idcirco appellavit nomen ejus Levi. </text:span></text:span><text:span text:style-name="Default_20_Paragraph_20_Font"><text:span text:style-name="T1">35</text:span></text:span><text:span text:style-name="Default_20_Paragraph_20_Font"><text:span text:style-name="T2"> Quarto concepit, et peperit filium, et ait: Modo confitebor Domino, et ob hoc vocavit eum Judam: cessavitque parere. </text:span></text:span></text:p>
      </text:section>
      <text:section text:style-name="Sect1" text:name="Sect30">
        <text:p text:style-name="P2">Genesis XXX</text:p>
        <text:p text:style-name="P3"><text:span text:style-name="Default_20_Paragraph_20_Font"><text:span text:style-name="T1">1</text:span></text:span><text:span text:style-name="Default_20_Paragraph_20_Font"><text:span text:style-name="T2"> Cernens autem Rachel quod infecunda esset, invidit sorori suæ, et ait marito suo: Da mihi liberos, alioquin moriar. </text:span></text:span><text:span text:style-name="Default_20_Paragraph_20_Font"><text:span text:style-name="T1">2</text:span></text:span><text:span text:style-name="Default_20_Paragraph_20_Font"><text:span text:style-name="T2"> Cui iratus respondit Jacob: Num pro Deo ego sum, qui privavit te fructu ventris tui </text:span></text:span><text:span text:style-name="Default_20_Paragraph_20_Font"><text:span text:style-name="T1">3</text:span></text:span><text:span text:style-name="Default_20_Paragraph_20_Font"><text:span text:style-name="T2"> At illa: Habeo, inquit, famulam Balam: ingredere ad illam, ut pariat super genua mea, et habeam ex illa filios. </text:span></text:span><text:span text:style-name="Default_20_Paragraph_20_Font"><text:span text:style-name="T1">4</text:span></text:span><text:span text:style-name="Default_20_Paragraph_20_Font"><text:span text:style-name="T2"> Deditque illi Balam in conjugium: quæ, </text:span></text:span><text:span text:style-name="Default_20_Paragraph_20_Font"><text:span text:style-name="T1">5</text:span></text:span><text:span text:style-name="Default_20_Paragraph_20_Font"><text:span text:style-name="T2"> ingresso ad se viro, concepit, et peperit filium. </text:span></text:span><text:span text:style-name="Default_20_Paragraph_20_Font"><text:span text:style-name="T1">6</text:span></text:span><text:span text:style-name="Default_20_Paragraph_20_Font"><text:span text:style-name="T2"> Dixitque Rachel: Judicavit mihi Dominus, et exaudivit vocem meam, dans mihi filium, et idcirco appellavit nomen ejus Dan. </text:span></text:span><text:span text:style-name="Default_20_Paragraph_20_Font"><text:span text:style-name="T1">7</text:span></text:span><text:span text:style-name="Default_20_Paragraph_20_Font"><text:span text:style-name="T2"> Rursumque Bala concipiens, peperit alterum, </text:span></text:span><text:span text:style-name="Default_20_Paragraph_20_Font"><text:span text:style-name="T1">8</text:span></text:span><text:span text:style-name="Default_20_Paragraph_20_Font"><text:span text:style-name="T2"> pro quo ait Rachel: Comparavit me Deus cum sorore mea, et invalui: vocavitque eum Nephthali. </text:span></text:span><text:span text:style-name="Default_20_Paragraph_20_Font"><text:span text:style-name="T1">9</text:span></text:span><text:span text:style-name="Default_20_Paragraph_20_Font"><text:span text:style-name="T2"> Sentiens Lia quod parere desiisset, Zelpham ancillam suam marito tradidit. </text:span></text:span><text:span text:style-name="Default_20_Paragraph_20_Font"><text:span text:style-name="T1">10</text:span></text:span><text:span text:style-name="Default_20_Paragraph_20_Font"><text:span text:style-name="T2"> Qua post conceptum edente filium, </text:span></text:span><text:span text:style-name="Default_20_Paragraph_20_Font"><text:span text:style-name="T1">11</text:span></text:span><text:span text:style-name="Default_20_Paragraph_20_Font"><text:span text:style-name="T2"> dixit: Feliciter, et idcirco vocavit nomen ejus Gad. </text:span></text:span><text:span text:style-name="Default_20_Paragraph_20_Font"><text:span text:style-name="T1">12</text:span></text:span><text:span text:style-name="Default_20_Paragraph_20_Font"><text:span text:style-name="T2"> Peperit quoque Zelpha alterum. </text:span></text:span><text:span text:style-name="Default_20_Paragraph_20_Font"><text:span text:style-name="T1">13</text:span></text:span><text:span text:style-name="Default_20_Paragraph_20_Font"><text:span text:style-name="T2"> Dixitque Lia: Hoc pro beatitudine mea: beatam quippe me dicent mulieres: propterea appellavit eum Aser. </text:span></text:span><text:span text:style-name="Default_20_Paragraph_20_Font"><text:span text:style-name="T1">14</text:span></text:span><text:span text:style-name="Default_20_Paragraph_20_Font"><text:span text:style-name="T2"> Egressus autem Ruben tempore messis triticeæ in agrum, reperit mandragoras, quas matri Liæ detulit. Dixitque Rachel: Da mihi partem de mandragoris filii tui. </text:span></text:span><text:span text:style-name="Default_20_Paragraph_20_Font"><text:span text:style-name="T1">15</text:span></text:span><text:span text:style-name="Default_20_Paragraph_20_Font"><text:span text:style-name="T2"> Illa respondit: Parumne tibi videtur quod præripueris maritum mihi, nisi etiam mandragoras filii mei tuleris Ait Rachel: Dormiat tecum hac nocte pro mandragoris filii tui. </text:span></text:span><text:span text:style-name="Default_20_Paragraph_20_Font"><text:span text:style-name="T1">16</text:span></text:span><text:span text:style-name="Default_20_Paragraph_20_Font"><text:span text:style-name="T2"> Redeuntique ad vesperam Jacob de agro, egressa est in occursum ejus Lia, et Ad me, inquit, intrabis: quia mercede conduxi te pro mandragoris filii mei. Dormivitque cum ea nocte illa. </text:span></text:span><text:span text:style-name="Default_20_Paragraph_20_Font"><text:span text:style-name="T1">17</text:span></text:span><text:span text:style-name="Default_20_Paragraph_20_Font"><text:span text:style-name="T2"> Et exaudivit Deus preces ejus, concepitque et peperit filium quintum, </text:span></text:span><text:span text:style-name="Default_20_Paragraph_20_Font"><text:span text:style-name="T1">18</text:span></text:span><text:span text:style-name="Default_20_Paragraph_20_Font"><text:span text:style-name="T2"> et ait: Dedit Deus mercedem mihi, quia dedi ancillam meam viro meo: appellavitque nomen ejus Issachar. </text:span></text:span><text:span text:style-name="Default_20_Paragraph_20_Font"><text:span text:style-name="T1">19</text:span></text:span><text:span text:style-name="Default_20_Paragraph_20_Font"><text:span text:style-name="T2"> Rursum Lia concipiens, peperit sextum filium, </text:span></text:span><text:span text:style-name="Default_20_Paragraph_20_Font"><text:span text:style-name="T1">20</text:span></text:span><text:span text:style-name="Default_20_Paragraph_20_Font"><text:span text:style-name="T2"> et ait: Dotavit me Deus dote bona: etiam hac vice mecum erit maritus meus, eo quod genuerim ei sex filios: et idcirco appellavit nomen ejus Zabulon. </text:span></text:span><text:span text:style-name="Default_20_Paragraph_20_Font"><text:span text:style-name="T1">21</text:span></text:span><text:span text:style-name="Default_20_Paragraph_20_Font"><text:span text:style-name="T2"> Post quem peperit filiam, nomine Dinam. </text:span></text:span><text:span text:style-name="Default_20_Paragraph_20_Font"><text:span text:style-name="T1">22</text:span></text:span><text:span text:style-name="Default_20_Paragraph_20_Font"><text:span text:style-name="T2"> Recordatus quoque Dominus Rachelis, exaudivit eam, et aperuit vulvam ejus. </text:span></text:span><text:span text:style-name="Default_20_Paragraph_20_Font"><text:span text:style-name="T1">23</text:span></text:span><text:span text:style-name="Default_20_Paragraph_20_Font"><text:span text:style-name="T2"> Quæ concepit, et peperit filium, dicens: Abstulit Deus opprobrium meum. </text:span></text:span><text:span text:style-name="Default_20_Paragraph_20_Font"><text:span text:style-name="T1">24</text:span></text:span><text:span text:style-name="Default_20_Paragraph_20_Font"><text:span text:style-name="T2"> Et vocavit nomen ejus Joseph, dicens: Addat mihi Dominus filium alterum. </text:span></text:span><text:span text:style-name="Default_20_Paragraph_20_Font"><text:span text:style-name="T1">25</text:span></text:span><text:span text:style-name="Default_20_Paragraph_20_Font"><text:span text:style-name="T2"> Nato autem Joseph, dixit Jacob socero suo: Dimitte me ut revertar in patriam, et ad terram meam. </text:span></text:span><text:span text:style-name="Default_20_Paragraph_20_Font"><text:span text:style-name="T1">26</text:span></text:span><text:span text:style-name="Default_20_Paragraph_20_Font"><text:span text:style-name="T2"> Da mihi uxores, et liberos meos, pro quibus servivi tibi, ut abeam: tu nosti servitutem qua servivi tibi.</text:span></text:span></text:p>
        <text:p text:style-name="P3"><text:soft-page-break/><text:span text:style-name="Default_20_Paragraph_20_Font"><text:span text:style-name="T1">27</text:span></text:span><text:span text:style-name="Default_20_Paragraph_20_Font"><text:span text:style-name="T2"> Ait illi Laban: Inveniam gratiam in conspectu tuo, experimento didici, quia benedixerit mihi Deus propter te: </text:span></text:span><text:span text:style-name="Default_20_Paragraph_20_Font"><text:span text:style-name="T1">28</text:span></text:span><text:span text:style-name="Default_20_Paragraph_20_Font"><text:span text:style-name="T2"> constitue mercedem tuam quam dem tibi. </text:span></text:span><text:span text:style-name="Default_20_Paragraph_20_Font"><text:span text:style-name="T1">29</text:span></text:span><text:span text:style-name="Default_20_Paragraph_20_Font"><text:span text:style-name="T2"> At ille respondit: Tu nosti quomodo servierim tibi, et quanta in manibus meis fuerit possessio tua. </text:span></text:span><text:span text:style-name="Default_20_Paragraph_20_Font"><text:span text:style-name="T1">30</text:span></text:span><text:span text:style-name="Default_20_Paragraph_20_Font"><text:span text:style-name="T2"> Modicum habuisti antequam venirem ad te, et nunc dives effectus es: benedixitque tibi Dominus ad introitum meum. Justum est igitur ut aliquando provideam etiam domui meæ. </text:span></text:span><text:span text:style-name="Default_20_Paragraph_20_Font"><text:span text:style-name="T1">31</text:span></text:span><text:span text:style-name="Default_20_Paragraph_20_Font"><text:span text:style-name="T2"> Dixitque Laban: Quid tibi dabo At ille ait: Nihil volo: sed si feceris quod postulo, iterum pascam, et custodiam pecora tua. </text:span></text:span><text:span text:style-name="Default_20_Paragraph_20_Font"><text:span text:style-name="T1">32</text:span></text:span><text:span text:style-name="Default_20_Paragraph_20_Font"><text:span text:style-name="T2"> Gyra omnes greges tuos, et separa cunctas oves varias, et sparso vellere; quodcumque furvum, et maculosum, variumque fuerit, tam in ovibus quam in capris, erit merces mea. </text:span></text:span><text:span text:style-name="Default_20_Paragraph_20_Font"><text:span text:style-name="T1">33</text:span></text:span><text:span text:style-name="Default_20_Paragraph_20_Font"><text:span text:style-name="T2"> Respondebitque mihi cras justitia mea, quando placiti tempus advenerit coram te: et omnia quæ non fuerint varia, et maculosa, et furva, tam in ovibus quam in capris, furti me arguent. </text:span></text:span><text:span text:style-name="Default_20_Paragraph_20_Font"><text:span text:style-name="T1">34</text:span></text:span><text:span text:style-name="Default_20_Paragraph_20_Font"><text:span text:style-name="T2"> Dixitque Laban: Cratum habeo quod petis. </text:span></text:span><text:span text:style-name="Default_20_Paragraph_20_Font"><text:span text:style-name="T1">35</text:span></text:span><text:span text:style-name="Default_20_Paragraph_20_Font"><text:span text:style-name="T2"> Et separavit in die illa capras, et oves, et hircos, et arietes varios, atque maculosos: cunctum autem gregem unicolorem, id est albi et nigri velleris, tradidit in manu filiorum suorum. </text:span></text:span><text:span text:style-name="Default_20_Paragraph_20_Font"><text:span text:style-name="T1">36</text:span></text:span><text:span text:style-name="Default_20_Paragraph_20_Font"><text:span text:style-name="T2"> Et posuit spatium itineris trium dierum inter se et generum, qui pascebat reliquos greges ejus. </text:span></text:span><text:span text:style-name="Default_20_Paragraph_20_Font"><text:span text:style-name="T1">37</text:span></text:span><text:span text:style-name="Default_20_Paragraph_20_Font"><text:span text:style-name="T2"> Tollens ergo Jacob virgas populeas virides, et amygdalinas, et ex platanis, ex parte decorticavit eas: detractisque corticibus, in his, quæ spoliata fuerant, candor apparuit: illa vero quæ integra fuerant, viridia permanserunt: atque in hunc modum color effectus est varius. </text:span></text:span><text:span text:style-name="Default_20_Paragraph_20_Font"><text:span text:style-name="T1">38</text:span></text:span><text:span text:style-name="Default_20_Paragraph_20_Font"><text:span text:style-name="T2"> Posuitque eas in canalibus, ubi effundebatur aqua: ut cum venissent greges ad bibendum, ante oculos haberent virgas, et in aspectu earum conciperent. </text:span></text:span><text:span text:style-name="Default_20_Paragraph_20_Font"><text:span text:style-name="T1">39</text:span></text:span><text:span text:style-name="Default_20_Paragraph_20_Font"><text:span text:style-name="T2"> Factumque est ut in ipso calore coitus, oves intuerentur virgas, et parerent maculosa, et varia, et diverso colore respersa. </text:span></text:span><text:span text:style-name="Default_20_Paragraph_20_Font"><text:span text:style-name="T1">40</text:span></text:span><text:span text:style-name="Default_20_Paragraph_20_Font"><text:span text:style-name="T2"> Divisitque gregem Jacob, et posuit virgas in canalibus ante oculos arietum: erant autem alba et nigra quæque, Laban; cetera vero, Jacob, separatis inter se gregibus. </text:span></text:span><text:span text:style-name="Default_20_Paragraph_20_Font"><text:span text:style-name="T1">41</text:span></text:span><text:span text:style-name="Default_20_Paragraph_20_Font"><text:span text:style-name="T2"> Igitur quando primo tempore ascendebantur oves, ponebat Jacob virgas in canalibus aquarum ante oculos arietum et ovium, ut in earum contemplatione conciperent: </text:span></text:span><text:span text:style-name="Default_20_Paragraph_20_Font"><text:span text:style-name="T1">42</text:span></text:span><text:span text:style-name="Default_20_Paragraph_20_Font"><text:span text:style-name="T2"> quando vero serotina admissura erat, et conceptus extremus, non ponebat eas. Factaque sunt ea quæ erant serotina, Laban: et quæ primi temporis, Jacob. </text:span></text:span><text:span text:style-name="Default_20_Paragraph_20_Font"><text:span text:style-name="T1">43</text:span></text:span><text:span text:style-name="Default_20_Paragraph_20_Font"><text:span text:style-name="T2"> Ditatusque est homo ultra modum, et habuit greges multos, ancillas et servos, camelos et asinos. </text:span></text:span></text:p>
      </text:section>
      <text:section text:style-name="Sect1" text:name="Sect31">
        <text:p text:style-name="P2">Genesis XXXI</text:p>
        <text:p text:style-name="P3"><text:span text:style-name="Default_20_Paragraph_20_Font"><text:span text:style-name="T1">1</text:span></text:span><text:span text:style-name="Default_20_Paragraph_20_Font"><text:span text:style-name="T2"> Postquam autem audivit verba filiorum Laban dicentium: Tulit Jacob omnia quæ fuerunt patris nostri, et de illius facultate ditatus, factus est inclytus: </text:span></text:span><text:span text:style-name="Default_20_Paragraph_20_Font"><text:span text:style-name="T1">2</text:span></text:span><text:span text:style-name="Default_20_Paragraph_20_Font"><text:span text:style-name="T2"> animadvertit quoque faciem Laban, quod non esset erga se sicut heri et nudiustertius, </text:span></text:span><text:span text:style-name="Default_20_Paragraph_20_Font"><text:span text:style-name="T1">3</text:span></text:span><text:span text:style-name="Default_20_Paragraph_20_Font"><text:span text:style-name="T2"> maxime dicente sibi Domino: Revertere in terram patrum tuorum, et ad generationem tuam, eroque tecum. </text:span></text:span><text:span text:style-name="Default_20_Paragraph_20_Font"><text:span text:style-name="T1">4</text:span></text:span><text:span text:style-name="Default_20_Paragraph_20_Font"><text:span text:style-name="T2"> Misit, et vocavit Rachel et Liam in agrum, ubi pascebat greges, </text:span></text:span><text:span text:style-name="Default_20_Paragraph_20_Font"><text:span text:style-name="T1">5</text:span></text:span><text:span text:style-name="Default_20_Paragraph_20_Font"><text:span text:style-name="T2"> dixitque eis: Video faciem patris vestri quod non sit erga me sicut heri et nudiustertius: Deus autem patris mei fuit mecum. </text:span></text:span><text:span text:style-name="Default_20_Paragraph_20_Font"><text:span text:style-name="T1">6</text:span></text:span><text:span text:style-name="Default_20_Paragraph_20_Font"><text:span text:style-name="T2"> Et ipsæ nostis quod totis viribus meis servierim patri vestro. </text:span></text:span><text:span text:style-name="Default_20_Paragraph_20_Font"><text:span text:style-name="T1">7</text:span></text:span><text:span text:style-name="Default_20_Paragraph_20_Font"><text:span text:style-name="T2"> Sed et pater vester circumvenit me et mutavit mercedem meam decem vicibus: et tamen non dimisit eum Deus ut noceret mihi. </text:span></text:span><text:span text:style-name="Default_20_Paragraph_20_Font"><text:span text:style-name="T1">8</text:span></text:span><text:span text:style-name="Default_20_Paragraph_20_Font"><text:span text:style-name="T2"> Si quando dixit: Variæ erunt mercedes tuæ: pariebant omnes oves varios fœtus; quando vero e contrario, ait: Alba quæque accipies pro mercede: omnes greges alba pepererunt. </text:span></text:span><text:span text:style-name="Default_20_Paragraph_20_Font"><text:span text:style-name="T1">9</text:span></text:span><text:span text:style-name="Default_20_Paragraph_20_Font"><text:span text:style-name="T2"> Tulitque Deus substantiam patris vestri, et dedit mihi. </text:span></text:span><text:span text:style-name="Default_20_Paragraph_20_Font"><text:span text:style-name="T1">10</text:span></text:span><text:span text:style-name="Default_20_Paragraph_20_Font"><text:span text:style-name="T2"> Postquam enim conceptus ovium tempus </text:span></text:span><text:soft-page-break/><text:span text:style-name="Default_20_Paragraph_20_Font"><text:span text:style-name="T2">advenerat, levavi oculos meos, et vidi in somnis ascendentes mares super feminas, varios et maculosos, et diversorum colorum. </text:span></text:span><text:span text:style-name="Default_20_Paragraph_20_Font"><text:span text:style-name="T1">11</text:span></text:span><text:span text:style-name="Default_20_Paragraph_20_Font"><text:span text:style-name="T2"> Dixitque angelus Dei ad me in somnis: Jacob Et ego respondi: Adsum. </text:span></text:span><text:span text:style-name="Default_20_Paragraph_20_Font"><text:span text:style-name="T1">12</text:span></text:span><text:span text:style-name="Default_20_Paragraph_20_Font"><text:span text:style-name="T2"> Qui ait: Leva oculos tuos, et vide universos masculos ascendentes super feminas, varios, maculosos, atque respersos. Vidi enim omnia quæ fecit tibi Laban. </text:span></text:span><text:span text:style-name="Default_20_Paragraph_20_Font"><text:span text:style-name="T1">13</text:span></text:span><text:span text:style-name="Default_20_Paragraph_20_Font"><text:span text:style-name="T2"> Ego sum Deus Bethel, ubi unxisti lapidem, et votum vovisti mihi. Nunc ergo surge, et egredere de terra hac, revertens in terram nativitatis tuæ. </text:span></text:span><text:span text:style-name="Default_20_Paragraph_20_Font"><text:span text:style-name="T1">14</text:span></text:span><text:span text:style-name="Default_20_Paragraph_20_Font"><text:span text:style-name="T2"> Responderuntque Rachel et Lia: Numquid habemus residui quidquam in facultatibus et hæreditate domus patris nostri </text:span></text:span><text:span text:style-name="Default_20_Paragraph_20_Font"><text:span text:style-name="T1">15</text:span></text:span><text:span text:style-name="Default_20_Paragraph_20_Font"><text:span text:style-name="T2"> nonne quasi alienas reputavit nos, et vendidit, comeditque pretium nostrum </text:span></text:span><text:span text:style-name="Default_20_Paragraph_20_Font"><text:span text:style-name="T1">16</text:span></text:span><text:span text:style-name="Default_20_Paragraph_20_Font"><text:span text:style-name="T2"> Sed Deus tulit opes patris nostri, et eas tradidit nobis, ac filiis nostris: unde omnia quæ præcepit tibi Deus, fac. </text:span></text:span><text:span text:style-name="Default_20_Paragraph_20_Font"><text:span text:style-name="T1">17</text:span></text:span><text:span text:style-name="Default_20_Paragraph_20_Font"><text:span text:style-name="T2"> Surrexit itaque Jacob, et impositis liberis ac conjugibus suis super camelos, abiit. </text:span></text:span><text:span text:style-name="Default_20_Paragraph_20_Font"><text:span text:style-name="T1">18</text:span></text:span><text:span text:style-name="Default_20_Paragraph_20_Font"><text:span text:style-name="T2"> Tulitque omnem substantiam suam, et greges, et quidquid in Mesopotamia acquisierat, pergens ad Isaac patrem suum in terram Chanaan.</text:span></text:span></text:p>
        <text:p text:style-name="P3"><text:span text:style-name="Default_20_Paragraph_20_Font"><text:span text:style-name="T1">19</text:span></text:span><text:span text:style-name="Default_20_Paragraph_20_Font"><text:span text:style-name="T2"> Eo tempore ierat Laban ad tondendas oves, et Rachel furata est idola patris sui. </text:span></text:span><text:span text:style-name="Default_20_Paragraph_20_Font"><text:span text:style-name="T1">20</text:span></text:span><text:span text:style-name="Default_20_Paragraph_20_Font"><text:span text:style-name="T2"> Noluitque Jacob confiteri socero suo quod fugeret. </text:span></text:span><text:span text:style-name="Default_20_Paragraph_20_Font"><text:span text:style-name="T1">21</text:span></text:span><text:span text:style-name="Default_20_Paragraph_20_Font"><text:span text:style-name="T2"> Cumque abiisset tam ipse quam omnia quæ juris sui erant, et amne transmisso pergeret contra montem Galaad, </text:span></text:span><text:span text:style-name="Default_20_Paragraph_20_Font"><text:span text:style-name="T1">22</text:span></text:span><text:span text:style-name="Default_20_Paragraph_20_Font"><text:span text:style-name="T2"> nuntiatum est Laban die tertio quod fugeret Jacob. </text:span></text:span><text:span text:style-name="Default_20_Paragraph_20_Font"><text:span text:style-name="T1">23</text:span></text:span><text:span text:style-name="Default_20_Paragraph_20_Font"><text:span text:style-name="T2"> Qui, assumptis fratribus suis, persecutus est eum diebus septem: et comprehendit eum in monte Galaad. </text:span></text:span><text:span text:style-name="Default_20_Paragraph_20_Font"><text:span text:style-name="T1">24</text:span></text:span><text:span text:style-name="Default_20_Paragraph_20_Font"><text:span text:style-name="T2"> Viditque in somnis dicentem sibi Deum: Cave ne quidquam aspere loquaris contra Jacob. </text:span></text:span><text:span text:style-name="Default_20_Paragraph_20_Font"><text:span text:style-name="T1">25</text:span></text:span><text:span text:style-name="Default_20_Paragraph_20_Font"><text:span text:style-name="T2"> Jamque Jacob extenderat in monte tabernaculum: cumque ille consecutus fuisset eum cum fratribus suis, in eodem monte Galaad fixit tentorium. </text:span></text:span><text:span text:style-name="Default_20_Paragraph_20_Font"><text:span text:style-name="T1">26</text:span></text:span><text:span text:style-name="Default_20_Paragraph_20_Font"><text:span text:style-name="T2"> Et dixit ad Jacob: Quare ita egisti, ut clam me abigeres filias meas quasi captivas gladio </text:span></text:span><text:span text:style-name="Default_20_Paragraph_20_Font"><text:span text:style-name="T1">27</text:span></text:span><text:span text:style-name="Default_20_Paragraph_20_Font"><text:span text:style-name="T2"> cur ignorante me fugere voluisti, nec indicare mihi, ut prosequerer te cum gaudio, et canticis, et tympanis, et citharis </text:span></text:span><text:span text:style-name="Default_20_Paragraph_20_Font"><text:span text:style-name="T1">28</text:span></text:span><text:span text:style-name="Default_20_Paragraph_20_Font"><text:span text:style-name="T2"> Non es passus ut oscularer filios meos et filias: stulte operatus es: et nunc quidem </text:span></text:span><text:span text:style-name="Default_20_Paragraph_20_Font"><text:span text:style-name="T1">29</text:span></text:span><text:span text:style-name="Default_20_Paragraph_20_Font"><text:span text:style-name="T2"> valet manus mea reddere tibi malum: sed Deus patris vestri heri dixit mihi: Cave ne loquaris contra Jacob quidquam durius. </text:span></text:span><text:span text:style-name="Default_20_Paragraph_20_Font"><text:span text:style-name="T1">30</text:span></text:span><text:span text:style-name="Default_20_Paragraph_20_Font"><text:span text:style-name="T2"> Esto, ad tuos ire cupiebas, et desiderio erat tibi domus patris tui: cur furatus es deos meos </text:span></text:span><text:span text:style-name="Default_20_Paragraph_20_Font"><text:span text:style-name="T1">31</text:span></text:span><text:span text:style-name="Default_20_Paragraph_20_Font"><text:span text:style-name="T2"> Respondit Jacob: Quod inscio te profectus sum, timui ne violenter auferres filias tuas. </text:span></text:span><text:span text:style-name="Default_20_Paragraph_20_Font"><text:span text:style-name="T1">32</text:span></text:span><text:span text:style-name="Default_20_Paragraph_20_Font"><text:span text:style-name="T2"> Quod autem furti me arguis: apud quemcumque inveneris deos tuos, necetur coram fratribus nostris: scrutare, quidquid tuorum apud me inveneris, et aufer. Hæc dicens, ignorabat quod Rachel furata esset idola. </text:span></text:span><text:span text:style-name="Default_20_Paragraph_20_Font"><text:span text:style-name="T1">33</text:span></text:span><text:span text:style-name="Default_20_Paragraph_20_Font"><text:span text:style-name="T2"> Ingressus itaque Laban tabernaculum Jacob, et Liæ, et utriusque famulæ, non invenit. Cumque intrasset tentorium Rachelis, </text:span></text:span><text:span text:style-name="Default_20_Paragraph_20_Font"><text:span text:style-name="T1">34</text:span></text:span><text:span text:style-name="Default_20_Paragraph_20_Font"><text:span text:style-name="T2"> illa festinans abscondit idola subter stramenta cameli, et sedit desuper: scrutantique omne tentorium, et nihil invenienti, </text:span></text:span><text:span text:style-name="Default_20_Paragraph_20_Font"><text:span text:style-name="T1">35</text:span></text:span><text:span text:style-name="Default_20_Paragraph_20_Font"><text:span text:style-name="T2"> ait: Ne irascatur dominus meus quod coram te assurgere nequeo: quia juxta consuetudinem feminarum nunc accidit mihi: sic delusa sollicitudo quærentis est. </text:span></text:span><text:span text:style-name="Default_20_Paragraph_20_Font"><text:span text:style-name="T1">36</text:span></text:span><text:span text:style-name="Default_20_Paragraph_20_Font"><text:span text:style-name="T2"> Tumensque Jacob, cum jurgio ait: Quam ob culpam meam, et ob quod peccatum meum sic exarsisti post me, </text:span></text:span><text:span text:style-name="Default_20_Paragraph_20_Font"><text:span text:style-name="T1">37</text:span></text:span><text:span text:style-name="Default_20_Paragraph_20_Font"><text:span text:style-name="T2"> et scrutatus es omnem supellectilem meam quid invenisti de cuncta substantia domus tuæ pone hic coram fratribus meis, et fratribus tuis, et judicent inter me et te. </text:span></text:span><text:span text:style-name="Default_20_Paragraph_20_Font"><text:span text:style-name="T1">38</text:span></text:span><text:span text:style-name="Default_20_Paragraph_20_Font"><text:span text:style-name="T2"> Idcirco viginti annis fui tecum oves tuæ et capræ steriles non fuerunt, arietes gregis tui non comedi: </text:span></text:span><text:span text:style-name="Default_20_Paragraph_20_Font"><text:span text:style-name="T1">39</text:span></text:span><text:span text:style-name="Default_20_Paragraph_20_Font"><text:span text:style-name="T2"> nec captum a bestia ostendi tibi, ego damnum omne reddebam: quidquid furto peribat, a me exigebas: </text:span></text:span><text:span text:style-name="Default_20_Paragraph_20_Font"><text:span text:style-name="T1">40</text:span></text:span><text:span text:style-name="Default_20_Paragraph_20_Font"><text:span text:style-name="T2"> die noctuque æstu urebar, et gelu, fugiebatque somnus ab oculis meis. </text:span></text:span><text:span text:style-name="Default_20_Paragraph_20_Font"><text:span text:style-name="T1">41</text:span></text:span><text:span text:style-name="Default_20_Paragraph_20_Font"><text:span text:style-name="T2"> Sicque per viginti annos in domo tua servivi tibi, quatuordecim pro filiabus, et sex pro gregibus tuis: immutasti quoque </text:span></text:span><text:soft-page-break/><text:span text:style-name="Default_20_Paragraph_20_Font"><text:span text:style-name="T2">mercedem meam decem vicibus. </text:span></text:span><text:span text:style-name="Default_20_Paragraph_20_Font"><text:span text:style-name="T1">42</text:span></text:span><text:span text:style-name="Default_20_Paragraph_20_Font"><text:span text:style-name="T2"> Nisi Deus patris mei Abraham, et timor Isaac affuisset mihi, forsitan modo nudum me dimisisses: afflictionem meam et laborem manuum mearum respexit Deus, et arguit te heri.</text:span></text:span></text:p>
        <text:p text:style-name="P3"><text:span text:style-name="Default_20_Paragraph_20_Font"><text:span text:style-name="T1">43</text:span></text:span><text:span text:style-name="Default_20_Paragraph_20_Font"><text:span text:style-name="T2"> Respondit ei Laban: Filiæ meæ et filii, et greges tui, et omnia quæ cernis, mea sunt: quid possum facere filiis et nepotibus meis </text:span></text:span><text:span text:style-name="Default_20_Paragraph_20_Font"><text:span text:style-name="T1">44</text:span></text:span><text:span text:style-name="Default_20_Paragraph_20_Font"><text:span text:style-name="T2"> Veni ergo, et ineamus fœdus, ut sit in testimonium inter me et te. </text:span></text:span><text:span text:style-name="Default_20_Paragraph_20_Font"><text:span text:style-name="T1">45</text:span></text:span><text:span text:style-name="Default_20_Paragraph_20_Font"><text:span text:style-name="T2"> Tulit itaque Jacob lapidem, et erexit illum in titulum: </text:span></text:span><text:span text:style-name="Default_20_Paragraph_20_Font"><text:span text:style-name="T1">46</text:span></text:span><text:span text:style-name="Default_20_Paragraph_20_Font"><text:span text:style-name="T2"> dixitque fratribus suis: Afferte lapides. Qui congregantes fecerunt tumulum, comederuntque super eum: </text:span></text:span><text:span text:style-name="Default_20_Paragraph_20_Font"><text:span text:style-name="T1">47</text:span></text:span><text:span text:style-name="Default_20_Paragraph_20_Font"><text:span text:style-name="T2"> quem vocavit Laban Tumulum testis: et Jacob, Acervum testimonii, uterque juxta proprietatem linguæ suæ. </text:span></text:span><text:span text:style-name="Default_20_Paragraph_20_Font"><text:span text:style-name="T1">48</text:span></text:span><text:span text:style-name="Default_20_Paragraph_20_Font"><text:span text:style-name="T2"> Dixitque Laban: Tumulus iste erit testis inter me et te hodie, et idcirco appellatum est nomen ejus Galaad, id est, Tumulus testis. </text:span></text:span><text:span text:style-name="Default_20_Paragraph_20_Font"><text:span text:style-name="T1">49</text:span></text:span><text:span text:style-name="Default_20_Paragraph_20_Font"><text:span text:style-name="T2"> Intueatur et judicet Dominus inter nos quando recesserimus a nobis, </text:span></text:span><text:span text:style-name="Default_20_Paragraph_20_Font"><text:span text:style-name="T1">50</text:span></text:span><text:span text:style-name="Default_20_Paragraph_20_Font"><text:span text:style-name="T2"> si afflixeris filias meas, et si introduxeris alias uxores super eas: nullus sermonis nostri testis est absque Deo, qui præsens respicit. </text:span></text:span><text:span text:style-name="Default_20_Paragraph_20_Font"><text:span text:style-name="T1">51</text:span></text:span><text:span text:style-name="Default_20_Paragraph_20_Font"><text:span text:style-name="T2"> Dixitque rursus ad Jacob: En tumulus hic, et lapis quem erexi inter me et te, </text:span></text:span><text:span text:style-name="Default_20_Paragraph_20_Font"><text:span text:style-name="T1">52</text:span></text:span><text:span text:style-name="Default_20_Paragraph_20_Font"><text:span text:style-name="T2"> testis erit: tumulus, inquam, iste et lapis sint in testimonium, si aut ego transiero illum pergens ad te, aut tu præterieris, malum mihi cogitans. </text:span></text:span><text:span text:style-name="Default_20_Paragraph_20_Font"><text:span text:style-name="T1">53</text:span></text:span><text:span text:style-name="Default_20_Paragraph_20_Font"><text:span text:style-name="T2"> Deus Abraham, et Deus Nachor, judicet inter nos, Deus patris eorum. Juravit ergo Jacob per timorem patris sui Isaac: </text:span></text:span><text:span text:style-name="Default_20_Paragraph_20_Font"><text:span text:style-name="T1">54</text:span></text:span><text:span text:style-name="Default_20_Paragraph_20_Font"><text:span text:style-name="T2"> immolatisque victimis in monte, vocavit fratres suos ut ederent panem. Qui cum comedissent, manserunt ibi: </text:span></text:span><text:span text:style-name="Default_20_Paragraph_20_Font"><text:span text:style-name="T1">55</text:span></text:span><text:span text:style-name="Default_20_Paragraph_20_Font"><text:span text:style-name="T2"> Laban vero de nocte consurgens, osculatus est filios, et filias suas, et benedixit illis: reversusque est in locum suum. </text:span></text:span></text:p>
      </text:section>
      <text:section text:style-name="Sect1" text:name="Sect32">
        <text:p text:style-name="P2">Genesis XXXII</text:p>
        <text:p text:style-name="P3"><text:span text:style-name="Default_20_Paragraph_20_Font"><text:span text:style-name="T1">1</text:span></text:span><text:span text:style-name="Default_20_Paragraph_20_Font"><text:span text:style-name="T2"> Jacob quoque abiit itinere quo cœperat: fueruntque ei obviam angeli Dei. </text:span></text:span><text:span text:style-name="Default_20_Paragraph_20_Font"><text:span text:style-name="T1">2</text:span></text:span><text:span text:style-name="Default_20_Paragraph_20_Font"><text:span text:style-name="T2"> Quos cum vidisset, ait: Castra Dei sunt hæc: et appellavit nomen loci illius Mahanaim, id est, Castra. </text:span></text:span><text:span text:style-name="Default_20_Paragraph_20_Font"><text:span text:style-name="T1">3</text:span></text:span><text:span text:style-name="Default_20_Paragraph_20_Font"><text:span text:style-name="T2"> Misit autem et nuntios ante se ad Esau fratrem suum in terram Seir, in regionem Edom: </text:span></text:span><text:span text:style-name="Default_20_Paragraph_20_Font"><text:span text:style-name="T1">4</text:span></text:span><text:span text:style-name="Default_20_Paragraph_20_Font"><text:span text:style-name="T2"> præcepitque eis, dicens: Sic loquimini domino meo Esau: Hæc dicit frater tuus Jacob: Apud Laban peregrinatus sum, et fui usque in præsentem diem. </text:span></text:span><text:span text:style-name="Default_20_Paragraph_20_Font"><text:span text:style-name="T1">5</text:span></text:span><text:span text:style-name="Default_20_Paragraph_20_Font"><text:span text:style-name="T2"> Habeo boves, et asinos, et oves, et servos, et ancillas: mittoque nunc legationem ad dominum meum, ut inveniam gratiam in conspectu tuo. </text:span></text:span><text:span text:style-name="Default_20_Paragraph_20_Font"><text:span text:style-name="T1">6</text:span></text:span><text:span text:style-name="Default_20_Paragraph_20_Font"><text:span text:style-name="T2"> Reversique sunt nuntii ad Jacob, dicentes: Venimus ad Esau fratrem tuum, et ecce properat tibi in occursum cum quadringentis viris. </text:span></text:span><text:span text:style-name="Default_20_Paragraph_20_Font"><text:span text:style-name="T1">7</text:span></text:span><text:span text:style-name="Default_20_Paragraph_20_Font"><text:span text:style-name="T2"> Timuit Jacob valde: et perterritus divisit populum qui secum erat, greges quoque et oves, et boves, et camelos, in duas turmas, </text:span></text:span><text:span text:style-name="Default_20_Paragraph_20_Font"><text:span text:style-name="T1">8</text:span></text:span><text:span text:style-name="Default_20_Paragraph_20_Font"><text:span text:style-name="T2"> dicens: Si venerit Esau ad unam turmam, et percusserit eam, alia turma, quæ relicta est, salvabitur. </text:span></text:span><text:span text:style-name="Default_20_Paragraph_20_Font"><text:span text:style-name="T1">9</text:span></text:span><text:span text:style-name="Default_20_Paragraph_20_Font"><text:span text:style-name="T2"> Dixitque Jacob: Deus patris mei Abraham, et Deus patris mei Isaac: Domine qui dixisti mihi: Revertere in terram tuam, et in locum nativitatis tuæ, et benefaciam tibi: </text:span></text:span><text:span text:style-name="Default_20_Paragraph_20_Font"><text:span text:style-name="T1">10</text:span></text:span><text:span text:style-name="Default_20_Paragraph_20_Font"><text:span text:style-name="T2"> minor sum cunctis miserationibus tuis, et veritate tua quam explevisti servo tuo. In baculo meo transivi Jordanem istum: et nunc cum duabus turmis regredior. </text:span></text:span><text:span text:style-name="Default_20_Paragraph_20_Font"><text:span text:style-name="T1">11</text:span></text:span><text:span text:style-name="Default_20_Paragraph_20_Font"><text:span text:style-name="T2"> Erue me de manu fratris mei Esau, quia valde eum timeo: ne forte veniens percutiat matrem cum filiis. </text:span></text:span><text:span text:style-name="Default_20_Paragraph_20_Font"><text:span text:style-name="T1">12</text:span></text:span><text:span text:style-name="Default_20_Paragraph_20_Font"><text:span text:style-name="T2"> Tu locutus es quod benefaceres mihi, et dilatares semen meum sicut arenam maris, quæ præ multitudine numerari non potest. </text:span></text:span><text:span text:style-name="Default_20_Paragraph_20_Font"><text:span text:style-name="T1">13</text:span></text:span><text:span text:style-name="Default_20_Paragraph_20_Font"><text:span text:style-name="T2"> Cumque dormisset ibi nocte illa, </text:span></text:span><text:soft-page-break/><text:span text:style-name="Default_20_Paragraph_20_Font"><text:span text:style-name="T2">separavit de his quæ habebat, munera Esau fratri suo, </text:span></text:span><text:span text:style-name="Default_20_Paragraph_20_Font"><text:span text:style-name="T1">14</text:span></text:span><text:span text:style-name="Default_20_Paragraph_20_Font"><text:span text:style-name="T2"> capras ducentas, hircos viginti, oves ducentas, et arietes viginti, </text:span></text:span><text:span text:style-name="Default_20_Paragraph_20_Font"><text:span text:style-name="T1">15</text:span></text:span><text:span text:style-name="Default_20_Paragraph_20_Font"><text:span text:style-name="T2"> camelos fœtas cum pullis suis triginta, vaccas quadraginta, et tauros viginti, asinas viginti et pullos earum decem. </text:span></text:span><text:span text:style-name="Default_20_Paragraph_20_Font"><text:span text:style-name="T1">16</text:span></text:span><text:span text:style-name="Default_20_Paragraph_20_Font"><text:span text:style-name="T2"> Et misit per manus servorum suorum singulos seorsum greges, dixitque pueris suis: Antecedite me, et sit spatium inter gregem et gregem. </text:span></text:span><text:span text:style-name="Default_20_Paragraph_20_Font"><text:span text:style-name="T1">17</text:span></text:span><text:span text:style-name="Default_20_Paragraph_20_Font"><text:span text:style-name="T2"> Et præcepit priori, dicens: Si obvium habueris fratrem meum Esau, et interrogaverit te: Cujus es aut, Quo vadis aut, Cujus sunt ista quæ sequeris </text:span></text:span><text:span text:style-name="Default_20_Paragraph_20_Font"><text:span text:style-name="T1">18</text:span></text:span><text:span text:style-name="Default_20_Paragraph_20_Font"><text:span text:style-name="T2"> respondebis: Servi tui Jacob, munera misit domino meo Esau, ipse quoque post nos venit. </text:span></text:span><text:span text:style-name="Default_20_Paragraph_20_Font"><text:span text:style-name="T1">19</text:span></text:span><text:span text:style-name="Default_20_Paragraph_20_Font"><text:span text:style-name="T2"> Similiter dedit mandata secundo, et tertio, et cunctis qui sequebantur greges, dicens: Iisdem verbis loquimini ad Esau cum inveneritis eum. </text:span></text:span><text:span text:style-name="Default_20_Paragraph_20_Font"><text:span text:style-name="T1">20</text:span></text:span><text:span text:style-name="Default_20_Paragraph_20_Font"><text:span text:style-name="T2"> Et addetis: Ipse quoque servus tuus Jacob iter nostrum insequitur. Dixit enim: Placabo illum muneribus quæ præcedunt, et postea videbo illum: forsitan propitiabitur mihi. </text:span></text:span><text:span text:style-name="Default_20_Paragraph_20_Font"><text:span text:style-name="T1">21</text:span></text:span><text:span text:style-name="Default_20_Paragraph_20_Font"><text:span text:style-name="T2"> Præcesserunt itaque munera ante eum, ipse vero mansit nocte illa in castris.</text:span></text:span></text:p>
        <text:p text:style-name="P3"><text:span text:style-name="Default_20_Paragraph_20_Font"><text:span text:style-name="T1">22</text:span></text:span><text:span text:style-name="Default_20_Paragraph_20_Font"><text:span text:style-name="T2"> Cumque mature surrexisset, tulit duas uxores suas, et totidem famulas cum undecim filiis, et transivit vadum Jaboc. </text:span></text:span><text:span text:style-name="Default_20_Paragraph_20_Font"><text:span text:style-name="T1">23</text:span></text:span><text:span text:style-name="Default_20_Paragraph_20_Font"><text:span text:style-name="T2"> Traductisque omnibus quæ ad se pertinebant, </text:span></text:span><text:span text:style-name="Default_20_Paragraph_20_Font"><text:span text:style-name="T1">24</text:span></text:span><text:span text:style-name="Default_20_Paragraph_20_Font"><text:span text:style-name="T2"> mansit solus: et ecce vir luctabatur cum eo usque mane. </text:span></text:span><text:span text:style-name="Default_20_Paragraph_20_Font"><text:span text:style-name="T1">25</text:span></text:span><text:span text:style-name="Default_20_Paragraph_20_Font"><text:span text:style-name="T2"> Qui cum videret quod eum superare non posset, tetigit nervum femoris ejus, et statim emarcuit. </text:span></text:span><text:span text:style-name="Default_20_Paragraph_20_Font"><text:span text:style-name="T1">26</text:span></text:span><text:span text:style-name="Default_20_Paragraph_20_Font"><text:span text:style-name="T2"> Dixitque ad eum: Dimitte me: jam enim ascendit aurora. Respondit: Non dimittam te, nisi benedixeris mihi. </text:span></text:span><text:span text:style-name="Default_20_Paragraph_20_Font"><text:span text:style-name="T1">27</text:span></text:span><text:span text:style-name="Default_20_Paragraph_20_Font"><text:span text:style-name="T2"> Ait ergo: Quod nomen est tibi Respondit: Jacob. </text:span></text:span><text:span text:style-name="Default_20_Paragraph_20_Font"><text:span text:style-name="T1">28</text:span></text:span><text:span text:style-name="Default_20_Paragraph_20_Font"><text:span text:style-name="T2"> At ille: Nequaquam, inquit, Jacob appellabitur nomen tuum, sed Israël: quoniam si contra Deum fortis fuisti, quanto magis contra homines prævalebis </text:span></text:span><text:span text:style-name="Default_20_Paragraph_20_Font"><text:span text:style-name="T1">29</text:span></text:span><text:span text:style-name="Default_20_Paragraph_20_Font"><text:span text:style-name="T2"> Interrogavit eum Jacob: Dic mihi, quo appellaris nomine Respondit: Cur quæris nomen meum Et benedixit ei in eodem loco. </text:span></text:span><text:span text:style-name="Default_20_Paragraph_20_Font"><text:span text:style-name="T1">30</text:span></text:span><text:span text:style-name="Default_20_Paragraph_20_Font"><text:span text:style-name="T2"> Vocavitque Jacob nomen loci illius Phanuel, dicens: Vidi Deum facie ad faciem, et salva facta est anima mea. </text:span></text:span><text:span text:style-name="Default_20_Paragraph_20_Font"><text:span text:style-name="T1">31</text:span></text:span><text:span text:style-name="Default_20_Paragraph_20_Font"><text:span text:style-name="T2"> Ortusque est ei statim sol, postquam transgressus est Phanuel: ipse vero claudicabat pede. </text:span></text:span><text:span text:style-name="Default_20_Paragraph_20_Font"><text:span text:style-name="T1">32</text:span></text:span><text:span text:style-name="Default_20_Paragraph_20_Font"><text:span text:style-name="T2"> Quam ob causam non comedunt nervum filii Israël, qui emarcuit in femore Jacob, usque in præsentem diem: eo quod tetigerit nervum femoris ejus, et obstupuerit. </text:span></text:span></text:p>
      </text:section>
      <text:section text:style-name="Sect1" text:name="Sect33">
        <text:p text:style-name="P2">Genesis XXXIII</text:p>
        <text:p text:style-name="P3"><text:span text:style-name="Default_20_Paragraph_20_Font"><text:span text:style-name="T1">1</text:span></text:span><text:span text:style-name="Default_20_Paragraph_20_Font"><text:span text:style-name="T2"> Elevans autem Jacob oculos suos, vidit venientem Esau, et cum eo quadringentos viros: divisitque filios Liæ et Rachel, ambarumque famularum: </text:span></text:span><text:span text:style-name="Default_20_Paragraph_20_Font"><text:span text:style-name="T1">2</text:span></text:span><text:span text:style-name="Default_20_Paragraph_20_Font"><text:span text:style-name="T2"> et posuit utramque ancillam, et liberos earum, in principio: Liam vero, et filios ejus, in secundo loco: Rachel autem et Joseph novissimos. </text:span></text:span><text:span text:style-name="Default_20_Paragraph_20_Font"><text:span text:style-name="T1">3</text:span></text:span><text:span text:style-name="Default_20_Paragraph_20_Font"><text:span text:style-name="T2"> Et ipse progrediens adoravit pronus in terram septies, donec appropinquaret frater ejus. </text:span></text:span><text:span text:style-name="Default_20_Paragraph_20_Font"><text:span text:style-name="T1">4</text:span></text:span><text:span text:style-name="Default_20_Paragraph_20_Font"><text:span text:style-name="T2"> Currens itaque Esau obviam fratri suo, amplexatus est eum: stringensque collum ejus, et osculans flevit. </text:span></text:span><text:span text:style-name="Default_20_Paragraph_20_Font"><text:span text:style-name="T1">5</text:span></text:span><text:span text:style-name="Default_20_Paragraph_20_Font"><text:span text:style-name="T2"> Levatisque oculis, vidit mulieres et parvulos earum, et ait: Quid sibi volunt isti et si ad te pertinent Respondit: Parvuli sunt quos donavit mihi Deus servo tuo. </text:span></text:span><text:span text:style-name="Default_20_Paragraph_20_Font"><text:span text:style-name="T1">6</text:span></text:span><text:span text:style-name="Default_20_Paragraph_20_Font"><text:span text:style-name="T2"> Et appropinquantes ancillæ et filii earum, incurvati sunt. </text:span></text:span><text:span text:style-name="Default_20_Paragraph_20_Font"><text:span text:style-name="T1">7</text:span></text:span><text:span text:style-name="Default_20_Paragraph_20_Font"><text:span text:style-name="T2"> Accessit quoque Lia cum pueris suis: et cum similiter adorassent, extremi Joseph et Rachel adoraverunt. </text:span></text:span><text:span text:style-name="Default_20_Paragraph_20_Font"><text:span text:style-name="T1">8</text:span></text:span><text:span text:style-name="Default_20_Paragraph_20_Font"><text:span text:style-name="T2"> Dixitque Esau: Quænam sunt istæ turmæ quas obviam habui Respondit: Ut invenirem gratiam coram domino meo. </text:span></text:span><text:span text:style-name="Default_20_Paragraph_20_Font"><text:span text:style-name="T1">9</text:span></text:span><text:span text:style-name="Default_20_Paragraph_20_Font"><text:span text:style-name="T2"> At ille ait: Habeo plurima, frater mi, sint tua tibi. </text:span></text:span><text:span text:style-name="Default_20_Paragraph_20_Font"><text:span text:style-name="T1">10</text:span></text:span><text:span text:style-name="Default_20_Paragraph_20_Font"><text:span text:style-name="T2"> Dixitque Jacob: Noli ita, obsecro: </text:span></text:span><text:soft-page-break/><text:span text:style-name="Default_20_Paragraph_20_Font"><text:span text:style-name="T2">sed si inveni gratiam in oculis tuis, accipe munusculum de manibus meis. Sic enim vidi faciem tuam, quasi viderim vultum Dei: esto mihi propitius, </text:span></text:span><text:span text:style-name="Default_20_Paragraph_20_Font"><text:span text:style-name="T1">11</text:span></text:span><text:span text:style-name="Default_20_Paragraph_20_Font"><text:span text:style-name="T2"> et suscipe benedictionem quam attuli tibi, et quam donavit mihi Deus tribuens omnia. Vix fratre compellente, suscipiens, </text:span></text:span><text:span text:style-name="Default_20_Paragraph_20_Font"><text:span text:style-name="T1">12</text:span></text:span><text:span text:style-name="Default_20_Paragraph_20_Font"><text:span text:style-name="T2"> ait: Gradiamur simul, eroque socius itineris tui. </text:span></text:span><text:span text:style-name="Default_20_Paragraph_20_Font"><text:span text:style-name="T1">13</text:span></text:span><text:span text:style-name="Default_20_Paragraph_20_Font"><text:span text:style-name="T2"> Dixitque Jacob: Nosti, domine mi, quod parvulos habeam teneros, et oves, et boves fœtas mecum: quas si plus in ambulando fecero laborare, morientur una die cuncti greges. </text:span></text:span><text:span text:style-name="Default_20_Paragraph_20_Font"><text:span text:style-name="T1">14</text:span></text:span><text:span text:style-name="Default_20_Paragraph_20_Font"><text:span text:style-name="T2"> Præcedat dominus meus ante servum suum: et ego sequar paulatim vestigia ejus, sicut videro parvulos meos posse, donec veniam ad dominum meum in Seir. </text:span></text:span><text:span text:style-name="Default_20_Paragraph_20_Font"><text:span text:style-name="T1">15</text:span></text:span><text:span text:style-name="Default_20_Paragraph_20_Font"><text:span text:style-name="T2"> Respondit Esau: Oro te, ut de populo qui mecum est, saltem socri remaneant viæ tuæ. Non est, inquit, necesse: hoc uno tantum indigeo, ut inveniam gratiam in conspectu tuo, domine mi. </text:span></text:span><text:span text:style-name="Default_20_Paragraph_20_Font"><text:span text:style-name="T1">16</text:span></text:span><text:span text:style-name="Default_20_Paragraph_20_Font"><text:span text:style-name="T2"> Reversus est itaque illo die Esau itinere quo venerat in Seir. </text:span></text:span><text:span text:style-name="Default_20_Paragraph_20_Font"><text:span text:style-name="T1">17</text:span></text:span><text:span text:style-name="Default_20_Paragraph_20_Font"><text:span text:style-name="T2"> Et Jacob venit in Socoth: ubi ædificata domo et fixis tentoriis appellavit nomen loci illius Socoth, id est, Tabernacula. </text:span></text:span><text:span text:style-name="Default_20_Paragraph_20_Font"><text:span text:style-name="T1">18</text:span></text:span><text:span text:style-name="Default_20_Paragraph_20_Font"><text:span text:style-name="T2"> Transivitque in Salem urbem Sichimorum, quæ est in terra Chanaan, postquam reversus est de Mesopotamia Syriæ: et habitavit juxta oppidum. </text:span></text:span><text:span text:style-name="Default_20_Paragraph_20_Font"><text:span text:style-name="T1">19</text:span></text:span><text:span text:style-name="Default_20_Paragraph_20_Font"><text:span text:style-name="T2"> Emitque partem agri, in qua fixerat tabernacula, a filiis Hemor patris Sichem centum agnis. </text:span></text:span><text:span text:style-name="Default_20_Paragraph_20_Font"><text:span text:style-name="T1">20</text:span></text:span><text:span text:style-name="Default_20_Paragraph_20_Font"><text:span text:style-name="T2"> Et erecto ibi altari, invocavit super illud fortissimum Deum Israël. </text:span></text:span></text:p>
      </text:section>
      <text:section text:style-name="Sect1" text:name="Sect34">
        <text:p text:style-name="P2">Genesis XXXIV</text:p>
        <text:p text:style-name="P3"><text:span text:style-name="Default_20_Paragraph_20_Font"><text:span text:style-name="T1">1</text:span></text:span><text:span text:style-name="Default_20_Paragraph_20_Font"><text:span text:style-name="T2"> Egressa est autem Dina filia Liæ ut videret mulieres regionis illius. </text:span></text:span><text:span text:style-name="Default_20_Paragraph_20_Font"><text:span text:style-name="T1">2</text:span></text:span><text:span text:style-name="Default_20_Paragraph_20_Font"><text:span text:style-name="T2"> Quam cum vidisset Sichem filius Hemor Hevæi, princeps terræ illius, adamavit eam: et rapuit, et dormivit cum illa, vi opprimens virginem. </text:span></text:span><text:span text:style-name="Default_20_Paragraph_20_Font"><text:span text:style-name="T1">3</text:span></text:span><text:span text:style-name="Default_20_Paragraph_20_Font"><text:span text:style-name="T2"> Et conglutinata est anima ejus cum ea, tristemque delinivit blanditiis. </text:span></text:span><text:span text:style-name="Default_20_Paragraph_20_Font"><text:span text:style-name="T1">4</text:span></text:span><text:span text:style-name="Default_20_Paragraph_20_Font"><text:span text:style-name="T2"> Et pergens ad Hemor patrem suum: Accipe, inquit, mihi puellam hanc conjugem. </text:span></text:span><text:span text:style-name="Default_20_Paragraph_20_Font"><text:span text:style-name="T1">5</text:span></text:span><text:span text:style-name="Default_20_Paragraph_20_Font"><text:span text:style-name="T2"> Quod cum audisset Jacob absentibus filiis, et in pastu pecorum occupatis, siluit donec redirent.</text:span></text:span></text:p>
        <text:p text:style-name="P3"><text:span text:style-name="Default_20_Paragraph_20_Font"><text:span text:style-name="T1">6</text:span></text:span><text:span text:style-name="Default_20_Paragraph_20_Font"><text:span text:style-name="T2"> Egresso autem Hemor patre Sichem ut loqueretur ad Jacob, </text:span></text:span><text:span text:style-name="Default_20_Paragraph_20_Font"><text:span text:style-name="T1">7</text:span></text:span><text:span text:style-name="Default_20_Paragraph_20_Font"><text:span text:style-name="T2"> ecce filii ejus veniebant de agro: auditoque quod acciderat, irati sunt valde, eo quod fœdam rem operatus esset in Israël et, violata filia Jacob, rem illicitam perpetrasset. </text:span></text:span><text:span text:style-name="Default_20_Paragraph_20_Font"><text:span text:style-name="T1">8</text:span></text:span><text:span text:style-name="Default_20_Paragraph_20_Font"><text:span text:style-name="T2"> Locutus est itaque Hemor ad eos: Sichem filii mei adhæsit anima filiæ vestræ: date eam illi uxorem: </text:span></text:span><text:span text:style-name="Default_20_Paragraph_20_Font"><text:span text:style-name="T1">9</text:span></text:span><text:span text:style-name="Default_20_Paragraph_20_Font"><text:span text:style-name="T2"> et jungamus vicissim connubia: filias vestras tradite nobis, et filias nostras accipite, </text:span></text:span><text:span text:style-name="Default_20_Paragraph_20_Font"><text:span text:style-name="T1">10</text:span></text:span><text:span text:style-name="Default_20_Paragraph_20_Font"><text:span text:style-name="T2"> et habitate nobiscum: terra in potestate vestra est: exercete, negotiamini, et possidete eam. </text:span></text:span><text:span text:style-name="Default_20_Paragraph_20_Font"><text:span text:style-name="T1">11</text:span></text:span><text:span text:style-name="Default_20_Paragraph_20_Font"><text:span text:style-name="T2"> Sed et Sichem ad patrem et ad fratres ejus ait: Inveniam gratiam coram vobis: et quæcumque statueritis, dabo: </text:span></text:span><text:span text:style-name="Default_20_Paragraph_20_Font"><text:span text:style-name="T1">12</text:span></text:span><text:span text:style-name="Default_20_Paragraph_20_Font"><text:span text:style-name="T2"> augete dotem, et munera postulate, et libenter tribuam quod petieritis: tantum date mihi puellam hanc uxorem. </text:span></text:span><text:span text:style-name="Default_20_Paragraph_20_Font"><text:span text:style-name="T1">13</text:span></text:span><text:span text:style-name="Default_20_Paragraph_20_Font"><text:span text:style-name="T2"> Responderunt filii Jacob Sichem et patri ejus in dolo, sævientes ob stuprum sororis: </text:span></text:span><text:span text:style-name="Default_20_Paragraph_20_Font"><text:span text:style-name="T1">14</text:span></text:span><text:span text:style-name="Default_20_Paragraph_20_Font"><text:span text:style-name="T2"> Non possumus facere quod petitis, nec dare sororem nostram homini incircumciso: quod illicitum et nefarium est apud nos. </text:span></text:span><text:span text:style-name="Default_20_Paragraph_20_Font"><text:span text:style-name="T1">15</text:span></text:span><text:span text:style-name="Default_20_Paragraph_20_Font"><text:span text:style-name="T2"> Sed in hoc valebimus fœderari, si volueritis esse similes nostri, et circumcidatur in vobis omne masculini sexus; </text:span></text:span><text:span text:style-name="Default_20_Paragraph_20_Font"><text:span text:style-name="T1">16</text:span></text:span><text:span text:style-name="Default_20_Paragraph_20_Font"><text:span text:style-name="T2"> tunc dabimus et accipiemus mutuo filias vestras ac nostras: et habitabimus vobiscum, erimusque unus populus. </text:span></text:span><text:span text:style-name="Default_20_Paragraph_20_Font"><text:span text:style-name="T1">17</text:span></text:span><text:span text:style-name="Default_20_Paragraph_20_Font"><text:span text:style-name="T2"> Si autem circumcidi nolueritis, tollemus filiam nostram, et recedemus. </text:span></text:span><text:span text:style-name="Default_20_Paragraph_20_Font"><text:span text:style-name="T1">18</text:span></text:span><text:span text:style-name="Default_20_Paragraph_20_Font"><text:span text:style-name="T2"> Placuit oblatio </text:span></text:span><text:soft-page-break/><text:span text:style-name="Default_20_Paragraph_20_Font"><text:span text:style-name="T2">eorum Hemor, et Sichem filio ejus, </text:span></text:span><text:span text:style-name="Default_20_Paragraph_20_Font"><text:span text:style-name="T1">19</text:span></text:span><text:span text:style-name="Default_20_Paragraph_20_Font"><text:span text:style-name="T2"> nec distulit adolescens quin statim quod petebatur expleret: amabat enim puellam valde, et ipse erat inclytus in omni domo patris sui. </text:span></text:span><text:span text:style-name="Default_20_Paragraph_20_Font"><text:span text:style-name="T1">20</text:span></text:span><text:span text:style-name="Default_20_Paragraph_20_Font"><text:span text:style-name="T2"> Ingressique portam urbis, locuti sunt ad populum: </text:span></text:span><text:span text:style-name="Default_20_Paragraph_20_Font"><text:span text:style-name="T1">21</text:span></text:span><text:span text:style-name="Default_20_Paragraph_20_Font"><text:span text:style-name="T2"> Viri isti pacifici sunt, et volunt habitare nobiscum: negotientur in terra, et exerceant eam, quæ spatiosa et lata cultoribus indiget: filias eorum accipiemus uxores, et nostras illis dabimus. </text:span></text:span><text:span text:style-name="Default_20_Paragraph_20_Font"><text:span text:style-name="T1">22</text:span></text:span><text:span text:style-name="Default_20_Paragraph_20_Font"><text:span text:style-name="T2"> Unum est quo differtur tantum bonum: si circumcidamus masculos nostros, ritum gentis imitantes. </text:span></text:span><text:span text:style-name="Default_20_Paragraph_20_Font"><text:span text:style-name="T1">23</text:span></text:span><text:span text:style-name="Default_20_Paragraph_20_Font"><text:span text:style-name="T2"> Et substantia eorum, et pecora, et cuncta quæ possident, nostra erunt: tantum in hoc acquiescamus, et habitantes simul, unum efficiemus populum. </text:span></text:span><text:span text:style-name="Default_20_Paragraph_20_Font"><text:span text:style-name="T1">24</text:span></text:span><text:span text:style-name="Default_20_Paragraph_20_Font"><text:span text:style-name="T2"> Assensique sunt omnes, circumcisis cunctis maribus.</text:span></text:span></text:p>
        <text:p text:style-name="P3"><text:span text:style-name="Default_20_Paragraph_20_Font"><text:span text:style-name="T1">25</text:span></text:span><text:span text:style-name="Default_20_Paragraph_20_Font"><text:span text:style-name="T2"> Et ecce, die tertio, quando gravissimus vulnerum dolor est: arreptis duo filii Jacob, Simeon et Levi fratres Dinæ, gladiis, ingressi sunt urbem confidenter: interfectisque omnibus masculis, </text:span></text:span><text:span text:style-name="Default_20_Paragraph_20_Font"><text:span text:style-name="T1">26</text:span></text:span><text:span text:style-name="Default_20_Paragraph_20_Font"><text:span text:style-name="T2"> Hemor et Sichem pariter necaverunt, tollentes Dinam de domo Sichem sororem suam. </text:span></text:span><text:span text:style-name="Default_20_Paragraph_20_Font"><text:span text:style-name="T1">27</text:span></text:span><text:span text:style-name="Default_20_Paragraph_20_Font"><text:span text:style-name="T2"> Quibus egressis, irruerunt super occisos ceteri filii Jacob: et depopulati sunt urbem in ultionem stupri. </text:span></text:span><text:span text:style-name="Default_20_Paragraph_20_Font"><text:span text:style-name="T1">28</text:span></text:span><text:span text:style-name="Default_20_Paragraph_20_Font"><text:span text:style-name="T2"> Oves eorum, et armenta, et asinos, cunctaque vastantes quæ in domibus et in agris erant, </text:span></text:span><text:span text:style-name="Default_20_Paragraph_20_Font"><text:span text:style-name="T1">29</text:span></text:span><text:span text:style-name="Default_20_Paragraph_20_Font"><text:span text:style-name="T2"> parvulos quoque eorum et uxores duxerunt captivas. </text:span></text:span><text:span text:style-name="Default_20_Paragraph_20_Font"><text:span text:style-name="T1">30</text:span></text:span><text:span text:style-name="Default_20_Paragraph_20_Font"><text:span text:style-name="T2"> Quibus patratis audacter, Jacob dixit ad Simeon et Levi: Turbastis me, et odiosum fecistis me Chananæis, et Pherezæis habitatoribus terræ hujus: nos pauci sumus; illi congregati percutient me, et delebor ego, et domus mea. </text:span></text:span><text:span text:style-name="Default_20_Paragraph_20_Font"><text:span text:style-name="T1">31</text:span></text:span><text:span text:style-name="Default_20_Paragraph_20_Font"><text:span text:style-name="T2"> Responderunt: Numquid ut scorto abuti debuere sorore nostra </text:span></text:span></text:p>
      </text:section>
      <text:section text:style-name="Sect1" text:name="Sect35">
        <text:p text:style-name="P2">Genesis XXXV</text:p>
        <text:p text:style-name="P3"><text:span text:style-name="Default_20_Paragraph_20_Font"><text:span text:style-name="T1">1</text:span></text:span><text:span text:style-name="Default_20_Paragraph_20_Font"><text:span text:style-name="T2"> Interea locutus est Deus ad Jacob: Surge, et ascende Bethel, et habita ibi, facque altare Deo qui apparuit tibi quando fugiebas Esau fratrem tuum. </text:span></text:span><text:span text:style-name="Default_20_Paragraph_20_Font"><text:span text:style-name="T1">2</text:span></text:span><text:span text:style-name="Default_20_Paragraph_20_Font"><text:span text:style-name="T2"> Jacob vero convocata omni domo sua, ait: Abjicite deos alienos qui in medio vestri sunt, et mundamini, ac mutate vestimenta vestra. </text:span></text:span><text:span text:style-name="Default_20_Paragraph_20_Font"><text:span text:style-name="T1">3</text:span></text:span><text:span text:style-name="Default_20_Paragraph_20_Font"><text:span text:style-name="T2"> Surgite, et ascendamus in Bethel, ut faciamus ibi altare Deo: qui exaudivit me in die tribulationis meæ, et socius fuit itineris mei. </text:span></text:span><text:span text:style-name="Default_20_Paragraph_20_Font"><text:span text:style-name="T1">4</text:span></text:span><text:span text:style-name="Default_20_Paragraph_20_Font"><text:span text:style-name="T2"> Dederunt ergo ei omnes deos alienos quos habebant, et inaures quæ erant in auribus eorum: at ille infodit ea subter terebinthum, quæ est post urbem Sichem. </text:span></text:span><text:span text:style-name="Default_20_Paragraph_20_Font"><text:span text:style-name="T1">5</text:span></text:span><text:span text:style-name="Default_20_Paragraph_20_Font"><text:span text:style-name="T2"> Cumque profecti essent, terror Dei invasit omnes per circuitum civitates, et non sunt ausi persequi recedentes. </text:span></text:span><text:span text:style-name="Default_20_Paragraph_20_Font"><text:span text:style-name="T1">6</text:span></text:span><text:span text:style-name="Default_20_Paragraph_20_Font"><text:span text:style-name="T2"> Venit igitur Jacob Luzam, quæ est in terra Chanaan, cognomento Bethel: ipse et omnis populus cum eo. </text:span></text:span><text:span text:style-name="Default_20_Paragraph_20_Font"><text:span text:style-name="T1">7</text:span></text:span><text:span text:style-name="Default_20_Paragraph_20_Font"><text:span text:style-name="T2"> Ædificavitque ibi altare, et appellavit nomen loci illius, Domus Dei: ibi enim apparuit ei Deus cum fugeret fratrem suum. </text:span></text:span><text:span text:style-name="Default_20_Paragraph_20_Font"><text:span text:style-name="T1">8</text:span></text:span><text:span text:style-name="Default_20_Paragraph_20_Font"><text:span text:style-name="T2"> Eodem tempore mortua est Debora nutrix Rebeccæ, et sepulta est ad radices Bethel subter quercum: vocatumque est nomen loci illius, Quercus fletus. </text:span></text:span><text:span text:style-name="Default_20_Paragraph_20_Font"><text:span text:style-name="T1">9</text:span></text:span><text:span text:style-name="Default_20_Paragraph_20_Font"><text:span text:style-name="T2"> Apparuit autem iterum Deus Jacob postquam reversus est de Mespotamia Syriæ, benedixitque ei </text:span></text:span><text:span text:style-name="Default_20_Paragraph_20_Font"><text:span text:style-name="T1">10</text:span></text:span><text:span text:style-name="Default_20_Paragraph_20_Font"><text:span text:style-name="T2"> dicens: Non vocaberis ultra Jacob, sed Israël erit nomen tuum. Et appellavit eum Israël, </text:span></text:span><text:span text:style-name="Default_20_Paragraph_20_Font"><text:span text:style-name="T1">11</text:span></text:span><text:span text:style-name="Default_20_Paragraph_20_Font"><text:span text:style-name="T2"> dixitque ei: Ego Deus omnipotens: cresce, et multiplicare: gentes et populi nationum ex te erunt, reges de lumbis tuis egredientur, </text:span></text:span><text:span text:style-name="Default_20_Paragraph_20_Font"><text:span text:style-name="T1">12</text:span></text:span><text:span text:style-name="Default_20_Paragraph_20_Font"><text:span text:style-name="T2"> terramque </text:span></text:span><text:soft-page-break/><text:span text:style-name="Default_20_Paragraph_20_Font"><text:span text:style-name="T2">quam dedi Abraham et Isaac, dabo tibi et semini tuo post te. </text:span></text:span><text:span text:style-name="Default_20_Paragraph_20_Font"><text:span text:style-name="T1">13</text:span></text:span><text:span text:style-name="Default_20_Paragraph_20_Font"><text:span text:style-name="T2"> Et recessit ab eo. </text:span></text:span><text:span text:style-name="Default_20_Paragraph_20_Font"><text:span text:style-name="T1">14</text:span></text:span><text:span text:style-name="Default_20_Paragraph_20_Font"><text:span text:style-name="T2"> Ille vero erexit titulum lapideum in loco quo locutus fuerat ei Deus: libans super eum libamina, et effundens oleum: </text:span></text:span><text:span text:style-name="Default_20_Paragraph_20_Font"><text:span text:style-name="T1">15</text:span></text:span><text:span text:style-name="Default_20_Paragraph_20_Font"><text:span text:style-name="T2"> vocansque nomen loci illius Bethel.</text:span></text:span></text:p>
        <text:p text:style-name="P3"><text:span text:style-name="Default_20_Paragraph_20_Font"><text:span text:style-name="T1">16</text:span></text:span><text:span text:style-name="Default_20_Paragraph_20_Font"><text:span text:style-name="T2"> Egressus autem inde, venit verno tempore ad terram quæ ducit Ephratam: in qua cum parturiret Rachel, </text:span></text:span><text:span text:style-name="Default_20_Paragraph_20_Font"><text:span text:style-name="T1">17</text:span></text:span><text:span text:style-name="Default_20_Paragraph_20_Font"><text:span text:style-name="T2"> ob difficultatem partus periclitari cœpit. Dixitque ei obstetrix: Noli timere, quia et hunc habebis filium. </text:span></text:span><text:span text:style-name="Default_20_Paragraph_20_Font"><text:span text:style-name="T1">18</text:span></text:span><text:span text:style-name="Default_20_Paragraph_20_Font"><text:span text:style-name="T2"> Egrediente autem anima præ dolore, et imminente jam morte, vocavit nomen filii sui Benomi, id est, Filius doloris mei: pater vero appellavit eum Benjamin, id est, Filius dextræ. </text:span></text:span><text:span text:style-name="Default_20_Paragraph_20_Font"><text:span text:style-name="T1">19</text:span></text:span><text:span text:style-name="Default_20_Paragraph_20_Font"><text:span text:style-name="T2"> Mortua est ergo Rachel, et sepulta est in via quæ ducit Ephratam, hæc est Bethlehem. </text:span></text:span><text:span text:style-name="Default_20_Paragraph_20_Font"><text:span text:style-name="T1">20</text:span></text:span><text:span text:style-name="Default_20_Paragraph_20_Font"><text:span text:style-name="T2"> Erexitque Jacob titulum super sepulchrum ejus: hic est titulus monumenti Rachel, usque in præsentem diem. </text:span></text:span><text:span text:style-name="Default_20_Paragraph_20_Font"><text:span text:style-name="T1">21</text:span></text:span><text:span text:style-name="Default_20_Paragraph_20_Font"><text:span text:style-name="T2"> Egressus inde, fixit tabernaculum trans Turrem gregis. </text:span></text:span><text:span text:style-name="Default_20_Paragraph_20_Font"><text:span text:style-name="T1">22</text:span></text:span><text:span text:style-name="Default_20_Paragraph_20_Font"><text:span text:style-name="T2"> Cumque habitaret in illa regione, abiit Ruben, et dormivit cum Bala concubina patris sui: quod illum minime latuit. Erant autem filii Jacob duodecim. </text:span></text:span><text:span text:style-name="Default_20_Paragraph_20_Font"><text:span text:style-name="T1">23</text:span></text:span><text:span text:style-name="Default_20_Paragraph_20_Font"><text:span text:style-name="T2"> Filii Liæ: primogenitus Ruben, et Simeon, et Levi, et Judas, et Issachar, et Zabulon. </text:span></text:span><text:span text:style-name="Default_20_Paragraph_20_Font"><text:span text:style-name="T1">24</text:span></text:span><text:span text:style-name="Default_20_Paragraph_20_Font"><text:span text:style-name="T2"> Filii Rachel: Joseph et Benjamin. </text:span></text:span><text:span text:style-name="Default_20_Paragraph_20_Font"><text:span text:style-name="T1">25</text:span></text:span><text:span text:style-name="Default_20_Paragraph_20_Font"><text:span text:style-name="T2"> Filii Balæ ancillæ Rachelis: Dan et Nephthali. </text:span></text:span><text:span text:style-name="Default_20_Paragraph_20_Font"><text:span text:style-name="T1">26</text:span></text:span><text:span text:style-name="Default_20_Paragraph_20_Font"><text:span text:style-name="T2"> Filii Zelphæ ancillæ Liæ: Gad et Aser: hi sunt filii Jacob, qui nati sunt ei in Mesopotamia Syriæ.</text:span></text:span></text:p>
        <text:p text:style-name="P3"><text:span text:style-name="Default_20_Paragraph_20_Font"><text:span text:style-name="T1">27</text:span></text:span><text:span text:style-name="Default_20_Paragraph_20_Font"><text:span text:style-name="T2"> Venit etiam ad Isaac patrem suum in Mambre, civitatem Arbee, hæc est Hebron, in qua peregrinatus est Abraham et Isaac. </text:span></text:span><text:span text:style-name="Default_20_Paragraph_20_Font"><text:span text:style-name="T1">28</text:span></text:span><text:span text:style-name="Default_20_Paragraph_20_Font"><text:span text:style-name="T2"> Et completi sunt dies Isaac centum octoginta annorum. </text:span></text:span><text:span text:style-name="Default_20_Paragraph_20_Font"><text:span text:style-name="T1">29</text:span></text:span><text:span text:style-name="Default_20_Paragraph_20_Font"><text:span text:style-name="T2"> Consumptusque ætate mortuus est: et appositus est populo suo senex et plenus dierum: et sepelierunt eum Esau et Jacob filii sui. </text:span></text:span></text:p>
      </text:section>
      <text:section text:style-name="Sect1" text:name="Sect36">
        <text:p text:style-name="P2">Genesis XXXVI</text:p>
        <text:p text:style-name="P3"><text:span text:style-name="Default_20_Paragraph_20_Font"><text:span text:style-name="T1">1</text:span></text:span><text:span text:style-name="Default_20_Paragraph_20_Font"><text:span text:style-name="T2"> Hæ sunt autem generationes Esau, ipse est Edom. </text:span></text:span><text:span text:style-name="Default_20_Paragraph_20_Font"><text:span text:style-name="T1">2</text:span></text:span><text:span text:style-name="Default_20_Paragraph_20_Font"><text:span text:style-name="T2"> Esau accepit uxores de filiabus Chanaan: Ada filiam Elon Hethæi, et Oolibama filiam Anæ filiæ Sebeon Hevæi: </text:span></text:span><text:span text:style-name="Default_20_Paragraph_20_Font"><text:span text:style-name="T1">3</text:span></text:span><text:span text:style-name="Default_20_Paragraph_20_Font"><text:span text:style-name="T2"> Basemath quoque filiam Ismaël sororem Nabaioth. </text:span></text:span><text:span text:style-name="Default_20_Paragraph_20_Font"><text:span text:style-name="T1">4</text:span></text:span><text:span text:style-name="Default_20_Paragraph_20_Font"><text:span text:style-name="T2"> Peperit autem Ada Eliphaz: Basemath genuit Rahuel: </text:span></text:span><text:span text:style-name="Default_20_Paragraph_20_Font"><text:span text:style-name="T1">5</text:span></text:span><text:span text:style-name="Default_20_Paragraph_20_Font"><text:span text:style-name="T2"> Oolibama genuit Jehus et Ihelon et Core. Hi filii Esau qui nati sunt ei in terra Chanaan. </text:span></text:span><text:span text:style-name="Default_20_Paragraph_20_Font"><text:span text:style-name="T1">6</text:span></text:span><text:span text:style-name="Default_20_Paragraph_20_Font"><text:span text:style-name="T2"> Tulit autem Esau uxores suas et filios et filias, et omnem animam domus suæ, et substantiam, et pecora, et cuncta quæ habere poterat in terra Chanaan: et abiit in alteram regionem, recessitque a fratre suo Jacob. </text:span></text:span><text:span text:style-name="Default_20_Paragraph_20_Font"><text:span text:style-name="T1">7</text:span></text:span><text:span text:style-name="Default_20_Paragraph_20_Font"><text:span text:style-name="T2"> Divites enim erant valde, et simul habitare non poterant: nec sustinebat eos terra peregrinationis eorum præ multitudine gregum. </text:span></text:span><text:span text:style-name="Default_20_Paragraph_20_Font"><text:span text:style-name="T1">8</text:span></text:span><text:span text:style-name="Default_20_Paragraph_20_Font"><text:span text:style-name="T2"> Habitavitque Esau in monte Seir, ipse est Edom. </text:span></text:span><text:span text:style-name="Default_20_Paragraph_20_Font"><text:span text:style-name="T1">9</text:span></text:span><text:span text:style-name="Default_20_Paragraph_20_Font"><text:span text:style-name="T2"> Hæ autem sunt generationes Esau patris Edom in monte Seir, </text:span></text:span><text:span text:style-name="Default_20_Paragraph_20_Font"><text:span text:style-name="T1">10</text:span></text:span><text:span text:style-name="Default_20_Paragraph_20_Font"><text:span text:style-name="T2"> et hæc nomina filiorum ejus: Eliphaz filius Ada uxoris Esau: Rahuel quoque filius Basemath uxoris ejus. </text:span></text:span><text:span text:style-name="Default_20_Paragraph_20_Font"><text:span text:style-name="T1">11</text:span></text:span><text:span text:style-name="Default_20_Paragraph_20_Font"><text:span text:style-name="T2"> Fueruntque Eliphaz filii: Teman, Omar, Sepho, et Gatham, et Cenez. </text:span></text:span><text:span text:style-name="Default_20_Paragraph_20_Font"><text:span text:style-name="T1">12</text:span></text:span><text:span text:style-name="Default_20_Paragraph_20_Font"><text:span text:style-name="T2"> Erat autem Thamna concubina Eliphaz filii Esau: quæ peperit ei Amalech. Hi sunt filii Ada uxoris Esau. </text:span></text:span><text:span text:style-name="Default_20_Paragraph_20_Font"><text:span text:style-name="T1">13</text:span></text:span><text:span text:style-name="Default_20_Paragraph_20_Font"><text:span text:style-name="T2"> Filii autem Rahuel: Nahath et Zara, Samma et Meza: hi filii Basemath uxoris Esau. </text:span></text:span><text:span text:style-name="Default_20_Paragraph_20_Font"><text:span text:style-name="T1">14</text:span></text:span><text:span text:style-name="Default_20_Paragraph_20_Font"><text:span text:style-name="T2"> Isti quoque erant filii Oolibama filiæ Anæ filiæ </text:span></text:span><text:soft-page-break/><text:span text:style-name="Default_20_Paragraph_20_Font"><text:span text:style-name="T2">Sebeon, uxoris Esau, quos genuit ei, Jehus et Ihelon et Core. </text:span></text:span><text:span text:style-name="Default_20_Paragraph_20_Font"><text:span text:style-name="T1">15</text:span></text:span><text:span text:style-name="Default_20_Paragraph_20_Font"><text:span text:style-name="T2"> Hi duces filiorum Esau: filii Eliphaz primogeniti Esau: dux Theman, dux Omra, dux Sepho, dux Cenez, </text:span></text:span><text:span text:style-name="Default_20_Paragraph_20_Font"><text:span text:style-name="T1">16</text:span></text:span><text:span text:style-name="Default_20_Paragraph_20_Font"><text:span text:style-name="T2"> dux Core, dux Gathan, dux Amalech. Hi filii Eliphaz in terra Edom, et hi filii Ada. </text:span></text:span><text:span text:style-name="Default_20_Paragraph_20_Font"><text:span text:style-name="T1">17</text:span></text:span><text:span text:style-name="Default_20_Paragraph_20_Font"><text:span text:style-name="T2"> Hi quoque filii Rahuel filii Esau: dux Nahath, dux Zara, dux Samma, dux Meza: hi autem duces Rahuel in terra Edom: isti filii Basemath uxoris Esau. </text:span></text:span><text:span text:style-name="Default_20_Paragraph_20_Font"><text:span text:style-name="T1">18</text:span></text:span><text:span text:style-name="Default_20_Paragraph_20_Font"><text:span text:style-name="T2"> Hi autem filii Oolibama uxoris Esau: dux Jehus, dux Ihelon, dux Core: hi duces Oolibama filiæ Anæ uxoris Esau. </text:span></text:span><text:span text:style-name="Default_20_Paragraph_20_Font"><text:span text:style-name="T1">19</text:span></text:span><text:span text:style-name="Default_20_Paragraph_20_Font"><text:span text:style-name="T2"> Isti sunt filii Esau, et hi duces eorum: ipse est Edom. </text:span></text:span><text:span text:style-name="Default_20_Paragraph_20_Font"><text:span text:style-name="T1">20</text:span></text:span><text:span text:style-name="Default_20_Paragraph_20_Font"><text:span text:style-name="T2"> Isti sunt filii Seir Horræi, habitatores terræ: Lotan, et Sobal, et Sebeon, et Ana, </text:span></text:span><text:span text:style-name="Default_20_Paragraph_20_Font"><text:span text:style-name="T1">21</text:span></text:span><text:span text:style-name="Default_20_Paragraph_20_Font"><text:span text:style-name="T2"> et Dison, et Eser, et Disan: hi duces Horræi, filii Seir in terra Edom. </text:span></text:span><text:span text:style-name="Default_20_Paragraph_20_Font"><text:span text:style-name="T1">22</text:span></text:span><text:span text:style-name="Default_20_Paragraph_20_Font"><text:span text:style-name="T2"> Facti sunt autem filii Lotan: Hori et Heman. Erat autem soror Lotan, Thamna. </text:span></text:span><text:span text:style-name="Default_20_Paragraph_20_Font"><text:span text:style-name="T1">23</text:span></text:span><text:span text:style-name="Default_20_Paragraph_20_Font"><text:span text:style-name="T2"> Et isti filii Sobal: Alvan et Manahat et Ebal, et Sepho et Onam. </text:span></text:span><text:span text:style-name="Default_20_Paragraph_20_Font"><text:span text:style-name="T1">24</text:span></text:span><text:span text:style-name="Default_20_Paragraph_20_Font"><text:span text:style-name="T2"> Et hi filii Sebeon: Aja et Ana. Iste est Ana qui invenit aquas calidas in solitudine, cum pasceret asinos Sebeon patris sui: </text:span></text:span><text:span text:style-name="Default_20_Paragraph_20_Font"><text:span text:style-name="T1">25</text:span></text:span><text:span text:style-name="Default_20_Paragraph_20_Font"><text:span text:style-name="T2"> habuitque filium Dison, et filiam Oolibama. </text:span></text:span><text:span text:style-name="Default_20_Paragraph_20_Font"><text:span text:style-name="T1">26</text:span></text:span><text:span text:style-name="Default_20_Paragraph_20_Font"><text:span text:style-name="T2"> Et isti filii Dison: Hamdan, et Eseban, et Jethram, et Charan. </text:span></text:span><text:span text:style-name="Default_20_Paragraph_20_Font"><text:span text:style-name="T1">27</text:span></text:span><text:span text:style-name="Default_20_Paragraph_20_Font"><text:span text:style-name="T2"> Hi quoque filii Eser: Balaan, et Zavan, et Acan. </text:span></text:span><text:span text:style-name="Default_20_Paragraph_20_Font"><text:span text:style-name="T1">28</text:span></text:span><text:span text:style-name="Default_20_Paragraph_20_Font"><text:span text:style-name="T2"> Habuit autem filios Disan: Hus et Aram. </text:span></text:span><text:span text:style-name="Default_20_Paragraph_20_Font"><text:span text:style-name="T1">29</text:span></text:span><text:span text:style-name="Default_20_Paragraph_20_Font"><text:span text:style-name="T2"> Hi duces Horræorum: dux Lotan, dux Sobal, dux Sebeon, dux Ana, </text:span></text:span><text:span text:style-name="Default_20_Paragraph_20_Font"><text:span text:style-name="T1">30</text:span></text:span><text:span text:style-name="Default_20_Paragraph_20_Font"><text:span text:style-name="T2"> dux Dison, dux Eser, dux Disan: isti duces Horræorum qui imperaverunt in terra Seir. </text:span></text:span><text:span text:style-name="Default_20_Paragraph_20_Font"><text:span text:style-name="T1">31</text:span></text:span><text:span text:style-name="Default_20_Paragraph_20_Font"><text:span text:style-name="T2"> Reges autem qui regnaverunt in terra Edom antequam haberent regem filii Israël, fuerunt hi: </text:span></text:span><text:span text:style-name="Default_20_Paragraph_20_Font"><text:span text:style-name="T1">32</text:span></text:span><text:span text:style-name="Default_20_Paragraph_20_Font"><text:span text:style-name="T2"> Bela filius Beor, nomenque urbis ejus Denaba. </text:span></text:span><text:span text:style-name="Default_20_Paragraph_20_Font"><text:span text:style-name="T1">33</text:span></text:span><text:span text:style-name="Default_20_Paragraph_20_Font"><text:span text:style-name="T2"> Mortuus est autem Bela, et regnavit pro eo Jobab filius Zaræ de Bosra. </text:span></text:span><text:span text:style-name="Default_20_Paragraph_20_Font"><text:span text:style-name="T1">34</text:span></text:span><text:span text:style-name="Default_20_Paragraph_20_Font"><text:span text:style-name="T2"> Cumque mortuus esset Jobab, regnavit pro eo Husam de terra Themanorum. </text:span></text:span><text:span text:style-name="Default_20_Paragraph_20_Font"><text:span text:style-name="T1">35</text:span></text:span><text:span text:style-name="Default_20_Paragraph_20_Font"><text:span text:style-name="T2"> Hoc quoque mortuo, regnavit pro eo Adad filius Badad, qui percussit Madian in regione Moab: et nomen urbis ejus Avith. </text:span></text:span><text:span text:style-name="Default_20_Paragraph_20_Font"><text:span text:style-name="T1">36</text:span></text:span><text:span text:style-name="Default_20_Paragraph_20_Font"><text:span text:style-name="T2"> Cumque mortuus esset Adad, regnavit pro eo Semla de Masreca. </text:span></text:span><text:span text:style-name="Default_20_Paragraph_20_Font"><text:span text:style-name="T1">37</text:span></text:span><text:span text:style-name="Default_20_Paragraph_20_Font"><text:span text:style-name="T2"> Hoc quoque mortuo regnavit pro eo Saul de fluvio Rohoboth. </text:span></text:span><text:span text:style-name="Default_20_Paragraph_20_Font"><text:span text:style-name="T1">38</text:span></text:span><text:span text:style-name="Default_20_Paragraph_20_Font"><text:span text:style-name="T2"> Cumque et hic obiisset, successit in regnum Balanan filius Achobor. </text:span></text:span><text:span text:style-name="Default_20_Paragraph_20_Font"><text:span text:style-name="T1">39</text:span></text:span><text:span text:style-name="Default_20_Paragraph_20_Font"><text:span text:style-name="T2"> Isto quoque mortuo regnavit pro eo Adar, nomenque urbis ejus Phau: et appellabatur uxor ejus Meetabel, filia Matred filiæ Mezaab. </text:span></text:span><text:span text:style-name="Default_20_Paragraph_20_Font"><text:span text:style-name="T1">40</text:span></text:span><text:span text:style-name="Default_20_Paragraph_20_Font"><text:span text:style-name="T2"> Hæc ergo nomina ducum Esau in cognationibus, et locis, et vocabulis suis: dux Thamna, dux Alva, dux Jetheth, </text:span></text:span><text:span text:style-name="Default_20_Paragraph_20_Font"><text:span text:style-name="T1">41</text:span></text:span><text:span text:style-name="Default_20_Paragraph_20_Font"><text:span text:style-name="T2"> dux Oolibama, dux Ela, dux Phinon, </text:span></text:span><text:span text:style-name="Default_20_Paragraph_20_Font"><text:span text:style-name="T1">42</text:span></text:span><text:span text:style-name="Default_20_Paragraph_20_Font"><text:span text:style-name="T2"> dux Cenez, dux Theman, dux Mabsar, </text:span></text:span><text:span text:style-name="Default_20_Paragraph_20_Font"><text:span text:style-name="T1">43</text:span></text:span><text:span text:style-name="Default_20_Paragraph_20_Font"><text:span text:style-name="T2"> dux Magdiel, dux Hiram: hi duces Edom habitantes in terra imperii sui, ipse est Esau pater Idumæorum. </text:span></text:span></text:p>
      </text:section>
      <text:section text:style-name="Sect1" text:name="Sect37">
        <text:p text:style-name="P2">Genesis XXXVII</text:p>
        <text:p text:style-name="P3"><text:span text:style-name="Default_20_Paragraph_20_Font"><text:span text:style-name="T1">1</text:span></text:span><text:span text:style-name="Default_20_Paragraph_20_Font"><text:span text:style-name="T2"> Habitavit autem Jacob in terra Chanaan, in qua pater suus peregrinatus est. </text:span></text:span><text:span text:style-name="Default_20_Paragraph_20_Font"><text:span text:style-name="T1">2</text:span></text:span><text:span text:style-name="Default_20_Paragraph_20_Font"><text:span text:style-name="T2"> Et hæ sunt generationes ejus: Joseph cum sedecim esset annorum, pascebat gregem cum fratribus suis adhuc puer: et erat cum filiis Balæ et Zelphæ uxorum patris sui: accusavitque fratres suos apud patrem crimine pessimo. </text:span></text:span><text:span text:style-name="Default_20_Paragraph_20_Font"><text:span text:style-name="T1">3</text:span></text:span><text:span text:style-name="Default_20_Paragraph_20_Font"><text:span text:style-name="T2"> Israël autem diligebat Joseph super omnes filios suos, eo quod in senectute genuisset eum: fecitque ei tunicam polymitam. </text:span></text:span><text:span text:style-name="Default_20_Paragraph_20_Font"><text:span text:style-name="T1">4</text:span></text:span><text:span text:style-name="Default_20_Paragraph_20_Font"><text:span text:style-name="T2"> Videntes autem fratres ejus quod a patre plus cunctis filiis amaretur, oderant eum, nec poterant ei quidquam pacifice loqui. </text:span></text:span><text:span text:style-name="Default_20_Paragraph_20_Font"><text:span text:style-name="T1">5</text:span></text:span><text:span text:style-name="Default_20_Paragraph_20_Font"><text:span text:style-name="T2"> Accidit quoque ut visum somnium referret fratribus suis: quæ causa majoris odii seminarium fuit. </text:span></text:span><text:span text:style-name="Default_20_Paragraph_20_Font"><text:span text:style-name="T1">6</text:span></text:span><text:span text:style-name="Default_20_Paragraph_20_Font"><text:span text:style-name="T2"> Dixitque ad eos: Audite somnium meum quod vidi: </text:span></text:span><text:span text:style-name="Default_20_Paragraph_20_Font"><text:span text:style-name="T1">7</text:span></text:span><text:span text:style-name="Default_20_Paragraph_20_Font"><text:span text:style-name="T2"> putabam nos ligare manipulos in agro: et quasi consurgere manipulum meum, et stare, vestrosque manipulos circumstantes adorare manipulum meum. </text:span></text:span><text:span text:style-name="Default_20_Paragraph_20_Font"><text:span text:style-name="T1">8</text:span></text:span><text:span text:style-name="Default_20_Paragraph_20_Font"><text:span text:style-name="T2"> Responderunt fratres ejus: </text:span></text:span><text:soft-page-break/><text:span text:style-name="Default_20_Paragraph_20_Font"><text:span text:style-name="T2">Numquid rex noster eris aut subjiciemur ditioni tuæ Hæc ergo causa somniorum atque sermonum, invidiæ et odii fomitem ministravit. </text:span></text:span><text:span text:style-name="Default_20_Paragraph_20_Font"><text:span text:style-name="T1">9</text:span></text:span><text:span text:style-name="Default_20_Paragraph_20_Font"><text:span text:style-name="T2"> Aliud quoque vidit somnium, quod narrans fratribus, ait: Vidi per somnium, quasi solem, et lunam, et stellas undecim adorare me. </text:span></text:span><text:span text:style-name="Default_20_Paragraph_20_Font"><text:span text:style-name="T1">10</text:span></text:span><text:span text:style-name="Default_20_Paragraph_20_Font"><text:span text:style-name="T2"> Quod cum patri suo, et fratribus retulisset, increpavit eum pater suus, et dixit: Quid sibi vult hoc somnium quod vidisti num ego et mater tua, et fratres tui adorabimus te super terram </text:span></text:span><text:span text:style-name="Default_20_Paragraph_20_Font"><text:span text:style-name="T1">11</text:span></text:span><text:span text:style-name="Default_20_Paragraph_20_Font"><text:span text:style-name="T2"> Invidebant ei igitur fratres sui: pater vero rem tacitus considerabat.</text:span></text:span></text:p>
        <text:p text:style-name="P3"><text:span text:style-name="Default_20_Paragraph_20_Font"><text:span text:style-name="T1">12</text:span></text:span><text:span text:style-name="Default_20_Paragraph_20_Font"><text:span text:style-name="T2"> Cumque fratres illius in pascendis gregibus patris morarentur in Sichem, </text:span></text:span><text:span text:style-name="Default_20_Paragraph_20_Font"><text:span text:style-name="T1">13</text:span></text:span><text:span text:style-name="Default_20_Paragraph_20_Font"><text:span text:style-name="T2"> dixit ad eum Israël: Fratres tui pascunt oves in Sichimis: veni, mittam te ad eos. Quo respondente, </text:span></text:span><text:span text:style-name="Default_20_Paragraph_20_Font"><text:span text:style-name="T1">14</text:span></text:span><text:span text:style-name="Default_20_Paragraph_20_Font"><text:span text:style-name="T2"> Præsto sum, ait ei: Vade, et vide si cuncta prospera sint erga fratres tuos, et pecora: et renuntia mihi quid agatur. Missus de valle Hebron, venit in Sichem: </text:span></text:span><text:span text:style-name="Default_20_Paragraph_20_Font"><text:span text:style-name="T1">15</text:span></text:span><text:span text:style-name="Default_20_Paragraph_20_Font"><text:span text:style-name="T2"> invenitque eum vir errantem in agro, et interrogavit quid quæreret. </text:span></text:span><text:span text:style-name="Default_20_Paragraph_20_Font"><text:span text:style-name="T1">16</text:span></text:span><text:span text:style-name="Default_20_Paragraph_20_Font"><text:span text:style-name="T2"> At ille respondit: Fratres meos quæro: indica mihi ubi pascant greges. </text:span></text:span><text:span text:style-name="Default_20_Paragraph_20_Font"><text:span text:style-name="T1">17</text:span></text:span><text:span text:style-name="Default_20_Paragraph_20_Font"><text:span text:style-name="T2"> Dixitque ei vir: Recesserunt de loco isto: audivi autem eos dicentes: Eamus in Dothain. Perrexit ergo Joseph post fratres suos, et invenit eos in Dothain. </text:span></text:span><text:span text:style-name="Default_20_Paragraph_20_Font"><text:span text:style-name="T1">18</text:span></text:span><text:span text:style-name="Default_20_Paragraph_20_Font"><text:span text:style-name="T2"> Qui cum vidissent eum procul, antequam accederet ad eos, cogitaverunt illum occidere: </text:span></text:span><text:span text:style-name="Default_20_Paragraph_20_Font"><text:span text:style-name="T1">19</text:span></text:span><text:span text:style-name="Default_20_Paragraph_20_Font"><text:span text:style-name="T2"> et mutuo loquebantur: Ecce somniator venit: </text:span></text:span><text:span text:style-name="Default_20_Paragraph_20_Font"><text:span text:style-name="T1">20</text:span></text:span><text:span text:style-name="Default_20_Paragraph_20_Font"><text:span text:style-name="T2"> venite, occidamus eum, et mittamus in cisternam veterem: dicemusque: Fera pessima devoravit eum: et tunc apparebit quid illi prosint somnia sua. </text:span></text:span><text:span text:style-name="Default_20_Paragraph_20_Font"><text:span text:style-name="T1">21</text:span></text:span><text:span text:style-name="Default_20_Paragraph_20_Font"><text:span text:style-name="T2"> Audiens autem hoc Ruben, nitebatur liberare eum de manibus eorum, et dicebat: </text:span></text:span><text:span text:style-name="Default_20_Paragraph_20_Font"><text:span text:style-name="T1">22</text:span></text:span><text:span text:style-name="Default_20_Paragraph_20_Font"><text:span text:style-name="T2"> Non interficiatis animam ejus, nec effundatis sanguinem: sed projicite eum in cisternam hanc, quæ est in solitudine, manusque vestras servate innoxias: hoc autem dicebat, volens eripere eum de manibus eorum, et reddere patri suo. </text:span></text:span><text:span text:style-name="Default_20_Paragraph_20_Font"><text:span text:style-name="T1">23</text:span></text:span><text:span text:style-name="Default_20_Paragraph_20_Font"><text:span text:style-name="T2"> Confestim igitur ut pervenit ad fratres suos, nudaverunt eum tunica talari et polymita: </text:span></text:span><text:span text:style-name="Default_20_Paragraph_20_Font"><text:span text:style-name="T1">24</text:span></text:span><text:span text:style-name="Default_20_Paragraph_20_Font"><text:span text:style-name="T2"> miseruntque eum in cisternam veterem, quæ non habebat aquam. </text:span></text:span><text:span text:style-name="Default_20_Paragraph_20_Font"><text:span text:style-name="T1">25</text:span></text:span><text:span text:style-name="Default_20_Paragraph_20_Font"><text:span text:style-name="T2"> Et sedentes ut comederent panem, viderunt Ismaëlitas viatores venire de Galaad, et camelos eorum portantes aromata, et resinam, et stacten in Ægyptum. </text:span></text:span><text:span text:style-name="Default_20_Paragraph_20_Font"><text:span text:style-name="T1">26</text:span></text:span><text:span text:style-name="Default_20_Paragraph_20_Font"><text:span text:style-name="T2"> Dixit ergo Judas fratribus suis: Quid nobis prodest si occiderimus fratrem nostrum, et celaverimus sanguinem ipsius </text:span></text:span><text:span text:style-name="Default_20_Paragraph_20_Font"><text:span text:style-name="T1">27</text:span></text:span><text:span text:style-name="Default_20_Paragraph_20_Font"><text:span text:style-name="T2"> melius est ut venundetur Ismaëlitis, et manus nostræ non polluantur: frater enim et caro nostra est. Acquieverunt fratres sermonibus illius. </text:span></text:span><text:span text:style-name="Default_20_Paragraph_20_Font"><text:span text:style-name="T1">28</text:span></text:span><text:span text:style-name="Default_20_Paragraph_20_Font"><text:span text:style-name="T2"> Et prætereuntibus Madianitis negotiatoribus, extrahentes eum de cisterna, vendiderunt eum Ismaëlitis, viginti argenteis: qui duxerunt eum in Ægyptum. </text:span></text:span><text:span text:style-name="Default_20_Paragraph_20_Font"><text:span text:style-name="T1">29</text:span></text:span><text:span text:style-name="Default_20_Paragraph_20_Font"><text:span text:style-name="T2"> Reversusque Ruben ad cisternam, non invenit puerum: </text:span></text:span><text:span text:style-name="Default_20_Paragraph_20_Font"><text:span text:style-name="T1">30</text:span></text:span><text:span text:style-name="Default_20_Paragraph_20_Font"><text:span text:style-name="T2"> et scissis vestibus pergens ad fratres suos, ait: Puer non comparet, et ego quo ibo </text:span></text:span><text:span text:style-name="Default_20_Paragraph_20_Font"><text:span text:style-name="T1">31</text:span></text:span><text:span text:style-name="Default_20_Paragraph_20_Font"><text:span text:style-name="T2"> Tulerunt autem tunicam ejus, et in sanguine hædi, quem occiderant, tinxerunt: </text:span></text:span><text:span text:style-name="Default_20_Paragraph_20_Font"><text:span text:style-name="T1">32</text:span></text:span><text:span text:style-name="Default_20_Paragraph_20_Font"><text:span text:style-name="T2"> mittentes qui ferrent ad patrem, et dicerent: Hanc invenimus: vide utrum tunica filii tui sit, an non. </text:span></text:span><text:span text:style-name="Default_20_Paragraph_20_Font"><text:span text:style-name="T1">33</text:span></text:span><text:span text:style-name="Default_20_Paragraph_20_Font"><text:span text:style-name="T2"> Quam cum agnovisset pater, ait: Tunica filii mei est: fera pessima comedit eum, bestia devoravit Joseph. </text:span></text:span><text:span text:style-name="Default_20_Paragraph_20_Font"><text:span text:style-name="T1">34</text:span></text:span><text:span text:style-name="Default_20_Paragraph_20_Font"><text:span text:style-name="T2"> Scissisque vestibus, indutus est cilicio, lugens filium suum multo tempore. </text:span></text:span><text:span text:style-name="Default_20_Paragraph_20_Font"><text:span text:style-name="T1">35</text:span></text:span><text:span text:style-name="Default_20_Paragraph_20_Font"><text:span text:style-name="T2"> Congregatis autem cunctis liberis ejus ut lenirent dolorem patris, noluit consolationem accipere, sed ait: Descendam ad filium meum lugens in infernum. Et illo perseverante in fletu, </text:span></text:span><text:span text:style-name="Default_20_Paragraph_20_Font"><text:span text:style-name="T1">36</text:span></text:span><text:span text:style-name="Default_20_Paragraph_20_Font"><text:span text:style-name="T2"> Madianitæ vendiderunt Joseph in Ægypto Putiphari eunucho Pharaonis, magistro militum. </text:span></text:span></text:p>
      </text:section>
      <text:section text:style-name="Sect1" text:name="Sect38">
        <text:p text:style-name="P2"><text:soft-page-break/>Genesis XXXVIII</text:p>
        <text:p text:style-name="P3"><text:span text:style-name="Default_20_Paragraph_20_Font"><text:span text:style-name="T1">1</text:span></text:span><text:span text:style-name="Default_20_Paragraph_20_Font"><text:span text:style-name="T2"> Eodem tempore, descendens Judas a fratribus suis, divertit ad virum Odollamitem, nomine Hiram. </text:span></text:span><text:span text:style-name="Default_20_Paragraph_20_Font"><text:span text:style-name="T1">2</text:span></text:span><text:span text:style-name="Default_20_Paragraph_20_Font"><text:span text:style-name="T2"> Viditque ibi filiam hominis Chananæi, vocabulo Sue: et accepta uxore, ingressus est ad eam. </text:span></text:span><text:span text:style-name="Default_20_Paragraph_20_Font"><text:span text:style-name="T1">3</text:span></text:span><text:span text:style-name="Default_20_Paragraph_20_Font"><text:span text:style-name="T2"> Quæ concepit, et peperit filium, et vocavit nomen ejus Her. </text:span></text:span><text:span text:style-name="Default_20_Paragraph_20_Font"><text:span text:style-name="T1">4</text:span></text:span><text:span text:style-name="Default_20_Paragraph_20_Font"><text:span text:style-name="T2"> Rursumque concepto fœtu, natum filium vocavit Onan. </text:span></text:span><text:span text:style-name="Default_20_Paragraph_20_Font"><text:span text:style-name="T1">5</text:span></text:span><text:span text:style-name="Default_20_Paragraph_20_Font"><text:span text:style-name="T2"> Tertium quoque peperit: quem appellavit Sela; quo nato, parere ultra cessavit. </text:span></text:span><text:span text:style-name="Default_20_Paragraph_20_Font"><text:span text:style-name="T1">6</text:span></text:span><text:span text:style-name="Default_20_Paragraph_20_Font"><text:span text:style-name="T2"> Dedit autem Judas uxorem primogenito suo Her, nomine Thamar. </text:span></text:span><text:span text:style-name="Default_20_Paragraph_20_Font"><text:span text:style-name="T1">7</text:span></text:span><text:span text:style-name="Default_20_Paragraph_20_Font"><text:span text:style-name="T2"> Fuit quoque Her primogenitus Judæ nequam in conspectu Domini: et ab eo occisus est. </text:span></text:span><text:span text:style-name="Default_20_Paragraph_20_Font"><text:span text:style-name="T1">8</text:span></text:span><text:span text:style-name="Default_20_Paragraph_20_Font"><text:span text:style-name="T2"> Dixit ergo Judas ad Onan filium suum: Ingredere uxorem fratris tui, et sociare illi, ut suscites semen fratri tuo. </text:span></text:span><text:span text:style-name="Default_20_Paragraph_20_Font"><text:span text:style-name="T1">9</text:span></text:span><text:span text:style-name="Default_20_Paragraph_20_Font"><text:span text:style-name="T2"> Ille sciens non sibi nasci filios, introiens ad uxorem fratris sui, semen fundebat in terram, ne liberi fratris nomine nascerentur. </text:span></text:span><text:span text:style-name="Default_20_Paragraph_20_Font"><text:span text:style-name="T1">10</text:span></text:span><text:span text:style-name="Default_20_Paragraph_20_Font"><text:span text:style-name="T2"> Et idcirco percussit eum Dominus, quod rem detestabilem faceret. </text:span></text:span><text:span text:style-name="Default_20_Paragraph_20_Font"><text:span text:style-name="T1">11</text:span></text:span><text:span text:style-name="Default_20_Paragraph_20_Font"><text:span text:style-name="T2"> Quam ob rem dixit Judas Thamar nurui suæ: Esto vidua in domo patris tui, donec crescat Sela filius meus: timebat enim ne et ipse moreretur, sicut fratres ejus. Quæ abiit, et habitavit in domo patris sui. </text:span></text:span><text:span text:style-name="Default_20_Paragraph_20_Font"><text:span text:style-name="T1">12</text:span></text:span><text:span text:style-name="Default_20_Paragraph_20_Font"><text:span text:style-name="T2"> Evolutis autem multis diebus, mortua est filia Sue uxor Judæ: qui, post luctum consolatione suscepta, ascendebat ad tonsores ovium suarum, ipse et Hiras opilio gregis Odollamites, in Thamnas. </text:span></text:span><text:span text:style-name="Default_20_Paragraph_20_Font"><text:span text:style-name="T1">13</text:span></text:span><text:span text:style-name="Default_20_Paragraph_20_Font"><text:span text:style-name="T2"> Nuntiatumque est Thamar quod socer illius ascenderet in Thamnas ad tondendas oves. </text:span></text:span><text:span text:style-name="Default_20_Paragraph_20_Font"><text:span text:style-name="T1">14</text:span></text:span><text:span text:style-name="Default_20_Paragraph_20_Font"><text:span text:style-name="T2"> Quæ, depositis viduitatis vestibus, assumpsit theristrum: et mutato habitu, sedit in bivio itineris, quod ducit Thamnam: eo quod crevisset Sela, et non eum accepisset maritum. </text:span></text:span><text:span text:style-name="Default_20_Paragraph_20_Font"><text:span text:style-name="T1">15</text:span></text:span><text:span text:style-name="Default_20_Paragraph_20_Font"><text:span text:style-name="T2"> Quam cum vidisset Judas, suspicatus est esse meretricem: operuerat enim vultum suum, ne agnosceretur. </text:span></text:span><text:span text:style-name="Default_20_Paragraph_20_Font"><text:span text:style-name="T1">16</text:span></text:span><text:span text:style-name="Default_20_Paragraph_20_Font"><text:span text:style-name="T2"> Ingrediensque ad eam, ait: Dimitte me ut coëam tecum: nesciebat enim quod nurus sua esset. Qua respondente: Quid dabis mihi ut fruaris concubitu meo </text:span></text:span><text:span text:style-name="Default_20_Paragraph_20_Font"><text:span text:style-name="T1">17</text:span></text:span><text:span text:style-name="Default_20_Paragraph_20_Font"><text:span text:style-name="T2"> dixit: Mittam tibi hædum de gregibus. Rursumque illa dicente: Patiar quod vis, si dederis mihi arrhabonem, donec mittas quod polliceris. </text:span></text:span><text:span text:style-name="Default_20_Paragraph_20_Font"><text:span text:style-name="T1">18</text:span></text:span><text:span text:style-name="Default_20_Paragraph_20_Font"><text:span text:style-name="T2"> Ait Judas: Quid tibi vis pro arrhabone dari Respondit: Annulum tuum, et armillam, et baculum quem manu tenes. Ad unum igitur coitum mulier concepit, </text:span></text:span><text:span text:style-name="Default_20_Paragraph_20_Font"><text:span text:style-name="T1">19</text:span></text:span><text:span text:style-name="Default_20_Paragraph_20_Font"><text:span text:style-name="T2"> et surgens abiit: depositoque habitu quem sumpserat, induta est viduitatis vestibus. </text:span></text:span><text:span text:style-name="Default_20_Paragraph_20_Font"><text:span text:style-name="T1">20</text:span></text:span><text:span text:style-name="Default_20_Paragraph_20_Font"><text:span text:style-name="T2"> Misit autem Judas hædum per pastorem suum Odollamitem, ut reciperet pignus quod dederat mulieri: qui cum non invenisset eam, </text:span></text:span><text:span text:style-name="Default_20_Paragraph_20_Font"><text:span text:style-name="T1">21</text:span></text:span><text:span text:style-name="Default_20_Paragraph_20_Font"><text:span text:style-name="T2"> interrogavit homines loci illius: Ubi est mulier quæ sedebat in bivio Respondentibus cunctis: Non fuit in loco ista meretrix. </text:span></text:span><text:span text:style-name="Default_20_Paragraph_20_Font"><text:span text:style-name="T1">22</text:span></text:span><text:span text:style-name="Default_20_Paragraph_20_Font"><text:span text:style-name="T2"> Reversus est ad Judam, et dixit ei: Non inveni eam: sed et homines loci illius dixerunt mihi, numquam sedisse ibi scortum. </text:span></text:span><text:span text:style-name="Default_20_Paragraph_20_Font"><text:span text:style-name="T1">23</text:span></text:span><text:span text:style-name="Default_20_Paragraph_20_Font"><text:span text:style-name="T2"> Ait Judas: Habeat sibi, certe mendacii arguere nos non potest, ego misi hædum quem promiseram: et tu non invenisti eam. </text:span></text:span><text:span text:style-name="Default_20_Paragraph_20_Font"><text:span text:style-name="T1">24</text:span></text:span><text:span text:style-name="Default_20_Paragraph_20_Font"><text:span text:style-name="T2"> Ecce autem post tres menses nuntiaverunt Judæ, dicentes: Fornicata est Thamar nurus tua, et videtur uterus illius intumescere. Dixitque Judas: Producite eam ut comburatur. </text:span></text:span><text:span text:style-name="Default_20_Paragraph_20_Font"><text:span text:style-name="T1">25</text:span></text:span><text:span text:style-name="Default_20_Paragraph_20_Font"><text:span text:style-name="T2"> Quæ cum duceretur ad pœnam, misit ad socerum suum, dicens: De viro, cujus hæc sunt, concepi: cognosce cujus sit annulus, et armilla, et baculus. </text:span></text:span><text:span text:style-name="Default_20_Paragraph_20_Font"><text:span text:style-name="T1">26</text:span></text:span><text:span text:style-name="Default_20_Paragraph_20_Font"><text:span text:style-name="T2"> Qui, agnitis muneribus, ait: Justior me est: quia non tradidi eam Sela filio meo. Attamen ultra non cognovit eam. </text:span></text:span><text:span text:style-name="Default_20_Paragraph_20_Font"><text:span text:style-name="T1">27</text:span></text:span><text:span text:style-name="Default_20_Paragraph_20_Font"><text:span text:style-name="T2"> Instante autem partu, apparuerunt gemini in utero: atque in ipsa effusione infantium unus protulit manum, in qua obstetrix ligavit coccinum, dicens: </text:span></text:span><text:span text:style-name="Default_20_Paragraph_20_Font"><text:span text:style-name="T1">28</text:span></text:span><text:span text:style-name="Default_20_Paragraph_20_Font"><text:span text:style-name="T2"> Iste egredietur prior. </text:span></text:span><text:span text:style-name="Default_20_Paragraph_20_Font"><text:span text:style-name="T1">29</text:span></text:span><text:span text:style-name="Default_20_Paragraph_20_Font"><text:span text:style-name="T2"> Illo vero retrahente manum, egressus est alter: dixitque mulier: Quare divisa est propter te maceria et </text:span></text:span><text:soft-page-break/><text:span text:style-name="Default_20_Paragraph_20_Font"><text:span text:style-name="T2">ob hanc causam, vocavit nomen ejus Phares. </text:span></text:span><text:span text:style-name="Default_20_Paragraph_20_Font"><text:span text:style-name="T1">30</text:span></text:span><text:span text:style-name="Default_20_Paragraph_20_Font"><text:span text:style-name="T2"> Postea egressus est frater ejus, in cujus manu erat coccinum: quem appellavit Zara. </text:span></text:span></text:p>
      </text:section>
      <text:section text:style-name="Sect1" text:name="Sect39">
        <text:p text:style-name="P2">Genesis XXXIX</text:p>
        <text:p text:style-name="P3"><text:span text:style-name="Default_20_Paragraph_20_Font"><text:span text:style-name="T1">1</text:span></text:span><text:span text:style-name="Default_20_Paragraph_20_Font"><text:span text:style-name="T2"> Igitur Joseph ductus est in Ægyptum, emitque eum Putiphar eunuchus Pharaonis, princeps exercitus, vir ægyptius, de manu Ismaëlitarum, a quibus perductus erat. </text:span></text:span><text:span text:style-name="Default_20_Paragraph_20_Font"><text:span text:style-name="T1">2</text:span></text:span><text:span text:style-name="Default_20_Paragraph_20_Font"><text:span text:style-name="T2"> Fuitque Dominus cum eo, et erat vir in cunctis prospere agens: habitavitque in domo domini sui, </text:span></text:span><text:span text:style-name="Default_20_Paragraph_20_Font"><text:span text:style-name="T1">3</text:span></text:span><text:span text:style-name="Default_20_Paragraph_20_Font"><text:span text:style-name="T2"> qui optime noverat Dominum esse cum eo, et omnia, quæ gerebat, ab eo dirigi in manu illius. </text:span></text:span><text:span text:style-name="Default_20_Paragraph_20_Font"><text:span text:style-name="T1">4</text:span></text:span><text:span text:style-name="Default_20_Paragraph_20_Font"><text:span text:style-name="T2"> Invenitque Joseph gratiam coram domino suo, et ministrabat ei: a quo præpositus omnibus gubernabat creditam sibi domum, et universa quæ ei tradita fuerant: </text:span></text:span><text:span text:style-name="Default_20_Paragraph_20_Font"><text:span text:style-name="T1">5</text:span></text:span><text:span text:style-name="Default_20_Paragraph_20_Font"><text:span text:style-name="T2"> benedixitque Dominus domui Ægyptii propter Joseph, et multiplicavit tam in ædibus quam in agris cunctam ejus substantiam: </text:span></text:span><text:span text:style-name="Default_20_Paragraph_20_Font"><text:span text:style-name="T1">6</text:span></text:span><text:span text:style-name="Default_20_Paragraph_20_Font"><text:span text:style-name="T2"> nec quidquam aliud noverat, nisi panem quo vescebatur. Erat autem Joseph pulchra facie, et decorus aspectu. </text:span></text:span><text:span text:style-name="Default_20_Paragraph_20_Font"><text:span text:style-name="T1">7</text:span></text:span><text:span text:style-name="Default_20_Paragraph_20_Font"><text:span text:style-name="T2"> Post multos itaque dies injecit domina sua oculos suos in Joseph, et ait: Dormi mecum. </text:span></text:span><text:span text:style-name="Default_20_Paragraph_20_Font"><text:span text:style-name="T1">8</text:span></text:span><text:span text:style-name="Default_20_Paragraph_20_Font"><text:span text:style-name="T2"> Qui nequaquam acquiescens operi nefario, dixit ad eam: Ecce dominus meus, omnibus mihi traditis, ignorat quid habeat in domo sua: </text:span></text:span><text:span text:style-name="Default_20_Paragraph_20_Font"><text:span text:style-name="T1">9</text:span></text:span><text:span text:style-name="Default_20_Paragraph_20_Font"><text:span text:style-name="T2"> nec quidquam est quod non in mea sit potestate, vel non tradiderit mihi, præter te, quæ uxor ejus es: quomodo ergo possum hoc malum facere, et peccare in Deum meum </text:span></text:span><text:span text:style-name="Default_20_Paragraph_20_Font"><text:span text:style-name="T1">10</text:span></text:span><text:span text:style-name="Default_20_Paragraph_20_Font"><text:span text:style-name="T2"> Hujuscemodi verbis per singulos dies, et mulier molesta erat adolescenti: et ille recusabat stuprum. </text:span></text:span><text:span text:style-name="Default_20_Paragraph_20_Font"><text:span text:style-name="T1">11</text:span></text:span><text:span text:style-name="Default_20_Paragraph_20_Font"><text:span text:style-name="T2"> Accidit autem quadam die ut intraret Joseph domum, et operis quippiam absque arbitris faceret: </text:span></text:span><text:span text:style-name="Default_20_Paragraph_20_Font"><text:span text:style-name="T1">12</text:span></text:span><text:span text:style-name="Default_20_Paragraph_20_Font"><text:span text:style-name="T2"> et illa, apprehensa lacinia vestimenti ejus, diceret: Dormi mecum. Qui relicto in manu ejus pallio fugit, et egressus est foras. </text:span></text:span><text:span text:style-name="Default_20_Paragraph_20_Font"><text:span text:style-name="T1">13</text:span></text:span><text:span text:style-name="Default_20_Paragraph_20_Font"><text:span text:style-name="T2"> Cumque vidisset mulier vestem in manibus suis, et se esse contemptam, </text:span></text:span><text:span text:style-name="Default_20_Paragraph_20_Font"><text:span text:style-name="T1">14</text:span></text:span><text:span text:style-name="Default_20_Paragraph_20_Font"><text:span text:style-name="T2"> vocavit ad se homines domus suæ, et ait ad eos: En introduxit virum hebræum, ut illuderet nobis: ingressus est ad me, ut coiret mecum: cumque ego succlamassem, </text:span></text:span><text:span text:style-name="Default_20_Paragraph_20_Font"><text:span text:style-name="T1">15</text:span></text:span><text:span text:style-name="Default_20_Paragraph_20_Font"><text:span text:style-name="T2"> et audisset vocem meam, reliquit pallium quod tenebam, et fugit foras. </text:span></text:span><text:span text:style-name="Default_20_Paragraph_20_Font"><text:span text:style-name="T1">16</text:span></text:span><text:span text:style-name="Default_20_Paragraph_20_Font"><text:span text:style-name="T2"> In argumentum ergo fidei retentum pallium ostendit marito revertenti domum, </text:span></text:span><text:span text:style-name="Default_20_Paragraph_20_Font"><text:span text:style-name="T1">17</text:span></text:span><text:span text:style-name="Default_20_Paragraph_20_Font"><text:span text:style-name="T2"> et ait: Ingressus est ad me servus hebræus quem adduxisti, ut illuderet mihi: </text:span></text:span><text:span text:style-name="Default_20_Paragraph_20_Font"><text:span text:style-name="T1">18</text:span></text:span><text:span text:style-name="Default_20_Paragraph_20_Font"><text:span text:style-name="T2"> cumque audisset me clamare, reliquit pallium quod tenebam, et fugit foras. </text:span></text:span><text:span text:style-name="Default_20_Paragraph_20_Font"><text:span text:style-name="T1">19</text:span></text:span><text:span text:style-name="Default_20_Paragraph_20_Font"><text:span text:style-name="T2"> His auditis dominus, et nimium credulus verbis conjugis, iratus est valde: </text:span></text:span><text:span text:style-name="Default_20_Paragraph_20_Font"><text:span text:style-name="T1">20</text:span></text:span><text:span text:style-name="Default_20_Paragraph_20_Font"><text:span text:style-name="T2"> tradiditque Joseph in carcerem, ubi vincti regis custodiebantur, et erat ibi clausus.</text:span></text:span></text:p>
        <text:p text:style-name="P3"><text:span text:style-name="Default_20_Paragraph_20_Font"><text:span text:style-name="T1">21</text:span></text:span><text:span text:style-name="Default_20_Paragraph_20_Font"><text:span text:style-name="T2"> Fuit autem Dominus cum Joseph, et misertus illius dedit ei gratiam in conspectu principis carceris. </text:span></text:span><text:span text:style-name="Default_20_Paragraph_20_Font"><text:span text:style-name="T1">22</text:span></text:span><text:span text:style-name="Default_20_Paragraph_20_Font"><text:span text:style-name="T2"> Qui tradidit in manu illius universos vinctos qui in custodia tenebantur: et quidquid fiebat, sub ipso erat. </text:span></text:span><text:span text:style-name="Default_20_Paragraph_20_Font"><text:span text:style-name="T1">23</text:span></text:span><text:span text:style-name="Default_20_Paragraph_20_Font"><text:span text:style-name="T2"> Nec noverat aliquid, cunctis ei creditis: Dominus enim erat cum illo, et omnia opera ejus dirigebat. </text:span></text:span></text:p>
      </text:section>
      <text:section text:style-name="Sect1" text:name="Sect40">
        <text:p text:style-name="P2"><text:soft-page-break/>Genesis XL</text:p>
        <text:p text:style-name="P3"><text:span text:style-name="Default_20_Paragraph_20_Font"><text:span text:style-name="T1">1</text:span></text:span><text:span text:style-name="Default_20_Paragraph_20_Font"><text:span text:style-name="T2"> His ita gestis, accidit ut peccarent duo eunuchi, pincerna regis Ægypti, et pistor, domino suo. </text:span></text:span><text:span text:style-name="Default_20_Paragraph_20_Font"><text:span text:style-name="T1">2</text:span></text:span><text:span text:style-name="Default_20_Paragraph_20_Font"><text:span text:style-name="T2"> Iratusque contra eos Pharao (nam alter pincernis præerat, alter pistoribus), </text:span></text:span><text:span text:style-name="Default_20_Paragraph_20_Font"><text:span text:style-name="T1">3</text:span></text:span><text:span text:style-name="Default_20_Paragraph_20_Font"><text:span text:style-name="T2"> misit eos in carcerem principis militum, in quo erat vinctus et Joseph. </text:span></text:span><text:span text:style-name="Default_20_Paragraph_20_Font"><text:span text:style-name="T1">4</text:span></text:span><text:span text:style-name="Default_20_Paragraph_20_Font"><text:span text:style-name="T2"> At custos carceris tradidit eos Joseph, qui et ministrabat eis: aliquantulum temporis fluxerat, et illi in custodia tenebantur. </text:span></text:span><text:span text:style-name="Default_20_Paragraph_20_Font"><text:span text:style-name="T1">5</text:span></text:span><text:span text:style-name="Default_20_Paragraph_20_Font"><text:span text:style-name="T2"> Videruntque ambo somnium nocte una, juxta interpretationem congruam sibi: </text:span></text:span><text:span text:style-name="Default_20_Paragraph_20_Font"><text:span text:style-name="T1">6</text:span></text:span><text:span text:style-name="Default_20_Paragraph_20_Font"><text:span text:style-name="T2"> ad quos cum introisset Joseph mane, et vidisset eos tristes, </text:span></text:span><text:span text:style-name="Default_20_Paragraph_20_Font"><text:span text:style-name="T1">7</text:span></text:span><text:span text:style-name="Default_20_Paragraph_20_Font"><text:span text:style-name="T2"> sciscitatus est eos, dicens: Cur tristior est hodie solito facies vestra </text:span></text:span><text:span text:style-name="Default_20_Paragraph_20_Font"><text:span text:style-name="T1">8</text:span></text:span><text:span text:style-name="Default_20_Paragraph_20_Font"><text:span text:style-name="T2"> Qui responderunt: Somnium vidimus, et non est qui interpretetur nobis. Dixitque ad eos Joseph: Numquid non Dei est interpretatio referte mihi quid videritis. </text:span></text:span><text:span text:style-name="Default_20_Paragraph_20_Font"><text:span text:style-name="T1">9</text:span></text:span><text:span text:style-name="Default_20_Paragraph_20_Font"><text:span text:style-name="T2"> Narravit prior, præpositus pincernarum, somnium suum: Videbam coram me vitem, </text:span></text:span><text:span text:style-name="Default_20_Paragraph_20_Font"><text:span text:style-name="T1">10</text:span></text:span><text:span text:style-name="Default_20_Paragraph_20_Font"><text:span text:style-name="T2"> in qua erant tres propagines, crescere paulatim in gemmas, et post flores uvas maturescere: </text:span></text:span><text:span text:style-name="Default_20_Paragraph_20_Font"><text:span text:style-name="T1">11</text:span></text:span><text:span text:style-name="Default_20_Paragraph_20_Font"><text:span text:style-name="T2"> calicemque Pharaonis in manu mea: tuli ergo uvas, et expressi in calicem quem tenebam, et tradidi poculum Pharaoni. </text:span></text:span><text:span text:style-name="Default_20_Paragraph_20_Font"><text:span text:style-name="T1">12</text:span></text:span><text:span text:style-name="Default_20_Paragraph_20_Font"><text:span text:style-name="T2"> Respondit Joseph: Hæc est interpretatio somnii: tres propagines, tres adhuc dies sunt: </text:span></text:span><text:span text:style-name="Default_20_Paragraph_20_Font"><text:span text:style-name="T1">13</text:span></text:span><text:span text:style-name="Default_20_Paragraph_20_Font"><text:span text:style-name="T2"> post quos recordabitur Pharao ministerii tui, et restituet te in gradum pristinum: dabisque ei calicem juxta officium tuum, sicut ante facere consueveras. </text:span></text:span><text:span text:style-name="Default_20_Paragraph_20_Font"><text:span text:style-name="T1">14</text:span></text:span><text:span text:style-name="Default_20_Paragraph_20_Font"><text:span text:style-name="T2"> Tantum memento mei, cum bene tibi fuerit, et facias mecum misericordiam: ut suggeras Pharaoni ut educat me de isto carcere: </text:span></text:span><text:span text:style-name="Default_20_Paragraph_20_Font"><text:span text:style-name="T1">15</text:span></text:span><text:span text:style-name="Default_20_Paragraph_20_Font"><text:span text:style-name="T2"> quia furto sublatus sum de terra Hebræorum, et hic innocens in lacum missus sum. </text:span></text:span><text:span text:style-name="Default_20_Paragraph_20_Font"><text:span text:style-name="T1">16</text:span></text:span><text:span text:style-name="Default_20_Paragraph_20_Font"><text:span text:style-name="T2"> Videns pistorum magister quod prudenter somnium dissolvisset, ait: Et ego vidi somnium: quod tria canistra farinæ haberem super caput meum: </text:span></text:span><text:span text:style-name="Default_20_Paragraph_20_Font"><text:span text:style-name="T1">17</text:span></text:span><text:span text:style-name="Default_20_Paragraph_20_Font"><text:span text:style-name="T2"> et in uno canistro quod erat excelsius, portare me omnes cibos qui fiunt arte pistoria, avesque comedere ex eo. </text:span></text:span><text:span text:style-name="Default_20_Paragraph_20_Font"><text:span text:style-name="T1">18</text:span></text:span><text:span text:style-name="Default_20_Paragraph_20_Font"><text:span text:style-name="T2"> Respondit Joseph: Hæc est interpretatio somnii: tria canistra, tres adhuc dies sunt: </text:span></text:span><text:span text:style-name="Default_20_Paragraph_20_Font"><text:span text:style-name="T1">19</text:span></text:span><text:span text:style-name="Default_20_Paragraph_20_Font"><text:span text:style-name="T2"> post quos auferet Pharao caput tuum, ac suspendet te in cruce, et lacerabunt volucres carnes tuas. </text:span></text:span><text:span text:style-name="Default_20_Paragraph_20_Font"><text:span text:style-name="T1">20</text:span></text:span><text:span text:style-name="Default_20_Paragraph_20_Font"><text:span text:style-name="T2"> Exinde dies tertius natalitius Pharaonis erat: qui faciens grande convivium pueris suis, recordatus est inter epulas magistri pincernarum, et pistorum principis. </text:span></text:span><text:span text:style-name="Default_20_Paragraph_20_Font"><text:span text:style-name="T1">21</text:span></text:span><text:span text:style-name="Default_20_Paragraph_20_Font"><text:span text:style-name="T2"> Restituitque alterum in locum suum, ut porrigeret ei poculum: </text:span></text:span><text:span text:style-name="Default_20_Paragraph_20_Font"><text:span text:style-name="T1">22</text:span></text:span><text:span text:style-name="Default_20_Paragraph_20_Font"><text:span text:style-name="T2"> alterum suspendit in patibulo, ut conjectoris veritas probaretur. </text:span></text:span><text:span text:style-name="Default_20_Paragraph_20_Font"><text:span text:style-name="T1">23</text:span></text:span><text:span text:style-name="Default_20_Paragraph_20_Font"><text:span text:style-name="T2"> Et tamen succedentibus prosperis, præpositus pincernarum oblitus est interpretis sui. </text:span></text:span></text:p>
      </text:section>
      <text:section text:style-name="Sect1" text:name="Sect41">
        <text:p text:style-name="P2">Genesis XLI</text:p>
        <text:p text:style-name="P3"><text:span text:style-name="Default_20_Paragraph_20_Font"><text:span text:style-name="T1">1</text:span></text:span><text:span text:style-name="Default_20_Paragraph_20_Font"><text:span text:style-name="T2"> Post duos annos vidit Pharao somnium. Putabat se stare super fluvium, </text:span></text:span><text:span text:style-name="Default_20_Paragraph_20_Font"><text:span text:style-name="T1">2</text:span></text:span><text:span text:style-name="Default_20_Paragraph_20_Font"><text:span text:style-name="T2"> de quo ascendebant septem boves, pulchræ et crassæ nimis: et pascebantur in locis palustribus. </text:span></text:span><text:span text:style-name="Default_20_Paragraph_20_Font"><text:span text:style-name="T1">3</text:span></text:span><text:span text:style-name="Default_20_Paragraph_20_Font"><text:span text:style-name="T2"> Aliæ quoque septem emergebant de flumine, fœdæ confectæque macie: et pascebantur in ipsa amnis ripa in locis virentibus: </text:span></text:span><text:span text:style-name="Default_20_Paragraph_20_Font"><text:span text:style-name="T1">4</text:span></text:span><text:span text:style-name="Default_20_Paragraph_20_Font"><text:span text:style-name="T2"> devoraveruntque eas, quarum mira species et habitudo corporum erat. Expergefactus Pharao, </text:span></text:span><text:span text:style-name="Default_20_Paragraph_20_Font"><text:span text:style-name="T1">5</text:span></text:span><text:span text:style-name="Default_20_Paragraph_20_Font"><text:span text:style-name="T2"> rursum dormivit, et vidit alterum somnium: septem spicæ pullulabant in culmo uno plenæ atque formosæ: </text:span></text:span><text:span text:style-name="Default_20_Paragraph_20_Font"><text:span text:style-name="T1">6</text:span></text:span><text:span text:style-name="Default_20_Paragraph_20_Font"><text:span text:style-name="T2"> aliæ quoque totidem spicæ tenues, et percussæ uredine oriebantur, </text:span></text:span><text:span text:style-name="Default_20_Paragraph_20_Font"><text:span text:style-name="T1">7</text:span></text:span><text:span text:style-name="Default_20_Paragraph_20_Font"><text:span text:style-name="T2"> devorantes omnium priorum pulchritudinem. Evigilans Pharao post quietem, </text:span></text:span><text:span text:style-name="Default_20_Paragraph_20_Font"><text:span text:style-name="T1">8</text:span></text:span><text:span text:style-name="Default_20_Paragraph_20_Font"><text:span text:style-name="T2"> et </text:span></text:span><text:soft-page-break/><text:span text:style-name="Default_20_Paragraph_20_Font"><text:span text:style-name="T2">facto mane, pavore perterritus, misit ad omnes conjectores Ægypti, cunctosque sapientes, et accersitis narravit somnium, nec erat qui interpretaretur. </text:span></text:span><text:span text:style-name="Default_20_Paragraph_20_Font"><text:span text:style-name="T1">9</text:span></text:span><text:span text:style-name="Default_20_Paragraph_20_Font"><text:span text:style-name="T2"> Tunc demum reminiscens pincernarum magister, ait: Confiteor peccatum meum: </text:span></text:span><text:span text:style-name="Default_20_Paragraph_20_Font"><text:span text:style-name="T1">10</text:span></text:span><text:span text:style-name="Default_20_Paragraph_20_Font"><text:span text:style-name="T2"> iratus rex servis suis, me et magistrum pistorum retrudi jussit in carcerem principis militum: </text:span></text:span><text:span text:style-name="Default_20_Paragraph_20_Font"><text:span text:style-name="T1">11</text:span></text:span><text:span text:style-name="Default_20_Paragraph_20_Font"><text:span text:style-name="T2"> ubi una nocte uterque vidimus somnium præsagum futurorum. </text:span></text:span><text:span text:style-name="Default_20_Paragraph_20_Font"><text:span text:style-name="T1">12</text:span></text:span><text:span text:style-name="Default_20_Paragraph_20_Font"><text:span text:style-name="T2"> Erat ibi puer hebræus, ejusdem ducis militum famulus: cui narrantes somnia, </text:span></text:span><text:span text:style-name="Default_20_Paragraph_20_Font"><text:span text:style-name="T1">13</text:span></text:span><text:span text:style-name="Default_20_Paragraph_20_Font"><text:span text:style-name="T2"> audivimus quidquid postea rei probavit eventus; ego enim redditus sum officio meo, et ille suspensus est in cruce. </text:span></text:span><text:span text:style-name="Default_20_Paragraph_20_Font"><text:span text:style-name="T1">14</text:span></text:span><text:span text:style-name="Default_20_Paragraph_20_Font"><text:span text:style-name="T2"> Protinus ad regis imperium eductum de carcere Joseph totonderunt: ac veste mutata obtulerunt ei. </text:span></text:span><text:span text:style-name="Default_20_Paragraph_20_Font"><text:span text:style-name="T1">15</text:span></text:span><text:span text:style-name="Default_20_Paragraph_20_Font"><text:span text:style-name="T2"> Cui ille ait: Vidi somnia, nec est qui edisserat: quæ audivi te sapientissime conjicere. </text:span></text:span><text:span text:style-name="Default_20_Paragraph_20_Font"><text:span text:style-name="T1">16</text:span></text:span><text:span text:style-name="Default_20_Paragraph_20_Font"><text:span text:style-name="T2"> Respondit Joseph: Absque me Deus respondebit prospera Pharaoni. </text:span></text:span><text:span text:style-name="Default_20_Paragraph_20_Font"><text:span text:style-name="T1">17</text:span></text:span><text:span text:style-name="Default_20_Paragraph_20_Font"><text:span text:style-name="T2"> Narravit ergo Pharao quod viderat: Putabam me stare super ripam fluminis, </text:span></text:span><text:span text:style-name="Default_20_Paragraph_20_Font"><text:span text:style-name="T1">18</text:span></text:span><text:span text:style-name="Default_20_Paragraph_20_Font"><text:span text:style-name="T2"> et septem boves de amne conscendere, pulchras nimis, et obesis carnibus: quæ in pastu paludis virecta carpebant. </text:span></text:span><text:span text:style-name="Default_20_Paragraph_20_Font"><text:span text:style-name="T1">19</text:span></text:span><text:span text:style-name="Default_20_Paragraph_20_Font"><text:span text:style-name="T2"> Et ecce, has sequebantur aliæ septem boves, in tantum deformes et macilentæ, ut numquam tales in terra Ægypti viderim: </text:span></text:span><text:span text:style-name="Default_20_Paragraph_20_Font"><text:span text:style-name="T1">20</text:span></text:span><text:span text:style-name="Default_20_Paragraph_20_Font"><text:span text:style-name="T2"> quæ, devoratis et consumptis prioribus, </text:span></text:span><text:span text:style-name="Default_20_Paragraph_20_Font"><text:span text:style-name="T1">21</text:span></text:span><text:span text:style-name="Default_20_Paragraph_20_Font"><text:span text:style-name="T2"> nullum saturitatis dedere vestigium: sed simili macie et squalore torpebant. Evigilans, rursus sopore depressus, </text:span></text:span><text:span text:style-name="Default_20_Paragraph_20_Font"><text:span text:style-name="T1">22</text:span></text:span><text:span text:style-name="Default_20_Paragraph_20_Font"><text:span text:style-name="T2"> vidi somnium. Septem spicæ pullulabant in culmo uno plenæ atque pulcherrimæ. </text:span></text:span><text:span text:style-name="Default_20_Paragraph_20_Font"><text:span text:style-name="T1">23</text:span></text:span><text:span text:style-name="Default_20_Paragraph_20_Font"><text:span text:style-name="T2"> Aliæ quoque septem tenues et percussæ uredine, oriebantur e stipula: </text:span></text:span><text:span text:style-name="Default_20_Paragraph_20_Font"><text:span text:style-name="T1">24</text:span></text:span><text:span text:style-name="Default_20_Paragraph_20_Font"><text:span text:style-name="T2"> quæ priorum pulchritudinem devoraverunt. Narravi conjectoribus somnium, et nemo est qui edisserat. </text:span></text:span><text:span text:style-name="Default_20_Paragraph_20_Font"><text:span text:style-name="T1">25</text:span></text:span><text:span text:style-name="Default_20_Paragraph_20_Font"><text:span text:style-name="T2"> Respondit Joseph: Somnium regis unum est: quæ facturus est Deus, ostendit Pharaoni. </text:span></text:span><text:span text:style-name="Default_20_Paragraph_20_Font"><text:span text:style-name="T1">26</text:span></text:span><text:span text:style-name="Default_20_Paragraph_20_Font"><text:span text:style-name="T2"> Septem boves pulchræ, et septem spicæ plenæ, septem ubertatis anni sunt: eamdemque vim somnii comprehendunt. </text:span></text:span><text:span text:style-name="Default_20_Paragraph_20_Font"><text:span text:style-name="T1">27</text:span></text:span><text:span text:style-name="Default_20_Paragraph_20_Font"><text:span text:style-name="T2"> Septem quoque boves tenues atque macilentæ, quæ ascenderunt post eas, et septem spicæ tenues, et vento urente percussæ, septem anni venturæ sunt famis. </text:span></text:span><text:span text:style-name="Default_20_Paragraph_20_Font"><text:span text:style-name="T1">28</text:span></text:span><text:span text:style-name="Default_20_Paragraph_20_Font"><text:span text:style-name="T2"> Qui hoc ordine complebuntur: </text:span></text:span><text:span text:style-name="Default_20_Paragraph_20_Font"><text:span text:style-name="T1">29</text:span></text:span><text:span text:style-name="Default_20_Paragraph_20_Font"><text:span text:style-name="T2"> ecce septem anni venient fertilitatis magnæ in universa terra Ægypti, </text:span></text:span><text:span text:style-name="Default_20_Paragraph_20_Font"><text:span text:style-name="T1">30</text:span></text:span><text:span text:style-name="Default_20_Paragraph_20_Font"><text:span text:style-name="T2"> quos sequentur septem anni alii tantæ sterilitatis, ut oblivioni tradatur cuncta retro abundantia: consumptura est enim fames omnem terram, </text:span></text:span><text:span text:style-name="Default_20_Paragraph_20_Font"><text:span text:style-name="T1">31</text:span></text:span><text:span text:style-name="Default_20_Paragraph_20_Font"><text:span text:style-name="T2"> et ubertatis magnitudinem perditura est inopiæ magnitudo. </text:span></text:span><text:span text:style-name="Default_20_Paragraph_20_Font"><text:span text:style-name="T1">32</text:span></text:span><text:span text:style-name="Default_20_Paragraph_20_Font"><text:span text:style-name="T2"> Quod autem vidisti secundo ad eamdem rem pertinens somnium: firmitatis indicium est, eo quod fiat sermo Dei, et velocius impleatur. </text:span></text:span><text:span text:style-name="Default_20_Paragraph_20_Font"><text:span text:style-name="T1">33</text:span></text:span><text:span text:style-name="Default_20_Paragraph_20_Font"><text:span text:style-name="T2"> Nunc ergo provideat rex virum sapientem et industrium, et præficiat eum terræ Ægypti: </text:span></text:span><text:span text:style-name="Default_20_Paragraph_20_Font"><text:span text:style-name="T1">34</text:span></text:span><text:span text:style-name="Default_20_Paragraph_20_Font"><text:span text:style-name="T2"> qui constituat præpositos per cunctas regiones: et quintam partem fructuum per septem annos fertilitatis, </text:span></text:span><text:span text:style-name="Default_20_Paragraph_20_Font"><text:span text:style-name="T1">35</text:span></text:span><text:span text:style-name="Default_20_Paragraph_20_Font"><text:span text:style-name="T2"> qui jam nunc futuri sunt, congreget in horrea: et omne frumentum sub Pharaonis potestate condatur, serveturque in urbibus. </text:span></text:span><text:span text:style-name="Default_20_Paragraph_20_Font"><text:span text:style-name="T1">36</text:span></text:span><text:span text:style-name="Default_20_Paragraph_20_Font"><text:span text:style-name="T2"> Et præparetur futuræ septem annorum fami, quæ oppressura est Ægyptum, et non consumetur terra inopia. </text:span></text:span><text:span text:style-name="Default_20_Paragraph_20_Font"><text:span text:style-name="T1">37</text:span></text:span><text:span text:style-name="Default_20_Paragraph_20_Font"><text:span text:style-name="T2"> Placuit Pharaoni consilium et cunctis ministris ejus: </text:span></text:span><text:span text:style-name="Default_20_Paragraph_20_Font"><text:span text:style-name="T1">38</text:span></text:span><text:span text:style-name="Default_20_Paragraph_20_Font"><text:span text:style-name="T2"> locutusque est ad eos: Num invenire poterimus talem virum, qui spiritu Dei plenus sit </text:span></text:span><text:span text:style-name="Default_20_Paragraph_20_Font"><text:span text:style-name="T1">39</text:span></text:span><text:span text:style-name="Default_20_Paragraph_20_Font"><text:span text:style-name="T2"> Dixit ergo ad Joseph: Quia ostendit tibi Deus omnia quæ locutus es, numquid sapientiorem et consimilem tui invenire potero</text:span></text:span></text:p>
        <text:p text:style-name="P3"><text:span text:style-name="Default_20_Paragraph_20_Font"><text:span text:style-name="T1">40</text:span></text:span><text:span text:style-name="Default_20_Paragraph_20_Font"><text:span text:style-name="T2"> Tu eris super domum meam, et ad tui oris imperium cunctus populus obediet: uno tantum regni solio te præcedam. </text:span></text:span><text:span text:style-name="Default_20_Paragraph_20_Font"><text:span text:style-name="T1">41</text:span></text:span><text:span text:style-name="Default_20_Paragraph_20_Font"><text:span text:style-name="T2"> Dixitque rursus Pharao ad Joseph: Ecce, constitui te super universam terram Ægypti. </text:span></text:span><text:span text:style-name="Default_20_Paragraph_20_Font"><text:span text:style-name="T1">42</text:span></text:span><text:span text:style-name="Default_20_Paragraph_20_Font"><text:span text:style-name="T2"> Tulitque annulum de manu sua, et dedit eum in manu ejus: vestivitque eum stola byssina, et collo torquem auream circumposuit. </text:span></text:span><text:span text:style-name="Default_20_Paragraph_20_Font"><text:span text:style-name="T1">43</text:span></text:span><text:span text:style-name="Default_20_Paragraph_20_Font"><text:span text:style-name="T2"> Fecitque eum ascendere super currum suum secundum, clamante præcone, ut omnes coram eo genu flecterent, et præpositum esse scirent universæ terræ Ægypti. </text:span></text:span><text:span text:style-name="Default_20_Paragraph_20_Font"><text:span text:style-name="T1">44</text:span></text:span><text:span text:style-name="Default_20_Paragraph_20_Font"><text:span text:style-name="T2"> Dixit quoque </text:span></text:span><text:soft-page-break/><text:span text:style-name="Default_20_Paragraph_20_Font"><text:span text:style-name="T2">rex ad Joseph: Ego sum Pharao: absque tuo imperio non movebit quisquam manum aut pedem in omni terra Ægypti. </text:span></text:span><text:span text:style-name="Default_20_Paragraph_20_Font"><text:span text:style-name="T1">45</text:span></text:span><text:span text:style-name="Default_20_Paragraph_20_Font"><text:span text:style-name="T2"> Vertitque nomen ejus, et vocavit eum, lingua ægyptiaca, Salvatorem mundi. Deditque illi uxorem Aseneth filiam Putiphare sacerdotis Heliopoleos. Egressus est itaque Joseph ad terram Ægypti </text:span></text:span><text:span text:style-name="Default_20_Paragraph_20_Font"><text:span text:style-name="T1">46</text:span></text:span><text:span text:style-name="Default_20_Paragraph_20_Font"><text:span text:style-name="T2"> (triginta autem annorum erat quando stetit in conspectu regis Pharaonis), et circuivit omnes regiones Ægypti. </text:span></text:span><text:span text:style-name="Default_20_Paragraph_20_Font"><text:span text:style-name="T1">47</text:span></text:span><text:span text:style-name="Default_20_Paragraph_20_Font"><text:span text:style-name="T2"> Venitque fertilitas septem annorum: et in manipulos redactæ segetes congregatæ sunt in horrea Ægypti. </text:span></text:span><text:span text:style-name="Default_20_Paragraph_20_Font"><text:span text:style-name="T1">48</text:span></text:span><text:span text:style-name="Default_20_Paragraph_20_Font"><text:span text:style-name="T2"> Omnis etiam frugum abundantia in singulis urbibus condita est. </text:span></text:span><text:span text:style-name="Default_20_Paragraph_20_Font"><text:span text:style-name="T1">49</text:span></text:span><text:span text:style-name="Default_20_Paragraph_20_Font"><text:span text:style-name="T2"> Tantaque fuit abundantia tritici, ut arenæ maris coæquaretur, et copia mensuram excederet. </text:span></text:span><text:span text:style-name="Default_20_Paragraph_20_Font"><text:span text:style-name="T1">50</text:span></text:span><text:span text:style-name="Default_20_Paragraph_20_Font"><text:span text:style-name="T2"> Nati sunt autem Joseph filii duo antequam veniret fames: quos peperit ei Aseneth filia Putiphare sacerdotis Heliopoleos. </text:span></text:span><text:span text:style-name="Default_20_Paragraph_20_Font"><text:span text:style-name="T1">51</text:span></text:span><text:span text:style-name="Default_20_Paragraph_20_Font"><text:span text:style-name="T2"> Vocavitque nomen primogeniti Manasses, dicens: Oblivisci me fecit Deus omnium laborum meorum, et domus patris mei. </text:span></text:span><text:span text:style-name="Default_20_Paragraph_20_Font"><text:span text:style-name="T1">52</text:span></text:span><text:span text:style-name="Default_20_Paragraph_20_Font"><text:span text:style-name="T2"> Nomen quoque secundi appellavit Ephraim, dicens: Crescere me fecit Deus in terra paupertatis meæ. </text:span></text:span><text:span text:style-name="Default_20_Paragraph_20_Font"><text:span text:style-name="T1">53</text:span></text:span><text:span text:style-name="Default_20_Paragraph_20_Font"><text:span text:style-name="T2"> Igitur transactis septem ubertatis annis, qui fuerant in Ægypto, </text:span></text:span><text:span text:style-name="Default_20_Paragraph_20_Font"><text:span text:style-name="T1">54</text:span></text:span><text:span text:style-name="Default_20_Paragraph_20_Font"><text:span text:style-name="T2"> cœperunt venire septem anni inopiæ, quos prædixerat Joseph: et in universo orbe fames prævaluit, in cuncta autem terra Ægypti panis erat. </text:span></text:span><text:span text:style-name="Default_20_Paragraph_20_Font"><text:span text:style-name="T1">55</text:span></text:span><text:span text:style-name="Default_20_Paragraph_20_Font"><text:span text:style-name="T2"> Qua esuriente, clamavit populus ad Pharaonem, alimenta petens. Quibus ille respondit: Ite ad Joseph: et quidquid ipse vobis dixerit, facite. </text:span></text:span><text:span text:style-name="Default_20_Paragraph_20_Font"><text:span text:style-name="T1">56</text:span></text:span><text:span text:style-name="Default_20_Paragraph_20_Font"><text:span text:style-name="T2"> Crescebat autem quotidie fames in omni terra: aperuitque Joseph universa horrea, et vendebat Ægyptiis: nam et illos oppresserat fames. </text:span></text:span><text:span text:style-name="Default_20_Paragraph_20_Font"><text:span text:style-name="T1">57</text:span></text:span><text:span text:style-name="Default_20_Paragraph_20_Font"><text:span text:style-name="T2"> Omnesque provinciæ veniebant in Ægyptum, ut emerent escas, et malum inopiæ temperarent. </text:span></text:span></text:p>
      </text:section>
      <text:section text:style-name="Sect1" text:name="Sect42">
        <text:p text:style-name="P2">Genesis XLII</text:p>
        <text:p text:style-name="P3"><text:span text:style-name="Default_20_Paragraph_20_Font"><text:span text:style-name="T1">1</text:span></text:span><text:span text:style-name="Default_20_Paragraph_20_Font"><text:span text:style-name="T2"> Audiens autem Jacob quod alimenta venderentur in Ægypto, dixit filiis suis: Quare negligitis </text:span></text:span><text:span text:style-name="Default_20_Paragraph_20_Font"><text:span text:style-name="T1">2</text:span></text:span><text:span text:style-name="Default_20_Paragraph_20_Font"><text:span text:style-name="T2"> audivi quod triticum venundetur in Ægypto: descendite, et emite nobis necessaria, ut possimus vivere, et non consumamur inopia. </text:span></text:span><text:span text:style-name="Default_20_Paragraph_20_Font"><text:span text:style-name="T1">3</text:span></text:span><text:span text:style-name="Default_20_Paragraph_20_Font"><text:span text:style-name="T2"> Descendentes igitur fratres Joseph decem, ut emerent frumenta in Ægypto, </text:span></text:span><text:span text:style-name="Default_20_Paragraph_20_Font"><text:span text:style-name="T1">4</text:span></text:span><text:span text:style-name="Default_20_Paragraph_20_Font"><text:span text:style-name="T2"> Benjamin domi retento a Jacob, qui dixerat fratribus ejus: Ne forte in itinere quidquam patiatur mali: </text:span></text:span><text:span text:style-name="Default_20_Paragraph_20_Font"><text:span text:style-name="T1">5</text:span></text:span><text:span text:style-name="Default_20_Paragraph_20_Font"><text:span text:style-name="T2"> ingressi sunt terram Ægypti cum aliis qui pergebant ad emendum. Erat autem fames in terra Chanaan. </text:span></text:span><text:span text:style-name="Default_20_Paragraph_20_Font"><text:span text:style-name="T1">6</text:span></text:span><text:span text:style-name="Default_20_Paragraph_20_Font"><text:span text:style-name="T2"> Et Joseph erat princeps in terra Ægypti, atque ad ejus nutum frumenta populis vendebantur. Cumque adorassent eum fratres sui, </text:span></text:span><text:span text:style-name="Default_20_Paragraph_20_Font"><text:span text:style-name="T1">7</text:span></text:span><text:span text:style-name="Default_20_Paragraph_20_Font"><text:span text:style-name="T2"> et agnovisset eos, quasi ad alienos durius loquebatur, interrogans eos: Unde venistis Qui responderunt: De terra Chanaan, ut emamus victui necessaria. </text:span></text:span><text:span text:style-name="Default_20_Paragraph_20_Font"><text:span text:style-name="T1">8</text:span></text:span><text:span text:style-name="Default_20_Paragraph_20_Font"><text:span text:style-name="T2"> Et tamen fratres ipse cognoscens, non est cognitus ab eis. </text:span></text:span><text:span text:style-name="Default_20_Paragraph_20_Font"><text:span text:style-name="T1">9</text:span></text:span><text:span text:style-name="Default_20_Paragraph_20_Font"><text:span text:style-name="T2"> Recordatusque somniorum, quæ aliquando viderat, ait ad eos: Exploratores estis: ut videatis infirmiora terræ venistis. </text:span></text:span><text:span text:style-name="Default_20_Paragraph_20_Font"><text:span text:style-name="T1">10</text:span></text:span><text:span text:style-name="Default_20_Paragraph_20_Font"><text:span text:style-name="T2"> Qui dixerunt: Non est ita, domine, sed servi tui venerunt ut emerent cibos. </text:span></text:span><text:span text:style-name="Default_20_Paragraph_20_Font"><text:span text:style-name="T1">11</text:span></text:span><text:span text:style-name="Default_20_Paragraph_20_Font"><text:span text:style-name="T2"> Omnes filii unius viri sumus: pacifici venimus, nec quidquam famuli tui machinantur mali. </text:span></text:span><text:span text:style-name="Default_20_Paragraph_20_Font"><text:span text:style-name="T1">12</text:span></text:span><text:span text:style-name="Default_20_Paragraph_20_Font"><text:span text:style-name="T2"> Quibus ille respondit: Aliter est: immunita terræ hujus considerare venistis. </text:span></text:span><text:span text:style-name="Default_20_Paragraph_20_Font"><text:span text:style-name="T1">13</text:span></text:span><text:span text:style-name="Default_20_Paragraph_20_Font"><text:span text:style-name="T2"> At illi: Duodecim, inquiunt, servi tui, fratres sumus, filii viri unius in terra Chanaan: minimus cum patre nostro est, alius non est super. </text:span></text:span><text:span text:style-name="Default_20_Paragraph_20_Font"><text:span text:style-name="T1">14</text:span></text:span><text:span text:style-name="Default_20_Paragraph_20_Font"><text:span text:style-name="T2"> Hoc est, ait, quod locutus sum: exploratores estis. </text:span></text:span><text:span text:style-name="Default_20_Paragraph_20_Font"><text:span text:style-name="T1">15</text:span></text:span><text:span text:style-name="Default_20_Paragraph_20_Font"><text:span text:style-name="T2"> Jam nunc experimentum vestri capiam: per salutem Pharaonis non egrediemini hinc, donec veniat frater vester minimus. </text:span></text:span><text:span text:style-name="Default_20_Paragraph_20_Font"><text:span text:style-name="T1">16</text:span></text:span><text:span text:style-name="Default_20_Paragraph_20_Font"><text:span text:style-name="T2"> Mittite ex vobis unum, et adducat eum: vos autem eritis in vinculis, donec probentur quæ dixistis utrum vera an falsa sint: alioquin per salutem Pharaonis exploratores estis. </text:span></text:span><text:span text:style-name="Default_20_Paragraph_20_Font"><text:span text:style-name="T1">17</text:span></text:span><text:span text:style-name="Default_20_Paragraph_20_Font"><text:span text:style-name="T2"> Tradidit ergo illos custodiæ tribus diebus. </text:span></text:span><text:span text:style-name="Default_20_Paragraph_20_Font"><text:span text:style-name="T1">18</text:span></text:span><text:span text:style-name="Default_20_Paragraph_20_Font"><text:span text:style-name="T2"> Die autem tertio </text:span></text:span><text:soft-page-break/><text:span text:style-name="Default_20_Paragraph_20_Font"><text:span text:style-name="T2">eductis de carcere, ait: Facite quæ dixi, et vivetis: Deum enim timeo. </text:span></text:span><text:span text:style-name="Default_20_Paragraph_20_Font"><text:span text:style-name="T1">19</text:span></text:span><text:span text:style-name="Default_20_Paragraph_20_Font"><text:span text:style-name="T2"> Si pacifici estis, frater vester unus ligetur in carcere: vos autem abite, et ferte frumenta quæ emistis, in domos vestras, </text:span></text:span><text:span text:style-name="Default_20_Paragraph_20_Font"><text:span text:style-name="T1">20</text:span></text:span><text:span text:style-name="Default_20_Paragraph_20_Font"><text:span text:style-name="T2"> et fratrem vestrum minimum ad me adducite, ut possim vestros probare sermones, et non moriamini. Fecerunt ut dixerat, </text:span></text:span><text:span text:style-name="Default_20_Paragraph_20_Font"><text:span text:style-name="T1">21</text:span></text:span><text:span text:style-name="Default_20_Paragraph_20_Font"><text:span text:style-name="T2"> et locuti sunt ad invicem: Merito hæc patimur, quia peccavimus in fratrem nostrum, videntes angustiam animæ illius, dum deprecaretur nos, et non audivimus: idcirco venit super nos ista tribulatio. </text:span></text:span><text:span text:style-name="Default_20_Paragraph_20_Font"><text:span text:style-name="T1">22</text:span></text:span><text:span text:style-name="Default_20_Paragraph_20_Font"><text:span text:style-name="T2"> E quibus unus Ruben, ait: Numquid non dixi vobis: Nolite peccare in puerum: et non audistis me en sanguis ejus exquiritur. </text:span></text:span><text:span text:style-name="Default_20_Paragraph_20_Font"><text:span text:style-name="T1">23</text:span></text:span><text:span text:style-name="Default_20_Paragraph_20_Font"><text:span text:style-name="T2"> Nesciebant autem quod intelligeret Joseph, eo quod per interpretem loqueretur ad eos. </text:span></text:span><text:span text:style-name="Default_20_Paragraph_20_Font"><text:span text:style-name="T1">24</text:span></text:span><text:span text:style-name="Default_20_Paragraph_20_Font"><text:span text:style-name="T2"> Avertitque se parumper, et flevit: et reversus locutus est ad eos.</text:span></text:span></text:p>
        <text:p text:style-name="P3"><text:span text:style-name="Default_20_Paragraph_20_Font"><text:span text:style-name="T1">25</text:span></text:span><text:span text:style-name="Default_20_Paragraph_20_Font"><text:span text:style-name="T2"> Tollensque Simeon, et ligans illis præsentibus, jussit ministris ut implerent eorum saccos tritico, et reponerent pecunias singulorum in sacculis suis, datis supra cibariis in viam: qui fecerunt ita. </text:span></text:span><text:span text:style-name="Default_20_Paragraph_20_Font"><text:span text:style-name="T1">26</text:span></text:span><text:span text:style-name="Default_20_Paragraph_20_Font"><text:span text:style-name="T2"> At illi portantes frumenta in asinis suis, profecti sunt. </text:span></text:span><text:span text:style-name="Default_20_Paragraph_20_Font"><text:span text:style-name="T1">27</text:span></text:span><text:span text:style-name="Default_20_Paragraph_20_Font"><text:span text:style-name="T2"> Apertoque unus sacco, ut daret jumento pabulum in diversorio, contemplatus pecuniam in ore sacculi, </text:span></text:span><text:span text:style-name="Default_20_Paragraph_20_Font"><text:span text:style-name="T1">28</text:span></text:span><text:span text:style-name="Default_20_Paragraph_20_Font"><text:span text:style-name="T2"> dixit fratribus suis: Reddita est mihi pecunia, en habetur in sacco. Et obstupefacti, turbatique, mutuo dixerunt: Quidnam est hoc quod fecit nobis Deus </text:span></text:span><text:span text:style-name="Default_20_Paragraph_20_Font"><text:span text:style-name="T1">29</text:span></text:span><text:span text:style-name="Default_20_Paragraph_20_Font"><text:span text:style-name="T2"> Veneruntque ad Jacob patrem suum in terram Chanaan, et narraverunt ei omnia quæ accidissent sibi, dicentes: </text:span></text:span><text:span text:style-name="Default_20_Paragraph_20_Font"><text:span text:style-name="T1">30</text:span></text:span><text:span text:style-name="Default_20_Paragraph_20_Font"><text:span text:style-name="T2"> Locutus est nobis dominus terræ dure, et putavit nos exploratores esse provinciæ. </text:span></text:span><text:span text:style-name="Default_20_Paragraph_20_Font"><text:span text:style-name="T1">31</text:span></text:span><text:span text:style-name="Default_20_Paragraph_20_Font"><text:span text:style-name="T2"> Cui respondimus: Pacifici sumus, nec ullas molimur insidias. </text:span></text:span><text:span text:style-name="Default_20_Paragraph_20_Font"><text:span text:style-name="T1">32</text:span></text:span><text:span text:style-name="Default_20_Paragraph_20_Font"><text:span text:style-name="T2"> Duodecim fratres uno patre geniti sumus: unus non est super, minimus cum patre nostro est in terra Chanaan. </text:span></text:span><text:span text:style-name="Default_20_Paragraph_20_Font"><text:span text:style-name="T1">33</text:span></text:span><text:span text:style-name="Default_20_Paragraph_20_Font"><text:span text:style-name="T2"> Qui ait nobis: Sic probabo quod pacifici sitis: fratrem vestrum unum dimittite apud me, et cibaria domibus vestris necessaria sumite, et abite, </text:span></text:span><text:span text:style-name="Default_20_Paragraph_20_Font"><text:span text:style-name="T1">34</text:span></text:span><text:span text:style-name="Default_20_Paragraph_20_Font"><text:span text:style-name="T2"> fratremque vestrum minimum adducite ad me, ut sciam quod non sitis exploratores: et istum, qui tenetur in vinculis, recipere possitis: ac deinceps quæ vultis, emendi habeatis licentiam. </text:span></text:span><text:span text:style-name="Default_20_Paragraph_20_Font"><text:span text:style-name="T1">35</text:span></text:span><text:span text:style-name="Default_20_Paragraph_20_Font"><text:span text:style-name="T2"> His dictis, cum frumenta effunderent, singuli repererunt in ore saccorum ligatas pecunias, exterritisque simul omnibus, </text:span></text:span><text:span text:style-name="Default_20_Paragraph_20_Font"><text:span text:style-name="T1">36</text:span></text:span><text:span text:style-name="Default_20_Paragraph_20_Font"><text:span text:style-name="T2"> dixit pater Jacob: Absque liberis me esse fecistis: Joseph non est super, Simeon tenetur in vinculis, et Benjamin auferetis: in me hæc omnia mala reciderunt. </text:span></text:span><text:span text:style-name="Default_20_Paragraph_20_Font"><text:span text:style-name="T1">37</text:span></text:span><text:span text:style-name="Default_20_Paragraph_20_Font"><text:span text:style-name="T2"> Cui respondit Ruben: Duos filios meos interfice, si non reduxero illum tibi: trade illum in manu mea, et ego eum tibi restituam. </text:span></text:span><text:span text:style-name="Default_20_Paragraph_20_Font"><text:span text:style-name="T1">38</text:span></text:span><text:span text:style-name="Default_20_Paragraph_20_Font"><text:span text:style-name="T2"> At ille: Non descendet, inquit, filius meus vobiscum: frater ejus mortuus est, et ipse solus remansit: si quid ei adversi acciderit in terra ad quam pergitis, deducetis canos meos cum dolore ad inferos. </text:span></text:span></text:p>
      </text:section>
      <text:section text:style-name="Sect1" text:name="Sect43">
        <text:p text:style-name="P2">Genesis XLIII</text:p>
        <text:p text:style-name="P3"><text:span text:style-name="Default_20_Paragraph_20_Font"><text:span text:style-name="T1">1</text:span></text:span><text:span text:style-name="Default_20_Paragraph_20_Font"><text:span text:style-name="T2"> Interim fames omnem terram vehementer premebat. </text:span></text:span><text:span text:style-name="Default_20_Paragraph_20_Font"><text:span text:style-name="T1">2</text:span></text:span><text:span text:style-name="Default_20_Paragraph_20_Font"><text:span text:style-name="T2"> Consumptisque cibis quos ex Ægypto detulerant, dixit Jacob ad filios suos: Revertimini, et emite nobis pauxillum escarum. </text:span></text:span><text:span text:style-name="Default_20_Paragraph_20_Font"><text:span text:style-name="T1">3</text:span></text:span><text:span text:style-name="Default_20_Paragraph_20_Font"><text:span text:style-name="T2"> Respondit Judas: Denuntiavit nobis vir ille sub attestatione jurisjurandi, dicens: Non videbitis faciem meam, nisi fratrem vestrum minimum adduxeritis vobiscum. </text:span></text:span><text:span text:style-name="Default_20_Paragraph_20_Font"><text:span text:style-name="T1">4</text:span></text:span><text:span text:style-name="Default_20_Paragraph_20_Font"><text:span text:style-name="T2"> Si ergo vis eum mittere nobiscum, pergemus </text:span></text:span><text:soft-page-break/><text:span text:style-name="Default_20_Paragraph_20_Font"><text:span text:style-name="T2">pariter, et ememus tibi necessaria: </text:span></text:span><text:span text:style-name="Default_20_Paragraph_20_Font"><text:span text:style-name="T1">5</text:span></text:span><text:span text:style-name="Default_20_Paragraph_20_Font"><text:span text:style-name="T2"> sin autem non vis, non ibimus: vir enim, ut sæpe diximus, denuntiavit nobis, dicens: Non videbitis faciem meam absque fratre vestro minimo. </text:span></text:span><text:span text:style-name="Default_20_Paragraph_20_Font"><text:span text:style-name="T1">6</text:span></text:span><text:span text:style-name="Default_20_Paragraph_20_Font"><text:span text:style-name="T2"> Dixit eis Israël: In meam hoc fecistis miseriam, ut indicaretis ei et alium habere vos fratrem. </text:span></text:span><text:span text:style-name="Default_20_Paragraph_20_Font"><text:span text:style-name="T1">7</text:span></text:span><text:span text:style-name="Default_20_Paragraph_20_Font"><text:span text:style-name="T2"> At illi responderunt: Interrogavit nos homo per ordinem nostram progeniem: si pater viveret: si haberemus fratrem: et nos respondimus ei consequenter juxta id quod fuerat sciscitatus: numquid scire poteramus quod dicturus esset: Adducite fratrem vestrum vobiscum </text:span></text:span><text:span text:style-name="Default_20_Paragraph_20_Font"><text:span text:style-name="T1">8</text:span></text:span><text:span text:style-name="Default_20_Paragraph_20_Font"><text:span text:style-name="T2"> Judas quoque dixit patri suo: Mitte puerum mecum, ut proficiscamur, et possimus vivere: ne moriamur nos et parvuli nostri. </text:span></text:span><text:span text:style-name="Default_20_Paragraph_20_Font"><text:span text:style-name="T1">9</text:span></text:span><text:span text:style-name="Default_20_Paragraph_20_Font"><text:span text:style-name="T2"> Ego suscipio puerum: de manu mea require illum: nisi reduxero, et reddidero eum tibi, ero peccati reus in te omni tempore. </text:span></text:span><text:span text:style-name="Default_20_Paragraph_20_Font"><text:span text:style-name="T1">10</text:span></text:span><text:span text:style-name="Default_20_Paragraph_20_Font"><text:span text:style-name="T2"> Si non intercessisset dilatio, jam vice alter venissemus. </text:span></text:span><text:span text:style-name="Default_20_Paragraph_20_Font"><text:span text:style-name="T1">11</text:span></text:span><text:span text:style-name="Default_20_Paragraph_20_Font"><text:span text:style-name="T2"> Igitur Israël pater eorum dixit ad eos: Si sic necesse est, facite quod vultis: sumite de optimis terræ fructibus in vasis vestris, et deferte viro munera, modicum resinæ, et mellis, et storacis, stactes, et terebinthi, et amygdalarum. </text:span></text:span><text:span text:style-name="Default_20_Paragraph_20_Font"><text:span text:style-name="T1">12</text:span></text:span><text:span text:style-name="Default_20_Paragraph_20_Font"><text:span text:style-name="T2"> Pecuniam quoque duplicem ferte vobiscum: et illam, quam invenistis in sacculis, reportate, ne forte errore factum sit: </text:span></text:span><text:span text:style-name="Default_20_Paragraph_20_Font"><text:span text:style-name="T1">13</text:span></text:span><text:span text:style-name="Default_20_Paragraph_20_Font"><text:span text:style-name="T2"> sed et fratrem vestrum tollite, et ite ad virum. </text:span></text:span><text:span text:style-name="Default_20_Paragraph_20_Font"><text:span text:style-name="T1">14</text:span></text:span><text:span text:style-name="Default_20_Paragraph_20_Font"><text:span text:style-name="T2"> Deus autem meus omnipotens faciat vobis eum placabilem: et remittat vobiscum fratrem vestrum quem tenet, et hunc Benjamin: ego autem quasi orbatus absque liberis ero.</text:span></text:span></text:p>
        <text:p text:style-name="P3"><text:span text:style-name="Default_20_Paragraph_20_Font"><text:span text:style-name="T1">15</text:span></text:span><text:span text:style-name="Default_20_Paragraph_20_Font"><text:span text:style-name="T2"> Tulerunt ergo viri munera, et pecuniam duplicem, et Benjamin: descenderuntque in Ægyptum, et steterunt coram Joseph. </text:span></text:span><text:span text:style-name="Default_20_Paragraph_20_Font"><text:span text:style-name="T1">16</text:span></text:span><text:span text:style-name="Default_20_Paragraph_20_Font"><text:span text:style-name="T2"> Quos cum ille vidisset et Benjamin simul, præcepit dispensatori domus suæ, dicens: Introduc viros domum, et occide victimas, et instrue convivium: quoniam mecum sunt comesturi meridie. </text:span></text:span><text:span text:style-name="Default_20_Paragraph_20_Font"><text:span text:style-name="T1">17</text:span></text:span><text:span text:style-name="Default_20_Paragraph_20_Font"><text:span text:style-name="T2"> Fecit ille quod sibi fuerat imperatum, et introduxit viros domum. </text:span></text:span><text:span text:style-name="Default_20_Paragraph_20_Font"><text:span text:style-name="T1">18</text:span></text:span><text:span text:style-name="Default_20_Paragraph_20_Font"><text:span text:style-name="T2"> Ibique exterriti, dixerunt mutuo: Propter pecuniam, quam retulimus prius in saccis nostris, introducti sumus: ut devolvat in nos calumniam, et violenter subjiciat servituti et nos, et asinos nostros. </text:span></text:span><text:span text:style-name="Default_20_Paragraph_20_Font"><text:span text:style-name="T1">19</text:span></text:span><text:span text:style-name="Default_20_Paragraph_20_Font"><text:span text:style-name="T2"> Quam ob rem in ipsis foribus accedentes ad dispensatorem domus, </text:span></text:span><text:span text:style-name="Default_20_Paragraph_20_Font"><text:span text:style-name="T1">20</text:span></text:span><text:span text:style-name="Default_20_Paragraph_20_Font"><text:span text:style-name="T2"> locuti sunt: Oramus, domine, ut audias nos. Jam ante descendimus ut emeremus escas: </text:span></text:span><text:span text:style-name="Default_20_Paragraph_20_Font"><text:span text:style-name="T1">21</text:span></text:span><text:span text:style-name="Default_20_Paragraph_20_Font"><text:span text:style-name="T2"> quibus emptis, cum venissemus ad diversorium, aperuimus saccos nostros, et invenimus pecuniam in ore saccorum: quam nunc eodem pondere reportavimus. </text:span></text:span><text:span text:style-name="Default_20_Paragraph_20_Font"><text:span text:style-name="T1">22</text:span></text:span><text:span text:style-name="Default_20_Paragraph_20_Font"><text:span text:style-name="T2"> Sed et aliud attulimus argentum, ut emamus quæ nobis necessaria sunt: non est in nostra conscientia quis posuerit eam in marsupiis nostris. </text:span></text:span><text:span text:style-name="Default_20_Paragraph_20_Font"><text:span text:style-name="T1">23</text:span></text:span><text:span text:style-name="Default_20_Paragraph_20_Font"><text:span text:style-name="T2"> At ille respondit: Pax vobiscum, nolite timere: Deus vester, et Deus patris vestri, dedit vobis thesauros in saccis vestris: nam pecuniam, quam dedistis mihi, probatam ego habeo. Eduxitque ad eos Simeon. </text:span></text:span><text:span text:style-name="Default_20_Paragraph_20_Font"><text:span text:style-name="T1">24</text:span></text:span><text:span text:style-name="Default_20_Paragraph_20_Font"><text:span text:style-name="T2"> Et introductis domum, attulit aquam, et laverunt pedes suos, deditque pabulum asinis eorum. </text:span></text:span><text:span text:style-name="Default_20_Paragraph_20_Font"><text:span text:style-name="T1">25</text:span></text:span><text:span text:style-name="Default_20_Paragraph_20_Font"><text:span text:style-name="T2"> Illi vero parabant munera, donec ingrederetur Joseph meridie: audierant enim quod ibi comesturi essent panem. </text:span></text:span><text:span text:style-name="Default_20_Paragraph_20_Font"><text:span text:style-name="T1">26</text:span></text:span><text:span text:style-name="Default_20_Paragraph_20_Font"><text:span text:style-name="T2"> Igitur ingressus est Joseph domum suam, obtuleruntque ei munera, tenentes in manibus suis: et adoraverunt proni in terram. </text:span></text:span><text:span text:style-name="Default_20_Paragraph_20_Font"><text:span text:style-name="T1">27</text:span></text:span><text:span text:style-name="Default_20_Paragraph_20_Font"><text:span text:style-name="T2"> At ille, clementer resalutatis eis, interrogavit eos, dicens: Salvusne est pater vester senex, de quo dixeratis mihi adhuc vivit </text:span></text:span><text:span text:style-name="Default_20_Paragraph_20_Font"><text:span text:style-name="T1">28</text:span></text:span><text:span text:style-name="Default_20_Paragraph_20_Font"><text:span text:style-name="T2"> Qui responderunt: Sospes est servus tuus pater noster, adhuc vivit. Et incurvati, adoraverunt eum. </text:span></text:span><text:span text:style-name="Default_20_Paragraph_20_Font"><text:span text:style-name="T1">29</text:span></text:span><text:span text:style-name="Default_20_Paragraph_20_Font"><text:span text:style-name="T2"> Attollens autem Joseph oculos, vidit Benjamin fratrem suum uterinum, et ait: Iste est frater vester parvulus, de quo dixeratis mihi Et rursum: Deus, inquit, misereatur tui, fili mi. </text:span></text:span><text:span text:style-name="Default_20_Paragraph_20_Font"><text:span text:style-name="T1">30</text:span></text:span><text:span text:style-name="Default_20_Paragraph_20_Font"><text:span text:style-name="T2"> Festinavitque, quia commota fuerant viscera ejus super fratre suo, et erumpebant lacrimæ: et introiens cubiculum flevit. </text:span></text:span><text:span text:style-name="Default_20_Paragraph_20_Font"><text:span text:style-name="T1">31</text:span></text:span><text:span text:style-name="Default_20_Paragraph_20_Font"><text:span text:style-name="T2"> Rursumque lota facie egressus, </text:span></text:span><text:soft-page-break/><text:span text:style-name="Default_20_Paragraph_20_Font"><text:span text:style-name="T2">continuit se, et ait: Ponite panes. </text:span></text:span><text:span text:style-name="Default_20_Paragraph_20_Font"><text:span text:style-name="T1">32</text:span></text:span><text:span text:style-name="Default_20_Paragraph_20_Font"><text:span text:style-name="T2"> Quibus appositis, seorsum Joseph, et seorsum fratribus, Ægyptiis quoque qui vescebantur simul, seorsum (illicitum est enim Ægyptiis comedere cum Hebræis, et profanum putant hujuscemodi convivium) </text:span></text:span><text:span text:style-name="Default_20_Paragraph_20_Font"><text:span text:style-name="T1">33</text:span></text:span><text:span text:style-name="Default_20_Paragraph_20_Font"><text:span text:style-name="T2"> sederunt coram eo, primogenitus juxta primogenita sua, et minimus juxta ætatem suam. Et mirabantur nimis, </text:span></text:span><text:span text:style-name="Default_20_Paragraph_20_Font"><text:span text:style-name="T1">34</text:span></text:span><text:span text:style-name="Default_20_Paragraph_20_Font"><text:span text:style-name="T2"> sumptis partibus quas ab eo acceperant: majorque pars venit Benjamin, ita ut quinque partibus excederet. Biberuntque et inebriati sunt cum eo. </text:span></text:span></text:p>
      </text:section>
      <text:section text:style-name="Sect1" text:name="Sect44">
        <text:p text:style-name="P2">Genesis XLIV</text:p>
        <text:p text:style-name="P3"><text:span text:style-name="Default_20_Paragraph_20_Font"><text:span text:style-name="T1">1</text:span></text:span><text:span text:style-name="Default_20_Paragraph_20_Font"><text:span text:style-name="T2"> Præcepit autem Joseph dispensatori domus suæ, dicens: Imple saccos eorum frumento, quantum possunt capere: et pone pecuniam singulorum in summitate sacci. </text:span></text:span><text:span text:style-name="Default_20_Paragraph_20_Font"><text:span text:style-name="T1">2</text:span></text:span><text:span text:style-name="Default_20_Paragraph_20_Font"><text:span text:style-name="T2"> Scyphum autem meum argenteum, et pretium quod dedit tritici, pone in ore sacci junioris. Factumque est ita. </text:span></text:span><text:span text:style-name="Default_20_Paragraph_20_Font"><text:span text:style-name="T1">3</text:span></text:span><text:span text:style-name="Default_20_Paragraph_20_Font"><text:span text:style-name="T2"> Et orto mane, dimissi sunt cum asinis suis. </text:span></text:span><text:span text:style-name="Default_20_Paragraph_20_Font"><text:span text:style-name="T1">4</text:span></text:span><text:span text:style-name="Default_20_Paragraph_20_Font"><text:span text:style-name="T2"> Jamque urbem exierant, et processerant paululum: tunc Joseph accersito dispensatore domus, Surge, inquit, et persequere viros: et apprehensis dicito: Quare reddidistis malum pro bono </text:span></text:span><text:span text:style-name="Default_20_Paragraph_20_Font"><text:span text:style-name="T1">5</text:span></text:span><text:span text:style-name="Default_20_Paragraph_20_Font"><text:span text:style-name="T2"> scyphus, quem furati estis, ipse est in quo bibit dominus meus, et in quo augurari solet: pessimam rem fecistis. </text:span></text:span><text:span text:style-name="Default_20_Paragraph_20_Font"><text:span text:style-name="T1">6</text:span></text:span><text:span text:style-name="Default_20_Paragraph_20_Font"><text:span text:style-name="T2"> Fecit ille ut jusserat: et apprehensis per ordinem locutus est. </text:span></text:span><text:span text:style-name="Default_20_Paragraph_20_Font"><text:span text:style-name="T1">7</text:span></text:span><text:span text:style-name="Default_20_Paragraph_20_Font"><text:span text:style-name="T2"> Qui responderunt: Quare sic loquitur dominus noster, ut servi tui tantum flagitii commiserint </text:span></text:span><text:span text:style-name="Default_20_Paragraph_20_Font"><text:span text:style-name="T1">8</text:span></text:span><text:span text:style-name="Default_20_Paragraph_20_Font"><text:span text:style-name="T2"> pecuniam, quam invenimus in summitate saccorum, reportavimus ad te de terra Chanaan: et quomodo consequens est ut furati simus de domo domini tui aurum vel argentum </text:span></text:span><text:span text:style-name="Default_20_Paragraph_20_Font"><text:span text:style-name="T1">9</text:span></text:span><text:span text:style-name="Default_20_Paragraph_20_Font"><text:span text:style-name="T2"> apud quemcumque fuerit inventum servorum tuorum quod quæris, moriatur, et nos erimus servi domini nostri. </text:span></text:span><text:span text:style-name="Default_20_Paragraph_20_Font"><text:span text:style-name="T1">10</text:span></text:span><text:span text:style-name="Default_20_Paragraph_20_Font"><text:span text:style-name="T2"> Qui dixit eis: Fiat juxta vestram sententiam: apud quemcumque fuerit inventus, ipse sit servus meus, vos autem eritis innoxii. </text:span></text:span><text:span text:style-name="Default_20_Paragraph_20_Font"><text:span text:style-name="T1">11</text:span></text:span><text:span text:style-name="Default_20_Paragraph_20_Font"><text:span text:style-name="T2"> Itaque festinato deponentes in terram saccos, aperuerunt singuli. </text:span></text:span><text:span text:style-name="Default_20_Paragraph_20_Font"><text:span text:style-name="T1">12</text:span></text:span><text:span text:style-name="Default_20_Paragraph_20_Font"><text:span text:style-name="T2"> Quos scrutatus, incipiens a majore usque ad minimum, invenit scyphum in sacco Benjamin. </text:span></text:span><text:span text:style-name="Default_20_Paragraph_20_Font"><text:span text:style-name="T1">13</text:span></text:span><text:span text:style-name="Default_20_Paragraph_20_Font"><text:span text:style-name="T2"> At illi, scissis vestibus, oneratisque rursum asinis, reversi sunt in oppidum. </text:span></text:span><text:span text:style-name="Default_20_Paragraph_20_Font"><text:span text:style-name="T1">14</text:span></text:span><text:span text:style-name="Default_20_Paragraph_20_Font"><text:span text:style-name="T2"> Primusque Judas cum fratribus ingressus est ad Joseph (necdum enim de loco abierat) omnesque ante eum pariter in terram corruerunt. </text:span></text:span><text:span text:style-name="Default_20_Paragraph_20_Font"><text:span text:style-name="T1">15</text:span></text:span><text:span text:style-name="Default_20_Paragraph_20_Font"><text:span text:style-name="T2"> Quibus ille ait: Cur sic agere voluistis an ignoratis quod non sit similis mei in augurandi scientia </text:span></text:span><text:span text:style-name="Default_20_Paragraph_20_Font"><text:span text:style-name="T1">16</text:span></text:span><text:span text:style-name="Default_20_Paragraph_20_Font"><text:span text:style-name="T2"> Cui Judas: Quid respondebimus, inquit, domino meo vel quid loquemur, aut juste poterimus obtendere Deus invenit iniquitatem servorum tuorum: en omnes servi sumus domini mei, et nos, et apud quem inventus est scyphus. </text:span></text:span><text:span text:style-name="Default_20_Paragraph_20_Font"><text:span text:style-name="T1">17</text:span></text:span><text:span text:style-name="Default_20_Paragraph_20_Font"><text:span text:style-name="T2"> Respondit Joseph: Absit a me ut sic agam: qui furatus est scyphum, ipse sit servus meus: vos autem abite liberi ad patrem vestrum. </text:span></text:span><text:span text:style-name="Default_20_Paragraph_20_Font"><text:span text:style-name="T1">18</text:span></text:span><text:span text:style-name="Default_20_Paragraph_20_Font"><text:span text:style-name="T2"> Accedens autem propius Judas, confidenter ait: Oro, domini mi, loquatur servus tuus verbum in auribus tuis, et ne irascaris famulo tuo: tu es enim post Pharaonem </text:span></text:span><text:span text:style-name="Default_20_Paragraph_20_Font"><text:span text:style-name="T1">19</text:span></text:span><text:span text:style-name="Default_20_Paragraph_20_Font"><text:span text:style-name="T2"> dominus meus. Interrogasti prius servos tuos: Habetis patrem aut fratrem </text:span></text:span><text:span text:style-name="Default_20_Paragraph_20_Font"><text:span text:style-name="T1">20</text:span></text:span><text:span text:style-name="Default_20_Paragraph_20_Font"><text:span text:style-name="T2"> et nos respondimus tibi domino meo: Est nobis pater senex, et puer parvulus, qui in senectute illius natus est: cujus uterinus frater mortuus est: et ipsum solum habet mater sua, pater vero tenere diliget eum. </text:span></text:span><text:span text:style-name="Default_20_Paragraph_20_Font"><text:span text:style-name="T1">21</text:span></text:span><text:span text:style-name="Default_20_Paragraph_20_Font"><text:span text:style-name="T2"> Dixistique servis tuis: Adducite eum ad me, et ponam oculos meos super illum. </text:span></text:span><text:span text:style-name="Default_20_Paragraph_20_Font"><text:span text:style-name="T1">22</text:span></text:span><text:span text:style-name="Default_20_Paragraph_20_Font"><text:span text:style-name="T2"> Suggessimus domino meo: Non potest puer relinquere patrem suum: si enim illum dimiserit, morietur. </text:span></text:span><text:span text:style-name="Default_20_Paragraph_20_Font"><text:span text:style-name="T1">23</text:span></text:span><text:span text:style-name="Default_20_Paragraph_20_Font"><text:span text:style-name="T2"> Et dixisti servis tuis: Nisi venerit frater vester minimus vobiscum, non videbitis amplius faciem meam. </text:span></text:span><text:span text:style-name="Default_20_Paragraph_20_Font"><text:span text:style-name="T1">24</text:span></text:span><text:span text:style-name="Default_20_Paragraph_20_Font"><text:span text:style-name="T2"> Cum ergo ascendissemus ad famulum tuum patrem nostrum, narravimus ei omnia quæ locutus est dominus meus. </text:span></text:span><text:span text:style-name="Default_20_Paragraph_20_Font"><text:span text:style-name="T1">25</text:span></text:span><text:span text:style-name="Default_20_Paragraph_20_Font"><text:span text:style-name="T2"> Et dixit pater noster: </text:span></text:span><text:soft-page-break/><text:span text:style-name="Default_20_Paragraph_20_Font"><text:span text:style-name="T2">Revertimini, et emite nobis parum tritici. </text:span></text:span><text:span text:style-name="Default_20_Paragraph_20_Font"><text:span text:style-name="T1">26</text:span></text:span><text:span text:style-name="Default_20_Paragraph_20_Font"><text:span text:style-name="T2"> Cui diximus: Ire non possumus: si frater noster minimus descenderit nobiscum, proficiscemur simul: alioquin illo absente, non audemus videre faciem viri. </text:span></text:span><text:span text:style-name="Default_20_Paragraph_20_Font"><text:span text:style-name="T1">27</text:span></text:span><text:span text:style-name="Default_20_Paragraph_20_Font"><text:span text:style-name="T2"> Ad quæ ille respondit: Vos scitis quod duos genuerit mihi uxor mea. </text:span></text:span><text:span text:style-name="Default_20_Paragraph_20_Font"><text:span text:style-name="T1">28</text:span></text:span><text:span text:style-name="Default_20_Paragraph_20_Font"><text:span text:style-name="T2"> Egressus est unus, et dixistis: Bestia devoravit eum: et hucusque non comparet. </text:span></text:span><text:span text:style-name="Default_20_Paragraph_20_Font"><text:span text:style-name="T1">29</text:span></text:span><text:span text:style-name="Default_20_Paragraph_20_Font"><text:span text:style-name="T2"> Si tuleritis et istum, et aliquid ei in via contigerit, deducetis canos meos cum mœrore ad inferos. </text:span></text:span><text:span text:style-name="Default_20_Paragraph_20_Font"><text:span text:style-name="T1">30</text:span></text:span><text:span text:style-name="Default_20_Paragraph_20_Font"><text:span text:style-name="T2"> Igitur si intravero ad servum tuum patrem nostrum, et puer defuerit (cum anima illius ex hujus anima pendeat), </text:span></text:span><text:span text:style-name="Default_20_Paragraph_20_Font"><text:span text:style-name="T1">31</text:span></text:span><text:span text:style-name="Default_20_Paragraph_20_Font"><text:span text:style-name="T2"> videritque eum non esse nobiscum, morietur, et deducent famuli tui canos ejus cum dolore ad inferos. </text:span></text:span><text:span text:style-name="Default_20_Paragraph_20_Font"><text:span text:style-name="T1">32</text:span></text:span><text:span text:style-name="Default_20_Paragraph_20_Font"><text:span text:style-name="T2"> Ego proprie servus tuus sim qui in meam hunc recepi fidem, et spopondi dicens: Nisi reduxero eum, peccati reus ero in patrem meum omni tempore. </text:span></text:span><text:span text:style-name="Default_20_Paragraph_20_Font"><text:span text:style-name="T1">33</text:span></text:span><text:span text:style-name="Default_20_Paragraph_20_Font"><text:span text:style-name="T2"> Manebo itaque servus tuus pro puero in ministerio domini mei, et puer ascendat cum fratribus suis. </text:span></text:span><text:span text:style-name="Default_20_Paragraph_20_Font"><text:span text:style-name="T1">34</text:span></text:span><text:span text:style-name="Default_20_Paragraph_20_Font"><text:span text:style-name="T2"> Non enim possum redire ad patrem meum, absente puero: ne calamitatis, quæ oppressura est patrem meum, testis assistam. </text:span></text:span></text:p>
      </text:section>
      <text:section text:style-name="Sect1" text:name="Sect45">
        <text:p text:style-name="P2">Genesis XLV</text:p>
        <text:p text:style-name="P3"><text:span text:style-name="Default_20_Paragraph_20_Font"><text:span text:style-name="T1">1</text:span></text:span><text:span text:style-name="Default_20_Paragraph_20_Font"><text:span text:style-name="T2"> Non se poterat ultra cohibere Joseph multis coram astantibus: unde præcepit ut egrederentur cuncti foras, et nullus interesset alienus agnitioni mutuæ. </text:span></text:span><text:span text:style-name="Default_20_Paragraph_20_Font"><text:span text:style-name="T1">2</text:span></text:span><text:span text:style-name="Default_20_Paragraph_20_Font"><text:span text:style-name="T2"> Elevavitque vocem cum fletu, quam audierunt Ægyptii, omnisque domus Pharaonis. </text:span></text:span><text:span text:style-name="Default_20_Paragraph_20_Font"><text:span text:style-name="T1">3</text:span></text:span><text:span text:style-name="Default_20_Paragraph_20_Font"><text:span text:style-name="T2"> Et dixit fratribus suis: Ego sum Joseph: adhuc pater meus vivit Non poterant respondere fratres nimio terrore perterriti. </text:span></text:span><text:span text:style-name="Default_20_Paragraph_20_Font"><text:span text:style-name="T1">4</text:span></text:span><text:span text:style-name="Default_20_Paragraph_20_Font"><text:span text:style-name="T2"> Ad quos ille clementer: Accedite, inquit, ad me. Et cum accessissent prope: Ego sum, ait, Joseph, frater vester, quem vendidistis in Ægyptum. </text:span></text:span><text:span text:style-name="Default_20_Paragraph_20_Font"><text:span text:style-name="T1">5</text:span></text:span><text:span text:style-name="Default_20_Paragraph_20_Font"><text:span text:style-name="T2"> Nolite pavere, neque vobis durum esse videatur quod vendidistis me in his regionibus: pro salute enim vestra misit me Deus ante vos in Ægyptum. </text:span></text:span><text:span text:style-name="Default_20_Paragraph_20_Font"><text:span text:style-name="T1">6</text:span></text:span><text:span text:style-name="Default_20_Paragraph_20_Font"><text:span text:style-name="T2"> Biennium est enim quod cœpit fames esse in terra: et adhuc quinque anni restant, quibus nec arari poterit, nec meti. </text:span></text:span><text:span text:style-name="Default_20_Paragraph_20_Font"><text:span text:style-name="T1">7</text:span></text:span><text:span text:style-name="Default_20_Paragraph_20_Font"><text:span text:style-name="T2"> Præmisitque me Deus ut reservemini super terram, et escas ad vivendum habere possitis. </text:span></text:span><text:span text:style-name="Default_20_Paragraph_20_Font"><text:span text:style-name="T1">8</text:span></text:span><text:span text:style-name="Default_20_Paragraph_20_Font"><text:span text:style-name="T2"> Non vestro consilio, sed Dei voluntate huc missum sum: qui fecit me quasi patrem Pharaonis, et dominum universæ domus ejus, ac principem in omni terra Ægypti. </text:span></text:span><text:span text:style-name="Default_20_Paragraph_20_Font"><text:span text:style-name="T1">9</text:span></text:span><text:span text:style-name="Default_20_Paragraph_20_Font"><text:span text:style-name="T2"> Festinate, et ascendite ad patrem meum, et dicetis ei: Hæc mandat filius tuus Joseph: Deus fecit me dominum universæ terræ Ægypti: descende ad me, ne moreris, </text:span></text:span><text:span text:style-name="Default_20_Paragraph_20_Font"><text:span text:style-name="T1">10</text:span></text:span><text:span text:style-name="Default_20_Paragraph_20_Font"><text:span text:style-name="T2"> et habitabis in terra Gessen: erisque juxta me tu, et filii tui, et filii filiorum tuorum, oves tuæ, et armenta tua, et universa quæ possides: </text:span></text:span><text:span text:style-name="Default_20_Paragraph_20_Font"><text:span text:style-name="T1">11</text:span></text:span><text:span text:style-name="Default_20_Paragraph_20_Font"><text:span text:style-name="T2"> ibique te pascam (adhuc enim quinque anni residui sunt famis) ne et tu pereas, et domus tua, et omnia quæ possides. </text:span></text:span><text:span text:style-name="Default_20_Paragraph_20_Font"><text:span text:style-name="T1">12</text:span></text:span><text:span text:style-name="Default_20_Paragraph_20_Font"><text:span text:style-name="T2"> En oculi vestri, et oculi fratris mei Benjamin, vident quod os meum loquatur ad vos. </text:span></text:span><text:span text:style-name="Default_20_Paragraph_20_Font"><text:span text:style-name="T1">13</text:span></text:span><text:span text:style-name="Default_20_Paragraph_20_Font"><text:span text:style-name="T2"> Nuntiate patri meo universam gloriam meam, et cuncta quæ vidistis in Ægypto: festinate, et adducite eum ad me. </text:span></text:span><text:span text:style-name="Default_20_Paragraph_20_Font"><text:span text:style-name="T1">14</text:span></text:span><text:span text:style-name="Default_20_Paragraph_20_Font"><text:span text:style-name="T2"> Cumque amplexatus recidisset in collum Benjamin fratris sui, flevit: illo quoque similiter flente super collum ejus. </text:span></text:span><text:span text:style-name="Default_20_Paragraph_20_Font"><text:span text:style-name="T1">15</text:span></text:span><text:span text:style-name="Default_20_Paragraph_20_Font"><text:span text:style-name="T2"> Osculatusque est Joseph omnes fratres suos, et ploravit super singulos: post quæ ausi sunt loqui ad eum. </text:span></text:span><text:span text:style-name="Default_20_Paragraph_20_Font"><text:span text:style-name="T1">16</text:span></text:span><text:span text:style-name="Default_20_Paragraph_20_Font"><text:span text:style-name="T2"> Auditumque est, et celebri sermone vulgatum in aula regis: Venerunt fratres Joseph: et gavisus est Pharao, atque omnis familia ejus. </text:span></text:span><text:span text:style-name="Default_20_Paragraph_20_Font"><text:span text:style-name="T1">17</text:span></text:span><text:span text:style-name="Default_20_Paragraph_20_Font"><text:span text:style-name="T2"> Dixitque ad Joseph ut imperaret fratribus suis, dicens: Onerantes jumenta, ite in terram Chanaan, </text:span></text:span><text:span text:style-name="Default_20_Paragraph_20_Font"><text:span text:style-name="T1">18</text:span></text:span><text:span text:style-name="Default_20_Paragraph_20_Font"><text:span text:style-name="T2"> et tollite inde patrem vestrum et cognationem, et venite ad me: et ego dabo vobis omnia bona Ægypti, ut comedatis medullam terræ. </text:span></text:span><text:span text:style-name="Default_20_Paragraph_20_Font"><text:span text:style-name="T1">19</text:span></text:span><text:span text:style-name="Default_20_Paragraph_20_Font"><text:span text:style-name="T2"> Præcipe etiam ut tollant </text:span></text:span><text:soft-page-break/><text:span text:style-name="Default_20_Paragraph_20_Font"><text:span text:style-name="T2">plaustra de terra Ægypti, ad subvectionem parvulorum suorum ac conjugum: et dicito: Tollite patrem vestrum, et properate quantocius venientes. </text:span></text:span><text:span text:style-name="Default_20_Paragraph_20_Font"><text:span text:style-name="T1">20</text:span></text:span><text:span text:style-name="Default_20_Paragraph_20_Font"><text:span text:style-name="T2"> Nec dimittatis quidquam de supellectili vestra: quia omnes opes Ægypti vestræ erunt.</text:span></text:span></text:p>
        <text:p text:style-name="P3"><text:span text:style-name="Default_20_Paragraph_20_Font"><text:span text:style-name="T1">21</text:span></text:span><text:span text:style-name="Default_20_Paragraph_20_Font"><text:span text:style-name="T2"> Feceruntque filii Israël ut eis mandatum fuerat. Quibus dedit Joseph plaustra, secundum Pharaonis imperium, et cibaria in itinere. </text:span></text:span><text:span text:style-name="Default_20_Paragraph_20_Font"><text:span text:style-name="T1">22</text:span></text:span><text:span text:style-name="Default_20_Paragraph_20_Font"><text:span text:style-name="T2"> Singulis quoque proferri jussit binas stolas: Benjamin vero dedit trecentos argenteos cum quinque stolis optimis: </text:span></text:span><text:span text:style-name="Default_20_Paragraph_20_Font"><text:span text:style-name="T1">23</text:span></text:span><text:span text:style-name="Default_20_Paragraph_20_Font"><text:span text:style-name="T2"> tantumdem pecuniæ et vestium mittens patri suo, addens et asinos decem, qui subveherent ex omnibus divitiis Ægypti, et totidem asinas, triticum in itinere, panesque portantes. </text:span></text:span><text:span text:style-name="Default_20_Paragraph_20_Font"><text:span text:style-name="T1">24</text:span></text:span><text:span text:style-name="Default_20_Paragraph_20_Font"><text:span text:style-name="T2"> Dimisit ergo fratres suos, et proficiscentibus ait: Ne irascamini in via. </text:span></text:span><text:span text:style-name="Default_20_Paragraph_20_Font"><text:span text:style-name="T1">25</text:span></text:span><text:span text:style-name="Default_20_Paragraph_20_Font"><text:span text:style-name="T2"> Qui ascendentes ex Ægypto, venerunt in terram Chanaan ad patrem suum Jacob. </text:span></text:span><text:span text:style-name="Default_20_Paragraph_20_Font"><text:span text:style-name="T1">26</text:span></text:span><text:span text:style-name="Default_20_Paragraph_20_Font"><text:span text:style-name="T2"> Et nuntiaverunt ei, dicentes: Joseph filius tuus vivit: et ipse dominatur in omni terra Ægypti. Quo audito Jacob, quasi de gravi somno evigilans, tamen non credebat eis. </text:span></text:span><text:span text:style-name="Default_20_Paragraph_20_Font"><text:span text:style-name="T1">27</text:span></text:span><text:span text:style-name="Default_20_Paragraph_20_Font"><text:span text:style-name="T2"> Illi e contra referebant omnem ordinem rei. Cumque vidisset plaustra et universa quæ miserat, revixit spiritus ejus, </text:span></text:span><text:span text:style-name="Default_20_Paragraph_20_Font"><text:span text:style-name="T1">28</text:span></text:span><text:span text:style-name="Default_20_Paragraph_20_Font"><text:span text:style-name="T2"> et ait: Sufficit mihi si adhuc Joseph filius meus vivit: vadam, et videbo illum antequam moriar. </text:span></text:span></text:p>
      </text:section>
      <text:section text:style-name="Sect1" text:name="Sect46">
        <text:p text:style-name="P2">Genesis XLVI</text:p>
        <text:p text:style-name="P3"><text:span text:style-name="Default_20_Paragraph_20_Font"><text:span text:style-name="T1">1</text:span></text:span><text:span text:style-name="Default_20_Paragraph_20_Font"><text:span text:style-name="T2"> Profectusque Israël cum omnibus quæ habebat, venit ad Puteum juramenti: et mactatis ibi victimis Deo patris sui Isaac, </text:span></text:span><text:span text:style-name="Default_20_Paragraph_20_Font"><text:span text:style-name="T1">2</text:span></text:span><text:span text:style-name="Default_20_Paragraph_20_Font"><text:span text:style-name="T2"> audivit eum per visionem noctis vocantem se, et dicentem sibi: Jacob, Jacob. Cui respondit: Ecce adsum. </text:span></text:span><text:span text:style-name="Default_20_Paragraph_20_Font"><text:span text:style-name="T1">3</text:span></text:span><text:span text:style-name="Default_20_Paragraph_20_Font"><text:span text:style-name="T2"> Ait illi Deus: Ego sum fortissimus Deus patris tui: noli timere, descende in Ægyptum, quia in gentem magnam faciam te ibi. </text:span></text:span><text:span text:style-name="Default_20_Paragraph_20_Font"><text:span text:style-name="T1">4</text:span></text:span><text:span text:style-name="Default_20_Paragraph_20_Font"><text:span text:style-name="T2"> Ego descendam tecum illuc, et ego inde adducam te revertentem: Joseph quoque ponet manus suas super oculos tuos. </text:span></text:span><text:span text:style-name="Default_20_Paragraph_20_Font"><text:span text:style-name="T1">5</text:span></text:span><text:span text:style-name="Default_20_Paragraph_20_Font"><text:span text:style-name="T2"> Surrexit autem Jacob a Puteo juramenti: tuleruntque eum filii cum parvulis et uxoribus suis in plaustris quæ miserat Pharao ad portandum senem, </text:span></text:span><text:span text:style-name="Default_20_Paragraph_20_Font"><text:span text:style-name="T1">6</text:span></text:span><text:span text:style-name="Default_20_Paragraph_20_Font"><text:span text:style-name="T2"> et omnia quæ possederat in terra Chanaan: venitque in Ægyptum cum omni semine suo, </text:span></text:span><text:span text:style-name="Default_20_Paragraph_20_Font"><text:span text:style-name="T1">7</text:span></text:span><text:span text:style-name="Default_20_Paragraph_20_Font"><text:span text:style-name="T2"> filii ejus, et nepotes, filiæ, et cuncta simul progenies. </text:span></text:span><text:span text:style-name="Default_20_Paragraph_20_Font"><text:span text:style-name="T1">8</text:span></text:span><text:span text:style-name="Default_20_Paragraph_20_Font"><text:span text:style-name="T2"> Hæc sunt autem nomina filiorum Israël, qui ingressi sunt in Ægyptum, ipse cum liberis suis. Primogenitus Ruben. </text:span></text:span><text:span text:style-name="Default_20_Paragraph_20_Font"><text:span text:style-name="T1">9</text:span></text:span><text:span text:style-name="Default_20_Paragraph_20_Font"><text:span text:style-name="T2"> Filii Ruben: Henoch et Phallu et Hesron et Charmi. </text:span></text:span><text:span text:style-name="Default_20_Paragraph_20_Font"><text:span text:style-name="T1">10</text:span></text:span><text:span text:style-name="Default_20_Paragraph_20_Font"><text:span text:style-name="T2"> Filii Simeon: Jamuel et Jamin et Ahod, et Jachin et Sohar, et Saul filius Chanaanitidis. </text:span></text:span><text:span text:style-name="Default_20_Paragraph_20_Font"><text:span text:style-name="T1">11</text:span></text:span><text:span text:style-name="Default_20_Paragraph_20_Font"><text:span text:style-name="T2"> Filii Levi: Gerson et Caath et Merari. </text:span></text:span><text:span text:style-name="Default_20_Paragraph_20_Font"><text:span text:style-name="T1">12</text:span></text:span><text:span text:style-name="Default_20_Paragraph_20_Font"><text:span text:style-name="T2"> Filii Juda: Her et Onan et Sela et Phares et Zara; mortui sunt autem Her et Onan in terra Chanaan. Natique sunt filii Phares: Hesron et Hamul. </text:span></text:span><text:span text:style-name="Default_20_Paragraph_20_Font"><text:span text:style-name="T1">13</text:span></text:span><text:span text:style-name="Default_20_Paragraph_20_Font"><text:span text:style-name="T2"> Filii Issachar: Thola et Phua et Job et Semron. </text:span></text:span><text:span text:style-name="Default_20_Paragraph_20_Font"><text:span text:style-name="T1">14</text:span></text:span><text:span text:style-name="Default_20_Paragraph_20_Font"><text:span text:style-name="T2"> Filii Zabulon: Sared et Elon et Jahelel. </text:span></text:span><text:span text:style-name="Default_20_Paragraph_20_Font"><text:span text:style-name="T1">15</text:span></text:span><text:span text:style-name="Default_20_Paragraph_20_Font"><text:span text:style-name="T2"> Hi filii Liæ quos genuit in Mesopotamia Syriæ cum Dina filia sua: omnes animæ filiorum ejus et filiarum, triginta tres. </text:span></text:span><text:span text:style-name="Default_20_Paragraph_20_Font"><text:span text:style-name="T1">16</text:span></text:span><text:span text:style-name="Default_20_Paragraph_20_Font"><text:span text:style-name="T2"> Filii Gad: Sephion et Haggi et Suni et Esebon et Heri et Arodi et Areli. </text:span></text:span><text:span text:style-name="Default_20_Paragraph_20_Font"><text:span text:style-name="T1">17</text:span></text:span><text:span text:style-name="Default_20_Paragraph_20_Font"><text:span text:style-name="T2"> Filii Aser: Jamne et Jesua et Jessui et Beria, Sara quoque soror eorum. Filii Beria: Heber et Melchiel. </text:span></text:span><text:span text:style-name="Default_20_Paragraph_20_Font"><text:span text:style-name="T1">18</text:span></text:span><text:span text:style-name="Default_20_Paragraph_20_Font"><text:span text:style-name="T2"> Hi filii Zelphæ, quam dedit Laban Liæ filiæ suæ: et hos genuit Jacob sedecim animas. </text:span></text:span><text:span text:style-name="Default_20_Paragraph_20_Font"><text:span text:style-name="T1">19</text:span></text:span><text:span text:style-name="Default_20_Paragraph_20_Font"><text:span text:style-name="T2"> Filii Rachel uxoris Jacob: Joseph et Benjamin. </text:span></text:span><text:span text:style-name="Default_20_Paragraph_20_Font"><text:span text:style-name="T1">20</text:span></text:span><text:span text:style-name="Default_20_Paragraph_20_Font"><text:span text:style-name="T2"> Natique sunt Joseph filii in terra Ægypti, quos genuit ei Aseneth filia Putiphare sacerdotis Heliopoleos: Manasses et Ephraim. </text:span></text:span><text:soft-page-break/><text:span text:style-name="Default_20_Paragraph_20_Font"><text:span text:style-name="T1">21</text:span></text:span><text:span text:style-name="Default_20_Paragraph_20_Font"><text:span text:style-name="T2"> Filii Benjamin: Bela et Bechor et Asbel et Gera et Naaman et Echi et Ros et Mophim et Ophim et Ared. </text:span></text:span><text:span text:style-name="Default_20_Paragraph_20_Font"><text:span text:style-name="T1">22</text:span></text:span><text:span text:style-name="Default_20_Paragraph_20_Font"><text:span text:style-name="T2"> Hi filii Rachel quos genuit Jacob: omnes animæ, quatuordecim. </text:span></text:span><text:span text:style-name="Default_20_Paragraph_20_Font"><text:span text:style-name="T1">23</text:span></text:span><text:span text:style-name="Default_20_Paragraph_20_Font"><text:span text:style-name="T2"> Filii Dan: Husim. </text:span></text:span><text:span text:style-name="Default_20_Paragraph_20_Font"><text:span text:style-name="T1">24</text:span></text:span><text:span text:style-name="Default_20_Paragraph_20_Font"><text:span text:style-name="T2"> Filii Nephthali: Jasiel et Guni et Jeser et Sallem. </text:span></text:span><text:span text:style-name="Default_20_Paragraph_20_Font"><text:span text:style-name="T1">25</text:span></text:span><text:span text:style-name="Default_20_Paragraph_20_Font"><text:span text:style-name="T2"> Hi filii Balæ, quam dedit Laban Racheli filiæ suæ: et hos genuit Jacob: omnes animæ, septem. </text:span></text:span><text:span text:style-name="Default_20_Paragraph_20_Font"><text:span text:style-name="T1">26</text:span></text:span><text:span text:style-name="Default_20_Paragraph_20_Font"><text:span text:style-name="T2"> Cunctæ animæ, quæ ingressæ sunt cum Jacob in Ægyptum, et egressæ sunt de femore illius, absque uxoribus filiorum ejus, sexaginta sex. </text:span></text:span><text:span text:style-name="Default_20_Paragraph_20_Font"><text:span text:style-name="T1">27</text:span></text:span><text:span text:style-name="Default_20_Paragraph_20_Font"><text:span text:style-name="T2"> Filii autem Joseph, qui nati sunt ei in terra Ægypti, animæ duæ. Omnes animæ domus Jacob, quæ ingressæ sunt in Ægyptum, fuere septuaginta.</text:span></text:span></text:p>
        <text:p text:style-name="P3"><text:span text:style-name="Default_20_Paragraph_20_Font"><text:span text:style-name="T1">28</text:span></text:span><text:span text:style-name="Default_20_Paragraph_20_Font"><text:span text:style-name="T2"> Misit autem Judam ante se ad Joseph, ut nuntiaret ei, et occurreret in Gessen. </text:span></text:span><text:span text:style-name="Default_20_Paragraph_20_Font"><text:span text:style-name="T1">29</text:span></text:span><text:span text:style-name="Default_20_Paragraph_20_Font"><text:span text:style-name="T2"> Quo cum pervenisset, juncto Joseph curro suo, ascendit obviam patri suo ad eumdem locum: vidensque eum, irruit super collum ejus, et inter amplexus flevit. </text:span></text:span><text:span text:style-name="Default_20_Paragraph_20_Font"><text:span text:style-name="T1">30</text:span></text:span><text:span text:style-name="Default_20_Paragraph_20_Font"><text:span text:style-name="T2"> Dixitque pater ad Joseph: Jam lætus moriar, quia vidi faciem tuam, et superstitem te relinquo. </text:span></text:span><text:span text:style-name="Default_20_Paragraph_20_Font"><text:span text:style-name="T1">31</text:span></text:span><text:span text:style-name="Default_20_Paragraph_20_Font"><text:span text:style-name="T2"> At ille locutus est ad fratres suos, et ad omnem domum patris sui: Ascendam, et nuntiabo Pharaoni, dicamque ei: Fratres mei, et domus patris mei, qui erant in terra Chanaan, venerunt ad me: </text:span></text:span><text:span text:style-name="Default_20_Paragraph_20_Font"><text:span text:style-name="T1">32</text:span></text:span><text:span text:style-name="Default_20_Paragraph_20_Font"><text:span text:style-name="T2"> et sunt viri pastores ovium, curamque habent alendorum gregum: pecora sua, et armenta, et omnia quæ habere potuerunt, adduxerunt secum. </text:span></text:span><text:span text:style-name="Default_20_Paragraph_20_Font"><text:span text:style-name="T1">33</text:span></text:span><text:span text:style-name="Default_20_Paragraph_20_Font"><text:span text:style-name="T2"> Cumque vocaverit vos, et dixerit: Quod est opus vestrum </text:span></text:span><text:span text:style-name="Default_20_Paragraph_20_Font"><text:span text:style-name="T1">34</text:span></text:span><text:span text:style-name="Default_20_Paragraph_20_Font"><text:span text:style-name="T2"> respondebitis: Viri pastores sumus servi tui, ab infantia nostra usque in præsens, et nos et patres nostri. Hæc autem dicetis, ut habitare possitis in terra Gessen: quia detestantur Ægyptii omnes pastores ovium. </text:span></text:span></text:p>
      </text:section>
      <text:section text:style-name="Sect1" text:name="Sect47">
        <text:p text:style-name="P2">Genesis XLVII</text:p>
        <text:p text:style-name="P3"><text:span text:style-name="Default_20_Paragraph_20_Font"><text:span text:style-name="T1">1</text:span></text:span><text:span text:style-name="Default_20_Paragraph_20_Font"><text:span text:style-name="T2"> Ingressus ergo Joseph nuntiavit Pharaoni, dicens: Pater meus et fratres, oves eorum et armenta, et cuncta quæ possident, venerunt de terra Chanaan: et ecce consistunt in terra Gessen. </text:span></text:span><text:span text:style-name="Default_20_Paragraph_20_Font"><text:span text:style-name="T1">2</text:span></text:span><text:span text:style-name="Default_20_Paragraph_20_Font"><text:span text:style-name="T2"> Extremos quoque fratrum suorum quinque viros constituit coram rege: </text:span></text:span><text:span text:style-name="Default_20_Paragraph_20_Font"><text:span text:style-name="T1">3</text:span></text:span><text:span text:style-name="Default_20_Paragraph_20_Font"><text:span text:style-name="T2"> quos ille interrogavit: Quid habetis operis Responderunt: Pastores ovium sumus servi tui, et nos et patres nostri. </text:span></text:span><text:span text:style-name="Default_20_Paragraph_20_Font"><text:span text:style-name="T1">4</text:span></text:span><text:span text:style-name="Default_20_Paragraph_20_Font"><text:span text:style-name="T2"> Ad peregrinandum in terra tua venimus: quoniam non est herba gregibus servorum tuorum, ingravescente fame in terra Chanaan: petimusque ut esse nos jubeas servos tuos in terra Gessen. </text:span></text:span><text:span text:style-name="Default_20_Paragraph_20_Font"><text:span text:style-name="T1">5</text:span></text:span><text:span text:style-name="Default_20_Paragraph_20_Font"><text:span text:style-name="T2"> Dixit itaque rex ad Joseph: Pater tuus et fratres tui venerunt ad te. </text:span></text:span><text:span text:style-name="Default_20_Paragraph_20_Font"><text:span text:style-name="T1">6</text:span></text:span><text:span text:style-name="Default_20_Paragraph_20_Font"><text:span text:style-name="T2"> Terra Ægypti in conspectu tuo est: in optimo loco fac eos habitare, et trade eis terram Gessen. Quod si nosti in eis esse viros industrios, constitue illos magistros pecorum meorum. </text:span></text:span><text:span text:style-name="Default_20_Paragraph_20_Font"><text:span text:style-name="T1">7</text:span></text:span><text:span text:style-name="Default_20_Paragraph_20_Font"><text:span text:style-name="T2"> Post hæc introduxit Joseph patrem suum ad regem, et statuit eum coram eo: qui benedicens illi, </text:span></text:span><text:span text:style-name="Default_20_Paragraph_20_Font"><text:span text:style-name="T1">8</text:span></text:span><text:span text:style-name="Default_20_Paragraph_20_Font"><text:span text:style-name="T2"> et interrogatus ab eo: Quot sunt dies annorum vitæ tuæ </text:span></text:span><text:span text:style-name="Default_20_Paragraph_20_Font"><text:span text:style-name="T1">9</text:span></text:span><text:span text:style-name="Default_20_Paragraph_20_Font"><text:span text:style-name="T2"> respondit: Dies peregrinationis meæ centum triginta annorum sunt, parvi et mali, et non pervenerunt usque ad dies patrum meorum quibus peregrinati sunt. </text:span></text:span><text:span text:style-name="Default_20_Paragraph_20_Font"><text:span text:style-name="T1">10</text:span></text:span><text:span text:style-name="Default_20_Paragraph_20_Font"><text:span text:style-name="T2"> Et benedicto rege, egressus est foras. </text:span></text:span><text:span text:style-name="Default_20_Paragraph_20_Font"><text:span text:style-name="T1">11</text:span></text:span><text:span text:style-name="Default_20_Paragraph_20_Font"><text:span text:style-name="T2"> Joseph vero patri et fratribus suis dedit possessionem in Ægypto in optimo terræ loco, Ramesses, ut præceperat Pharao. </text:span></text:span><text:span text:style-name="Default_20_Paragraph_20_Font"><text:span text:style-name="T1">12</text:span></text:span><text:span text:style-name="Default_20_Paragraph_20_Font"><text:span text:style-name="T2"> Et alebat eos, omnemque domum patris sui, præbens cibaria singulis.</text:span></text:span></text:p>
        <text:p text:style-name="P3"><text:soft-page-break/><text:span text:style-name="Default_20_Paragraph_20_Font"><text:span text:style-name="T1">13</text:span></text:span><text:span text:style-name="Default_20_Paragraph_20_Font"><text:span text:style-name="T2"> In toto enim orbe panis deerat, et oppresserat fames terram, maxime Ægypti et Chanaan. </text:span></text:span><text:span text:style-name="Default_20_Paragraph_20_Font"><text:span text:style-name="T1">14</text:span></text:span><text:span text:style-name="Default_20_Paragraph_20_Font"><text:span text:style-name="T2"> E quibus omnem pecuniam congregavit pro venditione frumenti, et intulit eam in ærarium regis. </text:span></text:span><text:span text:style-name="Default_20_Paragraph_20_Font"><text:span text:style-name="T1">15</text:span></text:span><text:span text:style-name="Default_20_Paragraph_20_Font"><text:span text:style-name="T2"> Cumque defecisset emptoribus pretium, venit cuncta Ægyptus ad Joseph, dicens: Da nobis panes: quare morimur coram te, deficiente pecunia </text:span></text:span><text:span text:style-name="Default_20_Paragraph_20_Font"><text:span text:style-name="T1">16</text:span></text:span><text:span text:style-name="Default_20_Paragraph_20_Font"><text:span text:style-name="T2"> Quibus ille respondit: Adducite pecora vestra, et dabo vobis pro eis cibos, si pretium non habetis. </text:span></text:span><text:span text:style-name="Default_20_Paragraph_20_Font"><text:span text:style-name="T1">17</text:span></text:span><text:span text:style-name="Default_20_Paragraph_20_Font"><text:span text:style-name="T2"> Quæ cum adduxissent, dedit eis alimenta pro equis, et ovibus, et bobus, et asinis: sustentavitque eos illo anno pro commutatione pecorum. </text:span></text:span><text:span text:style-name="Default_20_Paragraph_20_Font"><text:span text:style-name="T1">18</text:span></text:span><text:span text:style-name="Default_20_Paragraph_20_Font"><text:span text:style-name="T2"> Venerunt quoque anno secundo, et dixerunt ei: Non celabimus dominum nostrum quod deficiente pecunia, pecora simul defecerunt: nec clam te est, quod absque corporibus et terra nihil habeamus. </text:span></text:span><text:span text:style-name="Default_20_Paragraph_20_Font"><text:span text:style-name="T1">19</text:span></text:span><text:span text:style-name="Default_20_Paragraph_20_Font"><text:span text:style-name="T2"> Cur ergo moriemur te vidente et nos et terra nostra tui erimus: eme nos in servitutem regiam, et præbe semina, ne pereunte cultore redigatur terra in solitudinem. </text:span></text:span><text:span text:style-name="Default_20_Paragraph_20_Font"><text:span text:style-name="T1">20</text:span></text:span><text:span text:style-name="Default_20_Paragraph_20_Font"><text:span text:style-name="T2"> Emit igitur Joseph omnem terram Ægypti, vendentibus singulis possessiones suas præ magnitudine famis. Subjecitque eam Pharaoni, </text:span></text:span><text:span text:style-name="Default_20_Paragraph_20_Font"><text:span text:style-name="T1">21</text:span></text:span><text:span text:style-name="Default_20_Paragraph_20_Font"><text:span text:style-name="T2"> et cunctos populos ejus a novissimis terminis Ægypti usque ad extremos fines ejus, </text:span></text:span><text:span text:style-name="Default_20_Paragraph_20_Font"><text:span text:style-name="T1">22</text:span></text:span><text:span text:style-name="Default_20_Paragraph_20_Font"><text:span text:style-name="T2"> præter terram sacerdotum, quæ a rege tradita fuerat eis: quibus et statuta cibaria ex horreis publicis præbebantur, et idcirco non sunt compulsi vendere possessiones suas. </text:span></text:span><text:span text:style-name="Default_20_Paragraph_20_Font"><text:span text:style-name="T1">23</text:span></text:span><text:span text:style-name="Default_20_Paragraph_20_Font"><text:span text:style-name="T2"> Dixit ergo Joseph ad populos: En ut cernitis, et vos et terram vestram Pharao possidet: accipite semina, et serite agros, </text:span></text:span><text:span text:style-name="Default_20_Paragraph_20_Font"><text:span text:style-name="T1">24</text:span></text:span><text:span text:style-name="Default_20_Paragraph_20_Font"><text:span text:style-name="T2"> ut fruges habere possitis. Quintam partem regi dabitis: quatuor reliquas permitto vobis in sementem, et in cibum familiis et liberis vestris. </text:span></text:span><text:span text:style-name="Default_20_Paragraph_20_Font"><text:span text:style-name="T1">25</text:span></text:span><text:span text:style-name="Default_20_Paragraph_20_Font"><text:span text:style-name="T2"> Qui responderunt: Salus nostra in manu tua est: respiciat nos tantum dominus noster, et læti serviemus regi. </text:span></text:span><text:span text:style-name="Default_20_Paragraph_20_Font"><text:span text:style-name="T1">26</text:span></text:span><text:span text:style-name="Default_20_Paragraph_20_Font"><text:span text:style-name="T2"> Ex eo tempore usque in præsentem diem, in universa terra Ægypti regibus quinta pars solvitur, et factum est quasi in legem, absque terra sacerdotali, quæ libera ab hac conditione fuit.</text:span></text:span></text:p>
        <text:p text:style-name="P3"><text:span text:style-name="Default_20_Paragraph_20_Font"><text:span text:style-name="T1">27</text:span></text:span><text:span text:style-name="Default_20_Paragraph_20_Font"><text:span text:style-name="T2"> Habitavit ergo Israël in Ægypto, id est, in terra Gessen, et possedit eam: auctusque est, et multiplicatus nimis. </text:span></text:span><text:span text:style-name="Default_20_Paragraph_20_Font"><text:span text:style-name="T1">28</text:span></text:span><text:span text:style-name="Default_20_Paragraph_20_Font"><text:span text:style-name="T2"> Et vixit in ea decem et septem annis: factique sunt omnes dies vitæ illius, centum quadraginta septem annorum. </text:span></text:span><text:span text:style-name="Default_20_Paragraph_20_Font"><text:span text:style-name="T1">29</text:span></text:span><text:span text:style-name="Default_20_Paragraph_20_Font"><text:span text:style-name="T2"> Cumque appropinquare cerneret diem mortis suæ, vocavit filium suum Joseph, et dixit ad eum: Si inveni gratiam in conspectu tuo, pone manum tuam sub femore meo: et facies mihi misericordiam et veritatem, ut non sepelias me in Ægypto: </text:span></text:span><text:span text:style-name="Default_20_Paragraph_20_Font"><text:span text:style-name="T1">30</text:span></text:span><text:span text:style-name="Default_20_Paragraph_20_Font"><text:span text:style-name="T2"> sed dormiam cum patribus meis, et auferas me de terra hac, condasque in sepulchro majorum meorum. Cui respondit Joseph: Ego faciam quod jussisti. </text:span></text:span><text:span text:style-name="Default_20_Paragraph_20_Font"><text:span text:style-name="T1">31</text:span></text:span><text:span text:style-name="Default_20_Paragraph_20_Font"><text:span text:style-name="T2"> Et ille: Jura ergo, inquit, mihi. Quo jurante, adoravit Israël Deum, conversus ad lectuli caput. </text:span></text:span></text:p>
      </text:section>
      <text:section text:style-name="Sect1" text:name="Sect48">
        <text:p text:style-name="P2">Genesis XLVIII</text:p>
        <text:p text:style-name="P3"><text:span text:style-name="Default_20_Paragraph_20_Font"><text:span text:style-name="T1">1</text:span></text:span><text:span text:style-name="Default_20_Paragraph_20_Font"><text:span text:style-name="T2"> His ita transactis, nuntiatum est Joseph quod ægrotaret pater suus: qui, assumptis duobus filiis Manasse et Ephraim, ire perrexit. </text:span></text:span><text:span text:style-name="Default_20_Paragraph_20_Font"><text:span text:style-name="T1">2</text:span></text:span><text:span text:style-name="Default_20_Paragraph_20_Font"><text:span text:style-name="T2"> Dictumque est seni: Ecce filius tuus Joseph venit ad te. Qui confortatus sedit in lectulo. </text:span></text:span><text:span text:style-name="Default_20_Paragraph_20_Font"><text:span text:style-name="T1">3</text:span></text:span><text:span text:style-name="Default_20_Paragraph_20_Font"><text:span text:style-name="T2"> Et ingresso ad se ait: Deus omnipotens apparuit mihi in Luza, quæ est in terra Chanaan: benedixitque mihi, </text:span></text:span><text:span text:style-name="Default_20_Paragraph_20_Font"><text:span text:style-name="T1">4</text:span></text:span><text:span text:style-name="Default_20_Paragraph_20_Font"><text:span text:style-name="T2"> et ait: Ego te augebo et multiplicabo, et faciam te in turbas populorum: daboque tibi terram hanc, et semini tuo post te in possessionem sempiternam. </text:span></text:span><text:span text:style-name="Default_20_Paragraph_20_Font"><text:span text:style-name="T1">5</text:span></text:span><text:span text:style-name="Default_20_Paragraph_20_Font"><text:span text:style-name="T2"> Duo ergo filii tui, qui nati </text:span></text:span><text:soft-page-break/><text:span text:style-name="Default_20_Paragraph_20_Font"><text:span text:style-name="T2">sunt tibi in terra Ægypti antequam huc venirem ad te, mei erunt: Ephraim et Manasses, sicut Ruben et Simeon reputabuntur mihi. </text:span></text:span><text:span text:style-name="Default_20_Paragraph_20_Font"><text:span text:style-name="T1">6</text:span></text:span><text:span text:style-name="Default_20_Paragraph_20_Font"><text:span text:style-name="T2"> Reliquos autem quos genueris post eos, tui erunt, et nomine fratrum suorum vocabuntur in possessionibus suis. </text:span></text:span><text:span text:style-name="Default_20_Paragraph_20_Font"><text:span text:style-name="T1">7</text:span></text:span><text:span text:style-name="Default_20_Paragraph_20_Font"><text:span text:style-name="T2"> Mihi enim, quando veniebam de Mesopotamia, mortua est Rachel in terra Chanaan in ipso itinere, eratque vernum tempus: et ingrediebar Ephratam, et sepelivi eam juxta viam Ephratæ, quæ alio nomine appellatur Bethlehem. </text:span></text:span><text:span text:style-name="Default_20_Paragraph_20_Font"><text:span text:style-name="T1">8</text:span></text:span><text:span text:style-name="Default_20_Paragraph_20_Font"><text:span text:style-name="T2"> Videns autem filios ejus dixit ad eum: Qui sunt isti </text:span></text:span><text:span text:style-name="Default_20_Paragraph_20_Font"><text:span text:style-name="T1">9</text:span></text:span><text:span text:style-name="Default_20_Paragraph_20_Font"><text:span text:style-name="T2"> Respondit: Filii mei sunt, quos donavit mihi Deus in hoc loco. Adduc, inquit, eos ad me, ut benedicam illis. </text:span></text:span><text:span text:style-name="Default_20_Paragraph_20_Font"><text:span text:style-name="T1">10</text:span></text:span><text:span text:style-name="Default_20_Paragraph_20_Font"><text:span text:style-name="T2"> Oculi enim Israël caligabant præ nimia senectute, et clare videre non poterat. Applicitosque ad se, deosculatus et circumplexus eos, </text:span></text:span><text:span text:style-name="Default_20_Paragraph_20_Font"><text:span text:style-name="T1">11</text:span></text:span><text:span text:style-name="Default_20_Paragraph_20_Font"><text:span text:style-name="T2"> dixit ad filium suum: Non sum fraudatus aspectu tuo: insuper ostendit mihi Deus semen tuum. </text:span></text:span><text:span text:style-name="Default_20_Paragraph_20_Font"><text:span text:style-name="T1">12</text:span></text:span><text:span text:style-name="Default_20_Paragraph_20_Font"><text:span text:style-name="T2"> Cumque tulisset eos Joseph de gremio patris, adoravit pronus in terram. </text:span></text:span><text:span text:style-name="Default_20_Paragraph_20_Font"><text:span text:style-name="T1">13</text:span></text:span><text:span text:style-name="Default_20_Paragraph_20_Font"><text:span text:style-name="T2"> Et posuit Ephraim ad dexteram suam, id est, ad sinistram Israël: Manassen vero in sinistra sua, ad dexteram scilicet patris, applicuitque ambos ad eum. </text:span></text:span><text:span text:style-name="Default_20_Paragraph_20_Font"><text:span text:style-name="T1">14</text:span></text:span><text:span text:style-name="Default_20_Paragraph_20_Font"><text:span text:style-name="T2"> Qui extendens manum dexteram, posuit super caput Ephraim minoris fratris: sinistram autem super caput Manasse qui major natu erat, commutans manus. </text:span></text:span><text:span text:style-name="Default_20_Paragraph_20_Font"><text:span text:style-name="T1">15</text:span></text:span><text:span text:style-name="Default_20_Paragraph_20_Font"><text:span text:style-name="T2"> Benedixitque Jacob filiis Joseph, et ait: Deus, in cujus conspectu ambulaverunt patres mei Abraham, et Isaac; Deus qui pascit me ab adolescentia mea usque in præsentem diem: </text:span></text:span><text:span text:style-name="Default_20_Paragraph_20_Font"><text:span text:style-name="T1">16</text:span></text:span><text:span text:style-name="Default_20_Paragraph_20_Font"><text:span text:style-name="T2"> angelus, qui eruit me de cunctis malis, benedicat pueris istis: et invocetur super eos nomen meum, nomina quoque patrum meorum Abraham et Isaac, et crescant in multitudinem super terram. </text:span></text:span><text:span text:style-name="Default_20_Paragraph_20_Font"><text:span text:style-name="T1">17</text:span></text:span><text:span text:style-name="Default_20_Paragraph_20_Font"><text:span text:style-name="T2"> Videns autem Joseph quod posuisset pater suus dexteram manum super caput Ephraim, graviter accepit: et apprehensam manum patris levare conatus est de capite Ephraim, et transferre super caput Manasse. </text:span></text:span><text:span text:style-name="Default_20_Paragraph_20_Font"><text:span text:style-name="T1">18</text:span></text:span><text:span text:style-name="Default_20_Paragraph_20_Font"><text:span text:style-name="T2"> Dixitque ad patrem: Non ita convenit, pater: quia hic est primogenitus, pone dexteram tuam super caput ejus. </text:span></text:span><text:span text:style-name="Default_20_Paragraph_20_Font"><text:span text:style-name="T1">19</text:span></text:span><text:span text:style-name="Default_20_Paragraph_20_Font"><text:span text:style-name="T2"> Qui renuens, ait: Scio, fili mi, scio: et iste quidem erit in populos, et multiplicabitur: sed frater ejus minor, major erit illo: et semen illius crescet in gentes. </text:span></text:span><text:span text:style-name="Default_20_Paragraph_20_Font"><text:span text:style-name="T1">20</text:span></text:span><text:span text:style-name="Default_20_Paragraph_20_Font"><text:span text:style-name="T2"> Benedixitque eis in tempore illo, dicens: In te benedicetur Israël, atque dicetur: Faciat tibi Deus sicut Ephraim, et sicut Manasse. Constituitque Ephraim ante Manassen. </text:span></text:span><text:span text:style-name="Default_20_Paragraph_20_Font"><text:span text:style-name="T1">21</text:span></text:span><text:span text:style-name="Default_20_Paragraph_20_Font"><text:span text:style-name="T2"> Et ait ad Joseph filium suum: En ego morior, et erit Deus vobiscum, reducetque vos ad terram patrum vestrorum. </text:span></text:span><text:span text:style-name="Default_20_Paragraph_20_Font"><text:span text:style-name="T1">22</text:span></text:span><text:span text:style-name="Default_20_Paragraph_20_Font"><text:span text:style-name="T2"> Do tibi partem unam extra fratres tuos, quam tuli de manu Amorrhæi in gladio et arcu meo. </text:span></text:span></text:p>
      </text:section>
      <text:section text:style-name="Sect1" text:name="Sect49">
        <text:p text:style-name="P2">Genesis XLIX</text:p>
        <text:p text:style-name="P3"><text:span text:style-name="Default_20_Paragraph_20_Font"><text:span text:style-name="T1">1</text:span></text:span><text:span text:style-name="Default_20_Paragraph_20_Font"><text:span text:style-name="T2"> Vocavit autem Jacob filios suos, et ait eis: Congregamini, ut annuntiem quæ ventura sunt vobis in diebus novissimis.</text:span></text:span></text:p>
        <text:p text:style-name="P6"><text:span text:style-name="Default_20_Paragraph_20_Font"><text:span text:style-name="T1">2</text:span></text:span><text:span text:style-name="Default_20_Paragraph_20_Font"><text:span text:style-name="T2"> <text:tab/>Congregamini, et audite, filii Jacob,<text:line-break/>audite Israël patrem vestrum:</text:span></text:span></text:p>
        <text:p text:style-name="P7"><text:soft-page-break/><text:span text:style-name="Default_20_Paragraph_20_Font"><text:span text:style-name="T1">3</text:span></text:span><text:span text:style-name="Default_20_Paragraph_20_Font"><text:span text:style-name="T2"> <text:tab/>Ruben, primogenitus meus,<text:line-break/>tu fortitudo mea, et principium doloris mei;<text:line-break/>prior in donis, major in imperio.</text:span></text:span></text:p>
        <text:p text:style-name="P7"><text:span text:style-name="Default_20_Paragraph_20_Font"><text:span text:style-name="T1">4</text:span></text:span><text:span text:style-name="Default_20_Paragraph_20_Font"><text:span text:style-name="T2"> <text:tab/>Effusus es sicut aqua, non crescas: quia ascendisti cubile patris tui,<text:line-break/>et maculasti stratum ejus.</text:span></text:span></text:p>
        <text:p text:style-name="P7"><text:span text:style-name="Default_20_Paragraph_20_Font"><text:span text:style-name="T1">5</text:span></text:span><text:span text:style-name="Default_20_Paragraph_20_Font"><text:span text:style-name="T2"> <text:tab/>Simeon et Levi fratres<text:line-break/>vasa iniquitatis bellantia.</text:span></text:span></text:p>
        <text:p text:style-name="P7"><text:span text:style-name="Default_20_Paragraph_20_Font"><text:span text:style-name="T1">6</text:span></text:span><text:span text:style-name="Default_20_Paragraph_20_Font"><text:span text:style-name="T2"> <text:tab/>In consilium eorum non veniat anima mea,<text:line-break/>et in cœtu illorum non sit gloria mea:<text:line-break/>quia in furore suo occiderunt virum,<text:line-break/>et in voluntate sua suffoderunt murum.</text:span></text:span></text:p>
        <text:p text:style-name="P7"><text:span text:style-name="Default_20_Paragraph_20_Font"><text:span text:style-name="T1">7</text:span></text:span><text:span text:style-name="Default_20_Paragraph_20_Font"><text:span text:style-name="T2"> <text:tab/>Maledictus furor eorum, quia pertinax:<text:line-break/>et indignatio eorum, quia dura:<text:line-break/>dividam eos in Jacob,<text:line-break/>et dispergam eos in Israël.</text:span></text:span></text:p>
        <text:p text:style-name="P7"><text:span text:style-name="Default_20_Paragraph_20_Font"><text:span text:style-name="T1">8</text:span></text:span><text:span text:style-name="Default_20_Paragraph_20_Font"><text:span text:style-name="T2"> <text:tab/>Juda, te laudabunt fratres tui:<text:line-break/>manus tua in cervicibus inimicorum tuorum,<text:line-break/>adorabunt te filii patris tui.</text:span></text:span></text:p>
        <text:p text:style-name="P7"><text:span text:style-name="Default_20_Paragraph_20_Font"><text:span text:style-name="T1">9</text:span></text:span><text:span text:style-name="Default_20_Paragraph_20_Font"><text:span text:style-name="T2"> <text:tab/>Catulus leonis Juda:<text:line-break/>ad prædam, fili mi, ascendisti:<text:line-break/>requiescens accubuisti ut leo,<text:line-break/>et quasi leæna: quis suscitabit eum</text:span></text:span></text:p>
        <text:p text:style-name="P7"><text:span text:style-name="Default_20_Paragraph_20_Font"><text:span text:style-name="T1">10</text:span></text:span><text:span text:style-name="Default_20_Paragraph_20_Font"><text:span text:style-name="T2"> <text:tab/>Non auferetur sceptrum de Juda,<text:line-break/>et dux de femore ejus,<text:line-break/>donec veniat qui mittendus est,<text:line-break/>et ipse erit expectatio gentium.</text:span></text:span></text:p>
        <text:p text:style-name="P7"><text:span text:style-name="Default_20_Paragraph_20_Font"><text:span text:style-name="T1">11</text:span></text:span><text:span text:style-name="Default_20_Paragraph_20_Font"><text:span text:style-name="T2"> <text:tab/>Ligans ad vineam pullum suum,<text:line-break/>et ad vitem, o fili mi, asinam suam,<text:line-break/>lavabit in vino stolam suam<text:line-break/>et in sanguine uvæ pallium suum.</text:span></text:span></text:p>
        <text:p text:style-name="P7"><text:soft-page-break/><text:span text:style-name="Default_20_Paragraph_20_Font"><text:span text:style-name="T1">12</text:span></text:span><text:span text:style-name="Default_20_Paragraph_20_Font"><text:span text:style-name="T2"> <text:tab/>Pulchriores sunt oculi ejus vino,<text:line-break/>et dentes ejus lacte candidiores.</text:span></text:span></text:p>
        <text:p text:style-name="P7"><text:span text:style-name="Default_20_Paragraph_20_Font"><text:span text:style-name="T1">13</text:span></text:span><text:span text:style-name="Default_20_Paragraph_20_Font"><text:span text:style-name="T2"> <text:tab/>Zabulon in littore maris habitabit,<text:line-break/>et in statione navium<text:line-break/>pertingens usque ad Sidonem.</text:span></text:span></text:p>
        <text:p text:style-name="P7"><text:span text:style-name="Default_20_Paragraph_20_Font"><text:span text:style-name="T1">14</text:span></text:span><text:span text:style-name="Default_20_Paragraph_20_Font"><text:span text:style-name="T2"> <text:tab/>Issachar asinus fortis<text:line-break/>accubans inter terminos.</text:span></text:span></text:p>
        <text:p text:style-name="P7"><text:span text:style-name="Default_20_Paragraph_20_Font"><text:span text:style-name="T1">15</text:span></text:span><text:span text:style-name="Default_20_Paragraph_20_Font"><text:span text:style-name="T2"> <text:tab/>Vidit requiem, quod esset bona<text:line-break/>et terram, quod optima:<text:line-break/>et supposuit humerum suum ad portandum,<text:line-break/>factusque est tributis serviens.</text:span></text:span></text:p>
        <text:p text:style-name="P7"><text:span text:style-name="Default_20_Paragraph_20_Font"><text:span text:style-name="T1">16</text:span></text:span><text:span text:style-name="Default_20_Paragraph_20_Font"><text:span text:style-name="T2"> <text:tab/>Dan judicabit populum suum<text:line-break/>sicut et alia tribus in Israël.</text:span></text:span></text:p>
        <text:p text:style-name="P7"><text:span text:style-name="Default_20_Paragraph_20_Font"><text:span text:style-name="T1">17</text:span></text:span><text:span text:style-name="Default_20_Paragraph_20_Font"><text:span text:style-name="T2"> <text:tab/>Fiat Dan coluber in via,<text:line-break/>cerastes in semita,<text:line-break/>mordens ungulas equi,<text:line-break/>ut cadat ascensor ejus retro.</text:span></text:span></text:p>
        <text:p text:style-name="P7"><text:span text:style-name="Default_20_Paragraph_20_Font"><text:span text:style-name="T1">18</text:span></text:span><text:span text:style-name="Default_20_Paragraph_20_Font"><text:span text:style-name="T2"> <text:tab/>Salutare tuum expectabo, Domine.</text:span></text:span></text:p>
        <text:p text:style-name="P7"><text:span text:style-name="Default_20_Paragraph_20_Font"><text:span text:style-name="T1">19</text:span></text:span><text:span text:style-name="Default_20_Paragraph_20_Font"><text:span text:style-name="T2"> <text:tab/>Gad, accinctus præliabatur ante eum:<text:line-break/>et ipse accingetur retrorsum.</text:span></text:span></text:p>
        <text:p text:style-name="P7"><text:span text:style-name="Default_20_Paragraph_20_Font"><text:span text:style-name="T1">20</text:span></text:span><text:span text:style-name="Default_20_Paragraph_20_Font"><text:span text:style-name="T2"> <text:tab/>Aser, pinguis panis ejus,<text:line-break/>et præbebit delicias regibus.</text:span></text:span></text:p>
        <text:p text:style-name="P7"><text:span text:style-name="Default_20_Paragraph_20_Font"><text:span text:style-name="T1">21</text:span></text:span><text:span text:style-name="Default_20_Paragraph_20_Font"><text:span text:style-name="T2"> <text:tab/>Nephthali, cervus emissus,<text:line-break/>et dans eloquia pulchritudinis.</text:span></text:span></text:p>
        <text:p text:style-name="P7"><text:span text:style-name="Default_20_Paragraph_20_Font"><text:span text:style-name="T1">22</text:span></text:span><text:span text:style-name="Default_20_Paragraph_20_Font"><text:span text:style-name="T2"> <text:tab/>Filius accrescens Joseph, filius accrescens et decorus aspectu:<text:line-break/>filiæ discurrerunt super murum.</text:span></text:span></text:p>
        <text:p text:style-name="P7"><text:span text:style-name="Default_20_Paragraph_20_Font"><text:span text:style-name="T1">23</text:span></text:span><text:span text:style-name="Default_20_Paragraph_20_Font"><text:span text:style-name="T2"> <text:tab/>Sed exasperaverunt eum et jurgati sunt,<text:line-break/>invideruntque illi habentes jacula.</text:span></text:span></text:p>
        <text:p text:style-name="P7"><text:span text:style-name="Default_20_Paragraph_20_Font"><text:span text:style-name="T1">24</text:span></text:span><text:span text:style-name="Default_20_Paragraph_20_Font"><text:span text:style-name="T2"> <text:tab/>Sedit in forti arcus ejus,<text:line-break/>et dissoluta sunt vincula brachiorum et manuum illius<text:line-break/></text:span></text:span><text:soft-page-break/><text:span text:style-name="Default_20_Paragraph_20_Font"><text:span text:style-name="T2">per manus potentis Jacob:<text:line-break/>inde pastor egressus est, lapis Israël.</text:span></text:span></text:p>
        <text:p text:style-name="P7"><text:span text:style-name="Default_20_Paragraph_20_Font"><text:span text:style-name="T1">25</text:span></text:span><text:span text:style-name="Default_20_Paragraph_20_Font"><text:span text:style-name="T2"> <text:tab/>Deus patris tui erit adjutor tuus,<text:line-break/>et omnipotens benedicet tibi<text:line-break/>benedictionibus cæli desuper, benedictionibus abyssi jacentis deorsum,<text:line-break/>benedictionibus uberum et vulvæ.</text:span></text:span></text:p>
        <text:p text:style-name="P7"><text:span text:style-name="Default_20_Paragraph_20_Font"><text:span text:style-name="T1">26</text:span></text:span><text:span text:style-name="Default_20_Paragraph_20_Font"><text:span text:style-name="T2"> <text:tab/>Benedictiones patris tui confortatæ sunt benedictionibus patrum ejus,<text:line-break/>donec veniret desiderium collium æternorum:<text:line-break/>fiant in capite Joseph,<text:line-break/>et in vertice Nazaræi inter fratres suos.</text:span></text:span></text:p>
        <text:p text:style-name="P7"><text:span text:style-name="Default_20_Paragraph_20_Font"><text:span text:style-name="T1">27</text:span></text:span><text:span text:style-name="Default_20_Paragraph_20_Font"><text:span text:style-name="T2"> <text:tab/>Benjamin lupus rapax,<text:line-break/>mane comedat prædam,<text:line-break/>et vespere dividet spolia.</text:span></text:span></text:p>
        <text:p text:style-name="P3"><text:span text:style-name="Default_20_Paragraph_20_Font"><text:span text:style-name="T1">28</text:span></text:span><text:span text:style-name="Default_20_Paragraph_20_Font"><text:span text:style-name="T2"> Omnes hi in tribubus Israël duodecim: hæc locutus est eis pater suus, benedixitque singulis benedictionibus propriis.</text:span></text:span></text:p>
        <text:p text:style-name="P3"><text:span text:style-name="Default_20_Paragraph_20_Font"><text:span text:style-name="T1">29</text:span></text:span><text:span text:style-name="Default_20_Paragraph_20_Font"><text:span text:style-name="T2"> Et præcepit eis, dicens: Ego congregor ad populum meum: sepelite me cum patribus meis in spelunca duplici quæ est in agro Ephron Hethæi, </text:span></text:span><text:span text:style-name="Default_20_Paragraph_20_Font"><text:span text:style-name="T1">30</text:span></text:span><text:span text:style-name="Default_20_Paragraph_20_Font"><text:span text:style-name="T2"> contra Mambre in terra Chanaan, quam emit Abraham cum agro ab Ephron Hethæo in possessionem sepulchri. </text:span></text:span><text:span text:style-name="Default_20_Paragraph_20_Font"><text:span text:style-name="T1">31</text:span></text:span><text:span text:style-name="Default_20_Paragraph_20_Font"><text:span text:style-name="T2"> Ibi sepelierunt eum, et Saram uxorem ejus: ibi sepultus est Isaac cum Rebecca conjuge sua: ibi et Lia condita jacet. </text:span></text:span><text:span text:style-name="Default_20_Paragraph_20_Font"><text:span text:style-name="T1">32</text:span></text:span><text:span text:style-name="Default_20_Paragraph_20_Font"><text:span text:style-name="T2"> Finitisque mandatis quibus filios instruebat, collegit pedes suos super lectulum, et obiit: appositusque est ad populum suum. </text:span></text:span></text:p>
      </text:section>
      <text:section text:style-name="Sect1" text:name="Sect50">
        <text:p text:style-name="P2">Genesis L</text:p>
        <text:p text:style-name="P3"><text:span text:style-name="Default_20_Paragraph_20_Font"><text:span text:style-name="T1">1</text:span></text:span><text:span text:style-name="Default_20_Paragraph_20_Font"><text:span text:style-name="T2"> Quod cernens Joseph, ruit super faciem patris, flens et deosculans eum. </text:span></text:span><text:span text:style-name="Default_20_Paragraph_20_Font"><text:span text:style-name="T1">2</text:span></text:span><text:span text:style-name="Default_20_Paragraph_20_Font"><text:span text:style-name="T2"> Præcepitque servis suis medicis ut aromatibus condirent patrem. </text:span></text:span><text:span text:style-name="Default_20_Paragraph_20_Font"><text:span text:style-name="T1">3</text:span></text:span><text:span text:style-name="Default_20_Paragraph_20_Font"><text:span text:style-name="T2"> Quibus jussa explentibus, transierunt quadraginta dies: iste quippe mos erat cadaverum conditorum: flevitque eum Ægyptus septuaginta diebus. </text:span></text:span><text:span text:style-name="Default_20_Paragraph_20_Font"><text:span text:style-name="T1">4</text:span></text:span><text:span text:style-name="Default_20_Paragraph_20_Font"><text:span text:style-name="T2"> Et expleto planctus tempore, locutus est Joseph ad familiam Pharaonis: Si inveni gratiam in conspectu vestro, loquimini in auribus Pharaonis: </text:span></text:span><text:span text:style-name="Default_20_Paragraph_20_Font"><text:span text:style-name="T1">5</text:span></text:span><text:span text:style-name="Default_20_Paragraph_20_Font"><text:span text:style-name="T2"> eo quod pater meus adjuraverit me dicens: En morior: in sepulchro meo, quod fodi mihi in terra Chanaan, sepelies me. Ascendam igitur, et sepeliam patrem meum, ac revertar. </text:span></text:span><text:span text:style-name="Default_20_Paragraph_20_Font"><text:span text:style-name="T1">6</text:span></text:span><text:span text:style-name="Default_20_Paragraph_20_Font"><text:span text:style-name="T2"> Dixitque ei Pharao: Ascende, et sepeli patrem tuum sicut adjuratus es. </text:span></text:span><text:span text:style-name="Default_20_Paragraph_20_Font"><text:span text:style-name="T1">7</text:span></text:span><text:span text:style-name="Default_20_Paragraph_20_Font"><text:span text:style-name="T2"> Quo ascendente, ierunt cum eo omnes senes domus Pharaonis, cunctique majores natu terræ Ægypti: </text:span></text:span><text:span text:style-name="Default_20_Paragraph_20_Font"><text:span text:style-name="T1">8</text:span></text:span><text:span text:style-name="Default_20_Paragraph_20_Font"><text:span text:style-name="T2"> domus Joseph cum fratribus suis, absque parvulis, et gregibus atque armentis, quæ dereliquerant in terra Gessen. </text:span></text:span><text:soft-page-break/><text:span text:style-name="Default_20_Paragraph_20_Font"><text:span text:style-name="T1">9</text:span></text:span><text:span text:style-name="Default_20_Paragraph_20_Font"><text:span text:style-name="T2"> Habuit quoque in comitatu currus et equites: et facta est turba non modica. </text:span></text:span><text:span text:style-name="Default_20_Paragraph_20_Font"><text:span text:style-name="T1">10</text:span></text:span><text:span text:style-name="Default_20_Paragraph_20_Font"><text:span text:style-name="T2"> Veneruntque ad Aream Atad, quæ sita est trans Jordanem: ubi celebrantes exequias planctu magno atque vehementi impleverunt septem dies. </text:span></text:span><text:span text:style-name="Default_20_Paragraph_20_Font"><text:span text:style-name="T1">11</text:span></text:span><text:span text:style-name="Default_20_Paragraph_20_Font"><text:span text:style-name="T2"> Quod cum vidissent habitatores terræ Chanaan, dixerunt: Planctus magnus est iste Ægyptiis. Et idcirco vocatum est nomen loci illius, Planctus Ægypti. </text:span></text:span><text:span text:style-name="Default_20_Paragraph_20_Font"><text:span text:style-name="T1">12</text:span></text:span><text:span text:style-name="Default_20_Paragraph_20_Font"><text:span text:style-name="T2"> Fecerunt ergo filii Jacob sicut præceperat eis: </text:span></text:span><text:span text:style-name="Default_20_Paragraph_20_Font"><text:span text:style-name="T1">13</text:span></text:span><text:span text:style-name="Default_20_Paragraph_20_Font"><text:span text:style-name="T2"> et portantes eum in terram Chanaan, sepelierunt eum in spelunca duplici, quam emerat Abraham cum agro in possessionem sepulchri ab Ephron Hethæo, contra faciem Mambre. </text:span></text:span><text:span text:style-name="Default_20_Paragraph_20_Font"><text:span text:style-name="T1">14</text:span></text:span><text:span text:style-name="Default_20_Paragraph_20_Font"><text:span text:style-name="T2"> Reversusque est Joseph in Ægyptum cum fratribus suis, et omni comitatu, sepulto patre.</text:span></text:span></text:p>
        <text:p text:style-name="P3"><text:span text:style-name="Default_20_Paragraph_20_Font"><text:span text:style-name="T1">15</text:span></text:span><text:span text:style-name="Default_20_Paragraph_20_Font"><text:span text:style-name="T2"> Quo mortuo, timentes fratres ejus, et mutuo colloquentes: Ne forte memor sit injuriæ quam passus est, et reddat nobis omne malum quod fecimus, </text:span></text:span><text:span text:style-name="Default_20_Paragraph_20_Font"><text:span text:style-name="T1">16</text:span></text:span><text:span text:style-name="Default_20_Paragraph_20_Font"><text:span text:style-name="T2"> mandaverunt ei dicentes: Pater tuus præcepit nobis antequam moreretur, </text:span></text:span><text:span text:style-name="Default_20_Paragraph_20_Font"><text:span text:style-name="T1">17</text:span></text:span><text:span text:style-name="Default_20_Paragraph_20_Font"><text:span text:style-name="T2"> ut hæc tibi verbis illius diceremus: Obsecro ut obliviscaris sceleris fratrum tuorum, et peccati atque malitiæ quam exercuerunt in te: nos quoque oramus ut servis Dei patris tui dimittas iniquitatem hanc. Quibus auditis flevit Joseph. </text:span></text:span><text:span text:style-name="Default_20_Paragraph_20_Font"><text:span text:style-name="T1">18</text:span></text:span><text:span text:style-name="Default_20_Paragraph_20_Font"><text:span text:style-name="T2"> Veneruntque ad eum fratres sui: et proni adorantes in terram, dixerunt: Servi tui sumus. </text:span></text:span><text:span text:style-name="Default_20_Paragraph_20_Font"><text:span text:style-name="T1">19</text:span></text:span><text:span text:style-name="Default_20_Paragraph_20_Font"><text:span text:style-name="T2"> Quibus ille respondit: Nolite timere: num Dei possumus resistere voluntati </text:span></text:span><text:span text:style-name="Default_20_Paragraph_20_Font"><text:span text:style-name="T1">20</text:span></text:span><text:span text:style-name="Default_20_Paragraph_20_Font"><text:span text:style-name="T2"> Vos cogitastis de me malum: sed Deus vertit illud in bonum, ut exaltaret me, sicut in præsentiarum cernitis, et salvos faceret multos populos. </text:span></text:span><text:span text:style-name="Default_20_Paragraph_20_Font"><text:span text:style-name="T1">21</text:span></text:span><text:span text:style-name="Default_20_Paragraph_20_Font"><text:span text:style-name="T2"> Nolite timere: ego pascam vos et parvulos vestros: consolatusque est eos, et blande ac leniter est locutus. </text:span></text:span><text:span text:style-name="Default_20_Paragraph_20_Font"><text:span text:style-name="T1">22</text:span></text:span><text:span text:style-name="Default_20_Paragraph_20_Font"><text:span text:style-name="T2"> Et habitavit in Ægypto cum omni domo patris sui: vixitque centum decem annis. Et vidit Ephraim filios usque ad tertiam generationem. Filii quoque Machir filii Manasse nati sunt in genibus Joseph. </text:span></text:span><text:span text:style-name="Default_20_Paragraph_20_Font"><text:span text:style-name="T1">23</text:span></text:span><text:span text:style-name="Default_20_Paragraph_20_Font"><text:span text:style-name="T2"> Quibus transactis, locutus est fratribus suis: Post mortem meam Deus visitabit vos, et ascendere vos faciet de terra ista ad terram quam juravit Abraham, Isaac et Jacob. </text:span></text:span><text:span text:style-name="Default_20_Paragraph_20_Font"><text:span text:style-name="T1">24</text:span></text:span><text:span text:style-name="Default_20_Paragraph_20_Font"><text:span text:style-name="T2"> Cumque adjurasset eos atque dixisset: Deus visitabit vos, asportate ossa mea vobiscum de loco isto: </text:span></text:span><text:span text:style-name="Default_20_Paragraph_20_Font"><text:span text:style-name="T1">25</text:span></text:span><text:span text:style-name="Default_20_Paragraph_20_Font"><text:span text:style-name="T2"> mortuus est, expletis centum decem vitæ suæ annis. Et conditus aromatibus, repositus est in loculo in Ægypto.</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style:font-face style:name="Vusillus" svg:font-family="Vusillus" style:font-family-generic="roman" style:font-pitch="variable"/>
    <style:font-face style:name="Vusillus Old Face" svg:font-family="'Vusillus Old Face'"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00%" fo:orphans="0" fo:widows="0" fo:hyphenation-ladder-count="no-limit" fo:hyphenation-keep="auto" loext:hyphenation-keep-type="column" style:text-autospace="none"/>
      <style:text-properties style:font-name="Vusillus Old Face" fo:font-family="'Vusillus Old Face'" style:font-family-generic="roman" style:font-pitch="variable" fo:font-size="12pt" style:font-size-asian="12pt" style:font-name-complex="Vusillus Old Face" style:font-family-complex="'Vusillus Old Face'" style:font-family-generic-complex="roman" style:font-pitch-complex="variable" style:font-size-complex="12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2cm" fo:page-height="21.003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Genesis</dc:title>
    <dc:description/>
    <dc:subject/>
    <dc:creator>Adrian Hills</dc:creator>
    <meta:creation-date>2025-07-15T07:24:00Z</meta:creation-date>
    <dc:date>2025-07-15T07:24:00Z</dc:date>
    <meta:editing-cycles>2</meta:editing-cycles>
    <meta:editing-duration>PT0S</meta:editing-duration>
    <meta:document-statistic meta:table-count="0" meta:image-count="0" meta:object-count="0" meta:page-count="59" meta:paragraph-count="204" meta:word-count="27085" meta:character-count="169747" meta:non-whitespace-character-count="142769"/>
    <meta:template xlink:type="simple" xlink:actuate="onRequest" xlink:title="" xlink:href="Normal.dotm"/>
  </office:meta>
</office:document-meta>
</file>